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P388" style:family="paragraph" style:parent-style-name="Standard">
      <style:paragraph-properties fo:break-before="auto" fo:line-height="115%" style:writing-mode="lr-tb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T472_24" style:family="text"/>
    <style:style style:name="T472_25" style:family="text"/>
    <style:style style:name="T472_26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T483_20" style:family="text"/>
    <style:style style:name="T483_21" style:family="text"/>
    <style:style style:name="T483_22" style:family="text"/>
    <style:style style:name="T483_23" style:family="text"/>
    <style:style style:name="T483_24" style:family="text"/>
    <style:style style:name="T483_25" style:family="text"/>
    <style:style style:name="T483_26" style:family="text"/>
    <style:style style:name="T483_27" style:family="text"/>
    <style:style style:name="T483_28" style:family="text"/>
    <style:style style:name="T483_29" style:family="text"/>
    <style:style style:name="T483_30" style:family="text"/>
    <style:style style:name="T483_31" style:family="text"/>
    <style:style style:name="T483_32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T489_19" style:family="text"/>
    <style:style style:name="T489_20" style:family="text"/>
    <style:style style:name="T489_21" style:family="text"/>
    <style:style style:name="T489_22" style:family="text"/>
    <style:style style:name="T489_23" style:family="text"/>
    <style:style style:name="T489_24" style:family="text"/>
    <style:style style:name="T489_25" style:family="text"/>
    <style:style style:name="T489_26" style:family="text"/>
    <style:style style:name="T489_27" style:family="text"/>
    <style:style style:name="T489_28" style:family="text"/>
    <style:style style:name="T489_29" style:family="text"/>
    <style:style style:name="T489_30" style:family="text"/>
    <style:style style:name="T489_31" style:family="text"/>
    <style:style style:name="T489_32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P507" style:family="paragraph" style:parent-style-name="Standard">
      <style:paragraph-properties fo:break-before="auto" fo:line-height="115%" style:writing-mode="lr-tb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T512_16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P519" style:family="paragraph" style:parent-style-name="Standard">
      <style:paragraph-properties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P528" style:family="paragraph" style:parent-style-name="Standard">
      <style:paragraph-properties fo:break-before="auto" fo:line-height="115%" style:writing-mode="lr-tb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P537" style:family="paragraph" style:parent-style-name="Standard">
      <style:paragraph-properties fo:break-before="auto" fo:line-height="115%" style:writing-mode="lr-tb"/>
    </style:style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P545" style:family="paragraph" style:parent-style-name="Standard">
      <style:paragraph-properties fo:break-before="auto" fo:line-height="115%" style:writing-mode="lr-tb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P553" style:family="paragraph" style:parent-style-name="Standard">
      <style:paragraph-properties fo:break-before="auto" fo:line-height="115%" style:writing-mode="lr-tb"/>
    </style:style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T554_10" style:family="text"/>
    <style:style style:name="T554_11" style:family="text"/>
    <style:style style:name="T554_12" style:family="text"/>
    <style:style style:name="T554_13" style:family="text"/>
    <style:style style:name="T554_14" style:family="text"/>
    <style:style style:name="T554_15" style:family="text"/>
    <style:style style:name="T554_16" style:family="text"/>
    <style:style style:name="T554_17" style:family="text"/>
    <style:style style:name="T554_18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P562" style:family="paragraph" style:parent-style-name="Standard">
      <style:paragraph-properties fo:break-before="auto" fo:line-height="115%" style:writing-mode="lr-tb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T563_12" style:family="text"/>
    <style:style style:name="T563_13" style:family="text"/>
    <style:style style:name="T563_14" style:family="text"/>
    <style:style style:name="T563_15" style:family="text"/>
    <style:style style:name="T563_16" style:family="text"/>
    <style:style style:name="T563_17" style:family="text"/>
    <style:style style:name="T563_18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T565_13" style:family="text"/>
    <style:style style:name="T565_14" style:family="text"/>
    <style:style style:name="T565_15" style:family="text"/>
    <style:style style:name="T565_16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P571" style:family="paragraph" style:parent-style-name="Standard">
      <style:paragraph-properties fo:break-before="auto" fo:line-height="115%" style:writing-mode="lr-tb"/>
    </style:style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T572_16" style:family="text"/>
    <style:style style:name="T572_17" style:family="text"/>
    <style:style style:name="T572_18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T574_15" style:family="text"/>
    <style:style style:name="T574_16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P580" style:family="paragraph" style:parent-style-name="Standard">
      <style:paragraph-properties fo:break-before="auto" fo:line-height="115%" style:writing-mode="lr-tb"/>
    </style:style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T585_11" style:family="text"/>
    <style:style style:name="T585_12" style:family="text"/>
    <style:style style:name="T585_13" style:family="text"/>
    <style:style style:name="T585_14" style:family="text"/>
    <style:style style:name="T585_15" style:family="text"/>
    <style:style style:name="T585_16" style:family="text"/>
    <style:style style:name="T585_17" style:family="text"/>
    <style:style style:name="T585_18" style:family="text"/>
    <style:style style:name="T585_19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T586_14" style:family="text"/>
    <style:style style:name="T586_15" style:family="text"/>
    <style:style style:name="T586_16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T587_13" style:family="text"/>
    <style:style style:name="T587_14" style:family="text"/>
    <style:style style:name="T587_15" style:family="text"/>
    <style:style style:name="T587_16" style:family="text"/>
    <style:style style:name="T587_17" style:family="text"/>
    <style:style style:name="T587_18" style:family="text"/>
    <style:style style:name="T587_19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T591_15" style:family="text"/>
    <style:style style:name="T591_16" style:family="text"/>
    <style:style style:name="T591_17" style:family="text"/>
    <style:style style:name="T591_18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P597" style:family="paragraph" style:parent-style-name="Standard">
      <style:paragraph-properties fo:break-before="auto" fo:line-height="115%" style:writing-mode="lr-tb"/>
    </style:style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/>
    <style:style style:name="T598_14" style:family="text"/>
    <style:style style:name="T598_15" style:family="text"/>
    <style:style style:name="T598_16" style:family="text"/>
    <style:style style:name="T598_17" style:family="text"/>
    <style:style style:name="T598_18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T601_13" style:family="text"/>
    <style:style style:name="T601_14" style:family="text"/>
    <style:style style:name="T601_15" style:family="text"/>
    <style:style style:name="T601_16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T605_8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T608_16" style:family="text"/>
    <style:style style:name="T608_17" style:family="text"/>
    <style:style style:name="T608_18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P615" style:family="paragraph" style:parent-style-name="Standard">
      <style:paragraph-properties fo:break-before="auto" fo:line-height="115%" style:writing-mode="lr-tb"/>
    </style:style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T620_19" style:family="text"/>
    <style:style style:name="T620_20" style:family="text"/>
    <style:style style:name="T620_21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T622_10" style:family="text"/>
    <style:style style:name="T622_11" style:family="text"/>
    <style:style style:name="T622_12" style:family="text"/>
    <style:style style:name="T622_13" style:family="text"/>
    <style:style style:name="T622_14" style:family="text"/>
    <style:style style:name="T622_15" style:family="text"/>
    <style:style style:name="T622_16" style:family="text"/>
    <style:style style:name="T622_17" style:family="text"/>
    <style:style style:name="T622_18" style:family="text"/>
    <style:style style:name="T622_19" style:family="text"/>
    <style:style style:name="T622_20" style:family="text"/>
    <style:style style:name="T622_21" style:family="text"/>
    <style:style style:name="T622_22" style:family="text"/>
    <style:style style:name="T622_23" style:family="text"/>
    <style:style style:name="T622_24" style:family="text"/>
    <style:style style:name="T622_25" style:family="text"/>
    <style:style style:name="T622_26" style:family="text"/>
    <style:style style:name="T622_27" style:family="text"/>
    <style:style style:name="T622_28" style:family="text"/>
    <style:style style:name="T622_29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T623_9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P625" style:family="paragraph" style:parent-style-name="Standard">
      <style:paragraph-properties fo:break-before="auto" fo:line-height="115%" style:writing-mode="lr-tb"/>
    </style:style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T626_11" style:family="text"/>
    <style:style style:name="T626_12" style:family="text"/>
    <style:style style:name="T626_13" style:family="text"/>
    <style:style style:name="T626_14" style:family="text"/>
    <style:style style:name="T626_15" style:family="text"/>
    <style:style style:name="T626_16" style:family="text"/>
    <style:style style:name="T626_17" style:family="text"/>
    <style:style style:name="T626_18" style:family="text"/>
    <style:style style:name="T626_19" style:family="text"/>
    <style:style style:name="T626_20" style:family="text"/>
    <style:style style:name="T626_21" style:family="text"/>
    <style:style style:name="T626_22" style:family="text"/>
    <style:style style:name="T626_23" style:family="text"/>
    <style:style style:name="T626_24" style:family="text"/>
    <style:style style:name="T626_25" style:family="text"/>
    <style:style style:name="T626_26" style:family="text"/>
    <style:style style:name="T626_27" style:family="text"/>
    <style:style style:name="T626_28" style:family="text"/>
    <style:style style:name="T626_29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T628_21" style:family="text"/>
    <style:style style:name="T628_22" style:family="text"/>
    <style:style style:name="T628_23" style:family="text"/>
    <style:style style:name="T628_24" style:family="text"/>
    <style:style style:name="T628_25" style:family="text"/>
    <style:style style:name="T628_26" style:family="text"/>
    <style:style style:name="T628_27" style:family="text"/>
    <style:style style:name="T628_28" style:family="text"/>
    <style:style style:name="T628_29" style:family="text"/>
    <style:style style:name="T628_30" style:family="text"/>
    <style:style style:name="T628_31" style:family="text"/>
    <style:style style:name="T628_32" style:family="text"/>
    <style:style style:name="T628_33" style:family="text"/>
    <style:style style:name="T628_34" style:family="text"/>
    <style:style style:name="T628_35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P630" style:family="paragraph" style:parent-style-name="Standard">
      <style:paragraph-properties fo:break-before="auto" fo:line-height="115%" style:writing-mode="lr-tb"/>
    </style:style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T631_13" style:family="text"/>
    <style:style style:name="T631_14" style:family="text"/>
    <style:style style:name="T631_15" style:family="text"/>
    <style:style style:name="T631_16" style:family="text"/>
    <style:style style:name="T631_17" style:family="text"/>
    <style:style style:name="T631_18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T633_12" style:family="text"/>
    <style:style style:name="T633_13" style:family="text"/>
    <style:style style:name="T633_14" style:family="text"/>
    <style:style style:name="T633_15" style:family="text"/>
    <style:style style:name="T633_16" style:family="text"/>
    <style:style style:name="T633_17" style:family="text"/>
    <style:style style:name="T633_18" style:family="text"/>
    <style:style style:name="T633_19" style:family="text"/>
    <style:style style:name="T633_20" style:family="text"/>
    <style:style style:name="T633_21" style:family="text"/>
    <style:style style:name="T633_22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T635_10" style:family="text"/>
    <style:style style:name="T635_11" style:family="text"/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P641" style:family="paragraph" style:parent-style-name="Standard">
      <style:paragraph-properties fo:break-before="auto" fo:line-height="115%" style:writing-mode="lr-tb"/>
    </style:style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T644_19" style:family="text"/>
    <style:style style:name="T644_20" style:family="text"/>
    <style:style style:name="T644_21" style:family="text"/>
    <style:style style:name="T644_22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T645_16" style:family="text"/>
    <style:style style:name="T645_17" style:family="text"/>
    <style:style style:name="T645_18" style:family="text"/>
    <style:style style:name="T645_19" style:family="text"/>
    <style:style style:name="T645_20" style:family="text"/>
    <style:style style:name="T645_21" style:family="text"/>
    <style:style style:name="T645_22" style:family="text"/>
    <style:style style:name="T645_23" style:family="text"/>
    <style:style style:name="T645_24" style:family="text"/>
    <style:style style:name="T645_25" style:family="text"/>
    <style:style style:name="T645_26" style:family="text"/>
    <style:style style:name="T645_27" style:family="text"/>
    <style:style style:name="T645_28" style:family="text"/>
    <style:style style:name="T645_29" style:family="text"/>
    <style:style style:name="T645_30" style:family="text"/>
    <style:style style:name="T645_31" style:family="text"/>
    <style:style style:name="T645_32" style:family="text"/>
    <style:style style:name="T645_33" style:family="text"/>
    <style:style style:name="T645_34" style:family="text"/>
    <style:style style:name="T645_35" style:family="text"/>
    <style:style style:name="T645_36" style:family="text"/>
    <style:style style:name="T645_37" style:family="text"/>
    <style:style style:name="T645_38" style:family="text"/>
    <style:style style:name="T645_39" style:family="text"/>
    <style:style style:name="T645_40" style:family="text"/>
    <style:style style:name="T645_41" style:family="text"/>
    <style:style style:name="T645_42" style:family="text"/>
    <style:style style:name="T645_43" style:family="text"/>
    <style:style style:name="T645_44" style:family="text"/>
    <style:style style:name="T645_45" style:family="text"/>
    <style:style style:name="T645_46" style:family="text"/>
    <style:style style:name="T645_47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T647_12" style:family="text"/>
    <style:style style:name="T647_13" style:family="text"/>
    <style:style style:name="T647_14" style:family="text"/>
    <style:style style:name="T647_15" style:family="text"/>
    <style:style style:name="T647_16" style:family="text"/>
    <style:style style:name="T647_17" style:family="text"/>
    <style:style style:name="T647_18" style:family="text"/>
    <style:style style:name="T647_19" style:family="text"/>
    <style:style style:name="T647_20" style:family="text"/>
    <style:style style:name="T647_21" style:family="text"/>
    <style:style style:name="T647_22" style:family="text"/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T648_12" style:family="text"/>
    <style:style style:name="T648_13" style:family="text"/>
    <style:style style:name="T648_14" style:family="text"/>
    <style:style style:name="T648_15" style:family="text"/>
    <style:style style:name="T648_16" style:family="text"/>
    <style:style style:name="T648_17" style:family="text"/>
    <style:style style:name="T648_18" style:family="text"/>
    <style:style style:name="T648_19" style:family="text"/>
    <style:style style:name="T648_20" style:family="text"/>
    <style:style style:name="T648_21" style:family="text"/>
    <style:style style:name="T648_22" style:family="text"/>
    <style:style style:name="T648_23" style:family="text"/>
    <style:style style:name="T648_24" style:family="text"/>
    <style:style style:name="T648_25" style:family="text"/>
    <style:style style:name="T648_26" style:family="text"/>
    <style:style style:name="T648_27" style:family="text"/>
    <style:style style:name="T648_28" style:family="text"/>
    <style:style style:name="T648_29" style:family="text"/>
    <style:style style:name="T648_30" style:family="text"/>
    <style:style style:name="T648_31" style:family="text"/>
    <style:style style:name="T648_32" style:family="text"/>
    <style:style style:name="T648_33" style:family="text"/>
    <style:style style:name="T648_34" style:family="text"/>
    <style:style style:name="T648_35" style:family="text"/>
    <style:style style:name="T648_36" style:family="text"/>
    <style:style style:name="T648_37" style:family="text"/>
    <style:style style:name="T648_38" style:family="text"/>
    <style:style style:name="T648_39" style:family="text"/>
    <style:style style:name="T648_40" style:family="text"/>
    <style:style style:name="T648_41" style:family="text"/>
    <style:style style:name="T648_42" style:family="text"/>
    <style:style style:name="T648_43" style:family="text"/>
    <style:style style:name="T648_44" style:family="text"/>
    <style:style style:name="T648_45" style:family="text"/>
    <style:style style:name="T648_46" style:family="text"/>
    <style:style style:name="T648_47" style:family="text"/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P653" style:family="paragraph" style:parent-style-name="Standard">
      <style:paragraph-properties fo:break-before="auto" fo:line-height="115%" style:writing-mode="lr-tb"/>
    </style:style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T654_9" style:family="text"/>
    <style:style style:name="T654_10" style:family="text"/>
    <style:style style:name="T654_11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T656_13" style:family="text"/>
    <style:style style:name="T656_14" style:family="text"/>
    <style:style style:name="T656_15" style:family="text"/>
    <style:style style:name="T656_16" style:family="text"/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P659" style:family="paragraph" style:parent-style-name="Standard">
      <style:paragraph-properties fo:break-before="auto" fo:line-height="115%" style:writing-mode="lr-tb"/>
    </style:style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T660_12" style:family="text"/>
    <style:style style:name="T660_13" style:family="text"/>
    <style:style style:name="T660_14" style:family="text"/>
    <style:style style:name="T660_15" style:family="text"/>
    <style:style style:name="T660_16" style:family="text"/>
    <style:style style:name="T660_17" style:family="text"/>
    <style:style style:name="T660_18" style:family="text"/>
    <style:style style:name="T660_19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T661_7" style:family="text"/>
    <style:style style:name="T661_8" style:family="text"/>
    <style:style style:name="T661_9" style:family="text"/>
    <style:style style:name="T661_10" style:family="text"/>
    <style:style style:name="T661_11" style:family="text"/>
    <style:style style:name="T661_12" style:family="text"/>
    <style:style style:name="T661_13" style:family="text"/>
    <style:style style:name="T661_14" style:family="text"/>
    <style:style style:name="T661_15" style:family="text"/>
    <style:style style:name="T661_16" style:family="text"/>
    <style:style style:name="T661_17" style:family="text"/>
    <style:style style:name="T661_18" style:family="text"/>
    <style:style style:name="T661_19" style:family="text"/>
    <style:style style:name="T661_20" style:family="text"/>
    <style:style style:name="T661_21" style:family="text"/>
    <style:style style:name="T661_22" style:family="text"/>
    <style:style style:name="T661_23" style:family="text"/>
    <style:style style:name="T661_24" style:family="text"/>
    <style:style style:name="T661_25" style:family="text"/>
    <style:style style:name="T661_26" style:family="text"/>
    <style:style style:name="T661_27" style:family="text"/>
    <style:style style:name="T661_28" style:family="text"/>
    <style:style style:name="T661_29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P664" style:family="paragraph" style:parent-style-name="Standard">
      <style:paragraph-properties fo:break-before="auto" fo:line-height="115%" style:writing-mode="lr-tb"/>
    </style:style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/>
    <style:style style:name="T665_3" style:family="text"/>
    <style:style style:name="T665_4" style:family="text"/>
    <style:style style:name="T665_5" style:family="text"/>
    <style:style style:name="T665_6" style:family="text"/>
    <style:style style:name="T665_7" style:family="text"/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T669_3" style:family="text"/>
    <style:style style:name="T669_4" style:family="text"/>
    <style:style style:name="T669_5" style:family="text"/>
    <style:style style:name="T669_6" style:family="text"/>
    <style:style style:name="T669_7" style:family="text"/>
    <style:style style:name="T669_8" style:family="text"/>
    <style:style style:name="T669_9" style:family="text"/>
    <style:style style:name="P670" style:family="paragraph" style:parent-style-name="Standard">
      <style:paragraph-properties fo:break-before="auto" fo:line-height="115%" style:writing-mode="lr-tb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T671_8" style:family="text"/>
    <style:style style:name="T671_9" style:family="text"/>
    <style:style style:name="T671_10" style:family="text"/>
    <style:style style:name="T671_11" style:family="text"/>
    <style:style style:name="T671_12" style:family="text"/>
    <style:style style:name="T671_13" style:family="text"/>
    <style:style style:name="T671_14" style:family="text"/>
    <style:style style:name="T671_15" style:family="text"/>
    <style:style style:name="T671_16" style:family="text"/>
    <style:style style:name="T671_17" style:family="text"/>
    <style:style style:name="T671_18" style:family="text"/>
    <style:style style:name="T671_19" style:family="text"/>
    <style:style style:name="T671_20" style:family="text"/>
    <style:style style:name="T671_21" style:family="text"/>
    <style:style style:name="T671_22" style:family="text"/>
    <style:style style:name="T671_23" style:family="text"/>
    <style:style style:name="T671_24" style:family="text"/>
    <style:style style:name="T671_25" style:family="text"/>
    <style:style style:name="T671_26" style:family="text"/>
    <style:style style:name="T671_27" style:family="text"/>
    <style:style style:name="T671_28" style:family="text"/>
    <style:style style:name="T671_29" style:family="text"/>
    <style:style style:name="T671_30" style:family="text"/>
    <style:style style:name="T671_31" style:family="text"/>
    <style:style style:name="T671_32" style:family="text"/>
    <style:style style:name="T671_33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T672_7" style:family="text"/>
    <style:style style:name="T672_8" style:family="text"/>
    <style:style style:name="T672_9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/>
    <style:style style:name="T673_10" style:family="text"/>
    <style:style style:name="T673_11" style:family="text"/>
    <style:style style:name="T673_12" style:family="text"/>
    <style:style style:name="T673_13" style:family="text"/>
    <style:style style:name="T673_14" style:family="text"/>
    <style:style style:name="T673_15" style:family="text"/>
    <style:style style:name="T673_16" style:family="text"/>
    <style:style style:name="T673_17" style:family="text"/>
    <style:style style:name="T673_18" style:family="text"/>
    <style:style style:name="T673_19" style:family="text"/>
    <style:style style:name="T673_20" style:family="text"/>
    <style:style style:name="T673_21" style:family="text"/>
    <style:style style:name="T673_22" style:family="text"/>
    <style:style style:name="T673_23" style:family="text"/>
    <style:style style:name="T673_24" style:family="text"/>
    <style:style style:name="T673_25" style:family="text"/>
    <style:style style:name="T673_26" style:family="text"/>
    <style:style style:name="T673_27" style:family="text"/>
    <style:style style:name="T673_28" style:family="text"/>
    <style:style style:name="T673_29" style:family="text"/>
    <style:style style:name="T673_30" style:family="text"/>
    <style:style style:name="T673_31" style:family="text"/>
    <style:style style:name="T673_32" style:family="text"/>
    <style:style style:name="T673_33" style:family="text"/>
    <style:style style:name="T673_34" style:family="text"/>
    <style:style style:name="T673_35" style:family="text"/>
    <style:style style:name="T673_36" style:family="text"/>
    <style:style style:name="T673_37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P677" style:family="paragraph" style:parent-style-name="Standard">
      <style:paragraph-properties fo:break-before="auto" fo:line-height="115%" style:writing-mode="lr-tb"/>
    </style:style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T678_12" style:family="text"/>
    <style:style style:name="T678_13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T679_6" style:family="text"/>
    <style:style style:name="T679_7" style:family="text"/>
    <style:style style:name="T679_8" style:family="text"/>
    <style:style style:name="T679_9" style:family="text"/>
    <style:style style:name="T679_10" style:family="text"/>
    <style:style style:name="T679_11" style:family="text"/>
    <style:style style:name="T679_12" style:family="text"/>
    <style:style style:name="T679_13" style:family="text"/>
    <style:style style:name="T679_14" style:family="text"/>
    <style:style style:name="T679_15" style:family="text"/>
    <style:style style:name="T679_16" style:family="text"/>
    <style:style style:name="T679_17" style:family="text"/>
    <style:style style:name="T679_18" style:family="text"/>
    <style:style style:name="T679_19" style:family="text"/>
    <style:style style:name="T679_20" style:family="text"/>
    <style:style style:name="T679_21" style:family="text"/>
    <style:style style:name="T679_22" style:family="text"/>
    <style:style style:name="T679_23" style:family="text"/>
    <style:style style:name="T679_24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/>
    <style:style style:name="T680_3" style:family="text"/>
    <style:style style:name="T680_4" style:family="text"/>
    <style:style style:name="T680_5" style:family="text"/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P682" style:family="paragraph" style:parent-style-name="Standard">
      <style:paragraph-properties fo:break-before="auto" fo:line-height="115%" style:writing-mode="lr-tb"/>
    </style:style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/>
    <style:style style:name="T683_3" style:family="text"/>
    <style:style style:name="T683_4" style:family="text"/>
    <style:style style:name="T683_5" style:family="text"/>
    <style:style style:name="T683_6" style:family="text"/>
    <style:style style:name="T683_7" style:family="text"/>
    <style:style style:name="T683_8" style:family="text"/>
    <style:style style:name="T683_9" style:family="text"/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T685_11" style:family="text"/>
    <style:style style:name="T685_12" style:family="text"/>
    <style:style style:name="T685_13" style:family="text"/>
    <style:style style:name="T685_14" style:family="text"/>
    <style:style style:name="T685_15" style:family="text"/>
    <style:style style:name="T685_16" style:family="text"/>
    <style:style style:name="T685_17" style:family="text"/>
    <style:style style:name="T685_18" style:family="text"/>
    <style:style style:name="T685_19" style:family="text"/>
    <style:style style:name="T685_20" style:family="text"/>
    <style:style style:name="T685_21" style:family="text"/>
    <style:style style:name="T685_22" style:family="text"/>
    <style:style style:name="T685_23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T686_10" style:family="text"/>
    <style:style style:name="T686_11" style:family="text"/>
    <style:style style:name="T686_12" style:family="text"/>
    <style:style style:name="T686_13" style:family="text"/>
    <style:style style:name="T686_14" style:family="text"/>
    <style:style style:name="T686_15" style:family="text"/>
    <style:style style:name="T686_16" style:family="text"/>
    <style:style style:name="T686_17" style:family="text"/>
    <style:style style:name="T686_18" style:family="text"/>
    <style:style style:name="T686_19" style:family="text"/>
    <style:style style:name="T686_20" style:family="text"/>
    <style:style style:name="T686_21" style:family="text"/>
    <style:style style:name="T686_22" style:family="text"/>
    <style:style style:name="T686_23" style:family="text"/>
    <style:style style:name="T686_24" style:family="text"/>
    <style:style style:name="T686_25" style:family="text"/>
    <style:style style:name="T686_26" style:family="text"/>
    <style:style style:name="T686_27" style:family="text"/>
    <style:style style:name="T686_28" style:family="text"/>
    <style:style style:name="T686_29" style:family="text"/>
    <style:style style:name="T686_30" style:family="text"/>
    <style:style style:name="T686_31" style:family="text"/>
    <style:style style:name="T686_32" style:family="text"/>
    <style:style style:name="T686_33" style:family="text"/>
    <style:style style:name="T686_34" style:family="text"/>
    <style:style style:name="T686_35" style:family="text"/>
    <style:style style:name="T686_36" style:family="text"/>
    <style:style style:name="T686_37" style:family="text"/>
    <style:style style:name="T686_38" style:family="text"/>
    <style:style style:name="T686_39" style:family="text"/>
    <style:style style:name="T686_40" style:family="text"/>
    <style:style style:name="T686_41" style:family="text"/>
    <style:style style:name="T686_42" style:family="text"/>
    <style:style style:name="T686_43" style:family="text"/>
    <style:style style:name="T686_44" style:family="text"/>
    <style:style style:name="T686_45" style:family="text"/>
    <style:style style:name="T686_46" style:family="text"/>
    <style:style style:name="T686_47" style:family="text"/>
    <style:style style:name="T686_48" style:family="text"/>
    <style:style style:name="T686_49" style:family="text"/>
    <style:style style:name="T686_50" style:family="text"/>
    <style:style style:name="T686_51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/>
    <style:style style:name="T687_3" style:family="text"/>
    <style:style style:name="T687_4" style:family="text"/>
    <style:style style:name="T687_5" style:family="text"/>
    <style:style style:name="T687_6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/>
    <style:style style:name="T688_3" style:family="text"/>
    <style:style style:name="T688_4" style:family="text"/>
    <style:style style:name="T688_5" style:family="text"/>
    <style:style style:name="T688_6" style:family="text"/>
    <style:style style:name="T688_7" style:family="text"/>
    <style:style style:name="T688_8" style:family="text"/>
    <style:style style:name="T688_9" style:family="text"/>
    <style:style style:name="T688_10" style:family="text"/>
    <style:style style:name="T688_11" style:family="text"/>
    <style:style style:name="T688_12" style:family="text"/>
    <style:style style:name="T688_13" style:family="text"/>
    <style:style style:name="T688_14" style:family="text"/>
    <style:style style:name="T688_15" style:family="text"/>
    <style:style style:name="T688_16" style:family="text"/>
    <style:style style:name="T688_17" style:family="text"/>
    <style:style style:name="T688_18" style:family="text"/>
    <style:style style:name="T688_19" style:family="text"/>
    <style:style style:name="T688_20" style:family="text"/>
    <style:style style:name="T688_21" style:family="text"/>
    <style:style style:name="T688_22" style:family="text"/>
    <style:style style:name="T688_23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T689_7" style:family="text"/>
    <style:style style:name="T689_8" style:family="text"/>
    <style:style style:name="T689_9" style:family="text"/>
    <style:style style:name="T689_10" style:family="text"/>
    <style:style style:name="T689_11" style:family="text"/>
    <style:style style:name="T689_12" style:family="text"/>
    <style:style style:name="T689_13" style:family="text"/>
    <style:style style:name="T689_14" style:family="text"/>
    <style:style style:name="T689_15" style:family="text"/>
    <style:style style:name="T689_16" style:family="text"/>
    <style:style style:name="T689_17" style:family="text"/>
    <style:style style:name="T689_18" style:family="text"/>
    <style:style style:name="T689_19" style:family="text"/>
    <style:style style:name="T689_20" style:family="text"/>
    <style:style style:name="T689_21" style:family="text"/>
    <style:style style:name="T689_22" style:family="text"/>
    <style:style style:name="T689_23" style:family="text"/>
    <style:style style:name="T689_24" style:family="text"/>
    <style:style style:name="T689_25" style:family="text"/>
    <style:style style:name="T689_26" style:family="text"/>
    <style:style style:name="T689_27" style:family="text"/>
    <style:style style:name="T689_28" style:family="text"/>
    <style:style style:name="T689_29" style:family="text"/>
    <style:style style:name="T689_30" style:family="text"/>
    <style:style style:name="T689_31" style:family="text"/>
    <style:style style:name="T689_32" style:family="text"/>
    <style:style style:name="T689_33" style:family="text"/>
    <style:style style:name="T689_34" style:family="text"/>
    <style:style style:name="T689_35" style:family="text"/>
    <style:style style:name="T689_36" style:family="text"/>
    <style:style style:name="T689_37" style:family="text"/>
    <style:style style:name="T689_38" style:family="text"/>
    <style:style style:name="T689_39" style:family="text"/>
    <style:style style:name="T689_40" style:family="text"/>
    <style:style style:name="T689_41" style:family="text"/>
    <style:style style:name="T689_42" style:family="text"/>
    <style:style style:name="T689_43" style:family="text"/>
    <style:style style:name="T689_44" style:family="text"/>
    <style:style style:name="T689_45" style:family="text"/>
    <style:style style:name="T689_46" style:family="text"/>
    <style:style style:name="T689_47" style:family="text"/>
    <style:style style:name="T689_48" style:family="text"/>
    <style:style style:name="T689_49" style:family="text"/>
    <style:style style:name="T689_50" style:family="text"/>
    <style:style style:name="T689_51" style:family="text"/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/>
    <style:style style:name="P694" style:family="paragraph" style:parent-style-name="Standard">
      <style:paragraph-properties fo:break-before="auto" fo:line-height="115%" style:writing-mode="lr-tb"/>
    </style:style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/>
    <style:style style:name="T695_3" style:family="text"/>
    <style:style style:name="T695_4" style:family="text"/>
    <style:style style:name="T695_5" style:family="text"/>
    <style:style style:name="T695_6" style:family="text"/>
    <style:style style:name="T695_7" style:family="text"/>
    <style:style style:name="T695_8" style:family="text"/>
    <style:style style:name="T695_9" style:family="text"/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P697" style:family="paragraph" style:parent-style-name="Standard">
      <style:paragraph-properties fo:break-before="auto" fo:line-height="115%" style:writing-mode="lr-tb"/>
    </style:style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P699" style:family="paragraph" style:parent-style-name="Standard">
      <style:paragraph-properties fo:break-before="auto" fo:line-height="115%" style:writing-mode="lr-tb"/>
    </style:style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/>
    <style:style style:name="T702_3" style:family="text"/>
    <style:style style:name="T702_4" style:family="text"/>
    <style:style style:name="T702_5" style:family="text"/>
    <style:style style:name="T702_6" style:family="text"/>
    <style:style style:name="T702_7" style:family="text"/>
    <style:style style:name="T702_8" style:family="text"/>
    <style:style style:name="T702_9" style:family="text"/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T703_7" style:family="text"/>
    <style:style style:name="T703_8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T704_8" style:family="text"/>
    <style:style style:name="T704_9" style:family="text"/>
    <style:style style:name="T704_10" style:family="text"/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T705_6" style:family="text"/>
    <style:style style:name="T705_7" style:family="text"/>
    <style:style style:name="T705_8" style:family="text"/>
    <style:style style:name="T705_9" style:family="text"/>
    <style:style style:name="T705_10" style:family="text"/>
    <style:style style:name="T705_11" style:family="text"/>
    <style:style style:name="T705_12" style:family="text"/>
    <style:style style:name="T705_13" style:family="text"/>
    <style:style style:name="T705_14" style:family="text"/>
    <style:style style:name="T705_15" style:family="text"/>
    <style:style style:name="T705_16" style:family="text"/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P710" style:family="paragraph" style:parent-style-name="Standard">
      <style:paragraph-properties fo:break-before="auto" fo:line-height="115%" style:writing-mode="lr-tb"/>
    </style:style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P712" style:family="paragraph" style:parent-style-name="Standard">
      <style:paragraph-properties fo:break-before="auto" fo:line-height="115%" style:writing-mode="lr-tb"/>
    </style:style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T715_5" style:family="text"/>
    <style:style style:name="T715_6" style:family="text"/>
    <style:style style:name="T715_7" style:family="text"/>
    <style:style style:name="T715_8" style:family="text"/>
    <style:style style:name="T715_9" style:family="text"/>
    <style:style style:name="T715_10" style:family="text"/>
    <style:style style:name="T715_11" style:family="text"/>
    <style:style style:name="T715_12" style:family="text"/>
    <style:style style:name="T715_13" style:family="text"/>
    <style:style style:name="T715_14" style:family="text"/>
    <style:style style:name="T715_15" style:family="text"/>
    <style:style style:name="T715_16" style:family="text"/>
    <style:style style:name="T715_17" style:family="text"/>
    <style:style style:name="T715_18" style:family="text"/>
    <style:style style:name="T715_19" style:family="text"/>
    <style:style style:name="T715_20" style:family="text"/>
    <style:style style:name="T715_21" style:family="text"/>
    <style:style style:name="T715_22" style:family="text"/>
    <style:style style:name="T715_23" style:family="text"/>
    <style:style style:name="T715_24" style:family="text"/>
    <style:style style:name="T715_25" style:family="text"/>
    <style:style style:name="T715_26" style:family="text"/>
    <style:style style:name="T715_27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P719" style:family="paragraph" style:parent-style-name="Standard">
      <style:paragraph-properties fo:break-before="auto" fo:line-height="115%" style:writing-mode="lr-tb"/>
    </style:style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T720_4" style:family="text"/>
    <style:style style:name="T720_5" style:family="text"/>
    <style:style style:name="T720_6" style:family="text"/>
    <style:style style:name="T720_7" style:family="text"/>
    <style:style style:name="T720_8" style:family="text"/>
    <style:style style:name="T720_9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T721_7" style:family="text"/>
    <style:style style:name="T721_8" style:family="text"/>
    <style:style style:name="T721_9" style:family="text"/>
    <style:style style:name="P722" style:family="paragraph" style:parent-style-name="Standard">
      <style:paragraph-properties fo:break-before="auto" fo:line-height="115%" style:writing-mode="lr-tb"/>
    </style:style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T723_3" style:family="text"/>
    <style:style style:name="T723_4" style:family="text"/>
    <style:style style:name="T723_5" style:family="text"/>
    <style:style style:name="T723_6" style:family="text"/>
    <style:style style:name="T723_7" style:family="text"/>
    <style:style style:name="T723_8" style:family="text"/>
    <style:style style:name="T723_9" style:family="text"/>
    <style:style style:name="T723_10" style:family="text"/>
    <style:style style:name="T723_11" style:family="text"/>
    <style:style style:name="T723_12" style:family="text"/>
    <style:style style:name="T723_13" style:family="text"/>
    <style:style style:name="T723_14" style:family="text"/>
    <style:style style:name="T723_15" style:family="text"/>
    <style:style style:name="T723_16" style:family="text"/>
    <style:style style:name="T723_17" style:family="text"/>
    <style:style style:name="T723_18" style:family="text"/>
    <style:style style:name="T723_19" style:family="text"/>
    <style:style style:name="T723_20" style:family="text"/>
    <style:style style:name="T723_21" style:family="text"/>
    <style:style style:name="T723_22" style:family="text"/>
    <style:style style:name="T723_23" style:family="text"/>
    <style:style style:name="P724" style:family="paragraph" style:parent-style-name="Standard">
      <style:paragraph-properties fo:break-before="auto" fo:line-height="115%" style:writing-mode="lr-tb"/>
    </style:style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P726" style:family="paragraph" style:parent-style-name="Standard">
      <style:paragraph-properties fo:break-before="auto" fo:line-height="115%" style:writing-mode="lr-tb"/>
    </style:style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T727_7" style:family="text"/>
    <style:style style:name="T727_8" style:family="text"/>
    <style:style style:name="T727_9" style:family="text"/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T728_4" style:family="text"/>
    <style:style style:name="T728_5" style:family="text"/>
    <style:style style:name="T728_6" style:family="text"/>
    <style:style style:name="T728_7" style:family="text"/>
    <style:style style:name="T728_8" style:family="text"/>
    <style:style style:name="T728_9" style:family="text"/>
    <style:style style:name="T728_10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T729_2" style:family="text"/>
    <style:style style:name="T729_3" style:family="text"/>
    <style:style style:name="T729_4" style:family="text"/>
    <style:style style:name="T729_5" style:family="text"/>
    <style:style style:name="T729_6" style:family="text"/>
    <style:style style:name="T729_7" style:family="text"/>
    <style:style style:name="T729_8" style:family="text"/>
    <style:style style:name="T729_9" style:family="text"/>
    <style:style style:name="T729_10" style:family="text"/>
    <style:style style:name="T729_11" style:family="text"/>
    <style:style style:name="T729_12" style:family="text"/>
    <style:style style:name="T729_13" style:family="text"/>
    <style:style style:name="T729_14" style:family="text"/>
    <style:style style:name="T729_15" style:family="text"/>
    <style:style style:name="T729_16" style:family="text"/>
    <style:style style:name="T729_17" style:family="text"/>
    <style:style style:name="T729_18" style:family="text"/>
    <style:style style:name="T729_19" style:family="text"/>
    <style:style style:name="T729_20" style:family="text"/>
    <style:style style:name="T729_21" style:family="text"/>
    <style:style style:name="T729_22" style:family="text"/>
    <style:style style:name="T729_23" style:family="text"/>
    <style:style style:name="T729_24" style:family="text"/>
    <style:style style:name="T729_25" style:family="text"/>
    <style:style style:name="T729_26" style:family="text"/>
    <style:style style:name="T729_27" style:family="text"/>
    <style:style style:name="T729_28" style:family="text"/>
    <style:style style:name="T729_29" style:family="text"/>
    <style:style style:name="T729_30" style:family="text"/>
    <style:style style:name="T729_31" style:family="text"/>
    <style:style style:name="T729_32" style:family="text"/>
    <style:style style:name="T729_33" style:family="text"/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T731_5" style:family="text"/>
    <style:style style:name="T731_6" style:family="text"/>
    <style:style style:name="T731_7" style:family="text"/>
    <style:style style:name="T731_8" style:family="text"/>
    <style:style style:name="T731_9" style:family="text"/>
    <style:style style:name="T731_10" style:family="text"/>
    <style:style style:name="T731_11" style:family="text"/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P734" style:family="paragraph" style:parent-style-name="Standard">
      <style:paragraph-properties fo:break-before="auto" fo:line-height="115%" style:writing-mode="lr-tb"/>
    </style:style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P736" style:family="paragraph" style:parent-style-name="Standard">
      <style:paragraph-properties fo:break-before="auto" fo:line-height="115%" style:writing-mode="lr-tb"/>
    </style:style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/>
    <style:style style:name="T737_2" style:family="text"/>
    <style:style style:name="T737_3" style:family="text"/>
    <style:style style:name="T737_4" style:family="text"/>
    <style:style style:name="T737_5" style:family="text"/>
    <style:style style:name="T737_6" style:family="text"/>
    <style:style style:name="T737_7" style:family="text"/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/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T739_2" style:family="text"/>
    <style:style style:name="T739_3" style:family="text"/>
    <style:style style:name="T739_4" style:family="text"/>
    <style:style style:name="T739_5" style:family="text"/>
    <style:style style:name="T739_6" style:family="text"/>
    <style:style style:name="T739_7" style:family="text"/>
    <style:style style:name="T739_8" style:family="text"/>
    <style:style style:name="T739_9" style:family="text"/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/>
    <style:style style:name="T740_2" style:family="text"/>
    <style:style style:name="T740_3" style:family="text"/>
    <style:style style:name="T740_4" style:family="text"/>
    <style:style style:name="T740_5" style:family="text"/>
    <style:style style:name="T740_6" style:family="text"/>
    <style:style style:name="T740_7" style:family="text"/>
    <style:style style:name="T740_8" style:family="text"/>
    <style:style style:name="T740_9" style:family="text"/>
    <style:style style:name="T740_10" style:family="text"/>
    <style:style style:name="T740_11" style:family="text"/>
    <style:style style:name="T740_12" style:family="text"/>
    <style:style style:name="T740_13" style:family="text"/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/>
    <style:style style:name="T741_2" style:family="text"/>
    <style:style style:name="T741_3" style:family="text"/>
    <style:style style:name="T741_4" style:family="text"/>
    <style:style style:name="T741_5" style:family="text"/>
    <style:style style:name="T741_6" style:family="text"/>
    <style:style style:name="T741_7" style:family="text"/>
    <style:style style:name="T741_8" style:family="text"/>
    <style:style style:name="T741_9" style:family="text"/>
    <style:style style:name="T741_10" style:family="text"/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/>
    <style:style style:name="T742_2" style:family="text"/>
    <style:style style:name="T742_3" style:family="text"/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/>
    <style:style style:name="T743_2" style:family="text"/>
    <style:style style:name="T743_3" style:family="text"/>
    <style:style style:name="P744" style:family="paragraph" style:parent-style-name="Standard">
      <style:paragraph-properties fo:break-before="auto" fo:line-height="115%" style:writing-mode="lr-tb"/>
    </style:style>
    <style:style style:name="T744_1" style:family="text"/>
    <style:style style:name="T744_2" style:family="text"/>
    <style:style style:name="T744_3" style:family="text"/>
    <style:style style:name="T744_4" style:family="text"/>
    <style:style style:name="T744_5" style:family="text"/>
    <style:style style:name="T744_6" style:family="text"/>
    <style:style style:name="T744_7" style:family="text"/>
    <style:style style:name="T744_8" style:family="text"/>
    <style:style style:name="T744_9" style:family="text"/>
    <style:style style:name="P745" style:family="paragraph" style:parent-style-name="Standard">
      <style:paragraph-properties fo:break-before="auto" fo:line-height="115%" style:writing-mode="lr-tb"/>
    </style:style>
    <style:style style:name="T745_1" style:family="text"/>
    <style:style style:name="T745_2" style:family="text"/>
    <style:style style:name="T745_3" style:family="text"/>
    <style:style style:name="T745_4" style:family="text"/>
    <style:style style:name="T745_5" style:family="text"/>
    <style:style style:name="T745_6" style:family="text"/>
    <style:style style:name="T745_7" style:family="text"/>
    <style:style style:name="T745_8" style:family="text"/>
    <style:style style:name="T745_9" style:family="text"/>
    <style:style style:name="T745_10" style:family="text"/>
    <style:style style:name="T745_11" style:family="text"/>
    <style:style style:name="T745_12" style:family="text"/>
    <style:style style:name="T745_13" style:family="text"/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/>
    <style:style style:name="T746_2" style:family="text"/>
    <style:style style:name="T746_3" style:family="text"/>
    <style:style style:name="T746_4" style:family="text"/>
    <style:style style:name="P747" style:family="paragraph" style:parent-style-name="Standard">
      <style:paragraph-properties fo:break-before="auto" fo:line-height="115%" style:writing-mode="lr-tb"/>
    </style:style>
    <style:style style:name="T747_1" style:family="text"/>
    <style:style style:name="T747_2" style:family="text"/>
    <style:style style:name="T747_3" style:family="text"/>
    <style:style style:name="T747_4" style:family="text"/>
    <style:style style:name="T747_5" style:family="text"/>
    <style:style style:name="T747_6" style:family="text"/>
    <style:style style:name="T747_7" style:family="text"/>
    <style:style style:name="T747_8" style:family="text"/>
    <style:style style:name="T747_9" style:family="text"/>
    <style:style style:name="T747_10" style:family="text"/>
    <style:style style:name="T747_11" style:family="text"/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/>
    <style:style style:name="T748_2" style:family="text"/>
    <style:style style:name="T748_3" style:family="text"/>
    <style:style style:name="T748_4" style:family="text"/>
    <style:style style:name="T748_5" style:family="text"/>
    <style:style style:name="T748_6" style:family="text"/>
    <style:style style:name="T748_7" style:family="text"/>
    <style:style style:name="T748_8" style:family="text"/>
    <style:style style:name="T748_9" style:family="text"/>
    <style:style style:name="T748_10" style:family="text"/>
    <style:style style:name="T748_11" style:family="text"/>
    <style:style style:name="P749" style:family="paragraph" style:parent-style-name="Standard">
      <style:paragraph-properties fo:break-before="auto" fo:line-height="115%" style:writing-mode="lr-tb"/>
    </style:style>
    <style:style style:name="T749_1" style:family="text"/>
    <style:style style:name="T749_2" style:family="text"/>
    <style:style style:name="T749_3" style:family="text"/>
    <style:style style:name="T749_4" style:family="text"/>
    <style:style style:name="T749_5" style:family="text"/>
    <style:style style:name="T749_6" style:family="text"/>
    <style:style style:name="T749_7" style:family="text"/>
    <style:style style:name="T749_8" style:family="text"/>
    <style:style style:name="T749_9" style:family="text"/>
    <style:style style:name="T749_10" style:family="text"/>
    <style:style style:name="T749_11" style:family="text"/>
    <style:style style:name="P750" style:family="paragraph" style:parent-style-name="Standard">
      <style:paragraph-properties fo:break-before="auto" fo:line-height="115%" style:writing-mode="lr-tb"/>
    </style:style>
    <style:style style:name="T750_1" style:family="text"/>
    <style:style style:name="T750_2" style:family="text"/>
    <style:style style:name="T750_3" style:family="text"/>
    <style:style style:name="T750_4" style:family="text"/>
    <style:style style:name="T750_5" style:family="text"/>
    <style:style style:name="T750_6" style:family="text"/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/>
    <style:style style:name="T751_2" style:family="text"/>
    <style:style style:name="T751_3" style:family="text"/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/>
    <style:style style:name="T752_2" style:family="text"/>
    <style:style style:name="T752_3" style:family="text"/>
    <style:style style:name="T752_4" style:family="text"/>
    <style:style style:name="T752_5" style:family="text"/>
    <style:style style:name="T752_6" style:family="text"/>
    <style:style style:name="T752_7" style:family="text"/>
    <style:style style:name="T752_8" style:family="text"/>
    <style:style style:name="T752_9" style:family="text"/>
    <style:style style:name="T752_10" style:family="text"/>
    <style:style style:name="T752_11" style:family="text"/>
    <style:style style:name="T752_12" style:family="text"/>
    <style:style style:name="T752_13" style:family="text"/>
    <style:style style:name="T752_14" style:family="text"/>
    <style:style style:name="T752_15" style:family="text"/>
    <style:style style:name="T752_16" style:family="text"/>
    <style:style style:name="T752_17" style:family="text"/>
    <style:style style:name="T752_18" style:family="text"/>
    <style:style style:name="T752_19" style:family="text"/>
    <style:style style:name="T752_20" style:family="text"/>
    <style:style style:name="T752_21" style:family="text"/>
    <style:style style:name="T752_22" style:family="text"/>
    <style:style style:name="P753" style:family="paragraph" style:parent-style-name="Standard">
      <style:paragraph-properties fo:break-before="auto" fo:line-height="115%" style:writing-mode="lr-tb"/>
    </style:style>
    <style:style style:name="T753_1" style:family="text"/>
    <style:style style:name="T753_2" style:family="text"/>
    <style:style style:name="T753_3" style:family="text"/>
    <style:style style:name="T753_4" style:family="text"/>
    <style:style style:name="T753_5" style:family="text"/>
    <style:style style:name="T753_6" style:family="text"/>
    <style:style style:name="T753_7" style:family="text"/>
    <style:style style:name="T753_8" style:family="text"/>
    <style:style style:name="P754" style:family="paragraph" style:parent-style-name="Standard">
      <style:paragraph-properties fo:break-before="auto" fo:line-height="115%" style:writing-mode="lr-tb"/>
    </style:style>
    <style:style style:name="T754_1" style:family="text"/>
    <style:style style:name="T754_2" style:family="text"/>
    <style:style style:name="P755" style:family="paragraph" style:parent-style-name="Standard">
      <style:paragraph-properties fo:break-before="auto" fo:line-height="115%" style:writing-mode="lr-tb"/>
    </style:style>
    <style:style style:name="T755_1" style:family="text"/>
    <style:style style:name="T755_2" style:family="text"/>
    <style:style style:name="T755_3" style:family="text"/>
    <style:style style:name="P756" style:family="paragraph" style:parent-style-name="Standard">
      <style:paragraph-properties fo:break-before="auto" fo:line-height="115%" style:writing-mode="lr-tb"/>
    </style:style>
    <style:style style:name="T756_1" style:family="text"/>
    <style:style style:name="T756_2" style:family="text"/>
    <style:style style:name="T756_3" style:family="text"/>
    <style:style style:name="T756_4" style:family="text"/>
    <style:style style:name="T756_5" style:family="text"/>
    <style:style style:name="T756_6" style:family="text"/>
    <style:style style:name="T756_7" style:family="text"/>
    <style:style style:name="T756_8" style:family="text"/>
    <style:style style:name="T756_9" style:family="text"/>
    <style:style style:name="T756_10" style:family="text"/>
    <style:style style:name="T756_11" style:family="text"/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/>
    <style:style style:name="T757_2" style:family="text"/>
    <style:style style:name="T757_3" style:family="text"/>
    <style:style style:name="T757_4" style:family="text"/>
    <style:style style:name="T757_5" style:family="text"/>
    <style:style style:name="T757_6" style:family="text"/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/>
    <style:style style:name="T758_2" style:family="text"/>
    <style:style style:name="T758_3" style:family="text"/>
    <style:style style:name="T758_4" style:family="text"/>
    <style:style style:name="T758_5" style:family="text"/>
    <style:style style:name="T758_6" style:family="text"/>
    <style:style style:name="T758_7" style:family="text"/>
    <style:style style:name="T758_8" style:family="text"/>
    <style:style style:name="T758_9" style:family="text"/>
    <style:style style:name="T758_10" style:family="text"/>
    <style:style style:name="T758_11" style:family="text"/>
    <style:style style:name="T758_12" style:family="text"/>
    <style:style style:name="T758_13" style:family="text"/>
    <style:style style:name="T758_14" style:family="text"/>
    <style:style style:name="T758_15" style:family="text"/>
    <style:style style:name="T758_16" style:family="text"/>
    <style:style style:name="T758_17" style:family="text"/>
    <style:style style:name="T758_18" style:family="text"/>
    <style:style style:name="T758_19" style:family="text"/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/>
    <style:style style:name="T759_2" style:family="text"/>
    <style:style style:name="T759_3" style:family="text"/>
    <style:style style:name="T759_4" style:family="text"/>
    <style:style style:name="T759_5" style:family="text"/>
    <style:style style:name="T759_6" style:family="text"/>
    <style:style style:name="P760" style:family="paragraph" style:parent-style-name="Standard">
      <style:paragraph-properties fo:break-before="auto" fo:line-height="115%" style:writing-mode="lr-tb"/>
    </style:style>
    <style:style style:name="T760_1" style:family="text"/>
    <style:style style:name="T760_2" style:family="text"/>
    <style:style style:name="T760_3" style:family="text"/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/>
    <style:style style:name="T761_2" style:family="text"/>
    <style:style style:name="T761_3" style:family="text"/>
    <style:style style:name="T761_4" style:family="text"/>
    <style:style style:name="T761_5" style:family="text"/>
    <style:style style:name="T761_6" style:family="text"/>
    <style:style style:name="T761_7" style:family="text"/>
    <style:style style:name="T761_8" style:family="text"/>
    <style:style style:name="T761_9" style:family="text"/>
    <style:style style:name="T761_10" style:family="text"/>
    <style:style style:name="P762" style:family="paragraph" style:parent-style-name="Standard">
      <style:paragraph-properties fo:break-before="auto" fo:line-height="115%" style:writing-mode="lr-tb"/>
    </style:style>
    <style:style style:name="T762_1" style:family="text"/>
    <style:style style:name="T762_2" style:family="text"/>
    <style:style style:name="T762_3" style:family="text"/>
    <style:style style:name="T762_4" style:family="text"/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/>
    <style:style style:name="T763_2" style:family="text"/>
    <style:style style:name="T763_3" style:family="text"/>
    <style:style style:name="T763_4" style:family="text"/>
    <style:style style:name="T763_5" style:family="text"/>
    <style:style style:name="T763_6" style:family="text"/>
    <style:style style:name="T763_7" style:family="text"/>
    <style:style style:name="T763_8" style:family="text"/>
    <style:style style:name="T763_9" style:family="text"/>
    <style:style style:name="T763_10" style:family="text"/>
    <style:style style:name="T763_11" style:family="text"/>
    <style:style style:name="T763_12" style:family="text"/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/>
    <style:style style:name="T764_2" style:family="text"/>
    <style:style style:name="T764_3" style:family="text"/>
    <style:style style:name="T764_4" style:family="text"/>
    <style:style style:name="P765" style:family="paragraph" style:parent-style-name="Standard">
      <style:paragraph-properties fo:break-before="auto" fo:line-height="115%" style:writing-mode="lr-tb"/>
    </style:style>
    <style:style style:name="T765_1" style:family="text"/>
    <style:style style:name="T765_2" style:family="text"/>
    <style:style style:name="T765_3" style:family="text"/>
    <style:style style:name="P766" style:family="paragraph" style:parent-style-name="Standard">
      <style:paragraph-properties fo:break-before="auto" fo:line-height="115%" style:writing-mode="lr-tb"/>
    </style:style>
    <style:style style:name="T766_1" style:family="text"/>
    <style:style style:name="T766_2" style:family="text"/>
    <style:style style:name="T766_3" style:family="text"/>
    <style:style style:name="T766_4" style:family="text"/>
    <style:style style:name="T766_5" style:family="text"/>
    <style:style style:name="T766_6" style:family="text"/>
    <style:style style:name="T766_7" style:family="text"/>
    <style:style style:name="T766_8" style:family="text"/>
    <style:style style:name="T766_9" style:family="text"/>
    <style:style style:name="T766_10" style:family="text"/>
    <style:style style:name="T766_11" style:family="text"/>
    <style:style style:name="T766_12" style:family="text"/>
    <style:style style:name="T766_13" style:family="text"/>
    <style:style style:name="T766_14" style:family="text"/>
    <style:style style:name="T766_15" style:family="text"/>
    <style:style style:name="T766_16" style:family="text"/>
    <style:style style:name="T766_17" style:family="text"/>
    <style:style style:name="T766_18" style:family="text"/>
    <style:style style:name="T766_19" style:family="text"/>
    <style:style style:name="P767" style:family="paragraph" style:parent-style-name="Standard">
      <style:paragraph-properties fo:break-before="auto" fo:line-height="115%" style:writing-mode="lr-tb"/>
    </style:style>
    <style:style style:name="T767_1" style:family="text"/>
    <style:style style:name="T767_2" style:family="text"/>
    <style:style style:name="P768" style:family="paragraph" style:parent-style-name="Standard">
      <style:paragraph-properties fo:break-before="auto" fo:line-height="115%" style:writing-mode="lr-tb"/>
    </style:style>
    <style:style style:name="T768_1" style:family="text"/>
    <style:style style:name="T768_2" style:family="text"/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/>
    <style:style style:name="P771" style:family="paragraph" style:parent-style-name="Standard">
      <style:paragraph-properties fo:break-before="auto" fo:line-height="115%" style:writing-mode="lr-tb"/>
    </style:style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T772_2" style:family="text"/>
    <style:style style:name="T772_3" style:family="text"/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/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/>
    <style:style style:name="T774_2" style:family="text"/>
    <style:style style:name="T774_3" style:family="text"/>
    <style:style style:name="T774_4" style:family="text"/>
    <style:style style:name="T774_5" style:family="text"/>
    <style:style style:name="P775" style:family="paragraph" style:parent-style-name="Standard">
      <style:paragraph-properties fo:break-before="auto" fo:line-height="115%" style:writing-mode="lr-tb"/>
    </style:style>
    <style:style style:name="T775_1" style:family="text"/>
    <style:style style:name="T775_2" style:family="text"/>
    <style:style style:name="T775_3" style:family="text"/>
    <style:style style:name="T775_4" style:family="text"/>
    <style:style style:name="T775_5" style:family="text"/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/>
    <style:style style:name="P777" style:family="paragraph" style:parent-style-name="Standard">
      <style:paragraph-properties fo:break-before="auto" fo:line-height="115%" style:writing-mode="lr-tb"/>
    </style:style>
    <style:style style:name="T777_1" style:family="text"/>
    <style:style style:name="T777_2" style:family="text"/>
    <style:style style:name="T777_3" style:family="text"/>
    <style:style style:name="T777_4" style:family="text"/>
    <style:style style:name="T777_5" style:family="text"/>
    <style:style style:name="T777_6" style:family="text"/>
    <style:style style:name="T777_7" style:family="text"/>
    <style:style style:name="T777_8" style:family="text"/>
    <style:style style:name="T777_9" style:family="text"/>
    <style:style style:name="T777_10" style:family="text"/>
    <style:style style:name="T777_11" style:family="text"/>
    <style:style style:name="T777_12" style:family="text"/>
    <style:style style:name="T777_13" style:family="text"/>
    <style:style style:name="T777_14" style:family="text"/>
    <style:style style:name="P778" style:family="paragraph" style:parent-style-name="Standard">
      <style:paragraph-properties fo:break-before="auto" fo:line-height="115%" style:writing-mode="lr-tb"/>
    </style:style>
    <style:style style:name="T778_1" style:family="text"/>
    <style:style style:name="T778_2" style:family="text"/>
    <style:style style:name="T778_3" style:family="text"/>
    <style:style style:name="T778_4" style:family="text"/>
    <style:style style:name="T778_5" style:family="text"/>
    <style:style style:name="T778_6" style:family="text"/>
    <style:style style:name="T778_7" style:family="text"/>
    <style:style style:name="P779" style:family="paragraph" style:parent-style-name="Standard">
      <style:paragraph-properties fo:break-before="auto" fo:line-height="115%" style:writing-mode="lr-tb"/>
    </style:style>
    <style:style style:name="T779_1" style:family="text"/>
    <style:style style:name="P780" style:family="paragraph" style:parent-style-name="Standard">
      <style:paragraph-properties fo:break-before="auto" fo:line-height="115%" style:writing-mode="lr-tb"/>
    </style:style>
    <style:style style:name="P781" style:family="paragraph" style:parent-style-name="Standard">
      <style:paragraph-properties fo:break-before="auto" fo:line-height="115%" style:writing-mode="lr-tb"/>
    </style:style>
    <style:style style:name="P782" style:family="paragraph" style:parent-style-name="Standard">
      <style:paragraph-properties fo:break-before="auto" fo:line-height="115%" style:writing-mode="lr-tb"/>
    </style:style>
    <style:style style:name="P783" style:family="paragraph" style:parent-style-name="Standard">
      <style:paragraph-properties fo:break-before="auto" fo:line-height="115%" style:writing-mode="lr-tb"/>
    </style:style>
    <style:style style:name="P784" style:family="paragraph" style:parent-style-name="Standard">
      <style:paragraph-properties fo:break-before="auto" fo:line-height="115%" style:writing-mode="lr-tb"/>
    </style:style>
    <style:style style:name="P785" style:family="paragraph" style:parent-style-name="Standard">
      <style:paragraph-properties fo:break-before="auto" fo:line-height="115%" style:writing-mode="lr-tb"/>
    </style:style>
    <style:style style:name="P78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MAKE</text:span><text:span text:style-name="T3_2">-</text:span><text:span text:style-name="T3_3">CHAIN</text:span><text:span text:style-name="T3_4"><text:s/>()</text:span></text:p>
      <text:p text:style-name="P4"><text:span text:style-name="T4_1">{</text:span></text:p>
      <text:p text:style-name="P5"><text:span text:style-name="T5_1"><text:s text:c="4"/></text:span><text:span text:style-name="T5_2">echo</text:span><text:span text:style-name="T5_3"><text:s/></text:span><text:span text:style-name="T5_4">Proposed</text:span><text:span text:style-name="T5_5"><text:s/></text:span><text:span text:style-name="T5_6">New</text:span><text:span text:style-name="T5_7"><text:s/></text:span><text:span text:style-name="T5_8">Chain</text:span><text:span text:style-name="T5_9"><text:s/></text:span><text:span text:style-name="T5_10">ID</text:span></text:p>
      <text:p text:style-name="P6"><text:span text:style-name="T6_1"><text:s text:c="4"/></text:span><text:span text:style-name="T6_2">CHAINID</text:span><text:span text:style-name="T6_3">=$(</text:span><text:span text:style-name="T6_4">factom</text:span><text:span text:style-name="T6_5">-</text:span><text:span text:style-name="T6_6">cli</text:span><text:span text:style-name="T6_7"><text:s/></text:span><text:span text:style-name="T6_8">mkchain</text:span><text:span text:style-name="T6_9"><text:s/>-</text:span><text:span text:style-name="T6_10">e</text:span><text:span text:style-name="T6_11"><text:s/>$1<text:s/>$2<text:s/>$3<text:s/>$4<text:s/>&lt;$5<text:s/>|<text:s/></text:span><text:span text:style-name="T6_12">awk</text:span><text:span text:style-name="T6_13"><text:s/>'{</text:span><text:span text:style-name="T6_14">print</text:span><text:span text:style-name="T6_15"><text:s/>$3}')</text:span></text:p>
      <text:p text:style-name="P7"><text:span text:style-name="T7_1"><text:s text:c="4"/></text:span><text:span text:style-name="T7_2">echo</text:span><text:span text:style-name="T7_3"><text:s/></text:span><text:span text:style-name="T7_4">CHAINID</text:span><text:span text:style-name="T7_5">=$</text:span><text:span text:style-name="T7_6">CHAINID</text:span></text:p>
      <text:p text:style-name="P8"><text:span text:style-name="T8_1"><text:s text:c="4"/></text:span><text:span text:style-name="T8_2">GET</text:span><text:span text:style-name="T8_3">-</text:span><text:span text:style-name="T8_4">ENTRY</text:span><text:span text:style-name="T8_5">-</text:span><text:span text:style-name="T8_6">BLOCK</text:span><text:span text:style-name="T8_7">-</text:span><text:span text:style-name="T8_8">CHAIN</text:span><text:span text:style-name="T8_9">-</text:span><text:span text:style-name="T8_10">HEAD</text:span><text:span text:style-name="T8_11"><text:s/>$</text:span><text:span text:style-name="T8_12">CHAINID</text:span></text:p>
      <text:p text:style-name="P9"><text:span text:style-name="T9_1">}</text:span></text:p>
      <text:p text:style-name="P10"/>
      <text:p text:style-name="P11"><text:span text:style-name="T11_1">GET</text:span><text:span text:style-name="T11_2">-</text:span><text:span text:style-name="T11_3">ENTRY</text:span><text:span text:style-name="T11_4">-</text:span><text:span text:style-name="T11_5">BLOCK</text:span><text:span text:style-name="T11_6">-</text:span><text:span text:style-name="T11_7">CHAIN</text:span><text:span text:style-name="T11_8">-</text:span><text:span text:style-name="T11_9">HEAD</text:span><text:span text:style-name="T11_10"><text:s/>()</text:span></text:p>
      <text:p text:style-name="P12"><text:span text:style-name="T12_1">{</text:span></text:p>
      <text:p text:style-name="P13"><text:span text:style-name="T13_1"><text:s text:c="4"/></text:span><text:span text:style-name="T13_2">echo</text:span><text:span text:style-name="T13_3"><text:s/></text:span><text:span text:style-name="T13_4">WAITING</text:span><text:span text:style-name="T13_5"><text:s/>60<text:s/></text:span><text:span text:style-name="T13_6">SECONDS</text:span><text:span text:style-name="T13_7"><text:s/></text:span><text:span text:style-name="T13_8">FOR</text:span><text:span text:style-name="T13_9"><text:s/></text:span><text:span text:style-name="T13_10">DIRECTORY</text:span><text:span text:style-name="T13_11"><text:s/></text:span><text:span text:style-name="T13_12">BLOCK</text:span><text:span text:style-name="T13_13"><text:s/></text:span><text:span text:style-name="T13_14">TO</text:span><text:span text:style-name="T13_15"><text:s/></text:span><text:span text:style-name="T13_16">CLOSE</text:span></text:p>
      <text:p text:style-name="P14"><text:span text:style-name="T14_1"><text:s text:c="4"/></text:span><text:span text:style-name="T14_2">sleep</text:span><text:span text:style-name="T14_3"><text:s/>60</text:span></text:p>
      <text:p text:style-name="P15"><text:span text:style-name="T15_1"><text:s text:c="4"/></text:span><text:span text:style-name="T15_2">echo</text:span><text:span text:style-name="T15_3"><text:s/></text:span><text:span text:style-name="T15_4">Chain</text:span><text:span text:style-name="T15_5"><text:s/></text:span><text:span text:style-name="T15_6">Head</text:span><text:span text:style-name="T15_7"><text:s/></text:span><text:span text:style-name="T15_8">Merkelroot</text:span></text:p>
      <text:p text:style-name="P16"><text:span text:style-name="T16_1"><text:s text:c="4"/></text:span><text:span text:style-name="T16_2">HEAD</text:span><text:span text:style-name="T16_3">=$(</text:span><text:span text:style-name="T16_4">factom</text:span><text:span text:style-name="T16_5">-</text:span><text:span text:style-name="T16_6">cli</text:span><text:span text:style-name="T16_7"><text:s/></text:span><text:span text:style-name="T16_8">get</text:span><text:span text:style-name="T16_9"><text:s/></text:span><text:span text:style-name="T16_10">chain</text:span><text:span text:style-name="T16_11"><text:s/>$1)</text:span></text:p>
      <text:p text:style-name="P17"><text:span text:style-name="T17_1"><text:s text:c="4"/></text:span><text:span text:style-name="T17_2">echo</text:span><text:span text:style-name="T17_3"><text:s/></text:span><text:span text:style-name="T17_4">HEAD</text:span><text:span text:style-name="T17_5"><text:s/>=<text:s/>$</text:span><text:span text:style-name="T17_6">HEAD</text:span></text:p>
      <text:p text:style-name="P18"><text:span text:style-name="T18_1"><text:s text:c="4"/></text:span><text:span text:style-name="T18_2">factom</text:span><text:span text:style-name="T18_3">-</text:span><text:span text:style-name="T18_4">cli</text:span><text:span text:style-name="T18_5"><text:s/></text:span><text:span text:style-name="T18_6">getaddresses</text:span></text:p>
      <text:p text:style-name="P19"><text:span text:style-name="T19_1">}</text:span></text:p>
      <text:p text:style-name="P20"/>
      <text:p text:style-name="P21"><text:span text:style-name="T21_1">TRACE</text:span><text:span text:style-name="T21_2">-</text:span><text:span text:style-name="T21_3">UPDATED</text:span><text:span text:style-name="T21_4">-</text:span><text:span text:style-name="T21_5">ENTRY</text:span><text:span text:style-name="T21_6">-</text:span><text:span text:style-name="T21_7">BLOCK</text:span><text:span text:style-name="T21_8">-</text:span><text:span text:style-name="T21_9">CHAIN</text:span><text:span text:style-name="T21_10"><text:s/>()</text:span></text:p>
      <text:p text:style-name="P22"><text:span text:style-name="T22_1">{</text:span></text:p>
      <text:p text:style-name="P23"><text:span text:style-name="T23_1"><text:s text:c="4"/></text:span><text:span text:style-name="T23_2">GET</text:span><text:span text:style-name="T23_3">-</text:span><text:span text:style-name="T23_4">ENTRY</text:span><text:span text:style-name="T23_5">-</text:span><text:span text:style-name="T23_6">BLOCK</text:span><text:span text:style-name="T23_7">-</text:span><text:span text:style-name="T23_8">CHAIN</text:span><text:span text:style-name="T23_9">-</text:span><text:span text:style-name="T23_10">HEAD</text:span><text:span text:style-name="T23_11"><text:s/>$</text:span><text:span text:style-name="T23_12">CHAINIDGOOD</text:span></text:p>
      <text:p text:style-name="P24"><text:span text:style-name="T24_1"><text:s text:c="4"/></text:span><text:span text:style-name="T24_2">HEADGOOD</text:span><text:span text:style-name="T24_3">=$</text:span><text:span text:style-name="T24_4">HEAD</text:span></text:p>
      <text:p text:style-name="P25"><text:span text:style-name="T25_1"><text:s text:c="4"/></text:span><text:span text:style-name="T25_2">echo</text:span><text:span text:style-name="T25_3"><text:s/></text:span><text:span text:style-name="T25_4">HEADGOOD</text:span><text:span text:style-name="T25_5"><text:s/>=<text:s/>$</text:span><text:span text:style-name="T25_6">HEADGOOD</text:span></text:p>
      <text:p text:style-name="P26"><text:span text:style-name="T26_1"><text:s text:c="4"/></text:span><text:span text:style-name="T26_2">echo</text:span></text:p>
      <text:p text:style-name="P27"><text:span text:style-name="T27_1"><text:s text:c="4"/></text:span><text:span text:style-name="T27_2">TRACE</text:span><text:span text:style-name="T27_3">-</text:span><text:span text:style-name="T27_4">ENTRY</text:span><text:span text:style-name="T27_5">-</text:span><text:span text:style-name="T27_6">BLOCK</text:span><text:span text:style-name="T27_7">-</text:span><text:span text:style-name="T27_8">CHAIN</text:span><text:span text:style-name="T27_9"><text:s/>$</text:span><text:span text:style-name="T27_10">HEADGOOD</text:span></text:p>
      <text:p text:style-name="P28"><text:span text:style-name="T28_1">}</text:span></text:p>
      <text:p text:style-name="P29"/>
      <text:p text:style-name="P30"><text:span text:style-name="T30_1">TRACE</text:span><text:span text:style-name="T30_2">-</text:span><text:span text:style-name="T30_3">ENTRY</text:span><text:span text:style-name="T30_4">-</text:span><text:span text:style-name="T30_5">BLOCK</text:span><text:span text:style-name="T30_6">-</text:span><text:span text:style-name="T30_7">CHAIN</text:span><text:span text:style-name="T30_8"><text:s/>()</text:span></text:p>
      <text:p text:style-name="P31"><text:span text:style-name="T31_1">{</text:span></text:p>
      <text:p text:style-name="P32"><text:span text:style-name="T32_1"><text:s text:c="4"/></text:span><text:span text:style-name="T32_2">ENTRYKEYMERKELROOT</text:span><text:span text:style-name="T32_3">=$1</text:span></text:p>
      <text:p text:style-name="P33"><text:span text:style-name="T33_1"><text:s text:c="4"/></text:span><text:span text:style-name="T33_2">echo</text:span><text:span text:style-name="T33_3"><text:s/></text:span><text:span text:style-name="T33_4">HEAD</text:span><text:span text:style-name="T33_5"><text:s/>=<text:s/>$</text:span><text:span text:style-name="T33_6">HEAD</text:span></text:p>
      <text:p text:style-name="P34"><text:span text:style-name="T34_1"><text:s text:c="4"/></text:span><text:span text:style-name="T34_2">echo</text:span><text:span text:style-name="T34_3"><text:s/></text:span><text:span text:style-name="T34_4">HEADGOOD</text:span><text:span text:style-name="T34_5"><text:s/>=<text:s/>$</text:span><text:span text:style-name="T34_6">HEADGOOD</text:span></text:p>
      <text:p text:style-name="P35"><text:span text:style-name="T35_1"><text:s text:c="4"/></text:span><text:span text:style-name="T35_2">echo</text:span><text:span text:style-name="T35_3"><text:s/></text:span><text:span text:style-name="T35_4">ENTRYKEYMERKELROOT</text:span><text:span text:style-name="T35_5"><text:s/>=<text:s/>$</text:span><text:span text:style-name="T35_6">ENTRYKEYMERKELROOT</text:span></text:p>
      <text:p text:style-name="P36"><text:span text:style-name="T36_1"><text:s text:c="4"/></text:span><text:span text:style-name="T36_2">echo</text:span></text:p>
      <text:p text:style-name="P37"><text:span text:style-name="T37_1"><text:s text:c="4"/></text:span><text:span text:style-name="T37_2">until</text:span><text:span text:style-name="T37_3"><text:s/>[<text:s/>"$</text:span><text:span text:style-name="T37_4">ENTRYKEYMERKELROOT</text:span><text:span text:style-name="T37_5">"<text:s/>=<text:s/>'0000000000000000000000000000000000000000000000000000000000000000'<text:s/>-</text:span><text:span text:style-name="T37_6">o</text:span><text:span text:style-name="T37_7"><text:s/>"$</text:span><text:span text:style-name="T37_8">ENTRYKEYMERKELROOT</text:span><text:span text:style-name="T37_9">"<text:s/>=<text:s/>""<text:s/>];<text:s/></text:span><text:span text:style-name="T37_10">do</text:span></text:p>
      <text:p text:style-name="P38"><text:span text:style-name="T38_1"><text:s text:c="8"/></text:span><text:span text:style-name="T38_2">RESULT</text:span><text:span text:style-name="T38_3">=$(</text:span><text:span text:style-name="T38_4">factom</text:span><text:span text:style-name="T38_5">-</text:span><text:span text:style-name="T38_6">cli</text:span><text:span text:style-name="T38_7"><text:s/></text:span><text:span text:style-name="T38_8">get</text:span><text:span text:style-name="T38_9"><text:s/></text:span><text:span text:style-name="T38_10">eblock</text:span><text:span text:style-name="T38_11"><text:s/>$</text:span><text:span text:style-name="T38_12">ENTRYKEYMERKELROOT</text:span><text:span text:style-name="T38_13">)</text:span></text:p>
      <text:p text:style-name="P39"><text:span text:style-name="T39_1">#<text:s text:c="7"/></text:span><text:span text:style-name="T39_2">echo</text:span><text:span text:style-name="T39_3"><text:s/>$</text:span><text:span text:style-name="T39_4">RESULT</text:span></text:p>
      <text:p text:style-name="P40"><text:span text:style-name="T40_1"><text:s text:c="8"/></text:span><text:span text:style-name="T40_2">SEQNO</text:span><text:span text:style-name="T40_3">=$(</text:span><text:span text:style-name="T40_4">echo</text:span><text:span text:style-name="T40_5"><text:s/>$</text:span><text:span text:style-name="T40_6">RESULT</text:span><text:span text:style-name="T40_7"><text:s/>|<text:s/></text:span><text:span text:style-name="T40_8">awk</text:span><text:span text:style-name="T40_9"><text:s/>'{</text:span><text:span text:style-name="T40_10">printf</text:span><text:span text:style-name="T40_11"><text:s/>$2}')</text:span></text:p>
      <text:p text:style-name="P41"><text:span text:style-name="T41_1"><text:s text:c="8"/></text:span><text:span text:style-name="T41_2">TIMESTAMP</text:span><text:span text:style-name="T41_3">=$(</text:span><text:span text:style-name="T41_4">echo</text:span><text:span text:style-name="T41_5"><text:s/>$</text:span><text:span text:style-name="T41_6">RESULT</text:span><text:span text:style-name="T41_7"><text:s/>|<text:s/></text:span><text:span text:style-name="T41_8">awk</text:span><text:span text:style-name="T41_9"><text:s/>'{</text:span><text:span text:style-name="T41_10">printf</text:span><text:span text:style-name="T41_11"><text:s/>$8}')<text:s text:c="4"/></text:span></text:p>
      <text:p text:style-name="P42"><text:span text:style-name="T42_1"><text:s text:c="8"/></text:span><text:span text:style-name="T42_2">EBCHAINID</text:span><text:span text:style-name="T42_3">=$(</text:span><text:span text:style-name="T42_4">echo</text:span><text:span text:style-name="T42_5"><text:s/>$</text:span><text:span text:style-name="T42_6">RESULT</text:span><text:span text:style-name="T42_7"><text:s/>|<text:s/></text:span><text:span text:style-name="T42_8">awk</text:span><text:span text:style-name="T42_9"><text:s/>'{</text:span><text:span text:style-name="T42_10">printf</text:span><text:span text:style-name="T42_11"><text:s/>$4}')</text:span></text:p>
      <text:p text:style-name="P43"><text:span text:style-name="T43_1"><text:s text:c="8"/></text:span><text:span text:style-name="T43_2">ENTRYKEYMERKELROOT</text:span><text:span text:style-name="T43_3">=$(</text:span><text:span text:style-name="T43_4">echo</text:span><text:span text:style-name="T43_5"><text:s/>$</text:span><text:span text:style-name="T43_6">RESULT</text:span><text:span text:style-name="T43_7"><text:s/>|<text:s/></text:span><text:span text:style-name="T43_8">awk</text:span><text:span text:style-name="T43_9"><text:s/>'{</text:span><text:span text:style-name="T43_10">printf</text:span><text:span text:style-name="T43_11"><text:s/>$6}')</text:span></text:p>
      <text:p text:style-name="P44"><text:span text:style-name="T44_1"><text:s text:c="8"/></text:span><text:span text:style-name="T44_2">echo</text:span><text:span text:style-name="T44_3"><text:s/></text:span><text:span text:style-name="T44_4">ENTRY</text:span><text:span text:style-name="T44_5"><text:s/></text:span><text:span text:style-name="T44_6">BLOCK</text:span></text:p>
      <text:p text:style-name="P45"><text:span text:style-name="T45_1"><text:s text:c="8"/></text:span><text:span text:style-name="T45_2">echo</text:span><text:span text:style-name="T45_3"><text:s/>-----------</text:span></text:p>
      <text:p text:style-name="P46"><text:span text:style-name="T46_1"><text:s text:c="8"/></text:span><text:span text:style-name="T46_2">echo</text:span><text:span text:style-name="T46_3"><text:s/></text:span><text:span text:style-name="T46_4">Sequence</text:span><text:span text:style-name="T46_5"><text:s/></text:span><text:span text:style-name="T46_6">Number</text:span><text:span text:style-name="T46_7"><text:s/>-<text:s/></text:span><text:span text:style-name="T46_8">Time</text:span><text:span text:style-name="T46_9"><text:s/></text:span><text:span text:style-name="T46_10">Stamp</text:span></text:p>
      <text:p text:style-name="P47"><text:span text:style-name="T47_1"><text:s text:c="8"/></text:span><text:span text:style-name="T47_2">echo</text:span><text:span text:style-name="T47_3"><text:s/>$</text:span><text:span text:style-name="T47_4">SEQNO</text:span><text:span text:style-name="T47_5"><text:s/>$</text:span><text:span text:style-name="T47_6">TIMESTAMP</text:span></text:p>
      <text:p text:style-name="P48"><text:span text:style-name="T48_1"><text:s text:c="8"/></text:span><text:span text:style-name="T48_2">echo</text:span><text:span text:style-name="T48_3"><text:s/></text:span><text:span text:style-name="T48_4">Chain</text:span><text:span text:style-name="T48_5"><text:s/></text:span><text:span text:style-name="T48_6">ID</text:span></text:p>
      <text:p text:style-name="P49"><text:span text:style-name="T49_1"><text:s text:c="8"/></text:span><text:span text:style-name="T49_2">echo</text:span><text:span text:style-name="T49_3"><text:s/>$</text:span><text:span text:style-name="T49_4">EBCHAINID</text:span></text:p>
      <text:p text:style-name="P50"><text:span text:style-name="T50_1"><text:s text:c="8"/></text:span><text:span text:style-name="T50_2">echo</text:span><text:span text:style-name="T50_3"><text:s/></text:span><text:span text:style-name="T50_4">Previous</text:span><text:span text:style-name="T50_5"><text:s/></text:span><text:span text:style-name="T50_6">Entry</text:span><text:span text:style-name="T50_7"><text:s/></text:span><text:span text:style-name="T50_8">Block</text:span><text:span text:style-name="T50_9"><text:s/></text:span><text:span text:style-name="T50_10">Key</text:span><text:span text:style-name="T50_11"><text:s/></text:span><text:span text:style-name="T50_12">Merkel</text:span><text:span text:style-name="T50_13"><text:s/></text:span><text:span text:style-name="T50_14">Root</text:span><text:span text:style-name="T50_15"><text:s/></text:span></text:p>
      <text:p text:style-name="P51"><text:span text:style-name="T51_1"><text:s text:c="8"/></text:span><text:span text:style-name="T51_2">echo</text:span><text:span text:style-name="T51_3"><text:s/>$</text:span><text:span text:style-name="T51_4">ENTRYKEYMERKELROOT</text:span></text:p>
      <text:p text:style-name="P52"><text:span text:style-name="T52_1"><text:s text:c="8"/></text:span><text:span text:style-name="T52_2">echo</text:span></text:p>
      <text:p text:style-name="P53"><text:span text:style-name="T53_1"><text:s text:c="8"/></text:span><text:span text:style-name="T53_2">ENTRYINDEX</text:span><text:span text:style-name="T53_3">=12</text:span></text:p>
      <text:p text:style-name="P54"><text:span text:style-name="T54_1"><text:s text:c="8"/></text:span><text:span text:style-name="T54_2">ENTRYTIMESTAMP</text:span><text:span text:style-name="T54_3">=$(</text:span><text:span text:style-name="T54_4">echo</text:span><text:span text:style-name="T54_5"><text:s/>$</text:span><text:span text:style-name="T54_6">RESULT</text:span><text:span text:style-name="T54_7"><text:s/>|<text:s/></text:span><text:span text:style-name="T54_8">awk</text:span><text:span text:style-name="T54_9"><text:s/>'{</text:span><text:span text:style-name="T54_10">printf</text:span><text:span text:style-name="T54_11"><text:s/>$12}')</text:span></text:p>
      <text:p text:style-name="P55"><text:span text:style-name="T55_1"><text:s text:c="8"/></text:span><text:span text:style-name="T55_2">until</text:span><text:span text:style-name="T55_3"><text:s/>[<text:s/>"$</text:span><text:span text:style-name="T55_4">ENTRYTIMESTAMP</text:span><text:span text:style-name="T55_5">"<text:s/>=<text:s/>""<text:s/>];<text:s/></text:span><text:span text:style-name="T55_6">do</text:span></text:p>
      <text:p text:style-name="P56"><text:span text:style-name="T56_1"><text:s text:c="12"/></text:span><text:span text:style-name="T56_2">echo</text:span><text:span text:style-name="T56_3"><text:s/>"<text:s text:c="4"/>"</text:span><text:span text:style-name="T56_4">ENTRY</text:span></text:p>
      <text:p text:style-name="P57"><text:span text:style-name="T57_1"><text:s text:c="12"/></text:span><text:span text:style-name="T57_2">echo</text:span><text:span text:style-name="T57_3"><text:s/>"<text:s text:c="4"/>"-----</text:span></text:p>
      <text:p text:style-name="P58"><text:span text:style-name="T58_1"><text:s text:c="12"/></text:span><text:span text:style-name="T58_2">echo</text:span><text:span text:style-name="T58_3"><text:s/>"<text:s text:c="4"/>"</text:span><text:span text:style-name="T58_4">Entry</text:span><text:span text:style-name="T58_5"><text:s/></text:span><text:span text:style-name="T58_6">Time</text:span><text:span text:style-name="T58_7"><text:s/></text:span><text:span text:style-name="T58_8">Stamp</text:span></text:p>
      <text:p text:style-name="P59"><text:span text:style-name="T59_1"><text:s text:c="12"/></text:span><text:span text:style-name="T59_2">echo</text:span><text:span text:style-name="T59_3"><text:s/>"<text:s text:c="4"/>"$</text:span><text:span text:style-name="T59_4">ENTRYTIMESTAMP</text:span></text:p>
      <text:p text:style-name="P60"><text:span text:style-name="T60_1"><text:s text:c="12"/></text:span><text:span text:style-name="T60_2">echo</text:span><text:span text:style-name="T60_3"><text:s/>"<text:s text:c="4"/>"</text:span><text:span text:style-name="T60_4">Entry</text:span><text:span text:style-name="T60_5"><text:s/></text:span><text:span text:style-name="T60_6">Hash</text:span></text:p>
      <text:p text:style-name="P61"><text:span text:style-name="T61_1"><text:s text:c="12"/></text:span><text:span text:style-name="T61_2">ENTRYHASH</text:span><text:span text:style-name="T61_3">=$(</text:span><text:span text:style-name="T61_4">echo</text:span><text:span text:style-name="T61_5"><text:s/>$</text:span><text:span text:style-name="T61_6">RESULT</text:span><text:span text:style-name="T61_7"><text:s/>|<text:s/></text:span><text:span text:style-name="T61_8">awk</text:span><text:span text:style-name="T61_9"><text:s/>-</text:span><text:span text:style-name="T61_10">v</text:span><text:span text:style-name="T61_11"><text:s/></text:span><text:span text:style-name="T61_12">INDEX</text:span><text:span text:style-name="T61_13">="$(($</text:span><text:span text:style-name="T61_14">ENTRYINDEX</text:span><text:span text:style-name="T61_15"><text:s/>+<text:s/>2))"<text:s/>'{</text:span><text:span text:style-name="T61_16">printf</text:span><text:span text:style-name="T61_17"><text:s/>$</text:span><text:span text:style-name="T61_18">INDEX</text:span><text:span text:style-name="T61_19">}')</text:span></text:p>
      <text:p text:style-name="P62"><text:span text:style-name="T62_1"><text:s text:c="12"/></text:span><text:span text:style-name="T62_2">echo</text:span><text:span text:style-name="T62_3"><text:s/>"<text:s text:c="4"/>"$</text:span><text:span text:style-name="T62_4">ENTRYHASH</text:span></text:p>
      <text:p text:style-name="P63"><text:span text:style-name="T63_1"><text:s text:c="12"/></text:span><text:span text:style-name="T63_2">factom</text:span><text:span text:style-name="T63_3">-</text:span><text:span text:style-name="T63_4">cli</text:span><text:span text:style-name="T63_5"><text:s/></text:span><text:span text:style-name="T63_6">get</text:span><text:span text:style-name="T63_7"><text:s/></text:span><text:span text:style-name="T63_8">entry</text:span><text:span text:style-name="T63_9"><text:s/>$</text:span><text:span text:style-name="T63_10">ENTRYHASH</text:span><text:span text:style-name="T63_11"><text:s/></text:span></text:p>
      <text:p text:style-name="P64"><text:span text:style-name="T64_1"><text:s text:c="12"/>((</text:span><text:span text:style-name="T64_2">ENTRYINDEX</text:span><text:span text:style-name="T64_3">+=7))</text:span></text:p>
      <text:p text:style-name="P65"><text:span text:style-name="T65_1"><text:s text:c="12"/></text:span><text:span text:style-name="T65_2">ENTRYTIMESTAMP</text:span><text:span text:style-name="T65_3">=$(</text:span><text:span text:style-name="T65_4">echo</text:span><text:span text:style-name="T65_5"><text:s/>$</text:span><text:span text:style-name="T65_6">RESULT</text:span><text:span text:style-name="T65_7"><text:s/>|<text:s/></text:span><text:span text:style-name="T65_8">awk</text:span><text:span text:style-name="T65_9"><text:s/>-</text:span><text:span text:style-name="T65_10">v</text:span><text:span text:style-name="T65_11"><text:s/></text:span><text:span text:style-name="T65_12">INDEX</text:span><text:span text:style-name="T65_13">="$</text:span><text:span text:style-name="T65_14">ENTRYINDEX</text:span><text:span text:style-name="T65_15">"<text:s/>'{</text:span><text:span text:style-name="T65_16">printf</text:span><text:span text:style-name="T65_17"><text:s/>$</text:span><text:span text:style-name="T65_18">INDEX</text:span><text:span text:style-name="T65_19">}')</text:span></text:p>
      <text:p text:style-name="P66"><text:span text:style-name="T66_1"><text:s text:c="8"/></text:span><text:span text:style-name="T66_2">echo</text:span></text:p>
      <text:p text:style-name="P67"><text:span text:style-name="T67_1"><text:s text:c="8"/></text:span><text:span text:style-name="T67_2">done</text:span></text:p>
      <text:p text:style-name="P68"><text:span text:style-name="T68_1"><text:s text:c="4"/></text:span><text:span text:style-name="T68_2">done</text:span></text:p>
      <text:p text:style-name="P69"><text:span text:style-name="T69_1"><text:s text:c="4"/></text:span><text:span text:style-name="T69_2">echo</text:span></text:p>
      <text:p text:style-name="P70"><text:span text:style-name="T70_1">}</text:span></text:p>
      <text:p text:style-name="P71"/>
      <text:p text:style-name="P72"><text:span text:style-name="T72_1">echo</text:span><text:span text:style-name="T72_2"><text:s/></text:span><text:span text:style-name="T72_3">WAITING</text:span><text:span text:style-name="T72_4"><text:s/>60<text:s/></text:span><text:span text:style-name="T72_5">SECONDS</text:span><text:span text:style-name="T72_6"><text:s/></text:span><text:span text:style-name="T72_7">FOR</text:span><text:span text:style-name="T72_8"><text:s/></text:span><text:span text:style-name="T72_9">FACTOMD</text:span><text:span text:style-name="T72_10"><text:s/></text:span><text:span text:style-name="T72_11">TO</text:span><text:span text:style-name="T72_12"><text:s/></text:span><text:span text:style-name="T72_13">INITIALIZE</text:span></text:p>
      <text:p text:style-name="P73"><text:span text:style-name="T73_1">sleep</text:span><text:span text:style-name="T73_2"><text:s/>60</text:span></text:p>
      <text:p text:style-name="P74"><text:span text:style-name="T74_1">echo</text:span></text:p>
      <text:p text:style-name="P75"><text:span text:style-name="T75_1">echo</text:span><text:span text:style-name="T75_2"><text:s/>1<text:s/></text:span><text:span text:style-name="T75_3">WALLETS</text:span></text:p>
      <text:p text:style-name="P76"><text:span text:style-name="T76_1">echo</text:span></text:p>
      <text:p text:style-name="P77"><text:span text:style-name="T77_1">echo</text:span><text:span text:style-name="T77_2"><text:s/>1.1<text:s/></text:span><text:span text:style-name="T77_3">FACTOID</text:span><text:span text:style-name="T77_4"><text:s/></text:span><text:span text:style-name="T77_5">WALLET</text:span></text:p>
      <text:p text:style-name="P78"><text:span text:style-name="T78_1">echo</text:span></text:p>
      <text:p text:style-name="P79"><text:span text:style-name="T79_1">echo</text:span><text:span text:style-name="T79_2"><text:s/>1.1.1<text:s/></text:span><text:span text:style-name="T79_3">CREATE</text:span><text:span text:style-name="T79_4"><text:s/></text:span><text:span text:style-name="T79_5">FACTOID</text:span><text:span text:style-name="T79_6"><text:s/></text:span><text:span text:style-name="T79_7">WALLET</text:span><text:span text:style-name="T79_8"><text:s/></text:span><text:span text:style-name="T79_9">ADDRESSES</text:span><text:span text:style-name="T79_10"><text:s text:c="8"/></text:span></text:p>
      <text:p text:style-name="P80"><text:span text:style-name="T80_1">echo</text:span></text:p>
      <text:p text:style-name="P81"><text:span text:style-name="T81_1">echo</text:span><text:span text:style-name="T81_2"><text:s/>1.1.1.1<text:s/></text:span><text:span text:style-name="T81_3">CREATE</text:span><text:span text:style-name="T81_4"><text:s/></text:span><text:span text:style-name="T81_5">TWO</text:span><text:span text:style-name="T81_6"><text:s/></text:span><text:span text:style-name="T81_7">LEGITIMATE</text:span><text:span text:style-name="T81_8"><text:s/></text:span><text:span text:style-name="T81_9">FACTOID</text:span><text:span text:style-name="T81_10"><text:s/></text:span><text:span text:style-name="T81_11">WALLET</text:span><text:span text:style-name="T81_12"><text:s/></text:span><text:span text:style-name="T81_13">ADDRESSES</text:span></text:p>
      <text:p text:style-name="P82"><text:span text:style-name="T82_1">FACTOIDWALLETADDRESSKEY</text:span><text:span text:style-name="T82_2">01=$(</text:span><text:span text:style-name="T82_3">factom</text:span><text:span text:style-name="T82_4">-</text:span><text:span text:style-name="T82_5">cli</text:span><text:span text:style-name="T82_6"><text:s/></text:span><text:span text:style-name="T82_7">newaddress</text:span><text:span text:style-name="T82_8"><text:s/></text:span><text:span text:style-name="T82_9">fct</text:span><text:span text:style-name="T82_10"><text:s/></text:span><text:span text:style-name="T82_11">factoid</text:span><text:span text:style-name="T82_12">-</text:span><text:span text:style-name="T82_13">wallet</text:span><text:span text:style-name="T82_14">-</text:span><text:span text:style-name="T82_15">address</text:span><text:span text:style-name="T82_16">-</text:span><text:span text:style-name="T82_17">name</text:span><text:span text:style-name="T82_18">01<text:s/></text:span><text:span text:style-name="T82_19">Fs</text:span><text:span text:style-name="T82_20">2</text:span><text:span text:style-name="T82_21">DNirmGDtnAZGXqca</text:span><text:span text:style-name="T82_22">3</text:span><text:span text:style-name="T82_23">XHkukTNMxoMGFFQxJA</text:span><text:span text:style-name="T82_24">3</text:span><text:span text:style-name="T82_25">bAjJnKzzsZBMH</text:span><text:span text:style-name="T82_26"><text:s/>|<text:s/></text:span><text:span text:style-name="T82_27">awk</text:span><text:span text:style-name="T82_28"><text:s/>'{</text:span><text:span text:style-name="T82_29">print</text:span><text:span text:style-name="T82_30"><text:s/>$3}')<text:s text:c="8"/></text:span></text:p>
      <text:p text:style-name="P83"><text:span text:style-name="T83_1">echo</text:span><text:span text:style-name="T83_2"><text:s/></text:span><text:span text:style-name="T83_3">FACTOIDWALLETADDRESSKEY</text:span><text:span text:style-name="T83_4">01=$</text:span><text:span text:style-name="T83_5">FACTOIDWALLETADDRESSKEY</text:span><text:span text:style-name="T83_6">01</text:span></text:p>
      <text:p text:style-name="P84"><text:span text:style-name="T84_1">FACTOIDWALLETADDRESSKEY</text:span><text:span text:style-name="T84_2">02=$(</text:span><text:span text:style-name="T84_3">factom</text:span><text:span text:style-name="T84_4">-</text:span><text:span text:style-name="T84_5">cli</text:span><text:span text:style-name="T84_6"><text:s/></text:span><text:span text:style-name="T84_7">generateaddress</text:span><text:span text:style-name="T84_8"><text:s/></text:span><text:span text:style-name="T84_9">fct</text:span><text:span text:style-name="T84_10"><text:s/></text:span><text:span text:style-name="T84_11">factoid</text:span><text:span text:style-name="T84_12">-</text:span><text:span text:style-name="T84_13">wallet</text:span><text:span text:style-name="T84_14">-</text:span><text:span text:style-name="T84_15">address</text:span><text:span text:style-name="T84_16">-</text:span><text:span text:style-name="T84_17">name</text:span><text:span text:style-name="T84_18">02<text:s/>|<text:s/></text:span><text:span text:style-name="T84_19">awk</text:span><text:span text:style-name="T84_20"><text:s/>'{</text:span><text:span text:style-name="T84_21">print</text:span><text:span text:style-name="T84_22"><text:s/>$3}')<text:s text:c="8"/></text:span></text:p>
      <text:p text:style-name="P85"><text:span text:style-name="T85_1">echo</text:span><text:span text:style-name="T85_2"><text:s/></text:span><text:span text:style-name="T85_3">FACTOIDWALLETADDRESSKEY</text:span><text:span text:style-name="T85_4">02=$</text:span><text:span text:style-name="T85_5">FACTOIDWALLETADDRESSKEY</text:span><text:span text:style-name="T85_6">02</text:span></text:p>
      <text:p text:style-name="P86"><text:span text:style-name="T86_1">factom</text:span><text:span text:style-name="T86_2">-</text:span><text:span text:style-name="T86_3">cli</text:span><text:span text:style-name="T86_4"><text:s/></text:span><text:span text:style-name="T86_5">newtransaction</text:span><text:span text:style-name="T86_6"><text:s/></text:span><text:span text:style-name="T86_7">setuptransaction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addinput</text:span><text:span text:style-name="T87_6"><text:s/></text:span><text:span text:style-name="T87_7">setuptransaction</text:span><text:span text:style-name="T87_8"><text:s/>$</text:span><text:span text:style-name="T87_9">FACTOIDWALLETADDRESSKEY</text:span><text:span text:style-name="T87_10">01<text:s/>150</text:span></text:p>
      <text:p text:style-name="P88"><text:span text:style-name="T88_1">factom</text:span><text:span text:style-name="T88_2">-</text:span><text:span text:style-name="T88_3">cli</text:span><text:span text:style-name="T88_4"><text:s/></text:span><text:span text:style-name="T88_5">addoutput</text:span><text:span text:style-name="T88_6"><text:s/></text:span><text:span text:style-name="T88_7">setuptransaction</text:span><text:span text:style-name="T88_8"><text:s/></text:span><text:span text:style-name="T88_9">factoid</text:span><text:span text:style-name="T88_10">-</text:span><text:span text:style-name="T88_11">wallet</text:span><text:span text:style-name="T88_12">-</text:span><text:span text:style-name="T88_13">address</text:span><text:span text:style-name="T88_14">-</text:span><text:span text:style-name="T88_15">name</text:span><text:span text:style-name="T88_16">02<text:s/>149</text:span></text:p>
      <text:p text:style-name="P89"><text:span text:style-name="T89_1">factom</text:span><text:span text:style-name="T89_2">-</text:span><text:span text:style-name="T89_3">cli</text:span><text:span text:style-name="T89_4"><text:s/></text:span><text:span text:style-name="T89_5">sign</text:span><text:span text:style-name="T89_6"><text:s/></text:span><text:span text:style-name="T89_7">setuptransaction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submit</text:span><text:span text:style-name="T90_6"><text:s/></text:span><text:span text:style-name="T90_7">setuptransaction</text:span></text:p>
      <text:p text:style-name="P91"/>
      <text:p text:style-name="P92"><text:span text:style-name="T92_1">:<text:s/>&lt;&lt;'</text:span><text:span text:style-name="T92_2">EOF</text:span><text:span text:style-name="T92_3">1'</text:span></text:p>
      <text:p text:style-name="P93"/>
      <text:p text:style-name="P94"><text:span text:style-name="T94_1">EOF</text:span><text:span text:style-name="T94_2">1</text:span></text:p>
      <text:p text:style-name="P95"/>
      <text:p text:style-name="P96"><text:span text:style-name="T96_1">echo</text:span><text:span text:style-name="T96_2"><text:s/>1.1.1.2<text:s/></text:span><text:span text:style-name="T96_3">TRY</text:span><text:span text:style-name="T96_4"><text:s/></text:span><text:span text:style-name="T96_5">TO</text:span><text:span text:style-name="T96_6"><text:s/></text:span><text:span text:style-name="T96_7">CREATE</text:span><text:span text:style-name="T96_8"><text:s/></text:span><text:span text:style-name="T96_9">TOO</text:span><text:span text:style-name="T96_10"><text:s/></text:span><text:span text:style-name="T96_11">LONG</text:span><text:span text:style-name="T96_12"><text:s/></text:span><text:span text:style-name="T96_13">FACTOID</text:span><text:span text:style-name="T96_14"><text:s/></text:span><text:span text:style-name="T96_15">WALLET</text:span><text:span text:style-name="T96_16"><text:s/></text:span><text:span text:style-name="T96_17">ADDRESS</text:span><text:span text:style-name="T96_18"><text:s/></text:span><text:span text:style-name="T96_19">NAME</text:span><text:span text:style-name="T96_20"><text:s text:c="7"/></text:span></text:p>
      <text:p text:style-name="P97"><text:span text:style-name="T97_1">factom</text:span><text:span text:style-name="T97_2">-</text:span><text:span text:style-name="T97_3">cli</text:span><text:span text:style-name="T97_4"><text:s/></text:span><text:span text:style-name="T97_5">generateaddress</text:span><text:span text:style-name="T97_6"><text:s/></text:span><text:span text:style-name="T97_7">fct</text:span><text:span text:style-name="T97_8"><text:s/></text:span><text:span text:style-name="T97_9">factoid</text:span><text:span text:style-name="T97_10">-</text:span><text:span text:style-name="T97_11">wallet</text:span><text:span text:style-name="T97_12">-</text:span><text:span text:style-name="T97_13">address</text:span><text:span text:style-name="T97_14">-</text:span><text:span text:style-name="T97_15">name</text:span><text:span text:style-name="T97_16">890123</text:span></text:p>
      <text:p text:style-name="P98"><text:span text:style-name="T98_1">echo</text:span></text:p>
      <text:p text:style-name="P99"><text:span text:style-name="T99_1">echo</text:span><text:span text:style-name="T99_2"><text:s/>1.1.1.3<text:s/></text:span><text:span text:style-name="T99_3">TRY</text:span><text:span text:style-name="T99_4"><text:s/></text:span><text:span text:style-name="T99_5">TO</text:span><text:span text:style-name="T99_6"><text:s/></text:span><text:span text:style-name="T99_7">CREATE</text:span><text:span text:style-name="T99_8"><text:s/></text:span><text:span text:style-name="T99_9">FACTOID</text:span><text:span text:style-name="T99_10"><text:s/></text:span><text:span text:style-name="T99_11">WALLET</text:span><text:span text:style-name="T99_12"><text:s/></text:span><text:span text:style-name="T99_13">ADDRESS</text:span><text:span text:style-name="T99_14"><text:s/></text:span><text:span text:style-name="T99_15">NAME</text:span><text:span text:style-name="T99_16"><text:s/></text:span><text:span text:style-name="T99_17">STARTING</text:span><text:span text:style-name="T99_18"><text:s/></text:span><text:span text:style-name="T99_19">WITH</text:span><text:span text:style-name="T99_20"><text:s/>'"$"'<text:s text:c="8"/></text:span></text:p>
      <text:p text:style-name="P100"><text:span text:style-name="T100_1">factom</text:span><text:span text:style-name="T100_2">-</text:span><text:span text:style-name="T100_3">cli</text:span><text:span text:style-name="T100_4"><text:s/></text:span><text:span text:style-name="T100_5">generateaddress</text:span><text:span text:style-name="T100_6"><text:s/></text:span><text:span text:style-name="T100_7">fct</text:span><text:span text:style-name="T100_8"><text:s/>'$</text:span><text:span text:style-name="T100_9">F</text:span><text:span text:style-name="T100_10">02'</text:span></text:p>
      <text:p text:style-name="P101"><text:span text:style-name="T101_1">echo</text:span><text:span text:style-name="T101_2"><text:s/></text:span></text:p>
      <text:p text:style-name="P102"><text:span text:style-name="T102_1">echo</text:span><text:span text:style-name="T102_2"><text:s/>1.1.1.4<text:s/></text:span><text:span text:style-name="T102_3">TRY</text:span><text:span text:style-name="T102_4"><text:s/></text:span><text:span text:style-name="T102_5">TO</text:span><text:span text:style-name="T102_6"><text:s/></text:span><text:span text:style-name="T102_7">CREATE</text:span><text:span text:style-name="T102_8"><text:s/></text:span><text:span text:style-name="T102_9">FACTOID</text:span><text:span text:style-name="T102_10"><text:s/></text:span><text:span text:style-name="T102_11">WALLET</text:span><text:span text:style-name="T102_12"><text:s/></text:span><text:span text:style-name="T102_13">ADDRESS</text:span><text:span text:style-name="T102_14"><text:s/></text:span><text:span text:style-name="T102_15">NAME</text:span><text:span text:style-name="T102_16"><text:s/></text:span><text:span text:style-name="T102_17">STARTING</text:span><text:span text:style-name="T102_18"><text:s/></text:span><text:span text:style-name="T102_19">WITH</text:span><text:span text:style-name="T102_20"><text:s/>'"/"'<text:s text:c="8"/></text:span></text:p>
      <text:p text:style-name="P103"><text:span text:style-name="T103_1">factom</text:span><text:span text:style-name="T103_2">-</text:span><text:span text:style-name="T103_3">cli</text:span><text:span text:style-name="T103_4"><text:s/></text:span><text:span text:style-name="T103_5">generateaddress</text:span><text:span text:style-name="T103_6"><text:s/></text:span><text:span text:style-name="T103_7">fct</text:span><text:span text:style-name="T103_8"><text:s/>"'/</text:span><text:span text:style-name="T103_9">F</text:span><text:span text:style-name="T103_10">02'"</text:span></text:p>
      <text:p text:style-name="P104"><text:span text:style-name="T104_1">echo</text:span><text:span text:style-name="T104_2"><text:s/></text:span></text:p>
      <text:p text:style-name="P105"><text:span text:style-name="T105_1">echo</text:span><text:span text:style-name="T105_2"><text:s/>1.1.1.5<text:s/></text:span><text:span text:style-name="T105_3">TRY</text:span><text:span text:style-name="T105_4"><text:s/></text:span><text:span text:style-name="T105_5">TO</text:span><text:span text:style-name="T105_6"><text:s/></text:span><text:span text:style-name="T105_7">CREATE</text:span><text:span text:style-name="T105_8"><text:s/></text:span><text:span text:style-name="T105_9">FACTOID</text:span><text:span text:style-name="T105_10"><text:s/></text:span><text:span text:style-name="T105_11">WALLET</text:span><text:span text:style-name="T105_12"><text:s/></text:span><text:span text:style-name="T105_13">ADDRESS</text:span><text:span text:style-name="T105_14"><text:s/></text:span><text:span text:style-name="T105_15">NAME</text:span><text:span text:style-name="T105_16"><text:s/></text:span><text:span text:style-name="T105_17">CONTAINING</text:span><text:span text:style-name="T105_18"><text:s/>'"~"'<text:s text:c="8"/>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generateaddress</text:span><text:span text:style-name="T106_6"><text:s/></text:span><text:span text:style-name="T106_7">fct</text:span><text:span text:style-name="T106_8"><text:s/>"'</text:span><text:span text:style-name="T106_9">F</text:span><text:span text:style-name="T106_10">~02'"</text:span></text:p>
      <text:p text:style-name="P107"><text:span text:style-name="T107_1">echo</text:span><text:span text:style-name="T107_2"><text:s/></text:span></text:p>
      <text:p text:style-name="P108"><text:span text:style-name="T108_1">echo</text:span><text:span text:style-name="T108_2"><text:s/>1.1.1.6<text:s/></text:span><text:span text:style-name="T108_3">TRY</text:span><text:span text:style-name="T108_4"><text:s/></text:span><text:span text:style-name="T108_5">TO</text:span><text:span text:style-name="T108_6"><text:s/></text:span><text:span text:style-name="T108_7">CREATE</text:span><text:span text:style-name="T108_8"><text:s/></text:span><text:span text:style-name="T108_9">FACTOID</text:span><text:span text:style-name="T108_10"><text:s/></text:span><text:span text:style-name="T108_11">WALLET</text:span><text:span text:style-name="T108_12"><text:s/></text:span><text:span text:style-name="T108_13">ADDRESS</text:span><text:span text:style-name="T108_14"><text:s/></text:span><text:span text:style-name="T108_15">NAME</text:span><text:span text:style-name="T108_16"><text:s/></text:span><text:span text:style-name="T108_17">ENDING</text:span><text:span text:style-name="T108_18"><text:s/></text:span><text:span text:style-name="T108_19">WITH</text:span><text:span text:style-name="T108_20"><text:s/>'"!"'<text:s text:c="8"/></text:span></text:p>
      <text:p text:style-name="P109"><text:span text:style-name="T109_1">factom</text:span><text:span text:style-name="T109_2">-</text:span><text:span text:style-name="T109_3">cli</text:span><text:span text:style-name="T109_4"><text:s/></text:span><text:span text:style-name="T109_5">generateaddress</text:span><text:span text:style-name="T109_6"><text:s/></text:span><text:span text:style-name="T109_7">fct</text:span><text:span text:style-name="T109_8"><text:s/>"'</text:span><text:span text:style-name="T109_9">F</text:span><text:span text:style-name="T109_10">02!'"</text:span></text:p>
      <text:p text:style-name="P110"><text:span text:style-name="T110_1">echo</text:span><text:span text:style-name="T110_2"><text:s/></text:span></text:p>
      <text:p text:style-name="P111"><text:span text:style-name="T111_1">echo</text:span><text:span text:style-name="T111_2"><text:s/>1.1.1.7<text:s/></text:span><text:span text:style-name="T111_3">TRY</text:span><text:span text:style-name="T111_4"><text:s/></text:span><text:span text:style-name="T111_5">TO</text:span><text:span text:style-name="T111_6"><text:s/></text:span><text:span text:style-name="T111_7">CREATE</text:span><text:span text:style-name="T111_8"><text:s/></text:span><text:span text:style-name="T111_9">FACTOID</text:span><text:span text:style-name="T111_10"><text:s/></text:span><text:span text:style-name="T111_11">WALLET</text:span><text:span text:style-name="T111_12"><text:s/></text:span><text:span text:style-name="T111_13">ADDRESS</text:span><text:span text:style-name="T111_14"><text:s/></text:span><text:span text:style-name="T111_15">NAME</text:span><text:span text:style-name="T111_16"><text:s/></text:span><text:span text:style-name="T111_17">STARTING</text:span><text:span text:style-name="T111_18"><text:s/></text:span><text:span text:style-name="T111_19">WITH</text:span><text:span text:style-name="T111_20"><text:s/>"@"<text:s text:c="8"/></text:span></text:p>
      <text:p text:style-name="P112"><text:span text:style-name="T112_1">factom</text:span><text:span text:style-name="T112_2">-</text:span><text:span text:style-name="T112_3">cli</text:span><text:span text:style-name="T112_4"><text:s/></text:span><text:span text:style-name="T112_5">generateaddress</text:span><text:span text:style-name="T112_6"><text:s/></text:span><text:span text:style-name="T112_7">fct</text:span><text:span text:style-name="T112_8"><text:s/>"'@</text:span><text:span text:style-name="T112_9">F</text:span><text:span text:style-name="T112_10">02'"</text:span></text:p>
      <text:p text:style-name="P113"><text:span text:style-name="T113_1">echo</text:span><text:span text:style-name="T113_2"><text:s/></text:span></text:p>
      <text:p text:style-name="P114"><text:span text:style-name="T114_1">echo</text:span><text:span text:style-name="T114_2"><text:s/>1.1.1.8<text:s/></text:span><text:span text:style-name="T114_3">TRY</text:span><text:span text:style-name="T114_4"><text:s/></text:span><text:span text:style-name="T114_5">TO</text:span><text:span text:style-name="T114_6"><text:s/></text:span><text:span text:style-name="T114_7">CREATE</text:span><text:span text:style-name="T114_8"><text:s/></text:span><text:span text:style-name="T114_9">FACTOID</text:span><text:span text:style-name="T114_10"><text:s/></text:span><text:span text:style-name="T114_11">WALLET</text:span><text:span text:style-name="T114_12"><text:s/></text:span><text:span text:style-name="T114_13">ADDRESS</text:span><text:span text:style-name="T114_14"><text:s/></text:span><text:span text:style-name="T114_15">NAME</text:span><text:span text:style-name="T114_16"><text:s/></text:span><text:span text:style-name="T114_17">CONTAINING</text:span><text:span text:style-name="T114_18"><text:s/>"#"<text:s text:c="8"/></text:span></text:p>
      <text:p text:style-name="P115"><text:span text:style-name="T115_1">factom</text:span><text:span text:style-name="T115_2">-</text:span><text:span text:style-name="T115_3">cli</text:span><text:span text:style-name="T115_4"><text:s/></text:span><text:span text:style-name="T115_5">generateaddress</text:span><text:span text:style-name="T115_6"><text:s/></text:span><text:span text:style-name="T115_7">fct</text:span><text:span text:style-name="T115_8"><text:s/>"'</text:span><text:span text:style-name="T115_9">F</text:span><text:span text:style-name="T115_10">#02'"</text:span></text:p>
      <text:p text:style-name="P116"><text:span text:style-name="T116_1">echo</text:span><text:span text:style-name="T116_2"><text:s/></text:span></text:p>
      <text:p text:style-name="P117"><text:span text:style-name="T117_1">echo</text:span><text:span text:style-name="T117_2"><text:s/>1.1.1.9<text:s/></text:span><text:span text:style-name="T117_3">TRY</text:span><text:span text:style-name="T117_4"><text:s/></text:span><text:span text:style-name="T117_5">TO</text:span><text:span text:style-name="T117_6"><text:s/></text:span><text:span text:style-name="T117_7">CREATE</text:span><text:span text:style-name="T117_8"><text:s/></text:span><text:span text:style-name="T117_9">FACTOID</text:span><text:span text:style-name="T117_10"><text:s/></text:span><text:span text:style-name="T117_11">WALLET</text:span><text:span text:style-name="T117_12"><text:s/></text:span><text:span text:style-name="T117_13">ADDRESS</text:span><text:span text:style-name="T117_14"><text:s/></text:span><text:span text:style-name="T117_15">NAME</text:span><text:span text:style-name="T117_16"><text:s/></text:span><text:span text:style-name="T117_17">ENDING</text:span><text:span text:style-name="T117_18"><text:s/></text:span><text:span text:style-name="T117_19">WITH</text:span><text:span text:style-name="T117_20"><text:s/>"%"<text:s text:c="8"/></text:span></text:p>
      <text:p text:style-name="P118"><text:span text:style-name="T118_1">factom</text:span><text:span text:style-name="T118_2">-</text:span><text:span text:style-name="T118_3">cli</text:span><text:span text:style-name="T118_4"><text:s/></text:span><text:span text:style-name="T118_5">generateaddress</text:span><text:span text:style-name="T118_6"><text:s/></text:span><text:span text:style-name="T118_7">fct</text:span><text:span text:style-name="T118_8"><text:s/>"'</text:span><text:span text:style-name="T118_9">F</text:span><text:span text:style-name="T118_10">02%'"</text:span></text:p>
      <text:p text:style-name="P119"><text:span text:style-name="T119_1">echo</text:span><text:span text:style-name="T119_2"><text:s/></text:span></text:p>
      <text:p text:style-name="P120"><text:span text:style-name="T120_1">echo</text:span><text:span text:style-name="T120_2"><text:s/>1.1.1.10<text:s/></text:span><text:span text:style-name="T120_3">TRY</text:span><text:span text:style-name="T120_4"><text:s/></text:span><text:span text:style-name="T120_5">TO</text:span><text:span text:style-name="T120_6"><text:s/></text:span><text:span text:style-name="T120_7">CREATE</text:span><text:span text:style-name="T120_8"><text:s/></text:span><text:span text:style-name="T120_9">FACTOID</text:span><text:span text:style-name="T120_10"><text:s/></text:span><text:span text:style-name="T120_11">WALLET</text:span><text:span text:style-name="T120_12"><text:s/></text:span><text:span text:style-name="T120_13">ADDRESS</text:span><text:span text:style-name="T120_14"><text:s/></text:span><text:span text:style-name="T120_15">NAME</text:span><text:span text:style-name="T120_16"><text:s/></text:span><text:span text:style-name="T120_17">STARTING</text:span><text:span text:style-name="T120_18"><text:s/></text:span><text:span text:style-name="T120_19">WITH</text:span><text:span text:style-name="T120_20"><text:s/>"^"<text:s text:c="8"/></text:span></text:p>
      <text:p text:style-name="P121"><text:span text:style-name="T121_1">factom</text:span><text:span text:style-name="T121_2">-</text:span><text:span text:style-name="T121_3">cli</text:span><text:span text:style-name="T121_4"><text:s/></text:span><text:span text:style-name="T121_5">generateaddress</text:span><text:span text:style-name="T121_6"><text:s/></text:span><text:span text:style-name="T121_7">fct</text:span><text:span text:style-name="T121_8"><text:s/>"'^</text:span><text:span text:style-name="T121_9">F</text:span><text:span text:style-name="T121_10">02'"</text:span></text:p>
      <text:p text:style-name="P122"><text:span text:style-name="T122_1">echo</text:span><text:span text:style-name="T122_2"><text:s/></text:span></text:p>
      <text:p text:style-name="P123"><text:span text:style-name="T123_1">echo</text:span><text:span text:style-name="T123_2"><text:s/>1.1.1.11<text:s/></text:span><text:span text:style-name="T123_3">TRY</text:span><text:span text:style-name="T123_4"><text:s/></text:span><text:span text:style-name="T123_5">TO</text:span><text:span text:style-name="T123_6"><text:s/></text:span><text:span text:style-name="T123_7">CREATE</text:span><text:span text:style-name="T123_8"><text:s/></text:span><text:span text:style-name="T123_9">FACTOID</text:span><text:span text:style-name="T123_10"><text:s/></text:span><text:span text:style-name="T123_11">WALLET</text:span><text:span text:style-name="T123_12"><text:s/></text:span><text:span text:style-name="T123_13">ADDRESS</text:span><text:span text:style-name="T123_14"><text:s/></text:span><text:span text:style-name="T123_15">NAME</text:span><text:span text:style-name="T123_16"><text:s/></text:span><text:span text:style-name="T123_17">CONTAINING</text:span><text:span text:style-name="T123_18"><text:s/>"&amp;"<text:s text:c="8"/></text:span></text:p>
      <text:p text:style-name="P124"><text:span text:style-name="T124_1">factom</text:span><text:span text:style-name="T124_2">-</text:span><text:span text:style-name="T124_3">cli</text:span><text:span text:style-name="T124_4"><text:s/></text:span><text:span text:style-name="T124_5">generateaddress</text:span><text:span text:style-name="T124_6"><text:s/></text:span><text:span text:style-name="T124_7">fct</text:span><text:span text:style-name="T124_8"><text:s/>"'</text:span><text:span text:style-name="T124_9">F</text:span><text:span text:style-name="T124_10">&amp;02'"</text:span></text:p>
      <text:p text:style-name="P125"><text:span text:style-name="T125_1">echo</text:span><text:span text:style-name="T125_2"><text:s/></text:span></text:p>
      <text:p text:style-name="P126"><text:span text:style-name="T126_1">echo</text:span><text:span text:style-name="T126_2"><text:s/>1.1.1.12<text:s/></text:span><text:span text:style-name="T126_3">TRY</text:span><text:span text:style-name="T126_4"><text:s/></text:span><text:span text:style-name="T126_5">TO</text:span><text:span text:style-name="T126_6"><text:s/></text:span><text:span text:style-name="T126_7">CREATE</text:span><text:span text:style-name="T126_8"><text:s/></text:span><text:span text:style-name="T126_9">FACTOID</text:span><text:span text:style-name="T126_10"><text:s/></text:span><text:span text:style-name="T126_11">WALLET</text:span><text:span text:style-name="T126_12"><text:s/></text:span><text:span text:style-name="T126_13">ADDRESS</text:span><text:span text:style-name="T126_14"><text:s/></text:span><text:span text:style-name="T126_15">NAME</text:span><text:span text:style-name="T126_16"><text:s/></text:span><text:span text:style-name="T126_17">ENDING</text:span><text:span text:style-name="T126_18"><text:s/></text:span><text:span text:style-name="T126_19">WITH</text:span><text:span text:style-name="T126_20"><text:s/>"*"<text:s text:c="8"/></text:span></text:p>
      <text:p text:style-name="P127"><text:span text:style-name="T127_1">factom</text:span><text:span text:style-name="T127_2">-</text:span><text:span text:style-name="T127_3">cli</text:span><text:span text:style-name="T127_4"><text:s/></text:span><text:span text:style-name="T127_5">generateaddress</text:span><text:span text:style-name="T127_6"><text:s/></text:span><text:span text:style-name="T127_7">fct</text:span><text:span text:style-name="T127_8"><text:s/>"'</text:span><text:span text:style-name="T127_9">F</text:span><text:span text:style-name="T127_10">02*'"</text:span></text:p>
      <text:p text:style-name="P128"><text:span text:style-name="T128_1">echo</text:span><text:span text:style-name="T128_2"><text:s/></text:span></text:p>
      <text:p text:style-name="P129"><text:span text:style-name="T129_1">echo</text:span><text:span text:style-name="T129_2"><text:s/>1.1.1.13<text:s/></text:span><text:span text:style-name="T129_3">TRY</text:span><text:span text:style-name="T129_4"><text:s/></text:span><text:span text:style-name="T129_5">TO</text:span><text:span text:style-name="T129_6"><text:s/></text:span><text:span text:style-name="T129_7">CREATE</text:span><text:span text:style-name="T129_8"><text:s/></text:span><text:span text:style-name="T129_9">FACTOID</text:span><text:span text:style-name="T129_10"><text:s/></text:span><text:span text:style-name="T129_11">WALLET</text:span><text:span text:style-name="T129_12"><text:s/></text:span><text:span text:style-name="T129_13">ADDRESS</text:span><text:span text:style-name="T129_14"><text:s/></text:span><text:span text:style-name="T129_15">NAME</text:span><text:span text:style-name="T129_16"><text:s/></text:span><text:span text:style-name="T129_17">CONTAINING</text:span><text:span text:style-name="T129_18"><text:s/>"()"<text:s text:c="8"/></text:span></text:p>
      <text:p text:style-name="P130"><text:span text:style-name="T130_1">factom</text:span><text:span text:style-name="T130_2">-</text:span><text:span text:style-name="T130_3">cli</text:span><text:span text:style-name="T130_4"><text:s/></text:span><text:span text:style-name="T130_5">generateaddress</text:span><text:span text:style-name="T130_6"><text:s/></text:span><text:span text:style-name="T130_7">fct</text:span><text:span text:style-name="T130_8"><text:s/>"'(</text:span><text:span text:style-name="T130_9">F</text:span><text:span text:style-name="T130_10">02)'"</text:span></text:p>
      <text:p text:style-name="P131"><text:span text:style-name="T131_1">echo</text:span><text:span text:style-name="T131_2"><text:s/></text:span></text:p>
      <text:p text:style-name="P132"><text:span text:style-name="T132_1">echo</text:span><text:span text:style-name="T132_2"><text:s/>1.1.1.14<text:s/></text:span><text:span text:style-name="T132_3">TRY</text:span><text:span text:style-name="T132_4"><text:s/></text:span><text:span text:style-name="T132_5">TO</text:span><text:span text:style-name="T132_6"><text:s/></text:span><text:span text:style-name="T132_7">CREATE</text:span><text:span text:style-name="T132_8"><text:s/></text:span><text:span text:style-name="T132_9">FACTOID</text:span><text:span text:style-name="T132_10"><text:s/></text:span><text:span text:style-name="T132_11">WALLET</text:span><text:span text:style-name="T132_12"><text:s/></text:span><text:span text:style-name="T132_13">ADDRESS</text:span><text:span text:style-name="T132_14"><text:s/></text:span><text:span text:style-name="T132_15">NAME</text:span><text:span text:style-name="T132_16"><text:s/></text:span><text:span text:style-name="T132_17">STARTING</text:span><text:span text:style-name="T132_18"><text:s/></text:span><text:span text:style-name="T132_19">WITH</text:span><text:span text:style-name="T132_20"><text:s/>"+"<text:s text:c="8"/></text:span></text:p>
      <text:p text:style-name="P133"><text:span text:style-name="T133_1">factom</text:span><text:span text:style-name="T133_2">-</text:span><text:span text:style-name="T133_3">cli</text:span><text:span text:style-name="T133_4"><text:s/></text:span><text:span text:style-name="T133_5">generateaddress</text:span><text:span text:style-name="T133_6"><text:s/></text:span><text:span text:style-name="T133_7">fct</text:span><text:span text:style-name="T133_8"><text:s/>"'+</text:span><text:span text:style-name="T133_9">F</text:span><text:span text:style-name="T133_10">02'"</text:span></text:p>
      <text:p text:style-name="P134"><text:span text:style-name="T134_1">echo</text:span><text:span text:style-name="T134_2"><text:s/></text:span></text:p>
      <text:p text:style-name="P135"><text:span text:style-name="T135_1">echo</text:span><text:span text:style-name="T135_2"><text:s/>1.1.1.15<text:s/></text:span><text:span text:style-name="T135_3">TRY</text:span><text:span text:style-name="T135_4"><text:s/></text:span><text:span text:style-name="T135_5">TO</text:span><text:span text:style-name="T135_6"><text:s/></text:span><text:span text:style-name="T135_7">CREATE</text:span><text:span text:style-name="T135_8"><text:s/></text:span><text:span text:style-name="T135_9">FACTOID</text:span><text:span text:style-name="T135_10"><text:s/></text:span><text:span text:style-name="T135_11">WALLET</text:span><text:span text:style-name="T135_12"><text:s/></text:span><text:span text:style-name="T135_13">ADDRESS</text:span><text:span text:style-name="T135_14"><text:s/></text:span><text:span text:style-name="T135_15">NAME</text:span><text:span text:style-name="T135_16"><text:s/></text:span><text:span text:style-name="T135_17">CONTAINING</text:span><text:span text:style-name="T135_18"><text:s/>"="<text:s text:c="8"/></text:span></text:p>
      <text:p text:style-name="P136"><text:span text:style-name="T136_1">factom</text:span><text:span text:style-name="T136_2">-</text:span><text:span text:style-name="T136_3">cli</text:span><text:span text:style-name="T136_4"><text:s/></text:span><text:span text:style-name="T136_5">generateaddress</text:span><text:span text:style-name="T136_6"><text:s/></text:span><text:span text:style-name="T136_7">fct</text:span><text:span text:style-name="T136_8"><text:s/>"'</text:span><text:span text:style-name="T136_9">F</text:span><text:span text:style-name="T136_10">=02'"</text:span></text:p>
      <text:p text:style-name="P137"><text:span text:style-name="T137_1">echo</text:span><text:span text:style-name="T137_2"><text:s/></text:span></text:p>
      <text:p text:style-name="P138"><text:span text:style-name="T138_1">echo</text:span><text:span text:style-name="T138_2"><text:s/>1.1.1.16<text:s/></text:span><text:span text:style-name="T138_3">TRY</text:span><text:span text:style-name="T138_4"><text:s/></text:span><text:span text:style-name="T138_5">TO</text:span><text:span text:style-name="T138_6"><text:s/></text:span><text:span text:style-name="T138_7">CREATE</text:span><text:span text:style-name="T138_8"><text:s/></text:span><text:span text:style-name="T138_9">FACTOID</text:span><text:span text:style-name="T138_10"><text:s/></text:span><text:span text:style-name="T138_11">WALLET</text:span><text:span text:style-name="T138_12"><text:s/></text:span><text:span text:style-name="T138_13">ADDRESS</text:span><text:span text:style-name="T138_14"><text:s/></text:span><text:span text:style-name="T138_15">NAME</text:span><text:span text:style-name="T138_16"><text:s/></text:span><text:span text:style-name="T138_17">CONTAINING</text:span><text:span text:style-name="T138_18"><text:s/>"{}"<text:s text:c="8"/>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generateaddress</text:span><text:span text:style-name="T139_6"><text:s/></text:span><text:span text:style-name="T139_7">fct</text:span><text:span text:style-name="T139_8"><text:s/>"'{</text:span><text:span text:style-name="T139_9">F</text:span><text:span text:style-name="T139_10">02}'"</text:span></text:p>
      <text:p text:style-name="P140"><text:span text:style-name="T140_1">echo</text:span><text:span text:style-name="T140_2"><text:s/></text:span></text:p>
      <text:p text:style-name="P141"><text:span text:style-name="T141_1">echo</text:span><text:span text:style-name="T141_2"><text:s/>1.1.1.17<text:s/></text:span><text:span text:style-name="T141_3">TRY</text:span><text:span text:style-name="T141_4"><text:s/></text:span><text:span text:style-name="T141_5">TO</text:span><text:span text:style-name="T141_6"><text:s/></text:span><text:span text:style-name="T141_7">CREATE</text:span><text:span text:style-name="T141_8"><text:s/></text:span><text:span text:style-name="T141_9">FACTOID</text:span><text:span text:style-name="T141_10"><text:s/></text:span><text:span text:style-name="T141_11">WALLET</text:span><text:span text:style-name="T141_12"><text:s/></text:span><text:span text:style-name="T141_13">ADDRESS</text:span><text:span text:style-name="T141_14"><text:s/></text:span><text:span text:style-name="T141_15">NAME</text:span><text:span text:style-name="T141_16"><text:s/></text:span><text:span text:style-name="T141_17">CONTAINING</text:span><text:span text:style-name="T141_18"><text:s/>"[]"<text:s text:c="8"/>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generateaddress</text:span><text:span text:style-name="T142_6"><text:s/></text:span><text:span text:style-name="T142_7">fct</text:span><text:span text:style-name="T142_8"><text:s/>"'[</text:span><text:span text:style-name="T142_9">F</text:span><text:span text:style-name="T142_10">02]'"</text:span></text:p>
      <text:p text:style-name="P143"><text:span text:style-name="T143_1">echo</text:span><text:span text:style-name="T143_2"><text:s/></text:span></text:p>
      <text:p text:style-name="P144"><text:span text:style-name="T144_1">echo</text:span><text:span text:style-name="T144_2"><text:s/>1.1.1.18<text:s/></text:span><text:span text:style-name="T144_3">TRY</text:span><text:span text:style-name="T144_4"><text:s/></text:span><text:span text:style-name="T144_5">TO</text:span><text:span text:style-name="T144_6"><text:s/></text:span><text:span text:style-name="T144_7">CREATE</text:span><text:span text:style-name="T144_8"><text:s/></text:span><text:span text:style-name="T144_9">FACTOID</text:span><text:span text:style-name="T144_10"><text:s/></text:span><text:span text:style-name="T144_11">WALLET</text:span><text:span text:style-name="T144_12"><text:s/></text:span><text:span text:style-name="T144_13">ADDRESS</text:span><text:span text:style-name="T144_14"><text:s/></text:span><text:span text:style-name="T144_15">NAME</text:span><text:span text:style-name="T144_16"><text:s/></text:span><text:span text:style-name="T144_17">ENDING</text:span><text:span text:style-name="T144_18"><text:s/></text:span><text:span text:style-name="T144_19">WITH</text:span><text:span text:style-name="T144_20"><text:s/>"|"<text:s text:c="8"/>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generateaddress</text:span><text:span text:style-name="T145_6"><text:s/></text:span><text:span text:style-name="T145_7">fct</text:span><text:span text:style-name="T145_8"><text:s/>"'</text:span><text:span text:style-name="T145_9">F</text:span><text:span text:style-name="T145_10">02|'"</text:span></text:p>
      <text:p text:style-name="P146"><text:span text:style-name="T146_1">echo</text:span><text:span text:style-name="T146_2"><text:s/></text:span></text:p>
      <text:p text:style-name="P147"><text:span text:style-name="T147_1">echo</text:span><text:span text:style-name="T147_2"><text:s/>1.1.1.19<text:s/></text:span><text:span text:style-name="T147_3">TRY</text:span><text:span text:style-name="T147_4"><text:s/></text:span><text:span text:style-name="T147_5">TO</text:span><text:span text:style-name="T147_6"><text:s/></text:span><text:span text:style-name="T147_7">CREATE</text:span><text:span text:style-name="T147_8"><text:s/></text:span><text:span text:style-name="T147_9">FACTOID</text:span><text:span text:style-name="T147_10"><text:s/></text:span><text:span text:style-name="T147_11">WALLET</text:span><text:span text:style-name="T147_12"><text:s/></text:span><text:span text:style-name="T147_13">ADDRESS</text:span><text:span text:style-name="T147_14"><text:s/></text:span><text:span text:style-name="T147_15">NAME</text:span><text:span text:style-name="T147_16"><text:s/></text:span><text:span text:style-name="T147_17">STARTING</text:span><text:span text:style-name="T147_18"><text:s/></text:span><text:span text:style-name="T147_19">WITH</text:span><text:span text:style-name="T147_20"><text:s/>":"<text:s text:c="8"/></text:span></text:p>
      <text:p text:style-name="P148"><text:span text:style-name="T148_1">factom</text:span><text:span text:style-name="T148_2">-</text:span><text:span text:style-name="T148_3">cli</text:span><text:span text:style-name="T148_4"><text:s/></text:span><text:span text:style-name="T148_5">generateaddress</text:span><text:span text:style-name="T148_6"><text:s/></text:span><text:span text:style-name="T148_7">fct</text:span><text:span text:style-name="T148_8"><text:s/>"':</text:span><text:span text:style-name="T148_9">F</text:span><text:span text:style-name="T148_10">02'"</text:span></text:p>
      <text:p text:style-name="P149"><text:span text:style-name="T149_1">echo</text:span><text:span text:style-name="T149_2"><text:s/></text:span></text:p>
      <text:p text:style-name="P150"><text:span text:style-name="T150_1">echo</text:span><text:span text:style-name="T150_2"><text:s/>1.1.1.20<text:s/></text:span><text:span text:style-name="T150_3">TRY</text:span><text:span text:style-name="T150_4"><text:s/></text:span><text:span text:style-name="T150_5">TO</text:span><text:span text:style-name="T150_6"><text:s/></text:span><text:span text:style-name="T150_7">CREATE</text:span><text:span text:style-name="T150_8"><text:s/></text:span><text:span text:style-name="T150_9">FACTOID</text:span><text:span text:style-name="T150_10"><text:s/></text:span><text:span text:style-name="T150_11">WALLET</text:span><text:span text:style-name="T150_12"><text:s/></text:span><text:span text:style-name="T150_13">ADDRESS</text:span><text:span text:style-name="T150_14"><text:s/></text:span><text:span text:style-name="T150_15">NAME</text:span><text:span text:style-name="T150_16"><text:s/></text:span><text:span text:style-name="T150_17">CONTAINING</text:span><text:span text:style-name="T150_18"><text:s/>";"<text:s text:c="8"/></text:span></text:p>
      <text:p text:style-name="P151"><text:span text:style-name="T151_1">factom</text:span><text:span text:style-name="T151_2">-</text:span><text:span text:style-name="T151_3">cli</text:span><text:span text:style-name="T151_4"><text:s/></text:span><text:span text:style-name="T151_5">generateaddress</text:span><text:span text:style-name="T151_6"><text:s/></text:span><text:span text:style-name="T151_7">fct</text:span><text:span text:style-name="T151_8"><text:s/>"'</text:span><text:span text:style-name="T151_9">F</text:span><text:span text:style-name="T151_10">;02'"</text:span></text:p>
      <text:p text:style-name="P152"><text:span text:style-name="T152_1">echo</text:span><text:span text:style-name="T152_2"><text:s/></text:span></text:p>
      <text:p text:style-name="P153"><text:span text:style-name="T153_1">echo</text:span><text:span text:style-name="T153_2"><text:s/>1.1.1.21<text:s/></text:span><text:span text:style-name="T153_3">TRY</text:span><text:span text:style-name="T153_4"><text:s/></text:span><text:span text:style-name="T153_5">TO</text:span><text:span text:style-name="T153_6"><text:s/></text:span><text:span text:style-name="T153_7">CREATE</text:span><text:span text:style-name="T153_8"><text:s/></text:span><text:span text:style-name="T153_9">FACTOID</text:span><text:span text:style-name="T153_10"><text:s/></text:span><text:span text:style-name="T153_11">WALLET</text:span><text:span text:style-name="T153_12"><text:s/></text:span><text:span text:style-name="T153_13">ADDRESS</text:span><text:span text:style-name="T153_14"><text:s/></text:span><text:span text:style-name="T153_15">NAME</text:span><text:span text:style-name="T153_16"><text:s/></text:span><text:span text:style-name="T153_17">ENDING</text:span><text:span text:style-name="T153_18"><text:s/></text:span><text:span text:style-name="T153_19">WITH</text:span><text:span text:style-name="T153_20"><text:s/>"\""<text:s text:c="8"/></text:span></text:p>
      <text:p text:style-name="P154"><text:span text:style-name="T154_1">factom</text:span><text:span text:style-name="T154_2">-</text:span><text:span text:style-name="T154_3">cli</text:span><text:span text:style-name="T154_4"><text:s/></text:span><text:span text:style-name="T154_5">generateaddress</text:span><text:span text:style-name="T154_6"><text:s/></text:span><text:span text:style-name="T154_7">fct</text:span><text:span text:style-name="T154_8"><text:s/>"'</text:span><text:span text:style-name="T154_9">F</text:span><text:span text:style-name="T154_10">02\"'"</text:span></text:p>
      <text:p text:style-name="P155"><text:span text:style-name="T155_1">echo</text:span><text:span text:style-name="T155_2"><text:s/></text:span></text:p>
      <text:p text:style-name="P156"><text:span text:style-name="T156_1">echo</text:span><text:span text:style-name="T156_2"><text:s/>1.1.1.22<text:s/></text:span><text:span text:style-name="T156_3">TRY</text:span><text:span text:style-name="T156_4"><text:s/></text:span><text:span text:style-name="T156_5">TO</text:span><text:span text:style-name="T156_6"><text:s/></text:span><text:span text:style-name="T156_7">CREATE</text:span><text:span text:style-name="T156_8"><text:s/></text:span><text:span text:style-name="T156_9">FACTOID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</text:span><text:span text:style-name="T156_16"><text:s/></text:span><text:span text:style-name="T156_17">STARTING</text:span><text:span text:style-name="T156_18"><text:s/></text:span><text:span text:style-name="T156_19">WITH</text:span><text:span text:style-name="T156_20"><text:s/>"'"<text:s text:c="8"/></text:span></text:p>
      <text:p text:style-name="P157"><text:span text:style-name="T157_1">factom</text:span><text:span text:style-name="T157_2">-</text:span><text:span text:style-name="T157_3">cli</text:span><text:span text:style-name="T157_4"><text:s/></text:span><text:span text:style-name="T157_5">generateaddress</text:span><text:span text:style-name="T157_6"><text:s/></text:span><text:span text:style-name="T157_7">fct</text:span><text:span text:style-name="T157_8"><text:s/>"''</text:span><text:span text:style-name="T157_9">F</text:span><text:span text:style-name="T157_10">02'"</text:span></text:p>
      <text:p text:style-name="P158"><text:span text:style-name="T158_1">echo</text:span><text:span text:style-name="T158_2"><text:s/></text:span></text:p>
      <text:p text:style-name="P159"><text:span text:style-name="T159_1">echo</text:span><text:span text:style-name="T159_2"><text:s/>1.1.1.23<text:s/></text:span><text:span text:style-name="T159_3">TRY</text:span><text:span text:style-name="T159_4"><text:s/></text:span><text:span text:style-name="T159_5">TO</text:span><text:span text:style-name="T159_6"><text:s/></text:span><text:span text:style-name="T159_7">CREATE</text:span><text:span text:style-name="T159_8"><text:s/></text:span><text:span text:style-name="T159_9">FACTOID</text:span><text:span text:style-name="T159_10"><text:s/></text:span><text:span text:style-name="T159_11">WALLET</text:span><text:span text:style-name="T159_12"><text:s/></text:span><text:span text:style-name="T159_13">ADDRESS</text:span><text:span text:style-name="T159_14"><text:s/></text:span><text:span text:style-name="T159_15">NAME</text:span><text:span text:style-name="T159_16"><text:s/></text:span><text:span text:style-name="T159_17">CONTAINING</text:span><text:span text:style-name="T159_18"><text:s/>"&lt;"<text:s text:c="8"/></text:span></text:p>
      <text:p text:style-name="P160"><text:span text:style-name="T160_1">factom</text:span><text:span text:style-name="T160_2">-</text:span><text:span text:style-name="T160_3">cli</text:span><text:span text:style-name="T160_4"><text:s/></text:span><text:span text:style-name="T160_5">generateaddress</text:span><text:span text:style-name="T160_6"><text:s/></text:span><text:span text:style-name="T160_7">fct</text:span><text:span text:style-name="T160_8"><text:s/>"'</text:span><text:span text:style-name="T160_9">F</text:span><text:span text:style-name="T160_10">&lt;02'"</text:span></text:p>
      <text:p text:style-name="P161"><text:span text:style-name="T161_1">echo</text:span><text:span text:style-name="T161_2"><text:s/></text:span></text:p>
      <text:p text:style-name="P162"><text:span text:style-name="T162_1">echo</text:span><text:span text:style-name="T162_2"><text:s/>1.1.1.24<text:s/></text:span><text:span text:style-name="T162_3">TRY</text:span><text:span text:style-name="T162_4"><text:s/></text:span><text:span text:style-name="T162_5">TO</text:span><text:span text:style-name="T162_6"><text:s/></text:span><text:span text:style-name="T162_7">CREATE</text:span><text:span text:style-name="T162_8"><text:s/></text:span><text:span text:style-name="T162_9">FACTOID</text:span><text:span text:style-name="T162_10"><text:s/></text:span><text:span text:style-name="T162_11">WALLET</text:span><text:span text:style-name="T162_12"><text:s/></text:span><text:span text:style-name="T162_13">ADDRESS</text:span><text:span text:style-name="T162_14"><text:s/></text:span><text:span text:style-name="T162_15">NAME</text:span><text:span text:style-name="T162_16"><text:s/></text:span><text:span text:style-name="T162_17">ENDING</text:span><text:span text:style-name="T162_18"><text:s/></text:span><text:span text:style-name="T162_19">WITH</text:span><text:span text:style-name="T162_20"><text:s/>","<text:s text:c="8"/></text:span></text:p>
      <text:p text:style-name="P163"><text:span text:style-name="T163_1">factom</text:span><text:span text:style-name="T163_2">-</text:span><text:span text:style-name="T163_3">cli</text:span><text:span text:style-name="T163_4"><text:s/></text:span><text:span text:style-name="T163_5">generateaddress</text:span><text:span text:style-name="T163_6"><text:s/></text:span><text:span text:style-name="T163_7">fct</text:span><text:span text:style-name="T163_8"><text:s/>"'</text:span><text:span text:style-name="T163_9">F</text:span><text:span text:style-name="T163_10">02,'"</text:span></text:p>
      <text:p text:style-name="P164"><text:span text:style-name="T164_1">echo</text:span><text:span text:style-name="T164_2"><text:s/></text:span></text:p>
      <text:p text:style-name="P165"><text:span text:style-name="T165_1">echo</text:span><text:span text:style-name="T165_2"><text:s/>1.1.1.25<text:s/></text:span><text:span text:style-name="T165_3">TRY</text:span><text:span text:style-name="T165_4"><text:s/></text:span><text:span text:style-name="T165_5">TO</text:span><text:span text:style-name="T165_6"><text:s/></text:span><text:span text:style-name="T165_7">CREATE</text:span><text:span text:style-name="T165_8"><text:s/></text:span><text:span text:style-name="T165_9">FACTOID</text:span><text:span text:style-name="T165_10"><text:s/></text:span><text:span text:style-name="T165_11">WALLET</text:span><text:span text:style-name="T165_12"><text:s/></text:span><text:span text:style-name="T165_13">ADDRESS</text:span><text:span text:style-name="T165_14"><text:s/></text:span><text:span text:style-name="T165_15">NAME</text:span><text:span text:style-name="T165_16"><text:s/></text:span><text:span text:style-name="T165_17">STARTING</text:span><text:span text:style-name="T165_18"><text:s/></text:span><text:span text:style-name="T165_19">WITH</text:span><text:span text:style-name="T165_20"><text:s/>"&gt;"<text:s text:c="8"/></text:span></text:p>
      <text:p text:style-name="P166"><text:span text:style-name="T166_1">factom</text:span><text:span text:style-name="T166_2">-</text:span><text:span text:style-name="T166_3">cli</text:span><text:span text:style-name="T166_4"><text:s/></text:span><text:span text:style-name="T166_5">generateaddress</text:span><text:span text:style-name="T166_6"><text:s/></text:span><text:span text:style-name="T166_7">fct</text:span><text:span text:style-name="T166_8"><text:s/>"'&gt;</text:span><text:span text:style-name="T166_9">F</text:span><text:span text:style-name="T166_10">02'"</text:span></text:p>
      <text:p text:style-name="P167"><text:span text:style-name="T167_1">echo</text:span><text:span text:style-name="T167_2"><text:s/></text:span></text:p>
      <text:p text:style-name="P168"><text:span text:style-name="T168_1">echo</text:span><text:span text:style-name="T168_2"><text:s/>1.1.1.26<text:s/></text:span><text:span text:style-name="T168_3">TRY</text:span><text:span text:style-name="T168_4"><text:s/></text:span><text:span text:style-name="T168_5">TO</text:span><text:span text:style-name="T168_6"><text:s/></text:span><text:span text:style-name="T168_7">CREATE</text:span><text:span text:style-name="T168_8"><text:s/></text:span><text:span text:style-name="T168_9">FACTOID</text:span><text:span text:style-name="T168_10"><text:s/></text:span><text:span text:style-name="T168_11">WALLET</text:span><text:span text:style-name="T168_12"><text:s/></text:span><text:span text:style-name="T168_13">ADDRESS</text:span><text:span text:style-name="T168_14"><text:s/></text:span><text:span text:style-name="T168_15">NAME</text:span><text:span text:style-name="T168_16"><text:s/></text:span><text:span text:style-name="T168_17">CONTAINING</text:span><text:span text:style-name="T168_18"><text:s/>"."<text:s text:c="8"/></text:span></text:p>
      <text:p text:style-name="P169"><text:span text:style-name="T169_1">factom</text:span><text:span text:style-name="T169_2">-</text:span><text:span text:style-name="T169_3">cli</text:span><text:span text:style-name="T169_4"><text:s/></text:span><text:span text:style-name="T169_5">generateaddress</text:span><text:span text:style-name="T169_6"><text:s/></text:span><text:span text:style-name="T169_7">fct</text:span><text:span text:style-name="T169_8"><text:s/>"'</text:span><text:span text:style-name="T169_9">F</text:span><text:span text:style-name="T169_10">.02'"</text:span></text:p>
      <text:p text:style-name="P170"><text:span text:style-name="T170_1">echo</text:span><text:span text:style-name="T170_2"><text:s/></text:span></text:p>
      <text:p text:style-name="P171"><text:span text:style-name="T171_1">echo</text:span><text:span text:style-name="T171_2"><text:s/>1.1.1.27<text:s/></text:span><text:span text:style-name="T171_3">TRY</text:span><text:span text:style-name="T171_4"><text:s/></text:span><text:span text:style-name="T171_5">TO</text:span><text:span text:style-name="T171_6"><text:s/></text:span><text:span text:style-name="T171_7">CREATE</text:span><text:span text:style-name="T171_8"><text:s/></text:span><text:span text:style-name="T171_9">FACTOID</text:span><text:span text:style-name="T171_10"><text:s/></text:span><text:span text:style-name="T171_11">WALLET</text:span><text:span text:style-name="T171_12"><text:s/></text:span><text:span text:style-name="T171_13">ADDRESS</text:span><text:span text:style-name="T171_14"><text:s/></text:span><text:span text:style-name="T171_15">NAME</text:span><text:span text:style-name="T171_16"><text:s/></text:span><text:span text:style-name="T171_17">ENDING</text:span><text:span text:style-name="T171_18"><text:s/></text:span><text:span text:style-name="T171_19">WITH</text:span><text:span text:style-name="T171_20"><text:s/>"?"<text:s text:c="8"/></text:span></text:p>
      <text:p text:style-name="P172"><text:span text:style-name="T172_1">factom</text:span><text:span text:style-name="T172_2">-</text:span><text:span text:style-name="T172_3">cli</text:span><text:span text:style-name="T172_4"><text:s/></text:span><text:span text:style-name="T172_5">generateaddress</text:span><text:span text:style-name="T172_6"><text:s/></text:span><text:span text:style-name="T172_7">fct</text:span><text:span text:style-name="T172_8"><text:s/>"'</text:span><text:span text:style-name="T172_9">F</text:span><text:span text:style-name="T172_10">02?'"</text:span></text:p>
      <text:p text:style-name="P173"><text:span text:style-name="T173_1">echo</text:span><text:span text:style-name="T173_2"><text:s/></text:span></text:p>
      <text:p text:style-name="P174"><text:span text:style-name="T174_1">echo</text:span><text:span text:style-name="T174_2"><text:s/>1.1.1.28<text:s/></text:span><text:span text:style-name="T174_3">TRY</text:span><text:span text:style-name="T174_4"><text:s/></text:span><text:span text:style-name="T174_5">TO</text:span><text:span text:style-name="T174_6"><text:s/></text:span><text:span text:style-name="T174_7">CREATE</text:span><text:span text:style-name="T174_8"><text:s/></text:span><text:span text:style-name="T174_9">FACTOID</text:span><text:span text:style-name="T174_10"><text:s/></text:span><text:span text:style-name="T174_11">WALLET</text:span><text:span text:style-name="T174_12"><text:s/></text:span><text:span text:style-name="T174_13">ADDRESS</text:span><text:span text:style-name="T174_14"><text:s/></text:span><text:span text:style-name="T174_15">NAME</text:span><text:span text:style-name="T174_16"><text:s/></text:span><text:span text:style-name="T174_17">STARTING</text:span><text:span text:style-name="T174_18"><text:s/></text:span><text:span text:style-name="T174_19">WITH</text:span><text:span text:style-name="T174_20"><text:s/>"\\"<text:s text:c="8"/></text:span></text:p>
      <text:p text:style-name="P175"><text:span text:style-name="T175_1">factom</text:span><text:span text:style-name="T175_2">-</text:span><text:span text:style-name="T175_3">cli</text:span><text:span text:style-name="T175_4"><text:s/></text:span><text:span text:style-name="T175_5">generateaddress</text:span><text:span text:style-name="T175_6"><text:s/></text:span><text:span text:style-name="T175_7">fct</text:span><text:span text:style-name="T175_8"><text:s/>"'\</text:span><text:span text:style-name="T175_9">F</text:span><text:span text:style-name="T175_10">02'"</text:span></text:p>
      <text:p text:style-name="P176"><text:span text:style-name="T176_1">echo</text:span><text:span text:style-name="T176_2"><text:s/></text:span></text:p>
      <text:p text:style-name="P177"/>
      <text:p text:style-name="P178"><text:span text:style-name="T178_1">echo</text:span><text:span text:style-name="T178_2"><text:s/>1.1.2<text:s/></text:span><text:span text:style-name="T178_3">GET</text:span><text:span text:style-name="T178_4"><text:s/></text:span><text:span text:style-name="T178_5">FACTOID</text:span><text:span text:style-name="T178_6"><text:s/></text:span><text:span text:style-name="T178_7">WALLET</text:span><text:span text:style-name="T178_8"><text:s/></text:span><text:span text:style-name="T178_9">ADDRESS</text:span><text:span text:style-name="T178_10"><text:s/></text:span><text:span text:style-name="T178_11">BALANCES</text:span><text:span text:style-name="T178_12"><text:s text:c="8"/></text:span></text:p>
      <text:p text:style-name="P179"><text:span text:style-name="T179_1">echo</text:span></text:p>
      <text:p text:style-name="P180"><text:span text:style-name="T180_1">echo</text:span><text:span text:style-name="T180_2"><text:s/>1.1.2.1<text:s/></text:span><text:span text:style-name="T180_3">LIST</text:span><text:span text:style-name="T180_4"><text:s/></text:span><text:span text:style-name="T180_5">ALL</text:span><text:span text:style-name="T180_6"><text:s/></text:span><text:span text:style-name="T180_7">WALLET</text:span><text:span text:style-name="T180_8"><text:s/></text:span><text:span text:style-name="T180_9">ADDRESS</text:span><text:span text:style-name="T180_10"><text:s/></text:span><text:span text:style-name="T180_11">BALANCES</text:span><text:span text:style-name="T180_12"><text:s text:c="8"/>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getaddresses</text:span></text:p>
      <text:p text:style-name="P182"><text:span text:style-name="T182_1">echo</text:span><text:span text:style-name="T182_2"><text:s/></text:span></text:p>
      <text:p text:style-name="P183"><text:span text:style-name="T183_1">echo</text:span><text:span text:style-name="T183_2"><text:s/>1.1.2.2<text:s/></text:span><text:span text:style-name="T183_3">LIST</text:span><text:span text:style-name="T183_4"><text:s/></text:span><text:span text:style-name="T183_5">FACTOID</text:span><text:span text:style-name="T183_6"><text:s/></text:span><text:span text:style-name="T183_7">WALLET</text:span><text:span text:style-name="T183_8"><text:s/></text:span><text:span text:style-name="T183_9">ADDRESS</text:span><text:span text:style-name="T183_10"><text:s/></text:span><text:span text:style-name="T183_11">BALANCES</text:span><text:span text:style-name="T183_12"><text:s/></text:span><text:span text:style-name="T183_13">INDIVIDUALLY</text:span><text:span text:style-name="T183_14"><text:s text:c="8"/></text:span></text:p>
      <text:p text:style-name="P184"><text:span text:style-name="T184_1">factom</text:span><text:span text:style-name="T184_2">-</text:span><text:span text:style-name="T184_3">cli</text:span><text:span text:style-name="T184_4"><text:s/></text:span><text:span text:style-name="T184_5">balance</text:span><text:span text:style-name="T184_6"><text:s/></text:span><text:span text:style-name="T184_7">fct</text:span><text:span text:style-name="T184_8"><text:s/></text:span><text:span text:style-name="T184_9">factoid</text:span><text:span text:style-name="T184_10">-</text:span><text:span text:style-name="T184_11">wallet</text:span><text:span text:style-name="T184_12">-</text:span><text:span text:style-name="T184_13">address</text:span><text:span text:style-name="T184_14">-</text:span><text:span text:style-name="T184_15">name</text:span><text:span text:style-name="T184_16">01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fct</text:span><text:span text:style-name="T185_8"><text:s/>$</text:span><text:span text:style-name="T185_9">FACTOIDWALLETADDRESSKEY</text:span><text:span text:style-name="T185_10">01</text:span></text:p>
      <text:p text:style-name="P186"><text:span text:style-name="T186_1">factom</text:span><text:span text:style-name="T186_2">-</text:span><text:span text:style-name="T186_3">cli</text:span><text:span text:style-name="T186_4"><text:s/></text:span><text:span text:style-name="T186_5">balance</text:span><text:span text:style-name="T186_6"><text:s/></text:span><text:span text:style-name="T186_7">fct</text:span><text:span text:style-name="T186_8"><text:s/></text:span><text:span text:style-name="T186_9">factoid</text:span><text:span text:style-name="T186_10">-</text:span><text:span text:style-name="T186_11">wallet</text:span><text:span text:style-name="T186_12">-</text:span><text:span text:style-name="T186_13">address</text:span><text:span text:style-name="T186_14">-</text:span><text:span text:style-name="T186_15">name</text:span><text:span text:style-name="T186_16">02</text:span></text:p>
      <text:p text:style-name="P187"><text:span text:style-name="T187_1">factom</text:span><text:span text:style-name="T187_2">-</text:span><text:span text:style-name="T187_3">cli</text:span><text:span text:style-name="T187_4"><text:s/></text:span><text:span text:style-name="T187_5">balance</text:span><text:span text:style-name="T187_6"><text:s/></text:span><text:span text:style-name="T187_7">fct</text:span><text:span text:style-name="T187_8"><text:s/>$</text:span><text:span text:style-name="T187_9">FACTOIDWALLETADDRESSKEY</text:span><text:span text:style-name="T187_10">02</text:span></text:p>
      <text:p text:style-name="P188"><text:span text:style-name="T188_1">echo</text:span><text:span text:style-name="T188_2"><text:s/></text:span></text:p>
      <text:p text:style-name="P189"><text:span text:style-name="T189_1">echo</text:span><text:span text:style-name="T189_2"><text:s/>1.1.2.3<text:s/></text:span><text:span text:style-name="T189_3">REQUEST</text:span><text:span text:style-name="T189_4"><text:s/></text:span><text:span text:style-name="T189_5">BALANCE</text:span><text:span text:style-name="T189_6"><text:s/></text:span><text:span text:style-name="T189_7">OF</text:span><text:span text:style-name="T189_8"><text:s/></text:span><text:span text:style-name="T189_9">NON</text:span><text:span text:style-name="T189_10">-</text:span><text:span text:style-name="T189_11">EXISTENT</text:span><text:span text:style-name="T189_12"><text:s/></text:span><text:span text:style-name="T189_13">FACTOID</text:span><text:span text:style-name="T189_14"><text:s/></text:span><text:span text:style-name="T189_15">WALLET</text:span><text:span text:style-name="T189_16"><text:s/></text:span><text:span text:style-name="T189_17">ADDRESS</text:span></text:p>
      <text:p text:style-name="P190"><text:span text:style-name="T190_1">factom</text:span><text:span text:style-name="T190_2">-</text:span><text:span text:style-name="T190_3">cli</text:span><text:span text:style-name="T190_4"><text:s/></text:span><text:span text:style-name="T190_5">balance</text:span><text:span text:style-name="T190_6"><text:s/></text:span><text:span text:style-name="T190_7">fct</text:span><text:span text:style-name="T190_8"><text:s/></text:span><text:span text:style-name="T190_9">xxx</text:span></text:p>
      <text:p text:style-name="P191"><text:span text:style-name="T191_1">echo</text:span><text:span text:style-name="T191_2"><text:s/></text:span></text:p>
      <text:p text:style-name="P192"><text:span text:style-name="T192_1">echo</text:span><text:span text:style-name="T192_2"><text:s/>1.1.2.4<text:s/></text:span><text:span text:style-name="T192_3">REQUEST</text:span><text:span text:style-name="T192_4"><text:s/></text:span><text:span text:style-name="T192_5">BALANCE</text:span><text:span text:style-name="T192_6"><text:s/></text:span><text:span text:style-name="T192_7">OF</text:span><text:span text:style-name="T192_8"><text:s/></text:span><text:span text:style-name="T192_9">FACTOID</text:span><text:span text:style-name="T192_10"><text:s/></text:span><text:span text:style-name="T192_11">WALLET</text:span><text:span text:style-name="T192_12"><text:s/></text:span><text:span text:style-name="T192_13">ADDRESS</text:span><text:span text:style-name="T192_14"><text:s/></text:span><text:span text:style-name="T192_15">NAME</text:span><text:span text:style-name="T192_16"><text:s/></text:span><text:span text:style-name="T192_17">TOO</text:span><text:span text:style-name="T192_18"><text:s/></text:span><text:span text:style-name="T192_19">LONG</text:span></text:p>
      <text:p text:style-name="P193"><text:span text:style-name="T193_1">factom</text:span><text:span text:style-name="T193_2">-</text:span><text:span text:style-name="T193_3">cli</text:span><text:span text:style-name="T193_4"><text:s/></text:span><text:span text:style-name="T193_5">balance</text:span><text:span text:style-name="T193_6"><text:s/></text:span><text:span text:style-name="T193_7">fct</text:span><text:span text:style-name="T193_8"><text:s/></text:span><text:span text:style-name="T193_9">factoid</text:span><text:span text:style-name="T193_10">-</text:span><text:span text:style-name="T193_11">wallet</text:span><text:span text:style-name="T193_12">-</text:span><text:span text:style-name="T193_13">address</text:span><text:span text:style-name="T193_14">-</text:span><text:span text:style-name="T193_15">name</text:span><text:span text:style-name="T193_16">890123</text:span></text:p>
      <text:p text:style-name="P194"><text:span text:style-name="T194_1">echo</text:span><text:span text:style-name="T194_2"><text:s/></text:span></text:p>
      <text:p text:style-name="P195"><text:span text:style-name="T195_1">echo</text:span><text:span text:style-name="T195_2"><text:s/>1.1.2.5<text:s/></text:span><text:span text:style-name="T195_3">REQUEST</text:span><text:span text:style-name="T195_4"><text:s/></text:span><text:span text:style-name="T195_5">BALANCE</text:span><text:span text:style-name="T195_6"><text:s/></text:span><text:span text:style-name="T195_7">OF</text:span><text:span text:style-name="T195_8"><text:s/></text:span><text:span text:style-name="T195_9">FACTOID</text:span><text:span text:style-name="T195_10"><text:s/></text:span><text:span text:style-name="T195_11">WALLET</text:span><text:span text:style-name="T195_12"><text:s/></text:span><text:span text:style-name="T195_13">ADDRESS</text:span><text:span text:style-name="T195_14"><text:s/></text:span><text:span text:style-name="T195_15">WITH</text:span><text:span text:style-name="T195_16"><text:s/></text:span><text:span text:style-name="T195_17">NO</text:span><text:span text:style-name="T195_18"><text:s/></text:span><text:span text:style-name="T195_19">NAME</text:span></text:p>
      <text:p text:style-name="P196"><text:span text:style-name="T196_1">factom</text:span><text:span text:style-name="T196_2">-</text:span><text:span text:style-name="T196_3">cli</text:span><text:span text:style-name="T196_4"><text:s/></text:span><text:span text:style-name="T196_5">balance</text:span><text:span text:style-name="T196_6"><text:s/></text:span><text:span text:style-name="T196_7">fct</text:span><text:span text:style-name="T196_8"><text:s/></text:span></text:p>
      <text:p text:style-name="P197"><text:span text:style-name="T197_1">echo</text:span><text:span text:style-name="T197_2"><text:s/></text:span></text:p>
      <text:p text:style-name="P198"/>
      <text:p text:style-name="P199"><text:span text:style-name="T199_1">echo</text:span><text:span text:style-name="T199_2"><text:s/>1.2<text:s/></text:span><text:span text:style-name="T199_3">ENTRY</text:span><text:span text:style-name="T199_4"><text:s/></text:span><text:span text:style-name="T199_5">CREDIT</text:span><text:span text:style-name="T199_6"><text:s/></text:span><text:span text:style-name="T199_7">WALLET</text:span><text:span text:style-name="T199_8"><text:s text:c="8"/></text:span></text:p>
      <text:p text:style-name="P200"><text:span text:style-name="T200_1">echo</text:span></text:p>
      <text:p text:style-name="P201"><text:span text:style-name="T201_1">echo</text:span><text:span text:style-name="T201_2"><text:s/>1.2.1<text:s/></text:span><text:span text:style-name="T201_3">CREATE</text:span><text:span text:style-name="T201_4"><text:s/></text:span><text:span text:style-name="T201_5">ENTRY</text:span><text:span text:style-name="T201_6"><text:s/></text:span><text:span text:style-name="T201_7">CREDIT</text:span><text:span text:style-name="T201_8"><text:s/></text:span><text:span text:style-name="T201_9">WALLET</text:span><text:span text:style-name="T201_10"><text:s/></text:span><text:span text:style-name="T201_11">ADDRESSES</text:span></text:p>
      <text:p text:style-name="P202"><text:span text:style-name="T202_1">echo</text:span></text:p>
      <text:p text:style-name="P203"><text:span text:style-name="T203_1">echo</text:span><text:span text:style-name="T203_2"><text:s/>1.2.1.1<text:s/></text:span><text:span text:style-name="T203_3">CREATE</text:span><text:span text:style-name="T203_4"><text:s/></text:span><text:span text:style-name="T203_5">ORDINARY</text:span><text:span text:style-name="T203_6"><text:s/></text:span><text:span text:style-name="T203_7">ENTRY</text:span><text:span text:style-name="T203_8"><text:s/></text:span><text:span text:style-name="T203_9">CREDIT</text:span><text:span text:style-name="T203_10"><text:s/></text:span><text:span text:style-name="T203_11">WALLET</text:span><text:span text:style-name="T203_12"><text:s/></text:span><text:span text:style-name="T203_13">ADDRESS</text:span><text:span text:style-name="T203_14"><text:s/></text:span><text:span text:style-name="T203_15">NAMES</text:span><text:span text:style-name="T203_16"><text:s text:c="8"/></text:span></text:p>
      <text:p text:style-name="P204"><text:span text:style-name="T204_1">ECWALLETADDRESSKEY</text:span><text:span text:style-name="T204_2">01=$(</text:span><text:span text:style-name="T204_3">factom</text:span><text:span text:style-name="T204_4">-</text:span><text:span text:style-name="T204_5">cli</text:span><text:span text:style-name="T204_6"><text:s/></text:span><text:span text:style-name="T204_7">generateaddress</text:span><text:span text:style-name="T204_8"><text:s/></text:span><text:span text:style-name="T204_9">ec</text:span><text:span text:style-name="T204_10"><text:s/></text:span><text:span text:style-name="T204_11">ec</text:span><text:span text:style-name="T204_12">-</text:span><text:span text:style-name="T204_13">wallet</text:span><text:span text:style-name="T204_14">-</text:span><text:span text:style-name="T204_15">address</text:span><text:span text:style-name="T204_16">-</text:span><text:span text:style-name="T204_17">name</text:span><text:span text:style-name="T204_18">01<text:s/>|<text:s/></text:span><text:span text:style-name="T204_19">awk</text:span><text:span text:style-name="T204_20"><text:s/>'{</text:span><text:span text:style-name="T204_21">print</text:span><text:span text:style-name="T204_22"><text:s/>$3}')</text:span></text:p>
      <text:p text:style-name="P205"><text:span text:style-name="T205_1">echo</text:span><text:span text:style-name="T205_2"><text:s/></text:span><text:span text:style-name="T205_3">ECWALLETADDRESSKEY</text:span><text:span text:style-name="T205_4">01=$</text:span><text:span text:style-name="T205_5">ECWALLETADDRESSKEY</text:span><text:span text:style-name="T205_6">01</text:span></text:p>
      <text:p text:style-name="P206"><text:span text:style-name="T206_1">ECWALLETADDRESSKEY</text:span><text:span text:style-name="T206_2">02=$(</text:span><text:span text:style-name="T206_3">factom</text:span><text:span text:style-name="T206_4">-</text:span><text:span text:style-name="T206_5">cli</text:span><text:span text:style-name="T206_6"><text:s/></text:span><text:span text:style-name="T206_7">generateaddress</text:span><text:span text:style-name="T206_8"><text:s/></text:span><text:span text:style-name="T206_9">ec</text:span><text:span text:style-name="T206_10"><text:s/></text:span><text:span text:style-name="T206_11">ec</text:span><text:span text:style-name="T206_12">-</text:span><text:span text:style-name="T206_13">wallet</text:span><text:span text:style-name="T206_14">-</text:span><text:span text:style-name="T206_15">address</text:span><text:span text:style-name="T206_16">-</text:span><text:span text:style-name="T206_17">name</text:span><text:span text:style-name="T206_18">02<text:s/>|<text:s/></text:span><text:span text:style-name="T206_19">awk</text:span><text:span text:style-name="T206_20"><text:s/>'{</text:span><text:span text:style-name="T206_21">print</text:span><text:span text:style-name="T206_22"><text:s/>$3}')</text:span></text:p>
      <text:p text:style-name="P207"><text:span text:style-name="T207_1">echo</text:span><text:span text:style-name="T207_2"><text:s/></text:span><text:span text:style-name="T207_3">ECWALLETADDRESSKEY</text:span><text:span text:style-name="T207_4">02=$</text:span><text:span text:style-name="T207_5">ECWALLETADDRESSKEY</text:span><text:span text:style-name="T207_6">02</text:span></text:p>
      <text:p text:style-name="P208"><text:span text:style-name="T208_1">echo</text:span></text:p>
      <text:p text:style-name="P209"/>
      <text:p text:style-name="P210"><text:span text:style-name="T210_1">echo</text:span><text:span text:style-name="T210_2"><text:s/>1.2.1.2<text:s/></text:span><text:span text:style-name="T210_3">TRY</text:span><text:span text:style-name="T210_4"><text:s/></text:span><text:span text:style-name="T210_5">TO</text:span><text:span text:style-name="T210_6"><text:s/></text:span><text:span text:style-name="T210_7">CREATE</text:span><text:span text:style-name="T210_8"><text:s/></text:span><text:span text:style-name="T210_9">ENTRY</text:span><text:span text:style-name="T210_10"><text:s/></text:span><text:span text:style-name="T210_11">CREDIT</text:span><text:span text:style-name="T210_12"><text:s/></text:span><text:span text:style-name="T210_13">WALLET</text:span><text:span text:style-name="T210_14"><text:s/></text:span><text:span text:style-name="T210_15">ADDRESS</text:span><text:span text:style-name="T210_16"><text:s/></text:span><text:span text:style-name="T210_17">NAME</text:span><text:span text:style-name="T210_18"><text:s/></text:span><text:span text:style-name="T210_19">STARTING</text:span><text:span text:style-name="T210_20"><text:s/></text:span><text:span text:style-name="T210_21">WITH</text:span><text:span text:style-name="T210_22"><text:s/>'"$"'<text:s text:c="8"/></text:span></text:p>
      <text:p text:style-name="P211"><text:span text:style-name="T211_1">factom</text:span><text:span text:style-name="T211_2">-</text:span><text:span text:style-name="T211_3">cli</text:span><text:span text:style-name="T211_4"><text:s/></text:span><text:span text:style-name="T211_5">generateaddress</text:span><text:span text:style-name="T211_6"><text:s/></text:span><text:span text:style-name="T211_7">ec</text:span><text:span text:style-name="T211_8"><text:s/>'$</text:span><text:span text:style-name="T211_9">E</text:span><text:span text:style-name="T211_10">01'</text:span></text:p>
      <text:p text:style-name="P212"><text:span text:style-name="T212_1">echo</text:span><text:span text:style-name="T212_2"><text:s/></text:span></text:p>
      <text:p text:style-name="P213"><text:span text:style-name="T213_1">echo</text:span><text:span text:style-name="T213_2"><text:s/>1.2.1.3<text:s/></text:span><text:span text:style-name="T213_3">TRY</text:span><text:span text:style-name="T213_4"><text:s/></text:span><text:span text:style-name="T213_5">TO</text:span><text:span text:style-name="T213_6"><text:s/></text:span><text:span text:style-name="T213_7">CREATE</text:span><text:span text:style-name="T213_8"><text:s/></text:span><text:span text:style-name="T213_9">ENTRY</text:span><text:span text:style-name="T213_10"><text:s/></text:span><text:span text:style-name="T213_11">CREDIT</text:span><text:span text:style-name="T213_12"><text:s/></text:span><text:span text:style-name="T213_13">WALLET</text:span><text:span text:style-name="T213_14"><text:s/></text:span><text:span text:style-name="T213_15">ADDRESS</text:span><text:span text:style-name="T213_16"><text:s/></text:span><text:span text:style-name="T213_17">NAME</text:span><text:span text:style-name="T213_18"><text:s/></text:span><text:span text:style-name="T213_19">STARTING</text:span><text:span text:style-name="T213_20"><text:s/></text:span><text:span text:style-name="T213_21">WITH</text:span><text:span text:style-name="T213_22"><text:s/>'"/"'<text:s text:c="8"/></text:span></text:p>
      <text:p text:style-name="P214"><text:span text:style-name="T214_1">factom</text:span><text:span text:style-name="T214_2">-</text:span><text:span text:style-name="T214_3">cli</text:span><text:span text:style-name="T214_4"><text:s/></text:span><text:span text:style-name="T214_5">generateaddress</text:span><text:span text:style-name="T214_6"><text:s/></text:span><text:span text:style-name="T214_7">ec</text:span><text:span text:style-name="T214_8"><text:s/>"'/</text:span><text:span text:style-name="T214_9">E</text:span><text:span text:style-name="T214_10">02'"</text:span></text:p>
      <text:p text:style-name="P215"><text:span text:style-name="T215_1">echo</text:span><text:span text:style-name="T215_2"><text:s/></text:span></text:p>
      <text:p text:style-name="P216"><text:span text:style-name="T216_1">echo</text:span><text:span text:style-name="T216_2"><text:s/>1.2.1.4<text:s/></text:span><text:span text:style-name="T216_3">TRY</text:span><text:span text:style-name="T216_4"><text:s/></text:span><text:span text:style-name="T216_5">TO</text:span><text:span text:style-name="T216_6"><text:s/></text:span><text:span text:style-name="T216_7">CREATE</text:span><text:span text:style-name="T216_8"><text:s/></text:span><text:span text:style-name="T216_9">TOO</text:span><text:span text:style-name="T216_10"><text:s/></text:span><text:span text:style-name="T216_11">LONG</text:span><text:span text:style-name="T216_12"><text:s/></text:span><text:span text:style-name="T216_13">ENTRY</text:span><text:span text:style-name="T216_14"><text:s/></text:span><text:span text:style-name="T216_15">CREDIT</text:span><text:span text:style-name="T216_16"><text:s/></text:span><text:span text:style-name="T216_17">WALLET</text:span><text:span text:style-name="T216_18"><text:s/></text:span><text:span text:style-name="T216_19">ADDRESS</text:span><text:span text:style-name="T216_20"><text:s/></text:span><text:span text:style-name="T216_21">NAME</text:span><text:span text:style-name="T216_22"><text:s text:c="7"/></text:span></text:p>
      <text:p text:style-name="P217"><text:span text:style-name="T217_1">factom</text:span><text:span text:style-name="T217_2">-</text:span><text:span text:style-name="T217_3">cli</text:span><text:span text:style-name="T217_4"><text:s/></text:span><text:span text:style-name="T217_5">generateaddress</text:span><text:span text:style-name="T217_6"><text:s/></text:span><text:span text:style-name="T217_7">ec</text:span><text:span text:style-name="T217_8"><text:s/></text:span><text:span text:style-name="T217_9">entry</text:span><text:span text:style-name="T217_10">-</text:span><text:span text:style-name="T217_11">credit</text:span><text:span text:style-name="T217_12">-</text:span><text:span text:style-name="T217_13">wallet</text:span><text:span text:style-name="T217_14">-</text:span><text:span text:style-name="T217_15">address</text:span><text:span text:style-name="T217_16">-</text:span><text:span text:style-name="T217_17">name</text:span><text:span text:style-name="T217_18">01</text:span></text:p>
      <text:p text:style-name="P218"><text:span text:style-name="T218_1">echo</text:span></text:p>
      <text:p text:style-name="P219"/>
      <text:p text:style-name="P220"><text:span text:style-name="T220_1">echo</text:span><text:span text:style-name="T220_2"><text:s/>1.2.2<text:s/></text:span><text:span text:style-name="T220_3">GET</text:span><text:span text:style-name="T220_4"><text:s/></text:span><text:span text:style-name="T220_5">ENTRY</text:span><text:span text:style-name="T220_6"><text:s/></text:span><text:span text:style-name="T220_7">CREDIT</text:span><text:span text:style-name="T220_8"><text:s/></text:span><text:span text:style-name="T220_9">WALLET</text:span><text:span text:style-name="T220_10"><text:s/></text:span><text:span text:style-name="T220_11">ADDRESS</text:span><text:span text:style-name="T220_12"><text:s/></text:span><text:span text:style-name="T220_13">BALANCES</text:span><text:span text:style-name="T220_14"><text:s text:c="8"/></text:span></text:p>
      <text:p text:style-name="P221"><text:span text:style-name="T221_1">echo</text:span></text:p>
      <text:p text:style-name="P222"><text:span text:style-name="T222_1">echo</text:span><text:span text:style-name="T222_2"><text:s/>1.2.2.1<text:s/></text:span><text:span text:style-name="T222_3">LIST</text:span><text:span text:style-name="T222_4"><text:s/></text:span><text:span text:style-name="T222_5">ALL</text:span><text:span text:style-name="T222_6"><text:s/></text:span><text:span text:style-name="T222_7">ENTRY</text:span><text:span text:style-name="T222_8"><text:s/></text:span><text:span text:style-name="T222_9">CREDIT</text:span><text:span text:style-name="T222_10"><text:s/></text:span><text:span text:style-name="T222_11">WALLET</text:span><text:span text:style-name="T222_12"><text:s/></text:span><text:span text:style-name="T222_13">ADDRESS</text:span><text:span text:style-name="T222_14"><text:s/></text:span><text:span text:style-name="T222_15">BALANCES</text:span><text:span text:style-name="T222_16"><text:s text:c="8"/></text:span></text:p>
      <text:p text:style-name="P223"><text:span text:style-name="T223_1">factom</text:span><text:span text:style-name="T223_2">-</text:span><text:span text:style-name="T223_3">cli</text:span><text:span text:style-name="T223_4"><text:s/></text:span><text:span text:style-name="T223_5">getaddresses</text:span></text:p>
      <text:p text:style-name="P224"><text:span text:style-name="T224_1">echo</text:span></text:p>
      <text:p text:style-name="P225"><text:span text:style-name="T225_1">echo</text:span><text:span text:style-name="T225_2"><text:s/>1.2.2.2<text:s/></text:span><text:span text:style-name="T225_3">LIST</text:span><text:span text:style-name="T225_4"><text:s/></text:span><text:span text:style-name="T225_5">ENTRY</text:span><text:span text:style-name="T225_6"><text:s/></text:span><text:span text:style-name="T225_7">CREDIT</text:span><text:span text:style-name="T225_8"><text:s/></text:span><text:span text:style-name="T225_9">WALLET</text:span><text:span text:style-name="T225_10"><text:s/></text:span><text:span text:style-name="T225_11">ADDRESS</text:span><text:span text:style-name="T225_12"><text:s/></text:span><text:span text:style-name="T225_13">BALANCES</text:span><text:span text:style-name="T225_14"><text:s/></text:span><text:span text:style-name="T225_15">INDIVIDUALLY</text:span><text:span text:style-name="T225_16"><text:s text:c="8"/></text:span></text:p>
      <text:p text:style-name="P226"><text:span text:style-name="T226_1">factom</text:span><text:span text:style-name="T226_2">-</text:span><text:span text:style-name="T226_3">cli</text:span><text:span text:style-name="T226_4"><text:s/></text:span><text:span text:style-name="T226_5">balance</text:span><text:span text:style-name="T226_6"><text:s/></text:span><text:span text:style-name="T226_7">ec</text:span><text:span text:style-name="T226_8"><text:s/></text:span><text:span text:style-name="T226_9">ec</text:span><text:span text:style-name="T226_10">-</text:span><text:span text:style-name="T226_11">wallet</text:span><text:span text:style-name="T226_12">-</text:span><text:span text:style-name="T226_13">address</text:span><text:span text:style-name="T226_14">-</text:span><text:span text:style-name="T226_15">name</text:span><text:span text:style-name="T226_16">01</text:span></text:p>
      <text:p text:style-name="P227"><text:span text:style-name="T227_1">factom</text:span><text:span text:style-name="T227_2">-</text:span><text:span text:style-name="T227_3">cli</text:span><text:span text:style-name="T227_4"><text:s/></text:span><text:span text:style-name="T227_5">balance</text:span><text:span text:style-name="T227_6"><text:s/></text:span><text:span text:style-name="T227_7">ec</text:span><text:span text:style-name="T227_8"><text:s/>$</text:span><text:span text:style-name="T227_9">ECWALLETADDRESSKEY</text:span><text:span text:style-name="T227_10">01</text:span></text:p>
      <text:p text:style-name="P228"><text:span text:style-name="T228_1">factom</text:span><text:span text:style-name="T228_2">-</text:span><text:span text:style-name="T228_3">cli</text:span><text:span text:style-name="T228_4"><text:s/></text:span><text:span text:style-name="T228_5">balance</text:span><text:span text:style-name="T228_6"><text:s/></text:span><text:span text:style-name="T228_7">ec</text:span><text:span text:style-name="T228_8"><text:s/></text:span><text:span text:style-name="T228_9">ec</text:span><text:span text:style-name="T228_10">-</text:span><text:span text:style-name="T228_11">wallet</text:span><text:span text:style-name="T228_12">-</text:span><text:span text:style-name="T228_13">address</text:span><text:span text:style-name="T228_14">-</text:span><text:span text:style-name="T228_15">name</text:span><text:span text:style-name="T228_16">02</text:span></text:p>
      <text:p text:style-name="P229"><text:span text:style-name="T229_1">factom</text:span><text:span text:style-name="T229_2">-</text:span><text:span text:style-name="T229_3">cli</text:span><text:span text:style-name="T229_4"><text:s/></text:span><text:span text:style-name="T229_5">balance</text:span><text:span text:style-name="T229_6"><text:s/></text:span><text:span text:style-name="T229_7">ec</text:span><text:span text:style-name="T229_8"><text:s/>$</text:span><text:span text:style-name="T229_9">ECWALLETADDRESSKEY</text:span><text:span text:style-name="T229_10">02</text:span></text:p>
      <text:p text:style-name="P230"/>
      <text:p text:style-name="P231"><text:span text:style-name="T231_1">echo</text:span></text:p>
      <text:p text:style-name="P232"><text:span text:style-name="T232_1">echo</text:span><text:span text:style-name="T232_2"><text:s/>1.2.2.3<text:s/></text:span><text:span text:style-name="T232_3">REQUEST</text:span><text:span text:style-name="T232_4"><text:s/></text:span><text:span text:style-name="T232_5">ENTRY</text:span><text:span text:style-name="T232_6"><text:s/></text:span><text:span text:style-name="T232_7">CREDIT</text:span><text:span text:style-name="T232_8"><text:s/></text:span><text:span text:style-name="T232_9">BALANCE</text:span><text:span text:style-name="T232_10"><text:s/></text:span><text:span text:style-name="T232_11">OF</text:span><text:span text:style-name="T232_12"><text:s/></text:span><text:span text:style-name="T232_13">NON</text:span><text:span text:style-name="T232_14">-</text:span><text:span text:style-name="T232_15">EXISTENT</text:span><text:span text:style-name="T232_16"><text:s/></text:span><text:span text:style-name="T232_17">ENTRY</text:span><text:span text:style-name="T232_18"><text:s/></text:span><text:span text:style-name="T232_19">CREDIT</text:span><text:span text:style-name="T232_20"><text:s/></text:span><text:span text:style-name="T232_21">WALLET</text:span><text:span text:style-name="T232_22"><text:s/></text:span><text:span text:style-name="T232_23">ADDRESS</text:span></text:p>
      <text:p text:style-name="P233"><text:span text:style-name="T233_1">factom</text:span><text:span text:style-name="T233_2">-</text:span><text:span text:style-name="T233_3">cli</text:span><text:span text:style-name="T233_4"><text:s/></text:span><text:span text:style-name="T233_5">balance</text:span><text:span text:style-name="T233_6"><text:s/></text:span><text:span text:style-name="T233_7">ec</text:span><text:span text:style-name="T233_8"><text:s/></text:span><text:span text:style-name="T233_9">xxx</text:span></text:p>
      <text:p text:style-name="P234"><text:span text:style-name="T234_1">echo</text:span><text:span text:style-name="T234_2"><text:s/></text:span></text:p>
      <text:p text:style-name="P235"><text:span text:style-name="T235_1">echo</text:span><text:span text:style-name="T235_2"><text:s/>1.2.2.4<text:s/></text:span><text:span text:style-name="T235_3">REQUEST</text:span><text:span text:style-name="T235_4"><text:s/></text:span><text:span text:style-name="T235_5">ENTRY</text:span><text:span text:style-name="T235_6"><text:s/></text:span><text:span text:style-name="T235_7">CREDIT</text:span><text:span text:style-name="T235_8"><text:s/></text:span><text:span text:style-name="T235_9">BALANCE</text:span><text:span text:style-name="T235_10"><text:s/></text:span><text:span text:style-name="T235_11">OF</text:span><text:span text:style-name="T235_12"><text:s/></text:span><text:span text:style-name="T235_13">ENTRY</text:span><text:span text:style-name="T235_14"><text:s/></text:span><text:span text:style-name="T235_15">CREDIT</text:span><text:span text:style-name="T235_16"><text:s/></text:span><text:span text:style-name="T235_17">WALLET</text:span><text:span text:style-name="T235_18"><text:s/></text:span><text:span text:style-name="T235_19">ADDRESS</text:span><text:span text:style-name="T235_20"><text:s/></text:span><text:span text:style-name="T235_21">NAME</text:span><text:span text:style-name="T235_22"><text:s/></text:span><text:span text:style-name="T235_23">TOO</text:span><text:span text:style-name="T235_24"><text:s/></text:span><text:span text:style-name="T235_25">LONG</text:span></text:p>
      <text:p text:style-name="P236"><text:span text:style-name="T236_1">factom</text:span><text:span text:style-name="T236_2">-</text:span><text:span text:style-name="T236_3">cli</text:span><text:span text:style-name="T236_4"><text:s/></text:span><text:span text:style-name="T236_5">balance</text:span><text:span text:style-name="T236_6"><text:s/></text:span><text:span text:style-name="T236_7">ec</text:span><text:span text:style-name="T236_8"><text:s/></text:span><text:span text:style-name="T236_9">entry</text:span><text:span text:style-name="T236_10">-</text:span><text:span text:style-name="T236_11">credit</text:span><text:span text:style-name="T236_12">-</text:span><text:span text:style-name="T236_13">wallet</text:span><text:span text:style-name="T236_14">-</text:span><text:span text:style-name="T236_15">address</text:span><text:span text:style-name="T236_16">-</text:span><text:span text:style-name="T236_17">name</text:span><text:span text:style-name="T236_18">01</text:span></text:p>
      <text:p text:style-name="P237"><text:span text:style-name="T237_1">echo</text:span></text:p>
      <text:p text:style-name="P238"><text:span text:style-name="T238_1">echo</text:span><text:span text:style-name="T238_2"><text:s/>1.2.2.5<text:s/></text:span><text:span text:style-name="T238_3">REQUEST</text:span><text:span text:style-name="T238_4"><text:s/></text:span><text:span text:style-name="T238_5">ENTRY</text:span><text:span text:style-name="T238_6"><text:s/></text:span><text:span text:style-name="T238_7">CREDIT</text:span><text:span text:style-name="T238_8"><text:s/></text:span><text:span text:style-name="T238_9">BALANCE</text:span><text:span text:style-name="T238_10"><text:s/></text:span><text:span text:style-name="T238_11">OF</text:span><text:span text:style-name="T238_12"><text:s/></text:span><text:span text:style-name="T238_13">FACTOID</text:span><text:span text:style-name="T238_14"><text:s/></text:span><text:span text:style-name="T238_15">WALLET</text:span><text:span text:style-name="T238_16"><text:s/></text:span><text:span text:style-name="T238_17">ADDRESS</text:span></text:p>
      <text:p text:style-name="P239"><text:span text:style-name="T239_1">factom</text:span><text:span text:style-name="T239_2">-</text:span><text:span text:style-name="T239_3">cli</text:span><text:span text:style-name="T239_4"><text:s/></text:span><text:span text:style-name="T239_5">balance</text:span><text:span text:style-name="T239_6"><text:s/></text:span><text:span text:style-name="T239_7">ec</text:span><text:span text:style-name="T239_8"><text:s/></text:span><text:span text:style-name="T239_9">factoid</text:span><text:span text:style-name="T239_10">-</text:span><text:span text:style-name="T239_11">wallet</text:span><text:span text:style-name="T239_12">-</text:span><text:span text:style-name="T239_13">address</text:span><text:span text:style-name="T239_14">-</text:span><text:span text:style-name="T239_15">name</text:span><text:span text:style-name="T239_16">01</text:span></text:p>
      <text:p text:style-name="P240"><text:span text:style-name="T240_1">echo</text:span></text:p>
      <text:p text:style-name="P241"><text:span text:style-name="T241_1">echo</text:span><text:span text:style-name="T241_2"><text:s/>1.2.2.6<text:s/></text:span><text:span text:style-name="T241_3">REQUEST</text:span><text:span text:style-name="T241_4"><text:s/></text:span><text:span text:style-name="T241_5">FACTOID</text:span><text:span text:style-name="T241_6"><text:s/></text:span><text:span text:style-name="T241_7">BALANCE</text:span><text:span text:style-name="T241_8"><text:s/></text:span><text:span text:style-name="T241_9">OF</text:span><text:span text:style-name="T241_10"><text:s/></text:span><text:span text:style-name="T241_11">ENTRY</text:span><text:span text:style-name="T241_12"><text:s/></text:span><text:span text:style-name="T241_13">CREDIT</text:span><text:span text:style-name="T241_14"><text:s/></text:span><text:span text:style-name="T241_15">WALLET</text:span><text:span text:style-name="T241_16"><text:s/></text:span><text:span text:style-name="T241_17">ADDRESS</text:span></text:p>
      <text:p text:style-name="P242"><text:span text:style-name="T242_1">factom</text:span><text:span text:style-name="T242_2">-</text:span><text:span text:style-name="T242_3">cli</text:span><text:span text:style-name="T242_4"><text:s/></text:span><text:span text:style-name="T242_5">balance</text:span><text:span text:style-name="T242_6"><text:s/></text:span><text:span text:style-name="T242_7">fct</text:span><text:span text:style-name="T242_8"><text:s/></text:span><text:span text:style-name="T242_9">ec</text:span><text:span text:style-name="T242_10">-</text:span><text:span text:style-name="T242_11">wallet</text:span><text:span text:style-name="T242_12">-</text:span><text:span text:style-name="T242_13">address</text:span><text:span text:style-name="T242_14">-</text:span><text:span text:style-name="T242_15">name</text:span><text:span text:style-name="T242_16">01</text:span></text:p>
      <text:p text:style-name="P243"><text:span text:style-name="T243_1">echo</text:span></text:p>
      <text:p text:style-name="P244"/>
      <text:p text:style-name="P245"><text:span text:style-name="T245_1">echo</text:span><text:span text:style-name="T245_2"><text:s/>2<text:s/></text:span><text:span text:style-name="T245_3">TRANSACTIONS</text:span><text:span text:style-name="T245_4"><text:s text:c="8"/></text:span></text:p>
      <text:p text:style-name="P246"><text:span text:style-name="T246_1">echo</text:span></text:p>
      <text:p text:style-name="P247"><text:span text:style-name="T247_1">echo</text:span><text:span text:style-name="T247_2"><text:s/>2.1<text:s/></text:span><text:span text:style-name="T247_3">TRANSACTION</text:span><text:span text:style-name="T247_4"><text:s/></text:span><text:span text:style-name="T247_5">FEE</text:span><text:span text:style-name="T247_6"><text:s text:c="8"/></text:span></text:p>
      <text:p text:style-name="P248"><text:span text:style-name="T248_1">factom</text:span><text:span text:style-name="T248_2">-</text:span><text:span text:style-name="T248_3">cli</text:span><text:span text:style-name="T248_4"><text:s/></text:span><text:span text:style-name="T248_5">getfee</text:span></text:p>
      <text:p text:style-name="P249"><text:span text:style-name="T249_1">echo</text:span></text:p>
      <text:p text:style-name="P250"/>
      <text:p text:style-name="P251"><text:span text:style-name="T251_1">echo</text:span><text:span text:style-name="T251_2"><text:s/>2.2<text:s/></text:span><text:span text:style-name="T251_3">CREATE</text:span><text:span text:style-name="T251_4"><text:s/></text:span><text:span text:style-name="T251_5">TRANSACTION</text:span><text:span text:style-name="T251_6"><text:s/></text:span><text:span text:style-name="T251_7">WITH</text:span><text:span text:style-name="T251_8"><text:s/></text:span><text:span text:style-name="T251_9">NO</text:span><text:span text:style-name="T251_10"><text:s/></text:span><text:span text:style-name="T251_11">INPUTS</text:span><text:span text:style-name="T251_12"><text:s/></text:span><text:span text:style-name="T251_13">OUTPUTS</text:span><text:span text:style-name="T251_14"><text:s/></text:span><text:span text:style-name="T251_15">OR</text:span><text:span text:style-name="T251_16"><text:s/></text:span><text:span text:style-name="T251_17">ENTRY</text:span><text:span text:style-name="T251_18"><text:s/></text:span><text:span text:style-name="T251_19">CREDITS</text:span></text:p>
      <text:p text:style-name="P252"><text:span text:style-name="T252_1">echo</text:span></text:p>
      <text:p text:style-name="P253"><text:span text:style-name="T253_1">echo</text:span><text:span text:style-name="T253_2"><text:s/>2.2.1<text:s/></text:span><text:span text:style-name="T253_3">CREATE</text:span><text:span text:style-name="T253_4"><text:s/></text:span><text:span text:style-name="T253_5">TRANSACTION</text:span><text:span text:style-name="T253_6"><text:s text:c="8"/></text:span></text:p>
      <text:p text:style-name="P254"><text:span text:style-name="T254_1">factom</text:span><text:span text:style-name="T254_2">-</text:span><text:span text:style-name="T254_3">cli</text:span><text:span text:style-name="T254_4"><text:s/></text:span><text:span text:style-name="T254_5">newtransaction</text:span><text:span text:style-name="T254_6"><text:s/></text:span><text:span text:style-name="T254_7">transaction</text:span><text:span text:style-name="T254_8">01</text:span></text:p>
      <text:p text:style-name="P255"><text:span text:style-name="T255_1">echo</text:span></text:p>
      <text:p text:style-name="P256"><text:span text:style-name="T256_1">echo</text:span><text:span text:style-name="T256_2"><text:s/>2.2.2<text:s/></text:span><text:span text:style-name="T256_3">GET</text:span><text:span text:style-name="T256_4"><text:s/></text:span><text:span text:style-name="T256_5">TRANSACTION</text:span><text:span text:style-name="T256_6"><text:s/></text:span><text:span text:style-name="T256_7">FEE</text:span><text:span text:style-name="T256_8"><text:s text:c="8"/></text:span></text:p>
      <text:p text:style-name="P257"><text:span text:style-name="T257_1">factom</text:span><text:span text:style-name="T257_2">-</text:span><text:span text:style-name="T257_3">cli</text:span><text:span text:style-name="T257_4"><text:s/></text:span><text:span text:style-name="T257_5">transactions</text:span></text:p>
      <text:p text:style-name="P258"><text:span text:style-name="T258_1">echo</text:span></text:p>
      <text:p text:style-name="P259"><text:span text:style-name="T259_1">echo</text:span><text:span text:style-name="T259_2"><text:s/>2.2.3<text:s/></text:span><text:span text:style-name="T259_3">SUBMIT</text:span><text:span text:style-name="T259_4"><text:s/></text:span><text:span text:style-name="T259_5">TRANSACTION</text:span><text:span text:style-name="T259_6"><text:s text:c="8"/></text:span></text:p>
      <text:p text:style-name="P260"><text:span text:style-name="T260_1">factom</text:span><text:span text:style-name="T260_2">-</text:span><text:span text:style-name="T260_3">cli</text:span><text:span text:style-name="T260_4"><text:s/></text:span><text:span text:style-name="T260_5">submit</text:span><text:span text:style-name="T260_6"><text:s/></text:span><text:span text:style-name="T260_7">transaction</text:span><text:span text:style-name="T260_8">01</text:span></text:p>
      <text:p text:style-name="P261"><text:span text:style-name="T261_1">echo</text:span></text:p>
      <text:p text:style-name="P262"><text:span text:style-name="T262_1">echo</text:span><text:span text:style-name="T262_2"><text:s/>2.2.4<text:s/></text:span><text:span text:style-name="T262_3">SIGN</text:span><text:span text:style-name="T262_4"><text:s/></text:span><text:span text:style-name="T262_5">TRANSACTION</text:span><text:span text:style-name="T262_6"><text:s text:c="8"/></text:span></text:p>
      <text:p text:style-name="P263"><text:span text:style-name="T263_1">factom</text:span><text:span text:style-name="T263_2">-</text:span><text:span text:style-name="T263_3">cli</text:span><text:span text:style-name="T263_4"><text:s/></text:span><text:span text:style-name="T263_5">sign</text:span><text:span text:style-name="T263_6"><text:s/></text:span><text:span text:style-name="T263_7">transaction</text:span><text:span text:style-name="T263_8">01</text:span></text:p>
      <text:p text:style-name="P264"><text:span text:style-name="T264_1">echo</text:span></text:p>
      <text:p text:style-name="P265"><text:span text:style-name="T265_1">echo</text:span><text:span text:style-name="T265_2"><text:s/>2.2.5<text:s/></text:span><text:span text:style-name="T265_3">ADD</text:span><text:span text:style-name="T265_4"><text:s/></text:span><text:span text:style-name="T265_5">JUST</text:span><text:span text:style-name="T265_6"><text:s/></text:span><text:span text:style-name="T265_7">ENOUGH</text:span><text:span text:style-name="T265_8"><text:s/></text:span><text:span text:style-name="T265_9">INPUT</text:span><text:span text:style-name="T265_10"><text:s/></text:span><text:span text:style-name="T265_11">TO</text:span><text:span text:style-name="T265_12"><text:s/></text:span><text:span text:style-name="T265_13">COVER</text:span><text:span text:style-name="T265_14"><text:s/></text:span><text:span text:style-name="T265_15">TRANSACTION</text:span><text:span text:style-name="T265_16"><text:s/></text:span><text:span text:style-name="T265_17">FEE</text:span><text:span text:style-name="T265_18"><text:s text:c="8"/></text:span></text:p>
      <text:p text:style-name="P266"><text:span text:style-name="T266_1">factom</text:span><text:span text:style-name="T266_2">-</text:span><text:span text:style-name="T266_3">cli</text:span><text:span text:style-name="T266_4"><text:s/></text:span><text:span text:style-name="T266_5">addinput</text:span><text:span text:style-name="T266_6"><text:s/></text:span><text:span text:style-name="T266_7">transaction</text:span><text:span text:style-name="T266_8">01<text:s/></text:span><text:span text:style-name="T266_9">factoid</text:span><text:span text:style-name="T266_10">-</text:span><text:span text:style-name="T266_11">wallet</text:span><text:span text:style-name="T266_12">-</text:span><text:span text:style-name="T266_13">address</text:span><text:span text:style-name="T266_14">-</text:span><text:span text:style-name="T266_15">name</text:span><text:span text:style-name="T266_16">01<text:s/>1</text:span></text:p>
      <text:p text:style-name="P267"><text:span text:style-name="T267_1">echo</text:span></text:p>
      <text:p text:style-name="P268"><text:span text:style-name="T268_1">echo</text:span><text:span text:style-name="T268_2"><text:s/>2.2.6<text:s/></text:span><text:span text:style-name="T268_3">RE</text:span><text:span text:style-name="T268_4">-</text:span><text:span text:style-name="T268_5">SIGN</text:span><text:span text:style-name="T268_6"><text:s/></text:span><text:span text:style-name="T268_7">TRANSACTION</text:span><text:span text:style-name="T268_8"><text:s text:c="8"/></text:span></text:p>
      <text:p text:style-name="P269"><text:span text:style-name="T269_1">factom</text:span><text:span text:style-name="T269_2">-</text:span><text:span text:style-name="T269_3">cli</text:span><text:span text:style-name="T269_4"><text:s/></text:span><text:span text:style-name="T269_5">sign</text:span><text:span text:style-name="T269_6"><text:s/></text:span><text:span text:style-name="T269_7">transaction</text:span><text:span text:style-name="T269_8">01</text:span></text:p>
      <text:p text:style-name="P270"><text:span text:style-name="T270_1">echo</text:span></text:p>
      <text:p text:style-name="P271"><text:span text:style-name="T271_1">echo</text:span><text:span text:style-name="T271_2"><text:s/>2.2.7<text:s/></text:span><text:span text:style-name="T271_3">TRY</text:span><text:span text:style-name="T271_4"><text:s/></text:span><text:span text:style-name="T271_5">TO</text:span><text:span text:style-name="T271_6"><text:s/></text:span><text:span text:style-name="T271_7">RECREATE</text:span><text:span text:style-name="T271_8"><text:s/></text:span><text:span text:style-name="T271_9">TRANSACTION</text:span><text:span text:style-name="T271_10"><text:s/></text:span><text:span text:style-name="T271_11">THAT</text:span><text:span text:style-name="T271_12"><text:s/></text:span><text:span text:style-name="T271_13">HASN</text:span><text:span text:style-name="T271_14">\'</text:span><text:span text:style-name="T271_15">T</text:span><text:span text:style-name="T271_16"><text:s/></text:span><text:span text:style-name="T271_17">BEEN</text:span><text:span text:style-name="T271_18"><text:s/></text:span><text:span text:style-name="T271_19">ACCEPTED</text:span><text:span text:style-name="T271_20"><text:s text:c="8"/></text:span></text:p>
      <text:p text:style-name="P272"><text:span text:style-name="T272_1">factom</text:span><text:span text:style-name="T272_2">-</text:span><text:span text:style-name="T272_3">cli</text:span><text:span text:style-name="T272_4"><text:s/></text:span><text:span text:style-name="T272_5">newtransaction</text:span><text:span text:style-name="T272_6"><text:s/></text:span><text:span text:style-name="T272_7">transaction</text:span><text:span text:style-name="T272_8">01</text:span></text:p>
      <text:p text:style-name="P273"><text:span text:style-name="T273_1">echo</text:span></text:p>
      <text:p text:style-name="P274"><text:span text:style-name="T274_1">echo</text:span><text:span text:style-name="T274_2"><text:s/>2.2.8<text:s/></text:span><text:span text:style-name="T274_3">GET</text:span><text:span text:style-name="T274_4"><text:s/></text:span><text:span text:style-name="T274_5">TRANSACTION</text:span><text:span text:style-name="T274_6"><text:s/></text:span><text:span text:style-name="T274_7">FEE</text:span><text:span text:style-name="T274_8"><text:s text:c="8"/></text:span></text:p>
      <text:p text:style-name="P275"><text:span text:style-name="T275_1">factom</text:span><text:span text:style-name="T275_2">-</text:span><text:span text:style-name="T275_3">cli</text:span><text:span text:style-name="T275_4"><text:s/></text:span><text:span text:style-name="T275_5">transactions</text:span></text:p>
      <text:p text:style-name="P276"><text:span text:style-name="T276_1">echo</text:span></text:p>
      <text:p text:style-name="P277"><text:span text:style-name="T277_1">echo</text:span><text:span text:style-name="T277_2"><text:s/>2.2.9<text:s/></text:span><text:span text:style-name="T277_3">SUBMIT</text:span><text:span text:style-name="T277_4"><text:s/></text:span><text:span text:style-name="T277_5">TRANSACTION</text:span><text:span text:style-name="T277_6"><text:s text:c="8"/></text:span></text:p>
      <text:p text:style-name="P278"><text:span text:style-name="T278_1">factom</text:span><text:span text:style-name="T278_2">-</text:span><text:span text:style-name="T278_3">cli</text:span><text:span text:style-name="T278_4"><text:s/></text:span><text:span text:style-name="T278_5">submit</text:span><text:span text:style-name="T278_6"><text:s/></text:span><text:span text:style-name="T278_7">transaction</text:span><text:span text:style-name="T278_8">01</text:span></text:p>
      <text:p text:style-name="P279"><text:span text:style-name="T279_1">echo</text:span></text:p>
      <text:p text:style-name="P280"><text:span text:style-name="T280_1">echo</text:span><text:span text:style-name="T280_2"><text:s/>2.2.10<text:s/></text:span><text:span text:style-name="T280_3">RECREATE</text:span><text:span text:style-name="T280_4"><text:s/></text:span><text:span text:style-name="T280_5">TRANSACTION</text:span><text:span text:style-name="T280_6"><text:s/></text:span><text:span text:style-name="T280_7">THAT</text:span><text:span text:style-name="T280_8"><text:s/></text:span><text:span text:style-name="T280_9">HAS</text:span><text:span text:style-name="T280_10"><text:s/></text:span><text:span text:style-name="T280_11">BEEN</text:span><text:span text:style-name="T280_12"><text:s/></text:span><text:span text:style-name="T280_13">ACCEPTED</text:span><text:span text:style-name="T280_14"><text:s text:c="8"/></text:span></text:p>
      <text:p text:style-name="P281"><text:span text:style-name="T281_1">factom</text:span><text:span text:style-name="T281_2">-</text:span><text:span text:style-name="T281_3">cli</text:span><text:span text:style-name="T281_4"><text:s/></text:span><text:span text:style-name="T281_5">newtransaction</text:span><text:span text:style-name="T281_6"><text:s/></text:span><text:span text:style-name="T281_7">transaction</text:span><text:span text:style-name="T281_8">01</text:span></text:p>
      <text:p text:style-name="P282"><text:span text:style-name="T282_1">echo</text:span></text:p>
      <text:p text:style-name="P283"><text:span text:style-name="T283_1">echo</text:span><text:span text:style-name="T283_2"><text:s/>2.2.11<text:s/></text:span><text:span text:style-name="T283_3">ADD</text:span><text:span text:style-name="T283_4"><text:s/></text:span><text:span text:style-name="T283_5">INPUT</text:span><text:span text:style-name="T283_6"><text:s text:c="8"/>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addinput</text:span><text:span text:style-name="T284_6"><text:s/></text:span><text:span text:style-name="T284_7">transaction</text:span><text:span text:style-name="T284_8">01<text:s/></text:span><text:span text:style-name="T284_9">factoid</text:span><text:span text:style-name="T284_10">-</text:span><text:span text:style-name="T284_11">wallet</text:span><text:span text:style-name="T284_12">-</text:span><text:span text:style-name="T284_13">address</text:span><text:span text:style-name="T284_14">-</text:span><text:span text:style-name="T284_15">name</text:span><text:span text:style-name="T284_16">01<text:s/>1</text:span></text:p>
      <text:p text:style-name="P285"><text:span text:style-name="T285_1">echo</text:span></text:p>
      <text:p text:style-name="P286"><text:span text:style-name="T286_1">echo</text:span><text:span text:style-name="T286_2"><text:s/>2.2.12<text:s/></text:span><text:span text:style-name="T286_3">SIGN</text:span><text:span text:style-name="T286_4"><text:s/></text:span><text:span text:style-name="T286_5">TRANSACTION</text:span><text:span text:style-name="T286_6"><text:s text:c="8"/>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sign</text:span><text:span text:style-name="T287_6"><text:s/></text:span><text:span text:style-name="T287_7">transaction</text:span><text:span text:style-name="T287_8">01</text:span></text:p>
      <text:p text:style-name="P288"><text:span text:style-name="T288_1">echo</text:span></text:p>
      <text:p text:style-name="P289"><text:span text:style-name="T289_1">echo</text:span><text:span text:style-name="T289_2"><text:s/>2.2.13<text:s/></text:span><text:span text:style-name="T289_3">TRY</text:span><text:span text:style-name="T289_4"><text:s/></text:span><text:span text:style-name="T289_5">TO</text:span><text:span text:style-name="T289_6"><text:s/></text:span><text:span text:style-name="T289_7">ADD</text:span><text:span text:style-name="T289_8"><text:s/></text:span><text:span text:style-name="T289_9">FEE</text:span><text:span text:style-name="T289_10"><text:s/></text:span><text:span text:style-name="T289_11">TO</text:span><text:span text:style-name="T289_12"><text:s/></text:span><text:span text:style-name="T289_13">TRANSACTION</text:span><text:span text:style-name="T289_14"><text:s text:c="8"/></text:span></text:p>
      <text:p text:style-name="P290"><text:span text:style-name="T290_1">factom</text:span><text:span text:style-name="T290_2">-</text:span><text:span text:style-name="T290_3">cli</text:span><text:span text:style-name="T290_4"><text:s/></text:span><text:span text:style-name="T290_5">addfee</text:span><text:span text:style-name="T290_6"><text:s/></text:span><text:span text:style-name="T290_7">transaction</text:span><text:span text:style-name="T290_8">01<text:s/></text:span><text:span text:style-name="T290_9">factoid</text:span><text:span text:style-name="T290_10">-</text:span><text:span text:style-name="T290_11">wallet</text:span><text:span text:style-name="T290_12">-</text:span><text:span text:style-name="T290_13">address</text:span><text:span text:style-name="T290_14">-</text:span><text:span text:style-name="T290_15">name</text:span><text:span text:style-name="T290_16">01</text:span></text:p>
      <text:p text:style-name="P291"><text:span text:style-name="T291_1">echo</text:span></text:p>
      <text:p text:style-name="P292"><text:span text:style-name="T292_1">echo</text:span><text:span text:style-name="T292_2"><text:s/>2.2.14<text:s/></text:span><text:span text:style-name="T292_3">ADD</text:span><text:span text:style-name="T292_4"><text:s/></text:span><text:span text:style-name="T292_5">EQUAL</text:span><text:span text:style-name="T292_6"><text:s/></text:span><text:span text:style-name="T292_7">OUTPUT</text:span><text:span text:style-name="T292_8"><text:s text:c="8"/></text:span></text:p>
      <text:p text:style-name="P293"><text:span text:style-name="T293_1">factom</text:span><text:span text:style-name="T293_2">-</text:span><text:span text:style-name="T293_3">cli</text:span><text:span text:style-name="T293_4"><text:s/></text:span><text:span text:style-name="T293_5">addoutput</text:span><text:span text:style-name="T293_6"><text:s/></text:span><text:span text:style-name="T293_7">transaction</text:span><text:span text:style-name="T293_8">01<text:s/></text:span><text:span text:style-name="T293_9">factoid</text:span><text:span text:style-name="T293_10">-</text:span><text:span text:style-name="T293_11">wallet</text:span><text:span text:style-name="T293_12">-</text:span><text:span text:style-name="T293_13">address</text:span><text:span text:style-name="T293_14">-</text:span><text:span text:style-name="T293_15">name</text:span><text:span text:style-name="T293_16">01<text:s/>1</text:span></text:p>
      <text:p text:style-name="P294"><text:span text:style-name="T294_1">echo</text:span></text:p>
      <text:p text:style-name="P295"><text:span text:style-name="T295_1">echo</text:span><text:span text:style-name="T295_2"><text:s/>2.2.15<text:s/></text:span><text:span text:style-name="T295_3">ADD</text:span><text:span text:style-name="T295_4"><text:s/></text:span><text:span text:style-name="T295_5">CORRECT</text:span><text:span text:style-name="T295_6"><text:s/></text:span><text:span text:style-name="T295_7">FEE</text:span><text:span text:style-name="T295_8"><text:s/></text:span><text:span text:style-name="T295_9">TO</text:span><text:span text:style-name="T295_10"><text:s/></text:span><text:span text:style-name="T295_11">TRANSACTION</text:span><text:span text:style-name="T295_12"><text:s text:c="8"/></text:span></text:p>
      <text:p text:style-name="P296"><text:span text:style-name="T296_1">factom</text:span><text:span text:style-name="T296_2">-</text:span><text:span text:style-name="T296_3">cli</text:span><text:span text:style-name="T296_4"><text:s/></text:span><text:span text:style-name="T296_5">addfee</text:span><text:span text:style-name="T296_6"><text:s/></text:span><text:span text:style-name="T296_7">transaction</text:span><text:span text:style-name="T296_8">01<text:s/></text:span><text:span text:style-name="T296_9">factoid</text:span><text:span text:style-name="T296_10">-</text:span><text:span text:style-name="T296_11">wallet</text:span><text:span text:style-name="T296_12">-</text:span><text:span text:style-name="T296_13">address</text:span><text:span text:style-name="T296_14">-</text:span><text:span text:style-name="T296_15">name</text:span><text:span text:style-name="T296_16">01</text:span></text:p>
      <text:p text:style-name="P297"><text:span text:style-name="T297_1">echo</text:span></text:p>
      <text:p text:style-name="P298"><text:span text:style-name="T298_1">echo</text:span><text:span text:style-name="T298_2"><text:s/>2.2.16<text:s/></text:span><text:span text:style-name="T298_3">LIST</text:span><text:span text:style-name="T298_4"><text:s/></text:span><text:span text:style-name="T298_5">ALL</text:span><text:span text:style-name="T298_6"><text:s/></text:span><text:span text:style-name="T298_7">OPEN</text:span><text:span text:style-name="T298_8"><text:s/></text:span><text:span text:style-name="T298_9">TRANSACTIONS</text:span><text:span text:style-name="T298_10"><text:s text:c="9"/></text:span></text:p>
      <text:p text:style-name="P299"><text:span text:style-name="T299_1">factom</text:span><text:span text:style-name="T299_2">-</text:span><text:span text:style-name="T299_3">cli</text:span><text:span text:style-name="T299_4"><text:s/></text:span><text:span text:style-name="T299_5">transactions</text:span></text:p>
      <text:p text:style-name="P300"><text:span text:style-name="T300_1">echo</text:span></text:p>
      <text:p text:style-name="P301"><text:span text:style-name="T301_1">echo</text:span><text:span text:style-name="T301_2"><text:s/>2.2.17<text:s/></text:span><text:span text:style-name="T301_3">TRY</text:span><text:span text:style-name="T301_4"><text:s/></text:span><text:span text:style-name="T301_5">TO</text:span><text:span text:style-name="T301_6"><text:s/></text:span><text:span text:style-name="T301_7">SUBMIT</text:span><text:span text:style-name="T301_8"><text:s/></text:span><text:span text:style-name="T301_9">UNSIGNED</text:span><text:span text:style-name="T301_10"><text:s/></text:span><text:span text:style-name="T301_11">TRANSACTION</text:span><text:span text:style-name="T301_12"><text:s text:c="8"/></text:span></text:p>
      <text:p text:style-name="P302"><text:span text:style-name="T302_1">factom</text:span><text:span text:style-name="T302_2">-</text:span><text:span text:style-name="T302_3">cli</text:span><text:span text:style-name="T302_4"><text:s/></text:span><text:span text:style-name="T302_5">submit</text:span><text:span text:style-name="T302_6"><text:s/></text:span><text:span text:style-name="T302_7">transaction</text:span><text:span text:style-name="T302_8">01</text:span></text:p>
      <text:p text:style-name="P303"><text:span text:style-name="T303_1">echo</text:span></text:p>
      <text:p text:style-name="P304"><text:span text:style-name="T304_1">echo</text:span><text:span text:style-name="T304_2"><text:s/>2.2.18<text:s/></text:span><text:span text:style-name="T304_3">DELETE</text:span><text:span text:style-name="T304_4"><text:s/></text:span><text:span text:style-name="T304_5">TRANSACTION</text:span><text:span text:style-name="T304_6"><text:s text:c="8"/></text:span></text:p>
      <text:p text:style-name="P305"><text:span text:style-name="T305_1">factom</text:span><text:span text:style-name="T305_2">-</text:span><text:span text:style-name="T305_3">cli</text:span><text:span text:style-name="T305_4"><text:s/></text:span><text:span text:style-name="T305_5">deletetransaction</text:span><text:span text:style-name="T305_6"><text:s/></text:span><text:span text:style-name="T305_7">transaction</text:span><text:span text:style-name="T305_8">01</text:span></text:p>
      <text:p text:style-name="P306"><text:span text:style-name="T306_1">echo</text:span></text:p>
      <text:p text:style-name="P307"><text:span text:style-name="T307_1">echo</text:span><text:span text:style-name="T307_2"><text:s/>2.2.19<text:s/></text:span><text:span text:style-name="T307_3">LIST</text:span><text:span text:style-name="T307_4"><text:s/></text:span><text:span text:style-name="T307_5">ALL</text:span><text:span text:style-name="T307_6"><text:s/></text:span><text:span text:style-name="T307_7">OPEN</text:span><text:span text:style-name="T307_8"><text:s/></text:span><text:span text:style-name="T307_9">TRANSACTIONS</text:span><text:span text:style-name="T307_10"><text:s text:c="8"/></text:span></text:p>
      <text:p text:style-name="P308"><text:span text:style-name="T308_1">factom</text:span><text:span text:style-name="T308_2">-</text:span><text:span text:style-name="T308_3">cli</text:span><text:span text:style-name="T308_4"><text:s/></text:span><text:span text:style-name="T308_5">transactions</text:span></text:p>
      <text:p text:style-name="P309"><text:span text:style-name="T309_1">echo</text:span></text:p>
      <text:p text:style-name="P310"><text:span text:style-name="T310_1">echo</text:span><text:span text:style-name="T310_2"><text:s/>2.2.20<text:s/></text:span><text:span text:style-name="T310_3">VERIFY</text:span><text:span text:style-name="T310_4"><text:s/></text:span><text:span text:style-name="T310_5">WALLET</text:span><text:span text:style-name="T310_6"><text:s/></text:span><text:span text:style-name="T310_7">BALANCE</text:span><text:span text:style-name="T310_8"><text:s text:c="8"/></text:span></text:p>
      <text:p text:style-name="P311"><text:span text:style-name="T311_1">factom</text:span><text:span text:style-name="T311_2">-</text:span><text:span text:style-name="T311_3">cli</text:span><text:span text:style-name="T311_4"><text:s/></text:span><text:span text:style-name="T311_5">getaddresses</text:span></text:p>
      <text:p text:style-name="P312"><text:span text:style-name="T312_1">echo</text:span></text:p>
      <text:p text:style-name="P313"/>
      <text:p text:style-name="P314"><text:span text:style-name="T314_1">echo</text:span><text:span text:style-name="T314_2"><text:s/>2.3<text:s/></text:span><text:span text:style-name="T314_3">CREATE</text:span><text:span text:style-name="T314_4"><text:s/></text:span><text:span text:style-name="T314_5">TRANSACTION</text:span><text:span text:style-name="T314_6"><text:s/></text:span><text:span text:style-name="T314_7">WITH</text:span><text:span text:style-name="T314_8"><text:s/></text:span><text:span text:style-name="T314_9">NO</text:span><text:span text:style-name="T314_10"><text:s/></text:span><text:span text:style-name="T314_11">INPUTS</text:span></text:p>
      <text:p text:style-name="P315"><text:span text:style-name="T315_1">echo</text:span></text:p>
      <text:p text:style-name="P316"><text:span text:style-name="T316_1">echo</text:span><text:span text:style-name="T316_2"><text:s/>2.3.1<text:s/></text:span><text:span text:style-name="T316_3">CREATE</text:span><text:span text:style-name="T316_4"><text:s/></text:span><text:span text:style-name="T316_5">TRANSACTION</text:span><text:span text:style-name="T316_6"><text:s text:c="8"/></text:span></text:p>
      <text:p text:style-name="P317"><text:span text:style-name="T317_1">factom</text:span><text:span text:style-name="T317_2">-</text:span><text:span text:style-name="T317_3">cli</text:span><text:span text:style-name="T317_4"><text:s/></text:span><text:span text:style-name="T317_5">newtransaction</text:span><text:span text:style-name="T317_6"><text:s/></text:span><text:span text:style-name="T317_7">transaction</text:span><text:span text:style-name="T317_8">02</text:span></text:p>
      <text:p text:style-name="P318"><text:span text:style-name="T318_1">echo</text:span></text:p>
      <text:p text:style-name="P319"><text:span text:style-name="T319_1">echo</text:span><text:span text:style-name="T319_2"><text:s/>2.3.2<text:s/></text:span><text:span text:style-name="T319_3">ADD</text:span><text:span text:style-name="T319_4"><text:s/></text:span><text:span text:style-name="T319_5">OUTPUT</text:span><text:span text:style-name="T319_6"><text:s/></text:span><text:span text:style-name="T319_7">OF</text:span><text:span text:style-name="T319_8"><text:s/>3<text:s/></text:span><text:span text:style-name="T319_9">FACTOIDS</text:span><text:span text:style-name="T319_10"><text:s/></text:span><text:span text:style-name="T319_11">TO</text:span><text:span text:style-name="T319_12"><text:s/></text:span><text:span text:style-name="T319_13">TRANSACTION</text:span><text:span text:style-name="T319_14"><text:s text:c="8"/></text:span></text:p>
      <text:p text:style-name="P320"><text:span text:style-name="T320_1">factom</text:span><text:span text:style-name="T320_2">-</text:span><text:span text:style-name="T320_3">cli</text:span><text:span text:style-name="T320_4"><text:s/></text:span><text:span text:style-name="T320_5">addoutput</text:span><text:span text:style-name="T320_6"><text:s/></text:span><text:span text:style-name="T320_7">transaction</text:span><text:span text:style-name="T320_8">02<text:s/></text:span><text:span text:style-name="T320_9">factoid</text:span><text:span text:style-name="T320_10">-</text:span><text:span text:style-name="T320_11">wallet</text:span><text:span text:style-name="T320_12">-</text:span><text:span text:style-name="T320_13">address</text:span><text:span text:style-name="T320_14">-</text:span><text:span text:style-name="T320_15">name</text:span><text:span text:style-name="T320_16">01<text:s/>3</text:span></text:p>
      <text:p text:style-name="P321"><text:span text:style-name="T321_1">echo</text:span></text:p>
      <text:p text:style-name="P322"><text:span text:style-name="T322_1">echo</text:span><text:span text:style-name="T322_2"><text:s/>2.3.3<text:s/></text:span><text:span text:style-name="T322_3">SIGN</text:span><text:span text:style-name="T322_4"><text:s/></text:span><text:span text:style-name="T322_5">TRANSACTION</text:span><text:span text:style-name="T322_6"><text:s text:c="8"/></text:span></text:p>
      <text:p text:style-name="P323"><text:span text:style-name="T323_1">factom</text:span><text:span text:style-name="T323_2">-</text:span><text:span text:style-name="T323_3">cli</text:span><text:span text:style-name="T323_4"><text:s/></text:span><text:span text:style-name="T323_5">sign</text:span><text:span text:style-name="T323_6"><text:s/></text:span><text:span text:style-name="T323_7">transaction</text:span><text:span text:style-name="T323_8">02</text:span></text:p>
      <text:p text:style-name="P324"><text:span text:style-name="T324_1">echo</text:span></text:p>
      <text:p text:style-name="P325"><text:span text:style-name="T325_1">echo</text:span><text:span text:style-name="T325_2"><text:s/>2.3.4<text:s/></text:span><text:span text:style-name="T325_3">GET</text:span><text:span text:style-name="T325_4"><text:s/></text:span><text:span text:style-name="T325_5">TRANSACTION</text:span><text:span text:style-name="T325_6"><text:s/></text:span><text:span text:style-name="T325_7">FEE</text:span><text:span text:style-name="T325_8"><text:s text:c="8"/></text:span></text:p>
      <text:p text:style-name="P326"><text:span text:style-name="T326_1">factom</text:span><text:span text:style-name="T326_2">-</text:span><text:span text:style-name="T326_3">cli</text:span><text:span text:style-name="T326_4"><text:s/></text:span><text:span text:style-name="T326_5">transactions</text:span></text:p>
      <text:p text:style-name="P327"><text:span text:style-name="T327_1">echo</text:span></text:p>
      <text:p text:style-name="P328"><text:span text:style-name="T328_1">echo</text:span><text:span text:style-name="T328_2"><text:s/>2.3.5<text:s/></text:span><text:span text:style-name="T328_3">SUBMIT</text:span><text:span text:style-name="T328_4"><text:s/></text:span><text:span text:style-name="T328_5">TRANSACTION</text:span><text:span text:style-name="T328_6"><text:s text:c="8"/>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submit</text:span><text:span text:style-name="T329_6"><text:s/></text:span><text:span text:style-name="T329_7">transaction</text:span><text:span text:style-name="T329_8">02</text:span></text:p>
      <text:p text:style-name="P330"><text:span text:style-name="T330_1">echo</text:span></text:p>
      <text:p text:style-name="P331"><text:span text:style-name="T331_1">echo</text:span><text:span text:style-name="T331_2"><text:s/>2.3.6<text:s/></text:span><text:span text:style-name="T331_3">DELETE</text:span><text:span text:style-name="T331_4"><text:s/></text:span><text:span text:style-name="T331_5">TRANSACTION</text:span><text:span text:style-name="T331_6"><text:s text:c="8"/></text:span></text:p>
      <text:p text:style-name="P332"><text:span text:style-name="T332_1">factom</text:span><text:span text:style-name="T332_2">-</text:span><text:span text:style-name="T332_3">cli</text:span><text:span text:style-name="T332_4"><text:s/></text:span><text:span text:style-name="T332_5">deletetransaction</text:span><text:span text:style-name="T332_6"><text:s/></text:span><text:span text:style-name="T332_7">transaction</text:span><text:span text:style-name="T332_8">02</text:span></text:p>
      <text:p text:style-name="P333"><text:span text:style-name="T333_1">echo</text:span></text:p>
      <text:p text:style-name="P334"><text:span text:style-name="T334_1">echo</text:span><text:span text:style-name="T334_2"><text:s/>2.3.7<text:s/></text:span><text:span text:style-name="T334_3">VERIFY</text:span><text:span text:style-name="T334_4"><text:s/></text:span><text:span text:style-name="T334_5">WALLET</text:span><text:span text:style-name="T334_6"><text:s/></text:span><text:span text:style-name="T334_7">BALANCE</text:span><text:span text:style-name="T334_8"><text:s text:c="8"/></text:span></text:p>
      <text:p text:style-name="P335"><text:span text:style-name="T335_1">factom</text:span><text:span text:style-name="T335_2">-</text:span><text:span text:style-name="T335_3">cli</text:span><text:span text:style-name="T335_4"><text:s/></text:span><text:span text:style-name="T335_5">getaddresses</text:span></text:p>
      <text:p text:style-name="P336"><text:span text:style-name="T336_1">echo</text:span></text:p>
      <text:p text:style-name="P337"/>
      <text:p text:style-name="P338"><text:span text:style-name="T338_1">echo</text:span><text:span text:style-name="T338_2"><text:s/>2.4<text:s/></text:span><text:span text:style-name="T338_3">CREATE</text:span><text:span text:style-name="T338_4"><text:s/></text:span><text:span text:style-name="T338_5">TRANSACTION</text:span><text:span text:style-name="T338_6"><text:s/></text:span><text:span text:style-name="T338_7">WITH</text:span><text:span text:style-name="T338_8"><text:s/></text:span><text:span text:style-name="T338_9">NO</text:span><text:span text:style-name="T338_10"><text:s/></text:span><text:span text:style-name="T338_11">OUTPUTS</text:span><text:span text:style-name="T338_12"><text:s/></text:span><text:span text:style-name="T338_13">OR</text:span><text:span text:style-name="T338_14"><text:s/></text:span><text:span text:style-name="T338_15">ENTRY</text:span><text:span text:style-name="T338_16"><text:s/></text:span><text:span text:style-name="T338_17">CREDITS</text:span></text:p>
      <text:p text:style-name="P339"><text:span text:style-name="T339_1">echo</text:span></text:p>
      <text:p text:style-name="P340"><text:span text:style-name="T340_1">echo</text:span><text:span text:style-name="T340_2"><text:s/>2.4.1<text:s/></text:span><text:span text:style-name="T340_3">CREATE</text:span><text:span text:style-name="T340_4"><text:s/></text:span><text:span text:style-name="T340_5">TRANSACTION</text:span><text:span text:style-name="T340_6"><text:s text:c="8"/></text:span></text:p>
      <text:p text:style-name="P341"><text:span text:style-name="T341_1">factom</text:span><text:span text:style-name="T341_2">-</text:span><text:span text:style-name="T341_3">cli</text:span><text:span text:style-name="T341_4"><text:s/></text:span><text:span text:style-name="T341_5">newtransaction</text:span><text:span text:style-name="T341_6"><text:s/></text:span><text:span text:style-name="T341_7">transaction</text:span><text:span text:style-name="T341_8">03</text:span></text:p>
      <text:p text:style-name="P342"><text:span text:style-name="T342_1">echo</text:span></text:p>
      <text:p text:style-name="P343"><text:span text:style-name="T343_1">echo</text:span><text:span text:style-name="T343_2"><text:s/>2.4.2<text:s/></text:span><text:span text:style-name="T343_3">ADD</text:span><text:span text:style-name="T343_4"><text:s/></text:span><text:span text:style-name="T343_5">INPUT</text:span><text:span text:style-name="T343_6"><text:s/></text:span><text:span text:style-name="T343_7">OF</text:span><text:span text:style-name="T343_8"><text:s/>1<text:s/></text:span><text:span text:style-name="T343_9">FACTOID</text:span><text:span text:style-name="T343_10"><text:s/></text:span><text:span text:style-name="T343_11">TO</text:span><text:span text:style-name="T343_12"><text:s/></text:span><text:span text:style-name="T343_13">TRANSACTION</text:span><text:span text:style-name="T343_14"><text:s text:c="8"/></text:span></text:p>
      <text:p text:style-name="P344"><text:span text:style-name="T344_1">factom</text:span><text:span text:style-name="T344_2">-</text:span><text:span text:style-name="T344_3">cli</text:span><text:span text:style-name="T344_4"><text:s/></text:span><text:span text:style-name="T344_5">addinput</text:span><text:span text:style-name="T344_6"><text:s/></text:span><text:span text:style-name="T344_7">transaction</text:span><text:span text:style-name="T344_8">03<text:s/></text:span><text:span text:style-name="T344_9">factoid</text:span><text:span text:style-name="T344_10">-</text:span><text:span text:style-name="T344_11">wallet</text:span><text:span text:style-name="T344_12">-</text:span><text:span text:style-name="T344_13">address</text:span><text:span text:style-name="T344_14">-</text:span><text:span text:style-name="T344_15">name</text:span><text:span text:style-name="T344_16">01<text:s/>1</text:span></text:p>
      <text:p text:style-name="P345"><text:span text:style-name="T345_1">echo</text:span></text:p>
      <text:p text:style-name="P346"><text:span text:style-name="T346_1">echo</text:span><text:span text:style-name="T346_2"><text:s/>2.4.3<text:s/></text:span><text:span text:style-name="T346_3">ADD</text:span><text:span text:style-name="T346_4"><text:s/></text:span><text:span text:style-name="T346_5">DUPLICATE</text:span><text:span text:style-name="T346_6"><text:s/></text:span><text:span text:style-name="T346_7">INPUT</text:span><text:span text:style-name="T346_8"><text:s/></text:span><text:span text:style-name="T346_9">OF</text:span><text:span text:style-name="T346_10"><text:s/>1<text:s/></text:span><text:span text:style-name="T346_11">FACTOID</text:span><text:span text:style-name="T346_12"><text:s/></text:span><text:span text:style-name="T346_13">TO</text:span><text:span text:style-name="T346_14"><text:s/></text:span><text:span text:style-name="T346_15">TRANSACTION</text:span><text:span text:style-name="T346_16"><text:s text:c="8"/></text:span></text:p>
      <text:p text:style-name="P347"><text:span text:style-name="T347_1">factom</text:span><text:span text:style-name="T347_2">-</text:span><text:span text:style-name="T347_3">cli</text:span><text:span text:style-name="T347_4"><text:s/></text:span><text:span text:style-name="T347_5">addinput</text:span><text:span text:style-name="T347_6"><text:s/></text:span><text:span text:style-name="T347_7">transaction</text:span><text:span text:style-name="T347_8">03<text:s/></text:span><text:span text:style-name="T347_9">factoid</text:span><text:span text:style-name="T347_10">-</text:span><text:span text:style-name="T347_11">wallet</text:span><text:span text:style-name="T347_12">-</text:span><text:span text:style-name="T347_13">address</text:span><text:span text:style-name="T347_14">-</text:span><text:span text:style-name="T347_15">name</text:span><text:span text:style-name="T347_16">01<text:s/>1</text:span></text:p>
      <text:p text:style-name="P348"><text:span text:style-name="T348_1">echo</text:span></text:p>
      <text:p text:style-name="P349"><text:span text:style-name="T349_1">echo</text:span><text:span text:style-name="T349_2"><text:s/>2.4.4<text:s/></text:span><text:span text:style-name="T349_3">SIGN</text:span><text:span text:style-name="T349_4"><text:s/></text:span><text:span text:style-name="T349_5">TRANSACTION</text:span><text:span text:style-name="T349_6"><text:s text:c="8"/></text:span></text:p>
      <text:p text:style-name="P350"><text:span text:style-name="T350_1">factom</text:span><text:span text:style-name="T350_2">-</text:span><text:span text:style-name="T350_3">cli</text:span><text:span text:style-name="T350_4"><text:s/></text:span><text:span text:style-name="T350_5">sign</text:span><text:span text:style-name="T350_6"><text:s/></text:span><text:span text:style-name="T350_7">transaction</text:span><text:span text:style-name="T350_8">03</text:span></text:p>
      <text:p text:style-name="P351"><text:span text:style-name="T351_1">echo</text:span></text:p>
      <text:p text:style-name="P352"><text:span text:style-name="T352_1">echo</text:span><text:span text:style-name="T352_2"><text:s/>2.4.5<text:s/></text:span><text:span text:style-name="T352_3">GET</text:span><text:span text:style-name="T352_4"><text:s/></text:span><text:span text:style-name="T352_5">TRANSACTION</text:span><text:span text:style-name="T352_6"><text:s/></text:span><text:span text:style-name="T352_7">FEE</text:span><text:span text:style-name="T352_8"><text:s text:c="8"/></text:span></text:p>
      <text:p text:style-name="P353"><text:span text:style-name="T353_1">factom</text:span><text:span text:style-name="T353_2">-</text:span><text:span text:style-name="T353_3">cli</text:span><text:span text:style-name="T353_4"><text:s/></text:span><text:span text:style-name="T353_5">transactions</text:span></text:p>
      <text:p text:style-name="P354"><text:span text:style-name="T354_1">echo</text:span></text:p>
      <text:p text:style-name="P355"><text:span text:style-name="T355_1">echo</text:span><text:span text:style-name="T355_2"><text:s/>2.4.6<text:s/></text:span><text:span text:style-name="T355_3">SUBMIT</text:span><text:span text:style-name="T355_4"><text:s/></text:span><text:span text:style-name="T355_5">TRANSACTION</text:span><text:span text:style-name="T355_6"><text:s text:c="8"/>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submit</text:span><text:span text:style-name="T356_6"><text:s/></text:span><text:span text:style-name="T356_7">transaction</text:span><text:span text:style-name="T356_8">03</text:span></text:p>
      <text:p text:style-name="P357"><text:span text:style-name="T357_1">echo</text:span></text:p>
      <text:p text:style-name="P358"><text:span text:style-name="T358_1">echo</text:span><text:span text:style-name="T358_2"><text:s/>2.4.7<text:s/></text:span><text:span text:style-name="T358_3">VERIFY</text:span><text:span text:style-name="T358_4"><text:s/></text:span><text:span text:style-name="T358_5">WALLET</text:span><text:span text:style-name="T358_6"><text:s/></text:span><text:span text:style-name="T358_7">BALANCE</text:span><text:span text:style-name="T358_8"><text:s text:c="8"/>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getaddresses</text:span></text:p>
      <text:p text:style-name="P360"><text:span text:style-name="T360_1">echo</text:span></text:p>
      <text:p text:style-name="P361"/>
      <text:p text:style-name="P362"><text:span text:style-name="T362_1">echo</text:span><text:span text:style-name="T362_2"><text:s/>2.5<text:s/></text:span><text:span text:style-name="T362_3">CREATE</text:span><text:span text:style-name="T362_4"><text:s/></text:span><text:span text:style-name="T362_5">TRANSACTION</text:span><text:span text:style-name="T362_6"><text:s/></text:span><text:span text:style-name="T362_7">WITH</text:span><text:span text:style-name="T362_8"><text:s/></text:span><text:span text:style-name="T362_9">INPUT</text:span><text:span text:style-name="T362_10"><text:s/></text:span><text:span text:style-name="T362_11">TO</text:span><text:span text:style-name="T362_12"><text:s/></text:span><text:span text:style-name="T362_13">ENTRY</text:span><text:span text:style-name="T362_14"><text:s/></text:span><text:span text:style-name="T362_15">CREDITS</text:span></text:p>
      <text:p text:style-name="P363"><text:span text:style-name="T363_1">echo</text:span></text:p>
      <text:p text:style-name="P364"><text:span text:style-name="T364_1">echo</text:span><text:span text:style-name="T364_2"><text:s/>2.5.1<text:s/></text:span><text:span text:style-name="T364_3">CREATE</text:span><text:span text:style-name="T364_4"><text:s/></text:span><text:span text:style-name="T364_5">TRANSACTION</text:span><text:span text:style-name="T364_6"><text:s text:c="8"/></text:span></text:p>
      <text:p text:style-name="P365"><text:span text:style-name="T365_1">factom</text:span><text:span text:style-name="T365_2">-</text:span><text:span text:style-name="T365_3">cli</text:span><text:span text:style-name="T365_4"><text:s/></text:span><text:span text:style-name="T365_5">newtransaction</text:span><text:span text:style-name="T365_6"><text:s/></text:span><text:span text:style-name="T365_7">transaction</text:span><text:span text:style-name="T365_8">04</text:span></text:p>
      <text:p text:style-name="P366"><text:span text:style-name="T366_1">echo</text:span></text:p>
      <text:p text:style-name="P367"><text:span text:style-name="T367_1">echo</text:span><text:span text:style-name="T367_2"><text:s/>2.5.2<text:s/></text:span><text:span text:style-name="T367_3">ADD</text:span><text:span text:style-name="T367_4"><text:s/></text:span><text:span text:style-name="T367_5">INPUT</text:span><text:span text:style-name="T367_6"><text:s/></text:span><text:span text:style-name="T367_7">OF</text:span><text:span text:style-name="T367_8"><text:s/>10<text:s/></text:span><text:span text:style-name="T367_9">FACTOIDS</text:span><text:span text:style-name="T367_10"><text:s/></text:span><text:span text:style-name="T367_11">TO</text:span><text:span text:style-name="T367_12"><text:s/></text:span><text:span text:style-name="T367_13">TRANSACTION</text:span><text:span text:style-name="T367_14"><text:s text:c="8"/></text:span></text:p>
      <text:p text:style-name="P368"><text:span text:style-name="T368_1">factom</text:span><text:span text:style-name="T368_2">-</text:span><text:span text:style-name="T368_3">cli</text:span><text:span text:style-name="T368_4"><text:s/></text:span><text:span text:style-name="T368_5">addinput</text:span><text:span text:style-name="T368_6"><text:s/></text:span><text:span text:style-name="T368_7">transaction</text:span><text:span text:style-name="T368_8">04<text:s/></text:span><text:span text:style-name="T368_9">factoid</text:span><text:span text:style-name="T368_10">-</text:span><text:span text:style-name="T368_11">wallet</text:span><text:span text:style-name="T368_12">-</text:span><text:span text:style-name="T368_13">address</text:span><text:span text:style-name="T368_14">-</text:span><text:span text:style-name="T368_15">name</text:span><text:span text:style-name="T368_16">01<text:s/>10</text:span></text:p>
      <text:p text:style-name="P369"><text:span text:style-name="T369_1">echo</text:span></text:p>
      <text:p text:style-name="P370"><text:span text:style-name="T370_1">echo</text:span><text:span text:style-name="T370_2"><text:s/>2.5.3<text:s/></text:span><text:span text:style-name="T370_3">ADD</text:span><text:span text:style-name="T370_4"><text:s/>6<text:s/></text:span><text:span text:style-name="T370_5">FACTOIDS</text:span><text:span text:style-name="T370_6"><text:s/></text:span><text:span text:style-name="T370_7">OF</text:span><text:span text:style-name="T370_8"><text:s/></text:span><text:span text:style-name="T370_9">ENTRY</text:span><text:span text:style-name="T370_10"><text:s/></text:span><text:span text:style-name="T370_11">CREDITS</text:span><text:span text:style-name="T370_12"><text:s/></text:span><text:span text:style-name="T370_13">FOR</text:span><text:span text:style-name="T370_14"><text:s/>1</text:span><text:span text:style-name="T370_15">ST</text:span><text:span text:style-name="T370_16"><text:s/></text:span><text:span text:style-name="T370_17">ENTRY</text:span><text:span text:style-name="T370_18"><text:s/></text:span><text:span text:style-name="T370_19">CREDIT</text:span><text:span text:style-name="T370_20"><text:s/></text:span><text:span text:style-name="T370_21">WALLET</text:span><text:span text:style-name="T370_22"><text:s/></text:span><text:span text:style-name="T370_23">TO</text:span><text:span text:style-name="T370_24"><text:s/></text:span><text:span text:style-name="T370_25">TRANSACTION</text:span><text:span text:style-name="T370_26"><text:s text:c="8"/></text:span></text:p>
      <text:p text:style-name="P371"><text:span text:style-name="T371_1">factom</text:span><text:span text:style-name="T371_2">-</text:span><text:span text:style-name="T371_3">cli</text:span><text:span text:style-name="T371_4"><text:s/></text:span><text:span text:style-name="T371_5">addecoutput</text:span><text:span text:style-name="T371_6"><text:s/></text:span><text:span text:style-name="T371_7">transaction</text:span><text:span text:style-name="T371_8">04<text:s/></text:span><text:span text:style-name="T371_9">ec</text:span><text:span text:style-name="T371_10">-</text:span><text:span text:style-name="T371_11">wallet</text:span><text:span text:style-name="T371_12">-</text:span><text:span text:style-name="T371_13">address</text:span><text:span text:style-name="T371_14">-</text:span><text:span text:style-name="T371_15">name</text:span><text:span text:style-name="T371_16">01<text:s/>6</text:span></text:p>
      <text:p text:style-name="P372"><text:span text:style-name="T372_1">echo</text:span></text:p>
      <text:p text:style-name="P373"><text:span text:style-name="T373_1">echo</text:span><text:span text:style-name="T373_2"><text:s/>2.5.4<text:s/></text:span><text:span text:style-name="T373_3">ADD</text:span><text:span text:style-name="T373_4"><text:s/>-3<text:s/></text:span><text:span text:style-name="T373_5">FACTOIDS</text:span><text:span text:style-name="T373_6"><text:s/></text:span><text:span text:style-name="T373_7">OF</text:span><text:span text:style-name="T373_8"><text:s/></text:span><text:span text:style-name="T373_9">ENTRY</text:span><text:span text:style-name="T373_10"><text:s/></text:span><text:span text:style-name="T373_11">CREDITS</text:span><text:span text:style-name="T373_12"><text:s/></text:span><text:span text:style-name="T373_13">FOR</text:span><text:span text:style-name="T373_14"><text:s/>1</text:span><text:span text:style-name="T373_15">ST</text:span><text:span text:style-name="T373_16"><text:s/></text:span><text:span text:style-name="T373_17">ENTRY</text:span><text:span text:style-name="T373_18"><text:s/></text:span><text:span text:style-name="T373_19">CREDIT</text:span><text:span text:style-name="T373_20"><text:s/></text:span><text:span text:style-name="T373_21">WALLET</text:span><text:span text:style-name="T373_22"><text:s/></text:span><text:span text:style-name="T373_23">TO</text:span><text:span text:style-name="T373_24"><text:s/></text:span><text:span text:style-name="T373_25">TRANSACTION</text:span><text:span text:style-name="T373_26"><text:s text:c="8"/></text:span></text:p>
      <text:p text:style-name="P374"><text:span text:style-name="T374_1">factom</text:span><text:span text:style-name="T374_2">-</text:span><text:span text:style-name="T374_3">cli</text:span><text:span text:style-name="T374_4"><text:s/></text:span><text:span text:style-name="T374_5">addecoutput</text:span><text:span text:style-name="T374_6"><text:s/></text:span><text:span text:style-name="T374_7">transaction</text:span><text:span text:style-name="T374_8">04<text:s/></text:span><text:span text:style-name="T374_9">ec</text:span><text:span text:style-name="T374_10">-</text:span><text:span text:style-name="T374_11">wallet</text:span><text:span text:style-name="T374_12">-</text:span><text:span text:style-name="T374_13">address</text:span><text:span text:style-name="T374_14">-</text:span><text:span text:style-name="T374_15">name</text:span><text:span text:style-name="T374_16">01<text:s/>-3</text:span></text:p>
      <text:p text:style-name="P375"><text:span text:style-name="T375_1">echo</text:span></text:p>
      <text:p text:style-name="P376"><text:span text:style-name="T376_1">echo</text:span><text:span text:style-name="T376_2"><text:s/>2.5.5<text:s/></text:span><text:span text:style-name="T376_3">SIGN</text:span><text:span text:style-name="T376_4"><text:s/></text:span><text:span text:style-name="T376_5">TRANSACTION</text:span><text:span text:style-name="T376_6"><text:s text:c="8"/></text:span></text:p>
      <text:p text:style-name="P377"><text:span text:style-name="T377_1">factom</text:span><text:span text:style-name="T377_2">-</text:span><text:span text:style-name="T377_3">cli</text:span><text:span text:style-name="T377_4"><text:s/></text:span><text:span text:style-name="T377_5">sign</text:span><text:span text:style-name="T377_6"><text:s/></text:span><text:span text:style-name="T377_7">transaction</text:span><text:span text:style-name="T377_8">04</text:span></text:p>
      <text:p text:style-name="P378"><text:span text:style-name="T378_1">echo</text:span></text:p>
      <text:p text:style-name="P379"><text:span text:style-name="T379_1">echo</text:span><text:span text:style-name="T379_2"><text:s/>2.5.6<text:s/></text:span><text:span text:style-name="T379_3">GET</text:span><text:span text:style-name="T379_4"><text:s/></text:span><text:span text:style-name="T379_5">TRANSACTION</text:span><text:span text:style-name="T379_6"><text:s/></text:span><text:span text:style-name="T379_7">FEE</text:span><text:span text:style-name="T379_8"><text:s text:c="8"/></text:span></text:p>
      <text:p text:style-name="P380"><text:span text:style-name="T380_1">factom</text:span><text:span text:style-name="T380_2">-</text:span><text:span text:style-name="T380_3">cli</text:span><text:span text:style-name="T380_4"><text:s/></text:span><text:span text:style-name="T380_5">transactions</text:span></text:p>
      <text:p text:style-name="P381"><text:span text:style-name="T381_1">echo</text:span></text:p>
      <text:p text:style-name="P382"><text:span text:style-name="T382_1">echo</text:span><text:span text:style-name="T382_2"><text:s/>2.5.7<text:s/></text:span><text:span text:style-name="T382_3">SUBMIT</text:span><text:span text:style-name="T382_4"><text:s/></text:span><text:span text:style-name="T382_5">TRANSACTION</text:span><text:span text:style-name="T382_6"><text:s text:c="8"/></text:span></text:p>
      <text:p text:style-name="P383"><text:span text:style-name="T383_1">factom</text:span><text:span text:style-name="T383_2">-</text:span><text:span text:style-name="T383_3">cli</text:span><text:span text:style-name="T383_4"><text:s/></text:span><text:span text:style-name="T383_5">submit</text:span><text:span text:style-name="T383_6"><text:s/></text:span><text:span text:style-name="T383_7">transaction</text:span><text:span text:style-name="T383_8">04</text:span></text:p>
      <text:p text:style-name="P384"><text:span text:style-name="T384_1">echo</text:span></text:p>
      <text:p text:style-name="P385"><text:span text:style-name="T385_1">echo</text:span><text:span text:style-name="T385_2"><text:s/>2.5.8<text:s/></text:span><text:span text:style-name="T385_3">VERIFY</text:span><text:span text:style-name="T385_4"><text:s/></text:span><text:span text:style-name="T385_5">WALLET</text:span><text:span text:style-name="T385_6"><text:s/></text:span><text:span text:style-name="T385_7">BALANCES</text:span><text:span text:style-name="T385_8"><text:s text:c="8"/></text:span></text:p>
      <text:p text:style-name="P386"><text:span text:style-name="T386_1">factom</text:span><text:span text:style-name="T386_2">-</text:span><text:span text:style-name="T386_3">cli</text:span><text:span text:style-name="T386_4"><text:s/></text:span><text:span text:style-name="T386_5">getaddresses</text:span></text:p>
      <text:p text:style-name="P387"><text:span text:style-name="T387_1">echo</text:span></text:p>
      <text:p text:style-name="P388"/>
      <text:p text:style-name="P389"><text:span text:style-name="T389_1">echo</text:span><text:span text:style-name="T389_2"><text:s/>2.6<text:s/></text:span><text:span text:style-name="T389_3">CREATE</text:span><text:span text:style-name="T389_4"><text:s/></text:span><text:span text:style-name="T389_5">TRANSACTION</text:span><text:span text:style-name="T389_6"><text:s/></text:span><text:span text:style-name="T389_7">WITH</text:span><text:span text:style-name="T389_8"><text:s/></text:span><text:span text:style-name="T389_9">INPUT</text:span><text:span text:style-name="T389_10"><text:s/></text:span><text:span text:style-name="T389_11">TO</text:span><text:span text:style-name="T389_12"><text:s/></text:span><text:span text:style-name="T389_13">OUTPUT</text:span></text:p>
      <text:p text:style-name="P390"><text:span text:style-name="T390_1">echo</text:span></text:p>
      <text:p text:style-name="P391"><text:span text:style-name="T391_1">echo</text:span><text:span text:style-name="T391_2"><text:s/>2.6.1<text:s/></text:span><text:span text:style-name="T391_3">CREATE</text:span><text:span text:style-name="T391_4"><text:s/></text:span><text:span text:style-name="T391_5">TRANSACTION</text:span><text:span text:style-name="T391_6"><text:s text:c="8"/></text:span></text:p>
      <text:p text:style-name="P392"><text:span text:style-name="T392_1">factom</text:span><text:span text:style-name="T392_2">-</text:span><text:span text:style-name="T392_3">cli</text:span><text:span text:style-name="T392_4"><text:s/></text:span><text:span text:style-name="T392_5">newtransaction</text:span><text:span text:style-name="T392_6"><text:s/></text:span><text:span text:style-name="T392_7">transaction</text:span><text:span text:style-name="T392_8">05</text:span></text:p>
      <text:p text:style-name="P393"><text:span text:style-name="T393_1">echo</text:span></text:p>
      <text:p text:style-name="P394"><text:span text:style-name="T394_1">echo</text:span><text:span text:style-name="T394_2"><text:s/>2.6.2<text:s/></text:span><text:span text:style-name="T394_3">ADD</text:span><text:span text:style-name="T394_4"><text:s/></text:span><text:span text:style-name="T394_5">INPUT</text:span><text:span text:style-name="T394_6"><text:s/></text:span><text:span text:style-name="T394_7">OF</text:span><text:span text:style-name="T394_8"><text:s/>10<text:s/></text:span><text:span text:style-name="T394_9">FACTOIDS</text:span><text:span text:style-name="T394_10"><text:s/></text:span><text:span text:style-name="T394_11">TO</text:span><text:span text:style-name="T394_12"><text:s/></text:span><text:span text:style-name="T394_13">TRANSACTION</text:span><text:span text:style-name="T394_14"><text:s text:c="8"/></text:span></text:p>
      <text:p text:style-name="P395"><text:span text:style-name="T395_1">factom</text:span><text:span text:style-name="T395_2">-</text:span><text:span text:style-name="T395_3">cli</text:span><text:span text:style-name="T395_4"><text:s/></text:span><text:span text:style-name="T395_5">addinput</text:span><text:span text:style-name="T395_6"><text:s/></text:span><text:span text:style-name="T395_7">transaction</text:span><text:span text:style-name="T395_8">05<text:s/></text:span><text:span text:style-name="T395_9">factoid</text:span><text:span text:style-name="T395_10">-</text:span><text:span text:style-name="T395_11">wallet</text:span><text:span text:style-name="T395_12">-</text:span><text:span text:style-name="T395_13">address</text:span><text:span text:style-name="T395_14">-</text:span><text:span text:style-name="T395_15">name</text:span><text:span text:style-name="T395_16">01<text:s/>10</text:span></text:p>
      <text:p text:style-name="P396"><text:span text:style-name="T396_1">echo</text:span></text:p>
      <text:p text:style-name="P397"><text:span text:style-name="T397_1">echo</text:span><text:span text:style-name="T397_2"><text:s/>2.6.3<text:s/></text:span><text:span text:style-name="T397_3">ADD</text:span><text:span text:style-name="T397_4"><text:s/></text:span><text:span text:style-name="T397_5">OUTPUT</text:span><text:span text:style-name="T397_6"><text:s/></text:span><text:span text:style-name="T397_7">OF</text:span><text:span text:style-name="T397_8"><text:s/>3<text:s/></text:span><text:span text:style-name="T397_9">FACTOIDS</text:span><text:span text:style-name="T397_10"><text:s/></text:span><text:span text:style-name="T397_11">TO</text:span><text:span text:style-name="T397_12"><text:s/></text:span><text:span text:style-name="T397_13">SAME</text:span><text:span text:style-name="T397_14"><text:s/></text:span><text:span text:style-name="T397_15">FACTOID</text:span><text:span text:style-name="T397_16"><text:s/></text:span><text:span text:style-name="T397_17">WALLET</text:span><text:span text:style-name="T397_18"><text:s/></text:span><text:span text:style-name="T397_19">ADDRESS</text:span><text:span text:style-name="T397_20"><text:s/></text:span><text:span text:style-name="T397_21">AS</text:span><text:span text:style-name="T397_22"><text:s/></text:span><text:span text:style-name="T397_23">INPUT</text:span><text:span text:style-name="T397_24"><text:s/></text:span><text:span text:style-name="T397_25">CAME</text:span><text:span text:style-name="T397_26"><text:s/></text:span><text:span text:style-name="T397_27">FROM</text:span><text:span text:style-name="T397_28"><text:s/></text:span><text:span text:style-name="T397_29">TO</text:span><text:span text:style-name="T397_30"><text:s/></text:span><text:span text:style-name="T397_31">TRANSACTION</text:span><text:span text:style-name="T397_32"><text:s text:c="8"/>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addoutput</text:span><text:span text:style-name="T398_6"><text:s/></text:span><text:span text:style-name="T398_7">transaction</text:span><text:span text:style-name="T398_8">05<text:s/></text:span><text:span text:style-name="T398_9">factoid</text:span><text:span text:style-name="T398_10">-</text:span><text:span text:style-name="T398_11">wallet</text:span><text:span text:style-name="T398_12">-</text:span><text:span text:style-name="T398_13">address</text:span><text:span text:style-name="T398_14">-</text:span><text:span text:style-name="T398_15">name</text:span><text:span text:style-name="T398_16">01<text:s/>3</text:span></text:p>
      <text:p text:style-name="P399"><text:span text:style-name="T399_1">echo</text:span></text:p>
      <text:p text:style-name="P400"><text:span text:style-name="T400_1">echo</text:span><text:span text:style-name="T400_2"><text:s/>2.6.4<text:s/></text:span><text:span text:style-name="T400_3">ADD</text:span><text:span text:style-name="T400_4"><text:s/></text:span><text:span text:style-name="T400_5">OUTPUT</text:span><text:span text:style-name="T400_6"><text:s/></text:span><text:span text:style-name="T400_7">OF</text:span><text:span text:style-name="T400_8"><text:s/>5<text:s/></text:span><text:span text:style-name="T400_9">FACTOIDS</text:span><text:span text:style-name="T400_10"><text:s/></text:span><text:span text:style-name="T400_11">TO</text:span><text:span text:style-name="T400_12"><text:s/></text:span><text:span text:style-name="T400_13">NON</text:span><text:span text:style-name="T400_14">-</text:span><text:span text:style-name="T400_15">EXISTING</text:span><text:span text:style-name="T400_16"><text:s/></text:span><text:span text:style-name="T400_17">FACTOID</text:span><text:span text:style-name="T400_18"><text:s/></text:span><text:span text:style-name="T400_19">WALLET</text:span><text:span text:style-name="T400_20"><text:s/></text:span><text:span text:style-name="T400_21">ADDRESS</text:span><text:span text:style-name="T400_22"><text:s/></text:span><text:span text:style-name="T400_23">TO</text:span><text:span text:style-name="T400_24"><text:s/></text:span><text:span text:style-name="T400_25">TRANSACTION</text:span><text:span text:style-name="T400_26"><text:s text:c="8"/></text:span></text:p>
      <text:p text:style-name="P401"><text:span text:style-name="T401_1">factom</text:span><text:span text:style-name="T401_2">-</text:span><text:span text:style-name="T401_3">cli</text:span><text:span text:style-name="T401_4"><text:s/></text:span><text:span text:style-name="T401_5">addoutput</text:span><text:span text:style-name="T401_6"><text:s/></text:span><text:span text:style-name="T401_7">transaction</text:span><text:span text:style-name="T401_8">05<text:s/></text:span><text:span text:style-name="T401_9">xxx</text:span><text:span text:style-name="T401_10"><text:s/>5</text:span></text:p>
      <text:p text:style-name="P402"><text:span text:style-name="T402_1">echo</text:span></text:p>
      <text:p text:style-name="P403"><text:span text:style-name="T403_1">echo</text:span><text:span text:style-name="T403_2"><text:s/>2.6.5<text:s/></text:span><text:span text:style-name="T403_3">SIGN</text:span><text:span text:style-name="T403_4"><text:s/></text:span><text:span text:style-name="T403_5">TRANSACTION</text:span><text:span text:style-name="T403_6"><text:s text:c="8"/></text:span></text:p>
      <text:p text:style-name="P404"><text:span text:style-name="T404_1">factom</text:span><text:span text:style-name="T404_2">-</text:span><text:span text:style-name="T404_3">cli</text:span><text:span text:style-name="T404_4"><text:s/></text:span><text:span text:style-name="T404_5">sign</text:span><text:span text:style-name="T404_6"><text:s/></text:span><text:span text:style-name="T404_7">transaction</text:span><text:span text:style-name="T404_8">05</text:span></text:p>
      <text:p text:style-name="P405"><text:span text:style-name="T405_1">echo</text:span></text:p>
      <text:p text:style-name="P406"><text:span text:style-name="T406_1">echo</text:span><text:span text:style-name="T406_2"><text:s/>2.6.6<text:s/></text:span><text:span text:style-name="T406_3">GET</text:span><text:span text:style-name="T406_4"><text:s/></text:span><text:span text:style-name="T406_5">TRANSACTION</text:span><text:span text:style-name="T406_6"><text:s/></text:span><text:span text:style-name="T406_7">FEE</text:span><text:span text:style-name="T406_8"><text:s text:c="8"/></text:span></text:p>
      <text:p text:style-name="P407"><text:span text:style-name="T407_1">factom</text:span><text:span text:style-name="T407_2">-</text:span><text:span text:style-name="T407_3">cli</text:span><text:span text:style-name="T407_4"><text:s/></text:span><text:span text:style-name="T407_5">transactions</text:span></text:p>
      <text:p text:style-name="P408"><text:span text:style-name="T408_1">echo</text:span></text:p>
      <text:p text:style-name="P409"><text:span text:style-name="T409_1">echo</text:span><text:span text:style-name="T409_2"><text:s/>2.6.7<text:s/></text:span><text:span text:style-name="T409_3">SUBMIT</text:span><text:span text:style-name="T409_4"><text:s/></text:span><text:span text:style-name="T409_5">TRANSACTION</text:span><text:span text:style-name="T409_6"><text:s text:c="8"/>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submit</text:span><text:span text:style-name="T410_6"><text:s/></text:span><text:span text:style-name="T410_7">transaction</text:span><text:span text:style-name="T410_8">05</text:span></text:p>
      <text:p text:style-name="P411"><text:span text:style-name="T411_1">echo</text:span></text:p>
      <text:p text:style-name="P412"><text:span text:style-name="T412_1">echo</text:span><text:span text:style-name="T412_2"><text:s/>2.6.8<text:s/></text:span><text:span text:style-name="T412_3">VERIFY</text:span><text:span text:style-name="T412_4"><text:s/></text:span><text:span text:style-name="T412_5">WALLET</text:span><text:span text:style-name="T412_6"><text:s/></text:span><text:span text:style-name="T412_7">BALANCE</text:span><text:span text:style-name="T412_8"><text:s text:c="8"/>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getaddresses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balance</text:span><text:span text:style-name="T414_6"><text:s/></text:span><text:span text:style-name="T414_7">fct</text:span><text:span text:style-name="T414_8"><text:s/></text:span><text:span text:style-name="T414_9">xxx</text:span></text:p>
      <text:p text:style-name="P415"><text:span text:style-name="T415_1">echo</text:span></text:p>
      <text:p text:style-name="P416"/>
      <text:p text:style-name="P417"><text:span text:style-name="T417_1">echo</text:span><text:span text:style-name="T417_2"><text:s/>2.7<text:s/></text:span><text:span text:style-name="T417_3">CREATE</text:span><text:span text:style-name="T417_4"><text:s/></text:span><text:span text:style-name="T417_5">TRANSACTION</text:span><text:span text:style-name="T417_6"><text:s/></text:span><text:span text:style-name="T417_7">WITH</text:span><text:span text:style-name="T417_8"><text:s/></text:span><text:span text:style-name="T417_9">INPUT</text:span><text:span text:style-name="T417_10"><text:s/></text:span><text:span text:style-name="T417_11">TO</text:span><text:span text:style-name="T417_12"><text:s/></text:span><text:span text:style-name="T417_13">OUTPUT</text:span><text:span text:style-name="T417_14"><text:s/></text:span><text:span text:style-name="T417_15">AND</text:span><text:span text:style-name="T417_16"><text:s/></text:span><text:span text:style-name="T417_17">ENTRY</text:span><text:span text:style-name="T417_18"><text:s/></text:span><text:span text:style-name="T417_19">CREDITS</text:span><text:span text:style-name="T417_20"><text:s text:c="8"/></text:span></text:p>
      <text:p text:style-name="P418"><text:span text:style-name="T418_1">echo</text:span></text:p>
      <text:p text:style-name="P419"><text:span text:style-name="T419_1">echo</text:span><text:span text:style-name="T419_2"><text:s/>2.7.1<text:s/></text:span><text:span text:style-name="T419_3">CREATE</text:span><text:span text:style-name="T419_4"><text:s/></text:span><text:span text:style-name="T419_5">TRANSACTION</text:span><text:span text:style-name="T419_6"><text:s text:c="8"/></text:span></text:p>
      <text:p text:style-name="P420"><text:span text:style-name="T420_1">factom</text:span><text:span text:style-name="T420_2">-</text:span><text:span text:style-name="T420_3">cli</text:span><text:span text:style-name="T420_4"><text:s/></text:span><text:span text:style-name="T420_5">newtransaction</text:span><text:span text:style-name="T420_6"><text:s/></text:span><text:span text:style-name="T420_7">transaction</text:span><text:span text:style-name="T420_8">06</text:span></text:p>
      <text:p text:style-name="P421"><text:span text:style-name="T421_1">echo</text:span></text:p>
      <text:p text:style-name="P422"><text:span text:style-name="T422_1">echo</text:span><text:span text:style-name="T422_2"><text:s/>2.7.2<text:s/></text:span><text:span text:style-name="T422_3">ADD</text:span><text:span text:style-name="T422_4"><text:s/></text:span><text:span text:style-name="T422_5">INPUT</text:span><text:span text:style-name="T422_6"><text:s/></text:span><text:span text:style-name="T422_7">TO</text:span><text:span text:style-name="T422_8"><text:s/></text:span><text:span text:style-name="T422_9">TRANSACTION</text:span><text:span text:style-name="T422_10"><text:s text:c="8"/></text:span></text:p>
      <text:p text:style-name="P423"><text:span text:style-name="T423_1">echo</text:span></text:p>
      <text:p text:style-name="P424"><text:span text:style-name="T424_1">echo</text:span><text:span text:style-name="T424_2"><text:s/>2.7.2.1<text:s/></text:span><text:span text:style-name="T424_3">ADD</text:span><text:span text:style-name="T424_4"><text:s/></text:span><text:span text:style-name="T424_5">INPUT</text:span><text:span text:style-name="T424_6"><text:s/></text:span><text:span text:style-name="T424_7">OF</text:span><text:span text:style-name="T424_8"><text:s/>10<text:s/></text:span><text:span text:style-name="T424_9">FACTOIDS</text:span><text:span text:style-name="T424_10"><text:s/></text:span><text:span text:style-name="T424_11">TO</text:span><text:span text:style-name="T424_12"><text:s/></text:span><text:span text:style-name="T424_13">TRANSACTION</text:span><text:span text:style-name="T424_14"><text:s text:c="8"/>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addinput</text:span><text:span text:style-name="T425_6"><text:s/></text:span><text:span text:style-name="T425_7">transaction</text:span><text:span text:style-name="T425_8">06<text:s/></text:span><text:span text:style-name="T425_9">factoid</text:span><text:span text:style-name="T425_10">-</text:span><text:span text:style-name="T425_11">wallet</text:span><text:span text:style-name="T425_12">-</text:span><text:span text:style-name="T425_13">address</text:span><text:span text:style-name="T425_14">-</text:span><text:span text:style-name="T425_15">name</text:span><text:span text:style-name="T425_16">01<text:s/>10</text:span></text:p>
      <text:p text:style-name="P426"><text:span text:style-name="T426_1">echo</text:span></text:p>
      <text:p text:style-name="P427"><text:span text:style-name="T427_1">echo</text:span><text:span text:style-name="T427_2"><text:s/>2.7.3<text:s text:c="2"/></text:span><text:span text:style-name="T427_3">ADD</text:span><text:span text:style-name="T427_4"><text:s/></text:span><text:span text:style-name="T427_5">OUTPUT</text:span><text:span text:style-name="T427_6"><text:s/></text:span><text:span text:style-name="T427_7">TO</text:span><text:span text:style-name="T427_8"><text:s/></text:span><text:span text:style-name="T427_9">TRANSACTION</text:span><text:span text:style-name="T427_10"><text:s text:c="8"/></text:span></text:p>
      <text:p text:style-name="P428"><text:span text:style-name="T428_1">echo</text:span></text:p>
      <text:p text:style-name="P429"><text:span text:style-name="T429_1">echo</text:span><text:span text:style-name="T429_2"><text:s/>2.7.3.1<text:s/></text:span><text:span text:style-name="T429_3">ADD</text:span><text:span text:style-name="T429_4"><text:s/></text:span><text:span text:style-name="T429_5">OUTPUT</text:span><text:span text:style-name="T429_6"><text:s/></text:span><text:span text:style-name="T429_7">OF</text:span><text:span text:style-name="T429_8"><text:s/>3.33333333<text:s/></text:span><text:span text:style-name="T429_9">FACTOIDS</text:span><text:span text:style-name="T429_10"><text:s/></text:span><text:span text:style-name="T429_11">TO</text:span><text:span text:style-name="T429_12"><text:s/></text:span><text:span text:style-name="T429_13">TRANSACTION</text:span><text:span text:style-name="T429_14"><text:s text:c="8"/></text:span></text:p>
      <text:p text:style-name="P430"><text:span text:style-name="T430_1">factom</text:span><text:span text:style-name="T430_2">-</text:span><text:span text:style-name="T430_3">cli</text:span><text:span text:style-name="T430_4"><text:s/></text:span><text:span text:style-name="T430_5">addoutput</text:span><text:span text:style-name="T430_6"><text:s/></text:span><text:span text:style-name="T430_7">transaction</text:span><text:span text:style-name="T430_8">06<text:s/></text:span><text:span text:style-name="T430_9">factoid</text:span><text:span text:style-name="T430_10">-</text:span><text:span text:style-name="T430_11">wallet</text:span><text:span text:style-name="T430_12">-</text:span><text:span text:style-name="T430_13">address</text:span><text:span text:style-name="T430_14">-</text:span><text:span text:style-name="T430_15">name</text:span><text:span text:style-name="T430_16">02<text:s/>3.33333333</text:span></text:p>
      <text:p text:style-name="P431"><text:span text:style-name="T431_1">echo</text:span></text:p>
      <text:p text:style-name="P432"><text:span text:style-name="T432_1">echo</text:span><text:span text:style-name="T432_2"><text:s/>2.7.4<text:s text:c="2"/></text:span><text:span text:style-name="T432_3">ADD</text:span><text:span text:style-name="T432_4"><text:s/></text:span><text:span text:style-name="T432_5">PURCHASE</text:span><text:span text:style-name="T432_6"><text:s/></text:span><text:span text:style-name="T432_7">OF</text:span><text:span text:style-name="T432_8"><text:s/></text:span><text:span text:style-name="T432_9">ENTRY</text:span><text:span text:style-name="T432_10"><text:s/></text:span><text:span text:style-name="T432_11">CREDITS</text:span><text:span text:style-name="T432_12"><text:s/></text:span><text:span text:style-name="T432_13">TO</text:span><text:span text:style-name="T432_14"><text:s/></text:span><text:span text:style-name="T432_15">TRANSACTION</text:span><text:span text:style-name="T432_16"><text:s/></text:span></text:p>
      <text:p text:style-name="P433"><text:span text:style-name="T433_1">echo</text:span></text:p>
      <text:p text:style-name="P434"><text:span text:style-name="T434_1">echo</text:span><text:span text:style-name="T434_2"><text:s/>2.7.4.1<text:s/></text:span><text:span text:style-name="T434_3">ADD</text:span><text:span text:style-name="T434_4"><text:s/>6<text:s/></text:span><text:span text:style-name="T434_5">FACTOIDS</text:span><text:span text:style-name="T434_6"><text:s/></text:span><text:span text:style-name="T434_7">OF</text:span><text:span text:style-name="T434_8"><text:s/></text:span><text:span text:style-name="T434_9">ENTRY</text:span><text:span text:style-name="T434_10"><text:s/></text:span><text:span text:style-name="T434_11">CREDITS</text:span><text:span text:style-name="T434_12"><text:s/></text:span><text:span text:style-name="T434_13">FOR</text:span><text:span text:style-name="T434_14"><text:s/>1</text:span><text:span text:style-name="T434_15">ST</text:span><text:span text:style-name="T434_16"><text:s/></text:span><text:span text:style-name="T434_17">ENTRY</text:span><text:span text:style-name="T434_18"><text:s/></text:span><text:span text:style-name="T434_19">CREDIT</text:span><text:span text:style-name="T434_20"><text:s/></text:span><text:span text:style-name="T434_21">WALLET</text:span><text:span text:style-name="T434_22"><text:s/></text:span><text:span text:style-name="T434_23">TO</text:span><text:span text:style-name="T434_24"><text:s/></text:span><text:span text:style-name="T434_25">TRANSACTION</text:span><text:span text:style-name="T434_26"><text:s text:c="8"/></text:span></text:p>
      <text:p text:style-name="P435"><text:span text:style-name="T435_1">factom</text:span><text:span text:style-name="T435_2">-</text:span><text:span text:style-name="T435_3">cli</text:span><text:span text:style-name="T435_4"><text:s/></text:span><text:span text:style-name="T435_5">addecoutput</text:span><text:span text:style-name="T435_6"><text:s/></text:span><text:span text:style-name="T435_7">transaction</text:span><text:span text:style-name="T435_8">06<text:s/>$</text:span><text:span text:style-name="T435_9">ECWALLETADDRESSKEY</text:span><text:span text:style-name="T435_10">01<text:s/>6</text:span></text:p>
      <text:p text:style-name="P436"><text:span text:style-name="T436_1">echo</text:span></text:p>
      <text:p text:style-name="P437"><text:span text:style-name="T437_1">echo</text:span><text:span text:style-name="T437_2"><text:s/>2.7.5<text:s/></text:span><text:span text:style-name="T437_3">SIGN</text:span><text:span text:style-name="T437_4"><text:s/></text:span><text:span text:style-name="T437_5">TRANSACTION</text:span><text:span text:style-name="T437_6"><text:s text:c="8"/></text:span></text:p>
      <text:p text:style-name="P438"><text:span text:style-name="T438_1">factom</text:span><text:span text:style-name="T438_2">-</text:span><text:span text:style-name="T438_3">cli</text:span><text:span text:style-name="T438_4"><text:s/></text:span><text:span text:style-name="T438_5">sign</text:span><text:span text:style-name="T438_6"><text:s/></text:span><text:span text:style-name="T438_7">transaction</text:span><text:span text:style-name="T438_8">06</text:span></text:p>
      <text:p text:style-name="P439"><text:span text:style-name="T439_1">echo</text:span></text:p>
      <text:p text:style-name="P440"><text:span text:style-name="T440_1">echo</text:span><text:span text:style-name="T440_2"><text:s/>2.7.6<text:s/></text:span><text:span text:style-name="T440_3">GET</text:span><text:span text:style-name="T440_4"><text:s/></text:span><text:span text:style-name="T440_5">TRANSACTION</text:span><text:span text:style-name="T440_6"><text:s/></text:span><text:span text:style-name="T440_7">FEE</text:span><text:span text:style-name="T440_8"><text:s text:c="8"/></text:span></text:p>
      <text:p text:style-name="P441"><text:span text:style-name="T441_1">factom</text:span><text:span text:style-name="T441_2">-</text:span><text:span text:style-name="T441_3">cli</text:span><text:span text:style-name="T441_4"><text:s/></text:span><text:span text:style-name="T441_5">transactions</text:span></text:p>
      <text:p text:style-name="P442"><text:span text:style-name="T442_1">echo</text:span></text:p>
      <text:p text:style-name="P443"><text:span text:style-name="T443_1">echo</text:span><text:span text:style-name="T443_2"><text:s/>2.7.7<text:s/></text:span><text:span text:style-name="T443_3">SUBMIT</text:span><text:span text:style-name="T443_4"><text:s/></text:span><text:span text:style-name="T443_5">TRANSACTION</text:span><text:span text:style-name="T443_6"><text:s text:c="8"/></text:span></text:p>
      <text:p text:style-name="P444"><text:span text:style-name="T444_1">factom</text:span><text:span text:style-name="T444_2">-</text:span><text:span text:style-name="T444_3">cli</text:span><text:span text:style-name="T444_4"><text:s/></text:span><text:span text:style-name="T444_5">submit</text:span><text:span text:style-name="T444_6"><text:s/></text:span><text:span text:style-name="T444_7">transaction</text:span><text:span text:style-name="T444_8">06</text:span></text:p>
      <text:p text:style-name="P445"><text:span text:style-name="T445_1">echo</text:span></text:p>
      <text:p text:style-name="P446"><text:span text:style-name="T446_1">echo</text:span><text:span text:style-name="T446_2"><text:s/>2.7.8<text:s/></text:span><text:span text:style-name="T446_3">VERIFY</text:span><text:span text:style-name="T446_4"><text:s/></text:span><text:span text:style-name="T446_5">WALLET</text:span><text:span text:style-name="T446_6"><text:s/></text:span><text:span text:style-name="T446_7">BALANCES</text:span><text:span text:style-name="T446_8"><text:s text:c="8"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getaddresses</text:span></text:p>
      <text:p text:style-name="P448"><text:span text:style-name="T448_1">echo</text:span></text:p>
      <text:p text:style-name="P449"><text:span text:style-name="T449_1">echo</text:span><text:span text:style-name="T449_2"><text:s/>2.7.9<text:s/></text:span><text:span text:style-name="T449_3">LIST</text:span><text:span text:style-name="T449_4"><text:s/></text:span><text:span text:style-name="T449_5">ALL</text:span><text:span text:style-name="T449_6"><text:s/></text:span><text:span text:style-name="T449_7">COMPLETED</text:span><text:span text:style-name="T449_8"><text:s/></text:span><text:span text:style-name="T449_9">TRANSACTIONS</text:span><text:span text:style-name="T449_10"><text:s/></text:span><text:span text:style-name="T449_11">OF</text:span><text:span text:style-name="T449_12"><text:s/></text:span><text:span text:style-name="T449_13">FACTOID</text:span><text:span text:style-name="T449_14"><text:s/></text:span><text:span text:style-name="T449_15">WALLET</text:span><text:span text:style-name="T449_16"><text:s/></text:span><text:span text:style-name="T449_17">ADDRESS</text:span><text:span text:style-name="T449_18"><text:s text:c="9"/></text:span></text:p>
      <text:p text:style-name="P450"><text:span text:style-name="T450_1">echo</text:span><text:span text:style-name="T450_2"><text:s/></text:span><text:span text:style-name="T450_3">Factoid</text:span><text:span text:style-name="T450_4"><text:s/></text:span><text:span text:style-name="T450_5">wallet</text:span><text:span text:style-name="T450_6"><text:s/></text:span><text:span text:style-name="T450_7">address</text:span><text:span text:style-name="T450_8"><text:s/>=<text:s/>$</text:span><text:span text:style-name="T450_9">FACTOIDWALLETADDRESSKEY</text:span><text:span text:style-name="T450_10">01</text:span></text:p>
      <text:p text:style-name="P451"><text:span text:style-name="T451_1">factom</text:span><text:span text:style-name="T451_2">-</text:span><text:span text:style-name="T451_3">cli</text:span><text:span text:style-name="T451_4"><text:s/></text:span><text:span text:style-name="T451_5">list</text:span><text:span text:style-name="T451_6"><text:s/>$</text:span><text:span text:style-name="T451_7">FACTOIDWALLETADDRESSKEY</text:span><text:span text:style-name="T451_8">01</text:span></text:p>
      <text:p text:style-name="P452"><text:span text:style-name="T452_1">echo</text:span></text:p>
      <text:p text:style-name="P453"/>
      <text:p text:style-name="P454"><text:span text:style-name="T454_1">echo</text:span><text:span text:style-name="T454_2"><text:s/>2.8<text:s/></text:span><text:span text:style-name="T454_3">CREATE</text:span><text:span text:style-name="T454_4"><text:s/></text:span><text:span text:style-name="T454_5">TRANSACTION</text:span><text:span text:style-name="T454_6"><text:s/></text:span><text:span text:style-name="T454_7">WITH</text:span><text:span text:style-name="T454_8"><text:s/></text:span><text:span text:style-name="T454_9">MULTIPLE</text:span><text:span text:style-name="T454_10"><text:s/></text:span><text:span text:style-name="T454_11">INPUT</text:span><text:span text:style-name="T454_12"><text:s/></text:span><text:span text:style-name="T454_13">OUTPUT</text:span><text:span text:style-name="T454_14"><text:s/></text:span><text:span text:style-name="T454_15">AND</text:span><text:span text:style-name="T454_16"><text:s/></text:span><text:span text:style-name="T454_17">ENTRY</text:span><text:span text:style-name="T454_18"><text:s/></text:span><text:span text:style-name="T454_19">CREDITS</text:span><text:span text:style-name="T454_20"><text:s text:c="8"/></text:span></text:p>
      <text:p text:style-name="P455"><text:span text:style-name="T455_1">echo</text:span></text:p>
      <text:p text:style-name="P456"><text:span text:style-name="T456_1">echo</text:span><text:span text:style-name="T456_2"><text:s/>2.8.1<text:s/></text:span><text:span text:style-name="T456_3">CREATE</text:span><text:span text:style-name="T456_4"><text:s/></text:span><text:span text:style-name="T456_5">TRANSACTION</text:span><text:span text:style-name="T456_6"><text:s text:c="8"/></text:span></text:p>
      <text:p text:style-name="P457"><text:span text:style-name="T457_1">factom</text:span><text:span text:style-name="T457_2">-</text:span><text:span text:style-name="T457_3">cli</text:span><text:span text:style-name="T457_4"><text:s/></text:span><text:span text:style-name="T457_5">newtransaction</text:span><text:span text:style-name="T457_6"><text:s/></text:span><text:span text:style-name="T457_7">transaction</text:span><text:span text:style-name="T457_8">07</text:span></text:p>
      <text:p text:style-name="P458"><text:span text:style-name="T458_1">echo</text:span></text:p>
      <text:p text:style-name="P459"><text:span text:style-name="T459_1">echo</text:span><text:span text:style-name="T459_2"><text:s/>2.8.2<text:s/></text:span><text:span text:style-name="T459_3">ADD</text:span><text:span text:style-name="T459_4"><text:s/></text:span><text:span text:style-name="T459_5">INPUTS</text:span><text:span text:style-name="T459_6"><text:s/></text:span><text:span text:style-name="T459_7">TO</text:span><text:span text:style-name="T459_8"><text:s/></text:span><text:span text:style-name="T459_9">TRANSACTION</text:span><text:span text:style-name="T459_10"><text:s text:c="8"/></text:span></text:p>
      <text:p text:style-name="P460"><text:span text:style-name="T460_1">echo</text:span></text:p>
      <text:p text:style-name="P461"><text:span text:style-name="T461_1">echo</text:span><text:span text:style-name="T461_2"><text:s/>2.8.2.1<text:s/></text:span><text:span text:style-name="T461_3">ADD</text:span><text:span text:style-name="T461_4"><text:s/>1</text:span><text:span text:style-name="T461_5">ST</text:span><text:span text:style-name="T461_6"><text:s/></text:span><text:span text:style-name="T461_7">INPUT</text:span><text:span text:style-name="T461_8"><text:s/></text:span><text:span text:style-name="T461_9">OF</text:span><text:span text:style-name="T461_10"><text:s/>10<text:s/></text:span><text:span text:style-name="T461_11">FACTOIDS</text:span><text:span text:style-name="T461_12"><text:s/></text:span><text:span text:style-name="T461_13">FROM</text:span><text:span text:style-name="T461_14"><text:s/>1</text:span><text:span text:style-name="T461_15">ST</text:span><text:span text:style-name="T461_16"><text:s/></text:span><text:span text:style-name="T461_17">FACTOID</text:span><text:span text:style-name="T461_18"><text:s/></text:span><text:span text:style-name="T461_19">WALLET</text:span><text:span text:style-name="T461_20"><text:s/></text:span><text:span text:style-name="T461_21">ADDRESS</text:span><text:span text:style-name="T461_22"><text:s/></text:span><text:span text:style-name="T461_23">TO</text:span><text:span text:style-name="T461_24"><text:s/></text:span><text:span text:style-name="T461_25">TRANSACTION</text:span><text:span text:style-name="T461_26"><text:s text:c="8"/></text:span></text:p>
      <text:p text:style-name="P462"><text:span text:style-name="T462_1">factom</text:span><text:span text:style-name="T462_2">-</text:span><text:span text:style-name="T462_3">cli</text:span><text:span text:style-name="T462_4"><text:s/></text:span><text:span text:style-name="T462_5">addinput</text:span><text:span text:style-name="T462_6"><text:s/></text:span><text:span text:style-name="T462_7">transaction</text:span><text:span text:style-name="T462_8">07<text:s/></text:span><text:span text:style-name="T462_9">factoid</text:span><text:span text:style-name="T462_10">-</text:span><text:span text:style-name="T462_11">wallet</text:span><text:span text:style-name="T462_12">-</text:span><text:span text:style-name="T462_13">address</text:span><text:span text:style-name="T462_14">-</text:span><text:span text:style-name="T462_15">name</text:span><text:span text:style-name="T462_16">01<text:s/>10</text:span></text:p>
      <text:p text:style-name="P463"><text:span text:style-name="T463_1">echo</text:span></text:p>
      <text:p text:style-name="P464"><text:span text:style-name="T464_1">echo</text:span><text:span text:style-name="T464_2"><text:s/>2.8.2.2<text:s/></text:span><text:span text:style-name="T464_3">ADD</text:span><text:span text:style-name="T464_4"><text:s/>2</text:span><text:span text:style-name="T464_5">ND</text:span><text:span text:style-name="T464_6"><text:s/></text:span><text:span text:style-name="T464_7">INPUT</text:span><text:span text:style-name="T464_8"><text:s text:c="2"/></text:span><text:span text:style-name="T464_9">OF</text:span><text:span text:style-name="T464_10"><text:s/>30<text:s/></text:span><text:span text:style-name="T464_11">FACTOIDS</text:span><text:span text:style-name="T464_12"><text:s/></text:span><text:span text:style-name="T464_13">FROM</text:span><text:span text:style-name="T464_14"><text:s/>1</text:span><text:span text:style-name="T464_15">ST</text:span><text:span text:style-name="T464_16"><text:s/></text:span><text:span text:style-name="T464_17">FACTOID</text:span><text:span text:style-name="T464_18"><text:s/></text:span><text:span text:style-name="T464_19">WALLET</text:span><text:span text:style-name="T464_20"><text:s/></text:span><text:span text:style-name="T464_21">ADDRESS</text:span><text:span text:style-name="T464_22"><text:s/></text:span><text:span text:style-name="T464_23">TO</text:span><text:span text:style-name="T464_24"><text:s/></text:span><text:span text:style-name="T464_25">TRANSACTION</text:span><text:span text:style-name="T464_26"><text:s text:c="8"/></text:span></text:p>
      <text:p text:style-name="P465"><text:span text:style-name="T465_1">factom</text:span><text:span text:style-name="T465_2">-</text:span><text:span text:style-name="T465_3">cli</text:span><text:span text:style-name="T465_4"><text:s/></text:span><text:span text:style-name="T465_5">addinput</text:span><text:span text:style-name="T465_6"><text:s/></text:span><text:span text:style-name="T465_7">transaction</text:span><text:span text:style-name="T465_8">07<text:s/></text:span><text:span text:style-name="T465_9">factoid</text:span><text:span text:style-name="T465_10">-</text:span><text:span text:style-name="T465_11">wallet</text:span><text:span text:style-name="T465_12">-</text:span><text:span text:style-name="T465_13">address</text:span><text:span text:style-name="T465_14">-</text:span><text:span text:style-name="T465_15">name</text:span><text:span text:style-name="T465_16">01<text:s/>30</text:span></text:p>
      <text:p text:style-name="P466"><text:span text:style-name="T466_1">echo</text:span></text:p>
      <text:p text:style-name="P467"><text:span text:style-name="T467_1">echo</text:span><text:span text:style-name="T467_2"><text:s/>2.8.2.3<text:s/></text:span><text:span text:style-name="T467_3">ADD</text:span><text:span text:style-name="T467_4"><text:s/></text:span><text:span text:style-name="T467_5">INPUT</text:span><text:span text:style-name="T467_6"><text:s/></text:span><text:span text:style-name="T467_7">OF</text:span><text:span text:style-name="T467_8"><text:s/>0.77777779<text:s/></text:span><text:span text:style-name="T467_9">FACTOIDS</text:span><text:span text:style-name="T467_10"><text:s/></text:span><text:span text:style-name="T467_11">FROM</text:span><text:span text:style-name="T467_12"><text:s/>2</text:span><text:span text:style-name="T467_13">ND</text:span><text:span text:style-name="T467_14"><text:s/></text:span><text:span text:style-name="T467_15">FACTOID</text:span><text:span text:style-name="T467_16"><text:s/></text:span><text:span text:style-name="T467_17">WALLET</text:span><text:span text:style-name="T467_18"><text:s/></text:span><text:span text:style-name="T467_19">ADDRESS</text:span><text:span text:style-name="T467_20"><text:s/></text:span><text:span text:style-name="T467_21">TO</text:span><text:span text:style-name="T467_22"><text:s/></text:span><text:span text:style-name="T467_23">TRANSACTION</text:span><text:span text:style-name="T467_24"><text:s text:c="8"/></text:span></text:p>
      <text:p text:style-name="P468"><text:span text:style-name="T468_1">factom</text:span><text:span text:style-name="T468_2">-</text:span><text:span text:style-name="T468_3">cli</text:span><text:span text:style-name="T468_4"><text:s/></text:span><text:span text:style-name="T468_5">addinput</text:span><text:span text:style-name="T468_6"><text:s/></text:span><text:span text:style-name="T468_7">transaction</text:span><text:span text:style-name="T468_8">07<text:s/></text:span><text:span text:style-name="T468_9">factoid</text:span><text:span text:style-name="T468_10">-</text:span><text:span text:style-name="T468_11">wallet</text:span><text:span text:style-name="T468_12">-</text:span><text:span text:style-name="T468_13">address</text:span><text:span text:style-name="T468_14">-</text:span><text:span text:style-name="T468_15">name</text:span><text:span text:style-name="T468_16">02<text:s/>0.77777779</text:span></text:p>
      <text:p text:style-name="P469"><text:span text:style-name="T469_1">echo</text:span></text:p>
      <text:p text:style-name="P470"><text:span text:style-name="T470_1">echo</text:span><text:span text:style-name="T470_2"><text:s/>2.8.3<text:s/></text:span><text:span text:style-name="T470_3">ADD</text:span><text:span text:style-name="T470_4"><text:s/></text:span><text:span text:style-name="T470_5">OUTPUTS</text:span><text:span text:style-name="T470_6"><text:s/></text:span><text:span text:style-name="T470_7">TO</text:span><text:span text:style-name="T470_8"><text:s/></text:span><text:span text:style-name="T470_9">TRANSACTION</text:span><text:span text:style-name="T470_10"><text:s text:c="8"/></text:span></text:p>
      <text:p text:style-name="P471"><text:span text:style-name="T471_1">echo</text:span></text:p>
      <text:p text:style-name="P472"><text:span text:style-name="T472_1">echo</text:span><text:span text:style-name="T472_2"><text:s/>2.8.3.1<text:s/></text:span><text:span text:style-name="T472_3">ADD</text:span><text:span text:style-name="T472_4"><text:s/>1</text:span><text:span text:style-name="T472_5">ST</text:span><text:span text:style-name="T472_6"><text:s/></text:span><text:span text:style-name="T472_7">OUTPUT</text:span><text:span text:style-name="T472_8"><text:s/></text:span><text:span text:style-name="T472_9">OF</text:span><text:span text:style-name="T472_10"><text:s/>4.44444444<text:s/></text:span><text:span text:style-name="T472_11">FACTOIDS</text:span><text:span text:style-name="T472_12"><text:s/></text:span><text:span text:style-name="T472_13">TO</text:span><text:span text:style-name="T472_14"><text:s/>1</text:span><text:span text:style-name="T472_15">ST</text:span><text:span text:style-name="T472_16"><text:s/></text:span><text:span text:style-name="T472_17">FACTOID</text:span><text:span text:style-name="T472_18"><text:s/></text:span><text:span text:style-name="T472_19">WALLET</text:span><text:span text:style-name="T472_20"><text:s/></text:span><text:span text:style-name="T472_21">ADDRESS</text:span><text:span text:style-name="T472_22"><text:s/></text:span><text:span text:style-name="T472_23">TO</text:span><text:span text:style-name="T472_24"><text:s/></text:span><text:span text:style-name="T472_25">TRANSACTION</text:span><text:span text:style-name="T472_26"><text:s text:c="8"/></text:span></text:p>
      <text:p text:style-name="P473"><text:span text:style-name="T473_1">factom</text:span><text:span text:style-name="T473_2">-</text:span><text:span text:style-name="T473_3">cli</text:span><text:span text:style-name="T473_4"><text:s/></text:span><text:span text:style-name="T473_5">addoutput</text:span><text:span text:style-name="T473_6"><text:s/></text:span><text:span text:style-name="T473_7">transaction</text:span><text:span text:style-name="T473_8">07<text:s/></text:span><text:span text:style-name="T473_9">factoid</text:span><text:span text:style-name="T473_10">-</text:span><text:span text:style-name="T473_11">wallet</text:span><text:span text:style-name="T473_12">-</text:span><text:span text:style-name="T473_13">address</text:span><text:span text:style-name="T473_14">-</text:span><text:span text:style-name="T473_15">name</text:span><text:span text:style-name="T473_16">01<text:s/>4.44444444</text:span></text:p>
      <text:p text:style-name="P474"><text:span text:style-name="T474_1">echo</text:span></text:p>
      <text:p text:style-name="P475"><text:span text:style-name="T475_1">echo</text:span><text:span text:style-name="T475_2"><text:s/>2.8.3.2<text:s/></text:span><text:span text:style-name="T475_3">ADD</text:span><text:span text:style-name="T475_4"><text:s/>2</text:span><text:span text:style-name="T475_5">ND</text:span><text:span text:style-name="T475_6"><text:s/></text:span><text:span text:style-name="T475_7">OUTPUT</text:span><text:span text:style-name="T475_8"><text:s/></text:span><text:span text:style-name="T475_9">OF</text:span><text:span text:style-name="T475_10"><text:s/>5.55555555<text:s/></text:span><text:span text:style-name="T475_11">FACTOIDS</text:span><text:span text:style-name="T475_12"><text:s/></text:span><text:span text:style-name="T475_13">TO</text:span><text:span text:style-name="T475_14"><text:s/>1</text:span><text:span text:style-name="T475_15">ST</text:span><text:span text:style-name="T475_16"><text:s/></text:span><text:span text:style-name="T475_17">FACTOID</text:span><text:span text:style-name="T475_18"><text:s/></text:span><text:span text:style-name="T475_19">WALLET</text:span><text:span text:style-name="T475_20"><text:s/></text:span><text:span text:style-name="T475_21">ADDRESS</text:span><text:span text:style-name="T475_22"><text:s/></text:span><text:span text:style-name="T475_23">TO</text:span><text:span text:style-name="T475_24"><text:s/></text:span><text:span text:style-name="T475_25">TRANSACTION</text:span><text:span text:style-name="T475_26"><text:s text:c="8"/></text:span></text:p>
      <text:p text:style-name="P476"><text:span text:style-name="T476_1">factom</text:span><text:span text:style-name="T476_2">-</text:span><text:span text:style-name="T476_3">cli</text:span><text:span text:style-name="T476_4"><text:s/></text:span><text:span text:style-name="T476_5">addoutput</text:span><text:span text:style-name="T476_6"><text:s/></text:span><text:span text:style-name="T476_7">transaction</text:span><text:span text:style-name="T476_8">07<text:s/></text:span><text:span text:style-name="T476_9">factoid</text:span><text:span text:style-name="T476_10">-</text:span><text:span text:style-name="T476_11">wallet</text:span><text:span text:style-name="T476_12">-</text:span><text:span text:style-name="T476_13">address</text:span><text:span text:style-name="T476_14">-</text:span><text:span text:style-name="T476_15">name</text:span><text:span text:style-name="T476_16">01<text:s/>5.55555555</text:span></text:p>
      <text:p text:style-name="P477"><text:span text:style-name="T477_1">echo</text:span></text:p>
      <text:p text:style-name="P478"><text:span text:style-name="T478_1">echo</text:span><text:span text:style-name="T478_2"><text:s/>2.8.3.3<text:s/></text:span><text:span text:style-name="T478_3">ADD</text:span><text:span text:style-name="T478_4"><text:s/></text:span><text:span text:style-name="T478_5">OUTPUT</text:span><text:span text:style-name="T478_6"><text:s/></text:span><text:span text:style-name="T478_7">OF</text:span><text:span text:style-name="T478_8"><text:s/>6.66666666<text:s/></text:span><text:span text:style-name="T478_9">FACTOIDS</text:span><text:span text:style-name="T478_10"><text:s/></text:span><text:span text:style-name="T478_11">TO</text:span><text:span text:style-name="T478_12"><text:s/>2</text:span><text:span text:style-name="T478_13">ND</text:span><text:span text:style-name="T478_14"><text:s/></text:span><text:span text:style-name="T478_15">FACTOID</text:span><text:span text:style-name="T478_16"><text:s/></text:span><text:span text:style-name="T478_17">WALLET</text:span><text:span text:style-name="T478_18"><text:s/></text:span><text:span text:style-name="T478_19">ADDRESS</text:span><text:span text:style-name="T478_20"><text:s/></text:span><text:span text:style-name="T478_21">TO</text:span><text:span text:style-name="T478_22"><text:s/></text:span><text:span text:style-name="T478_23">TRANSACTION</text:span><text:span text:style-name="T478_24"><text:s text:c="8"/></text:span></text:p>
      <text:p text:style-name="P479"><text:span text:style-name="T479_1">factom</text:span><text:span text:style-name="T479_2">-</text:span><text:span text:style-name="T479_3">cli</text:span><text:span text:style-name="T479_4"><text:s/></text:span><text:span text:style-name="T479_5">addoutput</text:span><text:span text:style-name="T479_6"><text:s/></text:span><text:span text:style-name="T479_7">transaction</text:span><text:span text:style-name="T479_8">07<text:s/></text:span><text:span text:style-name="T479_9">factoid</text:span><text:span text:style-name="T479_10">-</text:span><text:span text:style-name="T479_11">wallet</text:span><text:span text:style-name="T479_12">-</text:span><text:span text:style-name="T479_13">address</text:span><text:span text:style-name="T479_14">-</text:span><text:span text:style-name="T479_15">name</text:span><text:span text:style-name="T479_16">02<text:s/>6.66666666</text:span></text:p>
      <text:p text:style-name="P480"><text:span text:style-name="T480_1">echo</text:span></text:p>
      <text:p text:style-name="P481"><text:span text:style-name="T481_1">echo</text:span><text:span text:style-name="T481_2"><text:s/>2.8.4<text:s/></text:span><text:span text:style-name="T481_3">ADD</text:span><text:span text:style-name="T481_4"><text:s/></text:span><text:span text:style-name="T481_5">ENTRY</text:span><text:span text:style-name="T481_6"><text:s/></text:span><text:span text:style-name="T481_7">CREDIT</text:span><text:span text:style-name="T481_8"><text:s/></text:span><text:span text:style-name="T481_9">PURCHASES</text:span><text:span text:style-name="T481_10"><text:s/></text:span><text:span text:style-name="T481_11">TO</text:span><text:span text:style-name="T481_12"><text:s/></text:span><text:span text:style-name="T481_13">TRANSACTION</text:span><text:span text:style-name="T481_14"><text:s/></text:span></text:p>
      <text:p text:style-name="P482"><text:span text:style-name="T482_1">echo</text:span></text:p>
      <text:p text:style-name="P483"><text:span text:style-name="T483_1">echo</text:span><text:span text:style-name="T483_2"><text:s/>2.8.4.1<text:s/></text:span><text:span text:style-name="T483_3">ADD</text:span><text:span text:style-name="T483_4"><text:s/>1</text:span><text:span text:style-name="T483_5">ST</text:span><text:span text:style-name="T483_6"><text:s/></text:span><text:span text:style-name="T483_7">ENTRY</text:span><text:span text:style-name="T483_8"><text:s/></text:span><text:span text:style-name="T483_9">CREDIT</text:span><text:span text:style-name="T483_10"><text:s/></text:span><text:span text:style-name="T483_11">PURCHASE</text:span><text:span text:style-name="T483_12"><text:s/></text:span><text:span text:style-name="T483_13">OF</text:span><text:span text:style-name="T483_14"><text:s/>7<text:s/></text:span><text:span text:style-name="T483_15">FACTOIDS</text:span><text:span text:style-name="T483_16"><text:s/></text:span><text:span text:style-name="T483_17">TO</text:span><text:span text:style-name="T483_18"><text:s/>1</text:span><text:span text:style-name="T483_19">ST</text:span><text:span text:style-name="T483_20"><text:s/></text:span><text:span text:style-name="T483_21">ENTRY</text:span><text:span text:style-name="T483_22"><text:s/></text:span><text:span text:style-name="T483_23">CREDIT</text:span><text:span text:style-name="T483_24"><text:s/></text:span><text:span text:style-name="T483_25">WALLET</text:span><text:span text:style-name="T483_26"><text:s/></text:span><text:span text:style-name="T483_27">ADDRESS</text:span><text:span text:style-name="T483_28"><text:s/></text:span><text:span text:style-name="T483_29">TO</text:span><text:span text:style-name="T483_30"><text:s/></text:span><text:span text:style-name="T483_31">TRANSACTION</text:span><text:span text:style-name="T483_32"><text:s text:c="8"/></text:span></text:p>
      <text:p text:style-name="P484"><text:span text:style-name="T484_1">factom</text:span><text:span text:style-name="T484_2">-</text:span><text:span text:style-name="T484_3">cli</text:span><text:span text:style-name="T484_4"><text:s/></text:span><text:span text:style-name="T484_5">addecoutput</text:span><text:span text:style-name="T484_6"><text:s/></text:span><text:span text:style-name="T484_7">transaction</text:span><text:span text:style-name="T484_8">07<text:s/>$</text:span><text:span text:style-name="T484_9">ECWALLETADDRESSKEY</text:span><text:span text:style-name="T484_10">01<text:s/>7</text:span></text:p>
      <text:p text:style-name="P485"><text:span text:style-name="T485_1">echo</text:span></text:p>
      <text:p text:style-name="P486"><text:span text:style-name="T486_1">echo</text:span><text:span text:style-name="T486_2"><text:s/>2.8.4.2<text:s/></text:span><text:span text:style-name="T486_3">ADD</text:span><text:span text:style-name="T486_4"><text:s/>2</text:span><text:span text:style-name="T486_5">ND</text:span><text:span text:style-name="T486_6"><text:s/></text:span><text:span text:style-name="T486_7">ENTRY</text:span><text:span text:style-name="T486_8"><text:s/></text:span><text:span text:style-name="T486_9">CREDIT</text:span><text:span text:style-name="T486_10"><text:s/></text:span><text:span text:style-name="T486_11">PURCHASE</text:span><text:span text:style-name="T486_12"><text:s/></text:span><text:span text:style-name="T486_13">OF</text:span><text:span text:style-name="T486_14"><text:s/>8<text:s/></text:span><text:span text:style-name="T486_15">FACTOIDS</text:span><text:span text:style-name="T486_16"><text:s/></text:span><text:span text:style-name="T486_17">TO</text:span><text:span text:style-name="T486_18"><text:s/>1</text:span><text:span text:style-name="T486_19">ST</text:span><text:span text:style-name="T486_20"><text:s/></text:span><text:span text:style-name="T486_21">ENTRY</text:span><text:span text:style-name="T486_22"><text:s/></text:span><text:span text:style-name="T486_23">CREDIT</text:span><text:span text:style-name="T486_24"><text:s/></text:span><text:span text:style-name="T486_25">WALLET</text:span><text:span text:style-name="T486_26"><text:s/></text:span><text:span text:style-name="T486_27">ADDRESS</text:span><text:span text:style-name="T486_28"><text:s/></text:span><text:span text:style-name="T486_29">TO</text:span><text:span text:style-name="T486_30"><text:s/></text:span><text:span text:style-name="T486_31">TRANSACTION</text:span><text:span text:style-name="T486_32"><text:s text:c="8"/>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addecoutput</text:span><text:span text:style-name="T487_6"><text:s/></text:span><text:span text:style-name="T487_7">transaction</text:span><text:span text:style-name="T487_8">07<text:s/>$</text:span><text:span text:style-name="T487_9">ECWALLETADDRESSKEY</text:span><text:span text:style-name="T487_10">01<text:s/>8</text:span></text:p>
      <text:p text:style-name="P488"><text:span text:style-name="T488_1">echo</text:span></text:p>
      <text:p text:style-name="P489"><text:span text:style-name="T489_1">echo</text:span><text:span text:style-name="T489_2"><text:s/>2.8.4.3<text:s/></text:span><text:span text:style-name="T489_3">ADD</text:span><text:span text:style-name="T489_4"><text:s/>3</text:span><text:span text:style-name="T489_5">RD</text:span><text:span text:style-name="T489_6"><text:s/></text:span><text:span text:style-name="T489_7">ENTRY</text:span><text:span text:style-name="T489_8"><text:s/></text:span><text:span text:style-name="T489_9">CREDIT</text:span><text:span text:style-name="T489_10"><text:s/></text:span><text:span text:style-name="T489_11">PURCHASE</text:span><text:span text:style-name="T489_12"><text:s/></text:span><text:span text:style-name="T489_13">OF</text:span><text:span text:style-name="T489_14"><text:s/>9<text:s/></text:span><text:span text:style-name="T489_15">FACTOIDS</text:span><text:span text:style-name="T489_16"><text:s/></text:span><text:span text:style-name="T489_17">TO</text:span><text:span text:style-name="T489_18"><text:s/>1</text:span><text:span text:style-name="T489_19">ST</text:span><text:span text:style-name="T489_20"><text:s/></text:span><text:span text:style-name="T489_21">ENTRY</text:span><text:span text:style-name="T489_22"><text:s/></text:span><text:span text:style-name="T489_23">CREDIT</text:span><text:span text:style-name="T489_24"><text:s/></text:span><text:span text:style-name="T489_25">WALLET</text:span><text:span text:style-name="T489_26"><text:s/></text:span><text:span text:style-name="T489_27">ADDRESS</text:span><text:span text:style-name="T489_28"><text:s/></text:span><text:span text:style-name="T489_29">TO</text:span><text:span text:style-name="T489_30"><text:s/></text:span><text:span text:style-name="T489_31">TRANSACTION</text:span><text:span text:style-name="T489_32"><text:s text:c="8"/></text:span></text:p>
      <text:p text:style-name="P490"><text:span text:style-name="T490_1">factom</text:span><text:span text:style-name="T490_2">-</text:span><text:span text:style-name="T490_3">cli</text:span><text:span text:style-name="T490_4"><text:s/></text:span><text:span text:style-name="T490_5">addecoutput</text:span><text:span text:style-name="T490_6"><text:s/></text:span><text:span text:style-name="T490_7">transaction</text:span><text:span text:style-name="T490_8">07<text:s/>$</text:span><text:span text:style-name="T490_9">ECWALLETADDRESSKEY</text:span><text:span text:style-name="T490_10">02<text:s/>9</text:span></text:p>
      <text:p text:style-name="P491"><text:span text:style-name="T491_1">echo</text:span></text:p>
      <text:p text:style-name="P492"><text:span text:style-name="T492_1">echo</text:span><text:span text:style-name="T492_2"><text:s/>2.8.5<text:s/></text:span><text:span text:style-name="T492_3">ADD</text:span><text:span text:style-name="T492_4"><text:s/></text:span><text:span text:style-name="T492_5">CORRECT</text:span><text:span text:style-name="T492_6"><text:s/></text:span><text:span text:style-name="T492_7">FEE</text:span><text:span text:style-name="T492_8"><text:s/></text:span><text:span text:style-name="T492_9">TO</text:span><text:span text:style-name="T492_10"><text:s/></text:span><text:span text:style-name="T492_11">TRANSACTION</text:span><text:span text:style-name="T492_12"><text:s text:c="8"/>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addfee</text:span><text:span text:style-name="T493_6"><text:s/></text:span><text:span text:style-name="T493_7">transaction</text:span><text:span text:style-name="T493_8">07<text:s/></text:span><text:span text:style-name="T493_9">factoid</text:span><text:span text:style-name="T493_10">-</text:span><text:span text:style-name="T493_11">wallet</text:span><text:span text:style-name="T493_12">-</text:span><text:span text:style-name="T493_13">address</text:span><text:span text:style-name="T493_14">-</text:span><text:span text:style-name="T493_15">name</text:span><text:span text:style-name="T493_16">02</text:span></text:p>
      <text:p text:style-name="P494"><text:span text:style-name="T494_1">echo</text:span></text:p>
      <text:p text:style-name="P495"><text:span text:style-name="T495_1">echo</text:span><text:span text:style-name="T495_2"><text:s/>2.8.6<text:s/></text:span><text:span text:style-name="T495_3">SIGN</text:span><text:span text:style-name="T495_4"><text:s/></text:span><text:span text:style-name="T495_5">TRANSACTION</text:span><text:span text:style-name="T495_6"><text:s text:c="8"/></text:span></text:p>
      <text:p text:style-name="P496"><text:span text:style-name="T496_1">factom</text:span><text:span text:style-name="T496_2">-</text:span><text:span text:style-name="T496_3">cli</text:span><text:span text:style-name="T496_4"><text:s/></text:span><text:span text:style-name="T496_5">sign</text:span><text:span text:style-name="T496_6"><text:s/></text:span><text:span text:style-name="T496_7">transaction</text:span><text:span text:style-name="T496_8">07</text:span></text:p>
      <text:p text:style-name="P497"><text:span text:style-name="T497_1">echo</text:span></text:p>
      <text:p text:style-name="P498"><text:span text:style-name="T498_1">echo</text:span><text:span text:style-name="T498_2"><text:s/>2.8.7<text:s/></text:span><text:span text:style-name="T498_3">GET</text:span><text:span text:style-name="T498_4"><text:s/></text:span><text:span text:style-name="T498_5">TRANSACTION</text:span><text:span text:style-name="T498_6"><text:s/></text:span><text:span text:style-name="T498_7">FEE</text:span><text:span text:style-name="T498_8"><text:s text:c="8"/></text:span></text:p>
      <text:p text:style-name="P499"><text:span text:style-name="T499_1">factom</text:span><text:span text:style-name="T499_2">-</text:span><text:span text:style-name="T499_3">cli</text:span><text:span text:style-name="T499_4"><text:s/></text:span><text:span text:style-name="T499_5">transactions</text:span></text:p>
      <text:p text:style-name="P500"><text:span text:style-name="T500_1">echo</text:span></text:p>
      <text:p text:style-name="P501"><text:span text:style-name="T501_1">echo</text:span><text:span text:style-name="T501_2"><text:s/>2.8.8<text:s/></text:span><text:span text:style-name="T501_3">SUBMIT</text:span><text:span text:style-name="T501_4"><text:s/></text:span><text:span text:style-name="T501_5">TRANSACTION</text:span><text:span text:style-name="T501_6"><text:s text:c="8"/></text:span></text:p>
      <text:p text:style-name="P502"><text:span text:style-name="T502_1">factom</text:span><text:span text:style-name="T502_2">-</text:span><text:span text:style-name="T502_3">cli</text:span><text:span text:style-name="T502_4"><text:s/></text:span><text:span text:style-name="T502_5">submit</text:span><text:span text:style-name="T502_6"><text:s/></text:span><text:span text:style-name="T502_7">transaction</text:span><text:span text:style-name="T502_8">07</text:span></text:p>
      <text:p text:style-name="P503"><text:span text:style-name="T503_1">echo</text:span></text:p>
      <text:p text:style-name="P504"><text:span text:style-name="T504_1">echo</text:span><text:span text:style-name="T504_2"><text:s/>2.8.9<text:s/></text:span><text:span text:style-name="T504_3">VERIFY</text:span><text:span text:style-name="T504_4"><text:s/></text:span><text:span text:style-name="T504_5">WALLET</text:span><text:span text:style-name="T504_6"><text:s/></text:span><text:span text:style-name="T504_7">BALANCES</text:span><text:span text:style-name="T504_8"><text:s text:c="8"/></text:span></text:p>
      <text:p text:style-name="P505"><text:span text:style-name="T505_1">factom</text:span><text:span text:style-name="T505_2">-</text:span><text:span text:style-name="T505_3">cli</text:span><text:span text:style-name="T505_4"><text:s/></text:span><text:span text:style-name="T505_5">getaddresses</text:span></text:p>
      <text:p text:style-name="P506"><text:span text:style-name="T506_1">echo</text:span></text:p>
      <text:p text:style-name="P507"/>
      <text:p text:style-name="P508"><text:span text:style-name="T508_1">echo</text:span><text:span text:style-name="T508_2"><text:s/>2.9<text:s/></text:span><text:span text:style-name="T508_3">TEST</text:span><text:span text:style-name="T508_4"><text:s/></text:span><text:span text:style-name="T508_5">TRANSACTION</text:span><text:span text:style-name="T508_6"><text:s/></text:span><text:span text:style-name="T508_7">PARAMETER</text:span><text:span text:style-name="T508_8"><text:s/></text:span><text:span text:style-name="T508_9">LIMITS</text:span></text:p>
      <text:p text:style-name="P509"><text:span text:style-name="T509_1">echo</text:span></text:p>
      <text:p text:style-name="P510"><text:span text:style-name="T510_1">echo</text:span><text:span text:style-name="T510_2"><text:s/>2.9.1<text:s/></text:span><text:span text:style-name="T510_3">ADD</text:span><text:span text:style-name="T510_4"><text:s/></text:span><text:span text:style-name="T510_5">INPUT</text:span><text:span text:style-name="T510_6"><text:s/></text:span><text:span text:style-name="T510_7">OF</text:span><text:span text:style-name="T510_8"><text:s/>-1<text:s/></text:span><text:span text:style-name="T510_9">FACTOIDS</text:span><text:span text:style-name="T510_10"><text:s/></text:span><text:span text:style-name="T510_11">TO</text:span><text:span text:style-name="T510_12"><text:s/></text:span><text:span text:style-name="T510_13">TRANSACTION</text:span><text:span text:style-name="T510_14"><text:s text:c="8"/></text:span></text:p>
      <text:p text:style-name="P511"><text:span text:style-name="T511_1">factom</text:span><text:span text:style-name="T511_2">-</text:span><text:span text:style-name="T511_3">cli</text:span><text:span text:style-name="T511_4"><text:s/></text:span><text:span text:style-name="T511_5">newtransaction</text:span><text:span text:style-name="T511_6"><text:s/></text:span><text:span text:style-name="T511_7">transaction</text:span><text:span text:style-name="T511_8">08</text:span></text:p>
      <text:p text:style-name="P512"><text:span text:style-name="T512_1">factom</text:span><text:span text:style-name="T512_2">-</text:span><text:span text:style-name="T512_3">cli</text:span><text:span text:style-name="T512_4"><text:s/></text:span><text:span text:style-name="T512_5">addinput</text:span><text:span text:style-name="T512_6"><text:s/></text:span><text:span text:style-name="T512_7">transaction</text:span><text:span text:style-name="T512_8">08<text:s/></text:span><text:span text:style-name="T512_9">factoid</text:span><text:span text:style-name="T512_10">-</text:span><text:span text:style-name="T512_11">wallet</text:span><text:span text:style-name="T512_12">-</text:span><text:span text:style-name="T512_13">address</text:span><text:span text:style-name="T512_14">-</text:span><text:span text:style-name="T512_15">name</text:span><text:span text:style-name="T512_16">01<text:s/>-1</text:span></text:p>
      <text:p text:style-name="P513"><text:span text:style-name="T513_1">factom</text:span><text:span text:style-name="T513_2">-</text:span><text:span text:style-name="T513_3">cli</text:span><text:span text:style-name="T513_4"><text:s/></text:span><text:span text:style-name="T513_5">addoutput</text:span><text:span text:style-name="T513_6"><text:s/></text:span><text:span text:style-name="T513_7">transaction</text:span><text:span text:style-name="T513_8">08<text:s/></text:span><text:span text:style-name="T513_9">factoid</text:span><text:span text:style-name="T513_10">-</text:span><text:span text:style-name="T513_11">wallet</text:span><text:span text:style-name="T513_12">-</text:span><text:span text:style-name="T513_13">address</text:span><text:span text:style-name="T513_14">-</text:span><text:span text:style-name="T513_15">name</text:span><text:span text:style-name="T513_16">01<text:s/>-1</text:span></text:p>
      <text:p text:style-name="P514"><text:span text:style-name="T514_1">factom</text:span><text:span text:style-name="T514_2">-</text:span><text:span text:style-name="T514_3">cli</text:span><text:span text:style-name="T514_4"><text:s/></text:span><text:span text:style-name="T514_5">sign</text:span><text:span text:style-name="T514_6"><text:s/></text:span><text:span text:style-name="T514_7">transaction</text:span><text:span text:style-name="T514_8">08</text:span></text:p>
      <text:p text:style-name="P515"><text:span text:style-name="T515_1">factom</text:span><text:span text:style-name="T515_2">-</text:span><text:span text:style-name="T515_3">cli</text:span><text:span text:style-name="T515_4"><text:s/></text:span><text:span text:style-name="T515_5">submit</text:span><text:span text:style-name="T515_6"><text:s/></text:span><text:span text:style-name="T515_7">transaction</text:span><text:span text:style-name="T515_8">08</text:span></text:p>
      <text:p text:style-name="P516"><text:span text:style-name="T516_1">factom</text:span><text:span text:style-name="T516_2">-</text:span><text:span text:style-name="T516_3">cli</text:span><text:span text:style-name="T516_4"><text:s/></text:span><text:span text:style-name="T516_5">deletetransaction</text:span><text:span text:style-name="T516_6"><text:s/></text:span><text:span text:style-name="T516_7">transaction</text:span><text:span text:style-name="T516_8">08</text:span></text:p>
      <text:p text:style-name="P517"><text:span text:style-name="T517_1">factom</text:span><text:span text:style-name="T517_2">-</text:span><text:span text:style-name="T517_3">cli</text:span><text:span text:style-name="T517_4"><text:s/></text:span><text:span text:style-name="T517_5">getaddresses</text:span></text:p>
      <text:p text:style-name="P518"><text:span text:style-name="T518_1">echo</text:span></text:p>
      <text:p text:style-name="P519"/>
      <text:p text:style-name="P520"><text:span text:style-name="T520_1">echo</text:span><text:span text:style-name="T520_2"><text:s/>2.9.2<text:s/></text:span><text:span text:style-name="T520_3">ADD</text:span><text:span text:style-name="T520_4"><text:s/></text:span><text:span text:style-name="T520_5">INPUT</text:span><text:span text:style-name="T520_6"><text:s/></text:span><text:span text:style-name="T520_7">OF</text:span><text:span text:style-name="T520_8"><text:s/>0<text:s/></text:span><text:span text:style-name="T520_9">FACTOIDS</text:span><text:span text:style-name="T520_10"><text:s/></text:span><text:span text:style-name="T520_11">TO</text:span><text:span text:style-name="T520_12"><text:s/></text:span><text:span text:style-name="T520_13">TRANSACTION</text:span><text:span text:style-name="T520_14"><text:s text:c="8"/></text:span></text:p>
      <text:p text:style-name="P521"><text:span text:style-name="T521_1">factom</text:span><text:span text:style-name="T521_2">-</text:span><text:span text:style-name="T521_3">cli</text:span><text:span text:style-name="T521_4"><text:s/></text:span><text:span text:style-name="T521_5">newtransaction</text:span><text:span text:style-name="T521_6"><text:s/></text:span><text:span text:style-name="T521_7">transaction</text:span><text:span text:style-name="T521_8">09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addinput</text:span><text:span text:style-name="T522_6"><text:s/></text:span><text:span text:style-name="T522_7">transaction</text:span><text:span text:style-name="T522_8">09<text:s/></text:span><text:span text:style-name="T522_9">factoid</text:span><text:span text:style-name="T522_10">-</text:span><text:span text:style-name="T522_11">wallet</text:span><text:span text:style-name="T522_12">-</text:span><text:span text:style-name="T522_13">address</text:span><text:span text:style-name="T522_14">-</text:span><text:span text:style-name="T522_15">name</text:span><text:span text:style-name="T522_16">01<text:s/>0</text:span></text:p>
      <text:p text:style-name="P523"><text:span text:style-name="T523_1">factom</text:span><text:span text:style-name="T523_2">-</text:span><text:span text:style-name="T523_3">cli</text:span><text:span text:style-name="T523_4"><text:s/></text:span><text:span text:style-name="T523_5">sign</text:span><text:span text:style-name="T523_6"><text:s/></text:span><text:span text:style-name="T523_7">transaction</text:span><text:span text:style-name="T523_8">09</text:span></text:p>
      <text:p text:style-name="P524"><text:span text:style-name="T524_1">factom</text:span><text:span text:style-name="T524_2">-</text:span><text:span text:style-name="T524_3">cli</text:span><text:span text:style-name="T524_4"><text:s/></text:span><text:span text:style-name="T524_5">submit</text:span><text:span text:style-name="T524_6"><text:s/></text:span><text:span text:style-name="T524_7">transaction</text:span><text:span text:style-name="T524_8">09</text:span></text:p>
      <text:p text:style-name="P525"><text:span text:style-name="T525_1">factom</text:span><text:span text:style-name="T525_2">-</text:span><text:span text:style-name="T525_3">cli</text:span><text:span text:style-name="T525_4"><text:s/></text:span><text:span text:style-name="T525_5">deletetransaction</text:span><text:span text:style-name="T525_6"><text:s/></text:span><text:span text:style-name="T525_7">transaction</text:span><text:span text:style-name="T525_8">09</text:span></text:p>
      <text:p text:style-name="P526"><text:span text:style-name="T526_1">factom</text:span><text:span text:style-name="T526_2">-</text:span><text:span text:style-name="T526_3">cli</text:span><text:span text:style-name="T526_4"><text:s/></text:span><text:span text:style-name="T526_5">getaddresses</text:span></text:p>
      <text:p text:style-name="P527"><text:span text:style-name="T527_1">echo</text:span></text:p>
      <text:p text:style-name="P528"/>
      <text:p text:style-name="P529"><text:span text:style-name="T529_1">echo</text:span><text:span text:style-name="T529_2"><text:s/>2.9.3<text:s/></text:span><text:span text:style-name="T529_3">ADD</text:span><text:span text:style-name="T529_4"><text:s/></text:span><text:span text:style-name="T529_5">TOO</text:span><text:span text:style-name="T529_6"><text:s/></text:span><text:span text:style-name="T529_7">SMALL</text:span><text:span text:style-name="T529_8"><text:s/></text:span><text:span text:style-name="T529_9">INPUT</text:span><text:span text:style-name="T529_10"><text:s/></text:span><text:span text:style-name="T529_11">OF</text:span><text:span text:style-name="T529_12"><text:s/>0.000000009<text:s/></text:span><text:span text:style-name="T529_13">FACTOIDS</text:span><text:span text:style-name="T529_14"><text:s/></text:span><text:span text:style-name="T529_15">TO</text:span><text:span text:style-name="T529_16"><text:s/></text:span><text:span text:style-name="T529_17">TRANSACTION</text:span><text:span text:style-name="T529_18"><text:s text:c="8"/></text:span></text:p>
      <text:p text:style-name="P530"><text:span text:style-name="T530_1">factom</text:span><text:span text:style-name="T530_2">-</text:span><text:span text:style-name="T530_3">cli</text:span><text:span text:style-name="T530_4"><text:s/></text:span><text:span text:style-name="T530_5">newtransaction</text:span><text:span text:style-name="T530_6"><text:s/></text:span><text:span text:style-name="T530_7">transaction</text:span><text:span text:style-name="T530_8">10</text:span></text:p>
      <text:p text:style-name="P531"><text:span text:style-name="T531_1">factom</text:span><text:span text:style-name="T531_2">-</text:span><text:span text:style-name="T531_3">cli</text:span><text:span text:style-name="T531_4"><text:s/></text:span><text:span text:style-name="T531_5">addinput</text:span><text:span text:style-name="T531_6"><text:s/></text:span><text:span text:style-name="T531_7">transaction</text:span><text:span text:style-name="T531_8">10<text:s/></text:span><text:span text:style-name="T531_9">factoid</text:span><text:span text:style-name="T531_10">-</text:span><text:span text:style-name="T531_11">wallet</text:span><text:span text:style-name="T531_12">-</text:span><text:span text:style-name="T531_13">address</text:span><text:span text:style-name="T531_14">-</text:span><text:span text:style-name="T531_15">name</text:span><text:span text:style-name="T531_16">01<text:s/>0.000000009</text:span></text:p>
      <text:p text:style-name="P532"><text:span text:style-name="T532_1">factom</text:span><text:span text:style-name="T532_2">-</text:span><text:span text:style-name="T532_3">cli</text:span><text:span text:style-name="T532_4"><text:s/></text:span><text:span text:style-name="T532_5">sign</text:span><text:span text:style-name="T532_6"><text:s/></text:span><text:span text:style-name="T532_7">transaction</text:span><text:span text:style-name="T532_8">10</text:span></text:p>
      <text:p text:style-name="P533"><text:span text:style-name="T533_1">factom</text:span><text:span text:style-name="T533_2">-</text:span><text:span text:style-name="T533_3">cli</text:span><text:span text:style-name="T533_4"><text:s/></text:span><text:span text:style-name="T533_5">submit</text:span><text:span text:style-name="T533_6"><text:s/></text:span><text:span text:style-name="T533_7">transaction</text:span><text:span text:style-name="T533_8">10</text:span></text:p>
      <text:p text:style-name="P534"><text:span text:style-name="T534_1">factom</text:span><text:span text:style-name="T534_2">-</text:span><text:span text:style-name="T534_3">cli</text:span><text:span text:style-name="T534_4"><text:s/></text:span><text:span text:style-name="T534_5">deletetransaction</text:span><text:span text:style-name="T534_6"><text:s/></text:span><text:span text:style-name="T534_7">transaction</text:span><text:span text:style-name="T534_8">10</text:span></text:p>
      <text:p text:style-name="P535"><text:span text:style-name="T535_1">factom</text:span><text:span text:style-name="T535_2">-</text:span><text:span text:style-name="T535_3">cli</text:span><text:span text:style-name="T535_4"><text:s/></text:span><text:span text:style-name="T535_5">getaddresses</text:span></text:p>
      <text:p text:style-name="P536"><text:span text:style-name="T536_1">echo</text:span></text:p>
      <text:p text:style-name="P537"/>
      <text:p text:style-name="P538"><text:span text:style-name="T538_1">echo</text:span><text:span text:style-name="T538_2"><text:s/>2.9.4<text:s/></text:span><text:span text:style-name="T538_3">ADD</text:span><text:span text:style-name="T538_4"><text:s/></text:span><text:span text:style-name="T538_5">FRACTIONAL</text:span><text:span text:style-name="T538_6"><text:s/></text:span><text:span text:style-name="T538_7">INPUT</text:span><text:span text:style-name="T538_8"><text:s/></text:span><text:span text:style-name="T538_9">OF</text:span><text:span text:style-name="T538_10"><text:s/></text:span><text:span text:style-name="T538_11">FACTOIDS</text:span><text:span text:style-name="T538_12"><text:s/></text:span><text:span text:style-name="T538_13">TO</text:span><text:span text:style-name="T538_14"><text:s/></text:span><text:span text:style-name="T538_15">TRANSACTION</text:span><text:span text:style-name="T538_16"><text:s text:c="8"/></text:span></text:p>
      <text:p text:style-name="P539"><text:span text:style-name="T539_1">factom</text:span><text:span text:style-name="T539_2">-</text:span><text:span text:style-name="T539_3">cli</text:span><text:span text:style-name="T539_4"><text:s/></text:span><text:span text:style-name="T539_5">newtransaction</text:span><text:span text:style-name="T539_6"><text:s/></text:span><text:span text:style-name="T539_7">transaction</text:span><text:span text:style-name="T539_8">11</text:span></text:p>
      <text:p text:style-name="P540"><text:span text:style-name="T540_1">factom</text:span><text:span text:style-name="T540_2">-</text:span><text:span text:style-name="T540_3">cli</text:span><text:span text:style-name="T540_4"><text:s/></text:span><text:span text:style-name="T540_5">addinput</text:span><text:span text:style-name="T540_6"><text:s/></text:span><text:span text:style-name="T540_7">transaction</text:span><text:span text:style-name="T540_8">11<text:s/></text:span><text:span text:style-name="T540_9">factoid</text:span><text:span text:style-name="T540_10">-</text:span><text:span text:style-name="T540_11">wallet</text:span><text:span text:style-name="T540_12">-</text:span><text:span text:style-name="T540_13">address</text:span><text:span text:style-name="T540_14">-</text:span><text:span text:style-name="T540_15">name</text:span><text:span text:style-name="T540_16">01<text:s/>0.5</text:span></text:p>
      <text:p text:style-name="P541"><text:span text:style-name="T541_1">factom</text:span><text:span text:style-name="T541_2">-</text:span><text:span text:style-name="T541_3">cli</text:span><text:span text:style-name="T541_4"><text:s/></text:span><text:span text:style-name="T541_5">sign</text:span><text:span text:style-name="T541_6"><text:s/></text:span><text:span text:style-name="T541_7">transaction</text:span><text:span text:style-name="T541_8">11</text:span></text:p>
      <text:p text:style-name="P542"><text:span text:style-name="T542_1">factom</text:span><text:span text:style-name="T542_2">-</text:span><text:span text:style-name="T542_3">cli</text:span><text:span text:style-name="T542_4"><text:s/></text:span><text:span text:style-name="T542_5">submit</text:span><text:span text:style-name="T542_6"><text:s/></text:span><text:span text:style-name="T542_7">transaction</text:span><text:span text:style-name="T542_8">11</text:span></text:p>
      <text:p text:style-name="P543"><text:span text:style-name="T543_1">factom</text:span><text:span text:style-name="T543_2">-</text:span><text:span text:style-name="T543_3">cli</text:span><text:span text:style-name="T543_4"><text:s/></text:span><text:span text:style-name="T543_5">getaddresses</text:span></text:p>
      <text:p text:style-name="P544"><text:span text:style-name="T544_1">echo</text:span></text:p>
      <text:p text:style-name="P545"/>
      <text:p text:style-name="P546"><text:span text:style-name="T546_1">echo</text:span><text:span text:style-name="T546_2"><text:s/>2.9.5<text:s/></text:span><text:span text:style-name="T546_3">ADD</text:span><text:span text:style-name="T546_4"><text:s/></text:span><text:span text:style-name="T546_5">FRACTIONAL</text:span><text:span text:style-name="T546_6"><text:s/></text:span><text:span text:style-name="T546_7">INPUT</text:span><text:span text:style-name="T546_8"><text:s/></text:span><text:span text:style-name="T546_9">OF</text:span><text:span text:style-name="T546_10"><text:s/></text:span><text:span text:style-name="T546_11">FACTOIDS</text:span><text:span text:style-name="T546_12"><text:s/></text:span><text:span text:style-name="T546_13">WITHOUT</text:span><text:span text:style-name="T546_14"><text:s/></text:span><text:span text:style-name="T546_15">LEADING</text:span><text:span text:style-name="T546_16"><text:s/>0<text:s/></text:span><text:span text:style-name="T546_17">TO</text:span><text:span text:style-name="T546_18"><text:s/></text:span><text:span text:style-name="T546_19">TRANSACTION</text:span><text:span text:style-name="T546_20"><text:s text:c="8"/></text:span></text:p>
      <text:p text:style-name="P547"><text:span text:style-name="T547_1">factom</text:span><text:span text:style-name="T547_2">-</text:span><text:span text:style-name="T547_3">cli</text:span><text:span text:style-name="T547_4"><text:s/></text:span><text:span text:style-name="T547_5">newtransaction</text:span><text:span text:style-name="T547_6"><text:s/></text:span><text:span text:style-name="T547_7">transaction</text:span><text:span text:style-name="T547_8">12</text:span></text:p>
      <text:p text:style-name="P548"><text:span text:style-name="T548_1">factom</text:span><text:span text:style-name="T548_2">-</text:span><text:span text:style-name="T548_3">cli</text:span><text:span text:style-name="T548_4"><text:s/></text:span><text:span text:style-name="T548_5">addinput</text:span><text:span text:style-name="T548_6"><text:s/></text:span><text:span text:style-name="T548_7">transaction</text:span><text:span text:style-name="T548_8">12<text:s/></text:span><text:span text:style-name="T548_9">factoid</text:span><text:span text:style-name="T548_10">-</text:span><text:span text:style-name="T548_11">wallet</text:span><text:span text:style-name="T548_12">-</text:span><text:span text:style-name="T548_13">address</text:span><text:span text:style-name="T548_14">-</text:span><text:span text:style-name="T548_15">name</text:span><text:span text:style-name="T548_16">01<text:s/>.5</text:span></text:p>
      <text:p text:style-name="P549"><text:span text:style-name="T549_1">factom</text:span><text:span text:style-name="T549_2">-</text:span><text:span text:style-name="T549_3">cli</text:span><text:span text:style-name="T549_4"><text:s/></text:span><text:span text:style-name="T549_5">sign</text:span><text:span text:style-name="T549_6"><text:s/></text:span><text:span text:style-name="T549_7">transaction</text:span><text:span text:style-name="T549_8">12</text:span></text:p>
      <text:p text:style-name="P550"><text:span text:style-name="T550_1">factom</text:span><text:span text:style-name="T550_2">-</text:span><text:span text:style-name="T550_3">cli</text:span><text:span text:style-name="T550_4"><text:s/></text:span><text:span text:style-name="T550_5">submit</text:span><text:span text:style-name="T550_6"><text:s/></text:span><text:span text:style-name="T550_7">transaction</text:span><text:span text:style-name="T550_8">12</text:span></text:p>
      <text:p text:style-name="P551"><text:span text:style-name="T551_1">factom</text:span><text:span text:style-name="T551_2">-</text:span><text:span text:style-name="T551_3">cli</text:span><text:span text:style-name="T551_4"><text:s/></text:span><text:span text:style-name="T551_5">getaddresses</text:span></text:p>
      <text:p text:style-name="P552"><text:span text:style-name="T552_1">echo</text:span></text:p>
      <text:p text:style-name="P553"/>
      <text:p text:style-name="P554"><text:span text:style-name="T554_1">echo</text:span><text:span text:style-name="T554_2"><text:s/>2.9.6<text:s/></text:span><text:span text:style-name="T554_3">ADD</text:span><text:span text:style-name="T554_4"><text:s/></text:span><text:span text:style-name="T554_5">INPUT</text:span><text:span text:style-name="T554_6"><text:s/></text:span><text:span text:style-name="T554_7">LARGER</text:span><text:span text:style-name="T554_8"><text:s/></text:span><text:span text:style-name="T554_9">THAN</text:span><text:span text:style-name="T554_10"><text:s/></text:span><text:span text:style-name="T554_11">FACTOID</text:span><text:span text:style-name="T554_12"><text:s/></text:span><text:span text:style-name="T554_13">BALANCE</text:span><text:span text:style-name="T554_14"><text:s/></text:span><text:span text:style-name="T554_15">TO</text:span><text:span text:style-name="T554_16"><text:s/></text:span><text:span text:style-name="T554_17">TRANSACTION</text:span><text:span text:style-name="T554_18"><text:s text:c="8"/></text:span></text:p>
      <text:p text:style-name="P555"><text:span text:style-name="T555_1">factom</text:span><text:span text:style-name="T555_2">-</text:span><text:span text:style-name="T555_3">cli</text:span><text:span text:style-name="T555_4"><text:s/></text:span><text:span text:style-name="T555_5">newtransaction</text:span><text:span text:style-name="T555_6"><text:s/></text:span><text:span text:style-name="T555_7">transaction</text:span><text:span text:style-name="T555_8">13</text:span></text:p>
      <text:p text:style-name="P556"><text:span text:style-name="T556_1">factom</text:span><text:span text:style-name="T556_2">-</text:span><text:span text:style-name="T556_3">cli</text:span><text:span text:style-name="T556_4"><text:s/></text:span><text:span text:style-name="T556_5">addinput</text:span><text:span text:style-name="T556_6"><text:s/></text:span><text:span text:style-name="T556_7">transaction</text:span><text:span text:style-name="T556_8">13<text:s/></text:span><text:span text:style-name="T556_9">factoid</text:span><text:span text:style-name="T556_10">-</text:span><text:span text:style-name="T556_11">wallet</text:span><text:span text:style-name="T556_12">-</text:span><text:span text:style-name="T556_13">address</text:span><text:span text:style-name="T556_14">-</text:span><text:span text:style-name="T556_15">name</text:span><text:span text:style-name="T556_16">01<text:s/>100</text:span></text:p>
      <text:p text:style-name="P557"><text:span text:style-name="T557_1">factom</text:span><text:span text:style-name="T557_2">-</text:span><text:span text:style-name="T557_3">cli</text:span><text:span text:style-name="T557_4"><text:s/></text:span><text:span text:style-name="T557_5">sign</text:span><text:span text:style-name="T557_6"><text:s/></text:span><text:span text:style-name="T557_7">transaction</text:span><text:span text:style-name="T557_8">13</text:span></text:p>
      <text:p text:style-name="P558"><text:span text:style-name="T558_1">factom</text:span><text:span text:style-name="T558_2">-</text:span><text:span text:style-name="T558_3">cli</text:span><text:span text:style-name="T558_4"><text:s/></text:span><text:span text:style-name="T558_5">submit</text:span><text:span text:style-name="T558_6"><text:s/></text:span><text:span text:style-name="T558_7">transaction</text:span><text:span text:style-name="T558_8">13</text:span></text:p>
      <text:p text:style-name="P559"><text:span text:style-name="T559_1">factom</text:span><text:span text:style-name="T559_2">-</text:span><text:span text:style-name="T559_3">cli</text:span><text:span text:style-name="T559_4"><text:s/></text:span><text:span text:style-name="T559_5">deletetransaction</text:span><text:span text:style-name="T559_6"><text:s/></text:span><text:span text:style-name="T559_7">transaction</text:span><text:span text:style-name="T559_8">13</text:span></text:p>
      <text:p text:style-name="P560"><text:span text:style-name="T560_1">factom</text:span><text:span text:style-name="T560_2">-</text:span><text:span text:style-name="T560_3">cli</text:span><text:span text:style-name="T560_4"><text:s/></text:span><text:span text:style-name="T560_5">getaddresses</text:span></text:p>
      <text:p text:style-name="P561"><text:span text:style-name="T561_1">echo</text:span></text:p>
      <text:p text:style-name="P562"/>
      <text:p text:style-name="P563"><text:span text:style-name="T563_1">echo</text:span><text:span text:style-name="T563_2"><text:s/>2.9.7<text:s/></text:span><text:span text:style-name="T563_3">ADD</text:span><text:span text:style-name="T563_4"><text:s/></text:span><text:span text:style-name="T563_5">LARGEST</text:span><text:span text:style-name="T563_6"><text:s/></text:span><text:span text:style-name="T563_7">ALLOWABLE</text:span><text:span text:style-name="T563_8"><text:s/></text:span><text:span text:style-name="T563_9">INPUT</text:span><text:span text:style-name="T563_10"><text:s/></text:span><text:span text:style-name="T563_11">OF</text:span><text:span text:style-name="T563_12"><text:s/>92233720368.54775806<text:s/></text:span><text:span text:style-name="T563_13">FACTOIDS</text:span><text:span text:style-name="T563_14"><text:s/></text:span><text:span text:style-name="T563_15">TO</text:span><text:span text:style-name="T563_16"><text:s/></text:span><text:span text:style-name="T563_17">TRANSACTION</text:span><text:span text:style-name="T563_18"><text:s text:c="8"/></text:span></text:p>
      <text:p text:style-name="P564"><text:span text:style-name="T564_1">factom</text:span><text:span text:style-name="T564_2">-</text:span><text:span text:style-name="T564_3">cli</text:span><text:span text:style-name="T564_4"><text:s/></text:span><text:span text:style-name="T564_5">newtransaction</text:span><text:span text:style-name="T564_6"><text:s/></text:span><text:span text:style-name="T564_7">transaction</text:span><text:span text:style-name="T564_8">14</text:span></text:p>
      <text:p text:style-name="P565"><text:span text:style-name="T565_1">factom</text:span><text:span text:style-name="T565_2">-</text:span><text:span text:style-name="T565_3">cli</text:span><text:span text:style-name="T565_4"><text:s/></text:span><text:span text:style-name="T565_5">addinput</text:span><text:span text:style-name="T565_6"><text:s/></text:span><text:span text:style-name="T565_7">transaction</text:span><text:span text:style-name="T565_8">14<text:s/></text:span><text:span text:style-name="T565_9">factoid</text:span><text:span text:style-name="T565_10">-</text:span><text:span text:style-name="T565_11">wallet</text:span><text:span text:style-name="T565_12">-</text:span><text:span text:style-name="T565_13">address</text:span><text:span text:style-name="T565_14">-</text:span><text:span text:style-name="T565_15">name</text:span><text:span text:style-name="T565_16">01<text:s/>92233720368.54775806</text:span></text:p>
      <text:p text:style-name="P566"><text:span text:style-name="T566_1">factom</text:span><text:span text:style-name="T566_2">-</text:span><text:span text:style-name="T566_3">cli</text:span><text:span text:style-name="T566_4"><text:s/></text:span><text:span text:style-name="T566_5">sign</text:span><text:span text:style-name="T566_6"><text:s/></text:span><text:span text:style-name="T566_7">transaction</text:span><text:span text:style-name="T566_8">14</text:span></text:p>
      <text:p text:style-name="P567"><text:span text:style-name="T567_1">factom</text:span><text:span text:style-name="T567_2">-</text:span><text:span text:style-name="T567_3">cli</text:span><text:span text:style-name="T567_4"><text:s/></text:span><text:span text:style-name="T567_5">submit</text:span><text:span text:style-name="T567_6"><text:s/></text:span><text:span text:style-name="T567_7">transaction</text:span><text:span text:style-name="T567_8">14</text:span></text:p>
      <text:p text:style-name="P568"><text:span text:style-name="T568_1">factom</text:span><text:span text:style-name="T568_2">-</text:span><text:span text:style-name="T568_3">cli</text:span><text:span text:style-name="T568_4"><text:s/></text:span><text:span text:style-name="T568_5">deletetransaction</text:span><text:span text:style-name="T568_6"><text:s/></text:span><text:span text:style-name="T568_7">transaction</text:span><text:span text:style-name="T568_8">14</text:span></text:p>
      <text:p text:style-name="P569"><text:span text:style-name="T569_1">factom</text:span><text:span text:style-name="T569_2">-</text:span><text:span text:style-name="T569_3">cli</text:span><text:span text:style-name="T569_4"><text:s/></text:span><text:span text:style-name="T569_5">getaddresses</text:span></text:p>
      <text:p text:style-name="P570"><text:span text:style-name="T570_1">echo</text:span></text:p>
      <text:p text:style-name="P571"/>
      <text:p text:style-name="P572"><text:span text:style-name="T572_1">echo</text:span><text:span text:style-name="T572_2"><text:s/>2.9.8<text:s/></text:span><text:span text:style-name="T572_3">ADD</text:span><text:span text:style-name="T572_4"><text:s/></text:span><text:span text:style-name="T572_5">TOO</text:span><text:span text:style-name="T572_6"><text:s/></text:span><text:span text:style-name="T572_7">LARGE</text:span><text:span text:style-name="T572_8"><text:s/></text:span><text:span text:style-name="T572_9">INPUT</text:span><text:span text:style-name="T572_10"><text:s/></text:span><text:span text:style-name="T572_11">OF</text:span><text:span text:style-name="T572_12"><text:s/>92233720369<text:s/></text:span><text:span text:style-name="T572_13">FACTOIDS</text:span><text:span text:style-name="T572_14"><text:s/></text:span><text:span text:style-name="T572_15">TO</text:span><text:span text:style-name="T572_16"><text:s/></text:span><text:span text:style-name="T572_17">TRANSACTION</text:span><text:span text:style-name="T572_18"><text:s text:c="8"/></text:span></text:p>
      <text:p text:style-name="P573"><text:span text:style-name="T573_1">factom</text:span><text:span text:style-name="T573_2">-</text:span><text:span text:style-name="T573_3">cli</text:span><text:span text:style-name="T573_4"><text:s/></text:span><text:span text:style-name="T573_5">newtransaction</text:span><text:span text:style-name="T573_6"><text:s/></text:span><text:span text:style-name="T573_7">transaction</text:span><text:span text:style-name="T573_8">15</text:span></text:p>
      <text:p text:style-name="P574"><text:span text:style-name="T574_1">factom</text:span><text:span text:style-name="T574_2">-</text:span><text:span text:style-name="T574_3">cli</text:span><text:span text:style-name="T574_4"><text:s/></text:span><text:span text:style-name="T574_5">addinput</text:span><text:span text:style-name="T574_6"><text:s/></text:span><text:span text:style-name="T574_7">transaction</text:span><text:span text:style-name="T574_8">15<text:s/></text:span><text:span text:style-name="T574_9">factoid</text:span><text:span text:style-name="T574_10">-</text:span><text:span text:style-name="T574_11">wallet</text:span><text:span text:style-name="T574_12">-</text:span><text:span text:style-name="T574_13">address</text:span><text:span text:style-name="T574_14">-</text:span><text:span text:style-name="T574_15">name</text:span><text:span text:style-name="T574_16">01<text:s/>92233720369</text:span></text:p>
      <text:p text:style-name="P575"><text:span text:style-name="T575_1">factom</text:span><text:span text:style-name="T575_2">-</text:span><text:span text:style-name="T575_3">cli</text:span><text:span text:style-name="T575_4"><text:s/></text:span><text:span text:style-name="T575_5">sign</text:span><text:span text:style-name="T575_6"><text:s/></text:span><text:span text:style-name="T575_7">transaction</text:span><text:span text:style-name="T575_8">15</text:span></text:p>
      <text:p text:style-name="P576"><text:span text:style-name="T576_1">factom</text:span><text:span text:style-name="T576_2">-</text:span><text:span text:style-name="T576_3">cli</text:span><text:span text:style-name="T576_4"><text:s/></text:span><text:span text:style-name="T576_5">submit</text:span><text:span text:style-name="T576_6"><text:s/></text:span><text:span text:style-name="T576_7">transaction</text:span><text:span text:style-name="T576_8">15</text:span></text:p>
      <text:p text:style-name="P577"><text:span text:style-name="T577_1">factom</text:span><text:span text:style-name="T577_2">-</text:span><text:span text:style-name="T577_3">cli</text:span><text:span text:style-name="T577_4"><text:s/></text:span><text:span text:style-name="T577_5">deletetransaction</text:span><text:span text:style-name="T577_6"><text:s/></text:span><text:span text:style-name="T577_7">transaction</text:span><text:span text:style-name="T577_8">15</text:span></text:p>
      <text:p text:style-name="P578"><text:span text:style-name="T578_1">factom</text:span><text:span text:style-name="T578_2">-</text:span><text:span text:style-name="T578_3">cli</text:span><text:span text:style-name="T578_4"><text:s/></text:span><text:span text:style-name="T578_5">getaddresses</text:span></text:p>
      <text:p text:style-name="P579"><text:span text:style-name="T579_1">echo</text:span></text:p>
      <text:p text:style-name="P580"/>
      <text:p text:style-name="P581"><text:span text:style-name="T581_1">echo</text:span><text:span text:style-name="T581_2"><text:s/>2.9.9<text:s/></text:span><text:span text:style-name="T581_3">CREATE</text:span><text:span text:style-name="T581_4"><text:s/></text:span><text:span text:style-name="T581_5">LARGEST</text:span><text:span text:style-name="T581_6"><text:s/></text:span><text:span text:style-name="T581_7">ALLOWABLE</text:span><text:span text:style-name="T581_8"><text:s/></text:span><text:span text:style-name="T581_9">TRANSACTION</text:span><text:span text:style-name="T581_10"><text:s/>\(10</text:span><text:span text:style-name="T581_11">KB</text:span><text:span text:style-name="T581_12">\)<text:s text:c="8"/></text:span></text:p>
      <text:p text:style-name="P582"><text:span text:style-name="T582_1">factom</text:span><text:span text:style-name="T582_2">-</text:span><text:span text:style-name="T582_3">cli</text:span><text:span text:style-name="T582_4"><text:s/></text:span><text:span text:style-name="T582_5">newtransaction</text:span><text:span text:style-name="T582_6"><text:s/></text:span><text:span text:style-name="T582_7">transaction</text:span><text:span text:style-name="T582_8">16</text:span></text:p>
      <text:p text:style-name="P583"><text:span text:style-name="T583_1">for</text:span><text:span text:style-name="T583_2"><text:s/>((</text:span><text:span text:style-name="T583_3">i</text:span><text:span text:style-name="T583_4">=0;<text:s/></text:span><text:span text:style-name="T583_5">i</text:span><text:span text:style-name="T583_6"><text:s/>&lt;<text:s/>76;<text:s/></text:span><text:span text:style-name="T583_7">i</text:span><text:span text:style-name="T583_8">++));<text:s/></text:span><text:span text:style-name="T583_9">do</text:span></text:p>
      <text:p text:style-name="P584"><text:span text:style-name="T584_1"><text:s text:c="4"/></text:span><text:span text:style-name="T584_2">factom</text:span><text:span text:style-name="T584_3">-</text:span><text:span text:style-name="T584_4">cli</text:span><text:span text:style-name="T584_5"><text:s/></text:span><text:span text:style-name="T584_6">newtransaction</text:span><text:span text:style-name="T584_7"><text:s/></text:span><text:span text:style-name="T584_8">transfertransaction</text:span><text:span text:style-name="T584_9">$</text:span><text:span text:style-name="T584_10">i</text:span></text:p>
      <text:p text:style-name="P585"><text:span text:style-name="T585_1"><text:s text:c="4"/></text:span><text:span text:style-name="T585_2">factom</text:span><text:span text:style-name="T585_3">-</text:span><text:span text:style-name="T585_4">cli</text:span><text:span text:style-name="T585_5"><text:s/></text:span><text:span text:style-name="T585_6">addinput</text:span><text:span text:style-name="T585_7"><text:s/></text:span><text:span text:style-name="T585_8">transfertransaction</text:span><text:span text:style-name="T585_9">$</text:span><text:span text:style-name="T585_10">i</text:span><text:span text:style-name="T585_11"><text:s/></text:span><text:span text:style-name="T585_12">factoid</text:span><text:span text:style-name="T585_13">-</text:span><text:span text:style-name="T585_14">wallet</text:span><text:span text:style-name="T585_15">-</text:span><text:span text:style-name="T585_16">address</text:span><text:span text:style-name="T585_17">-</text:span><text:span text:style-name="T585_18">name</text:span><text:span text:style-name="T585_19">01<text:s/>1</text:span></text:p>
      <text:p text:style-name="P586"><text:span text:style-name="T586_1"><text:s text:c="4"/></text:span><text:span text:style-name="T586_2">factom</text:span><text:span text:style-name="T586_3">-</text:span><text:span text:style-name="T586_4">cli</text:span><text:span text:style-name="T586_5"><text:s/></text:span><text:span text:style-name="T586_6">generateaddress</text:span><text:span text:style-name="T586_7"><text:s/></text:span><text:span text:style-name="T586_8">fct</text:span><text:span text:style-name="T586_9"><text:s/></text:span><text:span text:style-name="T586_10">input</text:span><text:span text:style-name="T586_11">-</text:span><text:span text:style-name="T586_12">address</text:span><text:span text:style-name="T586_13">-</text:span><text:span text:style-name="T586_14">name</text:span><text:span text:style-name="T586_15">$</text:span><text:span text:style-name="T586_16">i</text:span></text:p>
      <text:p text:style-name="P587"><text:span text:style-name="T587_1"><text:s text:c="4"/></text:span><text:span text:style-name="T587_2">factom</text:span><text:span text:style-name="T587_3">-</text:span><text:span text:style-name="T587_4">cli</text:span><text:span text:style-name="T587_5"><text:s/></text:span><text:span text:style-name="T587_6">addoutput</text:span><text:span text:style-name="T587_7"><text:s/></text:span><text:span text:style-name="T587_8">transfertransaction</text:span><text:span text:style-name="T587_9">$</text:span><text:span text:style-name="T587_10">i</text:span><text:span text:style-name="T587_11"><text:s/></text:span><text:span text:style-name="T587_12">input</text:span><text:span text:style-name="T587_13">-</text:span><text:span text:style-name="T587_14">address</text:span><text:span text:style-name="T587_15">-</text:span><text:span text:style-name="T587_16">name</text:span><text:span text:style-name="T587_17">$</text:span><text:span text:style-name="T587_18">i</text:span><text:span text:style-name="T587_19"><text:s/>0.9</text:span></text:p>
      <text:p text:style-name="P588"><text:span text:style-name="T588_1"><text:s text:c="4"/></text:span><text:span text:style-name="T588_2">factom</text:span><text:span text:style-name="T588_3">-</text:span><text:span text:style-name="T588_4">cli</text:span><text:span text:style-name="T588_5"><text:s/></text:span><text:span text:style-name="T588_6">sign</text:span><text:span text:style-name="T588_7"><text:s/></text:span><text:span text:style-name="T588_8">transfertransaction</text:span><text:span text:style-name="T588_9">$</text:span><text:span text:style-name="T588_10">i</text:span></text:p>
      <text:p text:style-name="P589"><text:span text:style-name="T589_1"><text:s text:c="4"/></text:span><text:span text:style-name="T589_2">factom</text:span><text:span text:style-name="T589_3">-</text:span><text:span text:style-name="T589_4">cli</text:span><text:span text:style-name="T589_5"><text:s/></text:span><text:span text:style-name="T589_6">submit</text:span><text:span text:style-name="T589_7"><text:s/></text:span><text:span text:style-name="T589_8">transfertransaction</text:span><text:span text:style-name="T589_9">$</text:span><text:span text:style-name="T589_10">i</text:span></text:p>
      <text:p text:style-name="P590"><text:span text:style-name="T590_1"><text:s text:c="4"/></text:span><text:span text:style-name="T590_2">j</text:span><text:span text:style-name="T590_3">=`</text:span><text:span text:style-name="T590_4">echo</text:span><text:span text:style-name="T590_5"><text:s/>"</text:span><text:span text:style-name="T590_6">scale</text:span><text:span text:style-name="T590_7">=8;$</text:span><text:span text:style-name="T590_8">i</text:span><text:span text:style-name="T590_9">/100"<text:s/>|<text:s/></text:span><text:span text:style-name="T590_10">bc</text:span><text:span text:style-name="T590_11">`</text:span></text:p>
      <text:p text:style-name="P591"><text:span text:style-name="T591_1"><text:s text:c="4"/></text:span><text:span text:style-name="T591_2">factom</text:span><text:span text:style-name="T591_3">-</text:span><text:span text:style-name="T591_4">cli</text:span><text:span text:style-name="T591_5"><text:s/></text:span><text:span text:style-name="T591_6">addinput</text:span><text:span text:style-name="T591_7"><text:s/></text:span><text:span text:style-name="T591_8">transaction</text:span><text:span text:style-name="T591_9">16<text:s/></text:span><text:span text:style-name="T591_10">input</text:span><text:span text:style-name="T591_11">-</text:span><text:span text:style-name="T591_12">address</text:span><text:span text:style-name="T591_13">-</text:span><text:span text:style-name="T591_14">name</text:span><text:span text:style-name="T591_15">$</text:span><text:span text:style-name="T591_16">i</text:span><text:span text:style-name="T591_17"><text:s/>$</text:span><text:span text:style-name="T591_18">j</text:span></text:p>
      <text:p text:style-name="P592"><text:span text:style-name="T592_1">done</text:span></text:p>
      <text:p text:style-name="P593"><text:span text:style-name="T593_1">factom</text:span><text:span text:style-name="T593_2">-</text:span><text:span text:style-name="T593_3">cli</text:span><text:span text:style-name="T593_4"><text:s/></text:span><text:span text:style-name="T593_5">sign</text:span><text:span text:style-name="T593_6"><text:s/></text:span><text:span text:style-name="T593_7">transaction</text:span><text:span text:style-name="T593_8">16</text:span></text:p>
      <text:p text:style-name="P594"><text:span text:style-name="T594_1">factom</text:span><text:span text:style-name="T594_2">-</text:span><text:span text:style-name="T594_3">cli</text:span><text:span text:style-name="T594_4"><text:s/></text:span><text:span text:style-name="T594_5">submit</text:span><text:span text:style-name="T594_6"><text:s/></text:span><text:span text:style-name="T594_7">transaction</text:span><text:span text:style-name="T594_8">16</text:span></text:p>
      <text:p text:style-name="P595"><text:span text:style-name="T595_1">factom</text:span><text:span text:style-name="T595_2">-</text:span><text:span text:style-name="T595_3">cli</text:span><text:span text:style-name="T595_4"><text:s/></text:span><text:span text:style-name="T595_5">getaddresses</text:span></text:p>
      <text:p text:style-name="P596"><text:span text:style-name="T596_1">echo</text:span></text:p>
      <text:p text:style-name="P597"/>
      <text:p text:style-name="P598"><text:span text:style-name="T598_1">echo</text:span><text:span text:style-name="T598_2"><text:s/>2.9.10<text:s/></text:span><text:span text:style-name="T598_3">TRY</text:span><text:span text:style-name="T598_4"><text:s/></text:span><text:span text:style-name="T598_5">TO</text:span><text:span text:style-name="T598_6"><text:s/></text:span><text:span text:style-name="T598_7">CREATE</text:span><text:span text:style-name="T598_8"><text:s/></text:span><text:span text:style-name="T598_9">TRANSACTION</text:span><text:span text:style-name="T598_10"><text:s/></text:span><text:span text:style-name="T598_11">LARGER</text:span><text:span text:style-name="T598_12"><text:s/></text:span><text:span text:style-name="T598_13">THAN</text:span><text:span text:style-name="T598_14"><text:s/></text:span><text:span text:style-name="T598_15">ALLOWABLE</text:span><text:span text:style-name="T598_16"><text:s/>\(\&gt;10</text:span><text:span text:style-name="T598_17">KB</text:span><text:span text:style-name="T598_18">\)<text:s text:c="8"/></text:span></text:p>
      <text:p text:style-name="P599"><text:span text:style-name="T599_1">factom</text:span><text:span text:style-name="T599_2">-</text:span><text:span text:style-name="T599_3">cli</text:span><text:span text:style-name="T599_4"><text:s/></text:span><text:span text:style-name="T599_5">newtransaction</text:span><text:span text:style-name="T599_6"><text:s/></text:span><text:span text:style-name="T599_7">transaction</text:span><text:span text:style-name="T599_8">17</text:span></text:p>
      <text:p text:style-name="P600"><text:span text:style-name="T600_1">factom</text:span><text:span text:style-name="T600_2">-</text:span><text:span text:style-name="T600_3">cli</text:span><text:span text:style-name="T600_4"><text:s/></text:span><text:span text:style-name="T600_5">newtransaction</text:span><text:span text:style-name="T600_6"><text:s/></text:span><text:span text:style-name="T600_7">transfertransaction</text:span><text:span text:style-name="T600_8">76</text:span></text:p>
      <text:p text:style-name="P601"><text:span text:style-name="T601_1">factom</text:span><text:span text:style-name="T601_2">-</text:span><text:span text:style-name="T601_3">cli</text:span><text:span text:style-name="T601_4"><text:s/></text:span><text:span text:style-name="T601_5">addinput</text:span><text:span text:style-name="T601_6"><text:s/></text:span><text:span text:style-name="T601_7">transfertransaction</text:span><text:span text:style-name="T601_8">76<text:s/></text:span><text:span text:style-name="T601_9">factoid</text:span><text:span text:style-name="T601_10">-</text:span><text:span text:style-name="T601_11">wallet</text:span><text:span text:style-name="T601_12">-</text:span><text:span text:style-name="T601_13">address</text:span><text:span text:style-name="T601_14">-</text:span><text:span text:style-name="T601_15">name</text:span><text:span text:style-name="T601_16">01<text:s/>1</text:span></text:p>
      <text:p text:style-name="P602"><text:span text:style-name="T602_1">factom</text:span><text:span text:style-name="T602_2">-</text:span><text:span text:style-name="T602_3">cli</text:span><text:span text:style-name="T602_4"><text:s/></text:span><text:span text:style-name="T602_5">generateaddress</text:span><text:span text:style-name="T602_6"><text:s/></text:span><text:span text:style-name="T602_7">fct</text:span><text:span text:style-name="T602_8"><text:s/></text:span><text:span text:style-name="T602_9">input</text:span><text:span text:style-name="T602_10">-</text:span><text:span text:style-name="T602_11">address</text:span><text:span text:style-name="T602_12">-</text:span><text:span text:style-name="T602_13">name</text:span><text:span text:style-name="T602_14">76</text:span></text:p>
      <text:p text:style-name="P603"><text:span text:style-name="T603_1">factom</text:span><text:span text:style-name="T603_2">-</text:span><text:span text:style-name="T603_3">cli</text:span><text:span text:style-name="T603_4"><text:s/></text:span><text:span text:style-name="T603_5">addoutput</text:span><text:span text:style-name="T603_6"><text:s/></text:span><text:span text:style-name="T603_7">transfertransaction</text:span><text:span text:style-name="T603_8">76<text:s/></text:span><text:span text:style-name="T603_9">input</text:span><text:span text:style-name="T603_10">-</text:span><text:span text:style-name="T603_11">address</text:span><text:span text:style-name="T603_12">-</text:span><text:span text:style-name="T603_13">name</text:span><text:span text:style-name="T603_14">76<text:s/>0.9</text:span></text:p>
      <text:p text:style-name="P604"><text:span text:style-name="T604_1">factom</text:span><text:span text:style-name="T604_2">-</text:span><text:span text:style-name="T604_3">cli</text:span><text:span text:style-name="T604_4"><text:s/></text:span><text:span text:style-name="T604_5">sign</text:span><text:span text:style-name="T604_6"><text:s/></text:span><text:span text:style-name="T604_7">transfertransaction</text:span><text:span text:style-name="T604_8">76</text:span></text:p>
      <text:p text:style-name="P605"><text:span text:style-name="T605_1">factom</text:span><text:span text:style-name="T605_2">-</text:span><text:span text:style-name="T605_3">cli</text:span><text:span text:style-name="T605_4"><text:s/></text:span><text:span text:style-name="T605_5">submit</text:span><text:span text:style-name="T605_6"><text:s/></text:span><text:span text:style-name="T605_7">transfertransaction</text:span><text:span text:style-name="T605_8">76</text:span></text:p>
      <text:p text:style-name="P606"><text:span text:style-name="T606_1">for</text:span><text:span text:style-name="T606_2"><text:s/>((</text:span><text:span text:style-name="T606_3">i</text:span><text:span text:style-name="T606_4">=0;<text:s/></text:span><text:span text:style-name="T606_5">i</text:span><text:span text:style-name="T606_6"><text:s/>&lt;<text:s/>77;<text:s/></text:span><text:span text:style-name="T606_7">i</text:span><text:span text:style-name="T606_8">++));<text:s/></text:span><text:span text:style-name="T606_9">do</text:span></text:p>
      <text:p text:style-name="P607"><text:span text:style-name="T607_1"><text:s text:c="4"/></text:span><text:span text:style-name="T607_2">j</text:span><text:span text:style-name="T607_3">=`</text:span><text:span text:style-name="T607_4">echo</text:span><text:span text:style-name="T607_5"><text:s/>"</text:span><text:span text:style-name="T607_6">scale</text:span><text:span text:style-name="T607_7">=8;$</text:span><text:span text:style-name="T607_8">i</text:span><text:span text:style-name="T607_9">/100"<text:s/>|<text:s/></text:span><text:span text:style-name="T607_10">bc</text:span><text:span text:style-name="T607_11">`</text:span></text:p>
      <text:p text:style-name="P608"><text:span text:style-name="T608_1"><text:s text:c="4"/></text:span><text:span text:style-name="T608_2">factom</text:span><text:span text:style-name="T608_3">-</text:span><text:span text:style-name="T608_4">cli</text:span><text:span text:style-name="T608_5"><text:s/></text:span><text:span text:style-name="T608_6">addinput</text:span><text:span text:style-name="T608_7"><text:s/></text:span><text:span text:style-name="T608_8">transaction</text:span><text:span text:style-name="T608_9">17<text:s/></text:span><text:span text:style-name="T608_10">input</text:span><text:span text:style-name="T608_11">-</text:span><text:span text:style-name="T608_12">address</text:span><text:span text:style-name="T608_13">-</text:span><text:span text:style-name="T608_14">name</text:span><text:span text:style-name="T608_15">$</text:span><text:span text:style-name="T608_16">i</text:span><text:span text:style-name="T608_17"><text:s/>$</text:span><text:span text:style-name="T608_18">j</text:span></text:p>
      <text:p text:style-name="P609"><text:span text:style-name="T609_1">done</text:span></text:p>
      <text:p text:style-name="P610"><text:span text:style-name="T610_1">factom</text:span><text:span text:style-name="T610_2">-</text:span><text:span text:style-name="T610_3">cli</text:span><text:span text:style-name="T610_4"><text:s/></text:span><text:span text:style-name="T610_5">sign</text:span><text:span text:style-name="T610_6"><text:s/></text:span><text:span text:style-name="T610_7">transaction</text:span><text:span text:style-name="T610_8">17</text:span></text:p>
      <text:p text:style-name="P611"><text:span text:style-name="T611_1">factom</text:span><text:span text:style-name="T611_2">-</text:span><text:span text:style-name="T611_3">cli</text:span><text:span text:style-name="T611_4"><text:s/></text:span><text:span text:style-name="T611_5">submit</text:span><text:span text:style-name="T611_6"><text:s/></text:span><text:span text:style-name="T611_7">transaction</text:span><text:span text:style-name="T611_8">17</text:span></text:p>
      <text:p text:style-name="P612"><text:span text:style-name="T612_1">factom</text:span><text:span text:style-name="T612_2">-</text:span><text:span text:style-name="T612_3">cli</text:span><text:span text:style-name="T612_4"><text:s/></text:span><text:span text:style-name="T612_5">deletetransaction</text:span><text:span text:style-name="T612_6"><text:s/></text:span><text:span text:style-name="T612_7">transaction</text:span><text:span text:style-name="T612_8">17</text:span></text:p>
      <text:p text:style-name="P613"><text:span text:style-name="T613_1">factom</text:span><text:span text:style-name="T613_2">-</text:span><text:span text:style-name="T613_3">cli</text:span><text:span text:style-name="T613_4"><text:s/></text:span><text:span text:style-name="T613_5">getaddresses</text:span></text:p>
      <text:p text:style-name="P614"><text:span text:style-name="T614_1">echo</text:span></text:p>
      <text:p text:style-name="P615"/>
      <text:p text:style-name="P616"><text:span text:style-name="T616_1">echo</text:span><text:span text:style-name="T616_2"><text:s/>3<text:s/></text:span><text:span text:style-name="T616_3">CHAIN</text:span></text:p>
      <text:p text:style-name="P617"><text:span text:style-name="T617_1">echo</text:span></text:p>
      <text:p text:style-name="P618"><text:span text:style-name="T618_1">echo</text:span><text:span text:style-name="T618_2"><text:s/>3.1<text:s/></text:span><text:span text:style-name="T618_3">MAKE</text:span><text:span text:style-name="T618_4"><text:s/></text:span><text:span text:style-name="T618_5">CHAINS</text:span></text:p>
      <text:p text:style-name="P619"><text:span text:style-name="T619_1">echo</text:span></text:p>
      <text:p text:style-name="P620"><text:span text:style-name="T620_1">echo</text:span><text:span text:style-name="T620_2"><text:s/>3.1.1<text:s/></text:span><text:span text:style-name="T620_3">TRY</text:span><text:span text:style-name="T620_4"><text:s/></text:span><text:span text:style-name="T620_5">TO</text:span><text:span text:style-name="T620_6"><text:s/></text:span><text:span text:style-name="T620_7">MAKE</text:span><text:span text:style-name="T620_8"><text:s/></text:span><text:span text:style-name="T620_9">CHAIN</text:span><text:span text:style-name="T620_10"><text:s/></text:span><text:span text:style-name="T620_11">USING</text:span><text:span text:style-name="T620_12"><text:s/></text:span><text:span text:style-name="T620_13">NON</text:span><text:span text:style-name="T620_14">-</text:span><text:span text:style-name="T620_15">EXISTENT</text:span><text:span text:style-name="T620_16"><text:s/></text:span><text:span text:style-name="T620_17">ENTRY</text:span><text:span text:style-name="T620_18"><text:s/></text:span><text:span text:style-name="T620_19">CREDIT</text:span><text:span text:style-name="T620_20"><text:s/></text:span><text:span text:style-name="T620_21">ADDRESS</text:span></text:p>
      <text:p text:style-name="P621"><text:span text:style-name="T621_1">echo</text:span></text:p>
      <text:p text:style-name="P622"><text:span text:style-name="T622_1">MAKE</text:span><text:span text:style-name="T622_2">-</text:span><text:span text:style-name="T622_3">CHAIN</text:span><text:span text:style-name="T622_4"><text:s/>1<text:s/>-</text:span><text:span text:style-name="T622_5">e</text:span><text:span text:style-name="T622_6"><text:s/>1<text:s/></text:span><text:span text:style-name="T622_7">xxx</text:span><text:span text:style-name="T622_8"><text:s/>~/</text:span><text:span text:style-name="T622_9">robertubuntu</text:span><text:span text:style-name="T622_10">/</text:span><text:span text:style-name="T622_11">testing</text:span><text:span text:style-name="T622_12">/</text:span><text:span text:style-name="T622_13">test</text:span><text:span text:style-name="T622_14">-</text:span><text:span text:style-name="T622_15">plans</text:span><text:span text:style-name="T622_16">-</text:span><text:span text:style-name="T622_17">and</text:span><text:span text:style-name="T622_18">-</text:span><text:span text:style-name="T622_19">scripts</text:span><text:span text:style-name="T622_20">/</text:span><text:span text:style-name="T622_21">Robert</text:span><text:span text:style-name="T622_22">-</text:span><text:span text:style-name="T622_23">API</text:span><text:span text:style-name="T622_24">/</text:span><text:span text:style-name="T622_25">entries</text:span><text:span text:style-name="T622_26">/1024-8</text:span><text:span text:style-name="T622_27">byte</text:span><text:span text:style-name="T622_28">-</text:span><text:span text:style-name="T622_29">entry</text:span></text:p>
      <text:p text:style-name="P623"><text:span text:style-name="T623_1">factom</text:span><text:span text:style-name="T623_2">-</text:span><text:span text:style-name="T623_3">cli</text:span><text:span text:style-name="T623_4"><text:s/></text:span><text:span text:style-name="T623_5">balance</text:span><text:span text:style-name="T623_6"><text:s/></text:span><text:span text:style-name="T623_7">ec</text:span><text:span text:style-name="T623_8"><text:s/></text:span><text:span text:style-name="T623_9">xxx</text:span></text:p>
      <text:p text:style-name="P624"><text:span text:style-name="T624_1">echo</text:span></text:p>
      <text:p text:style-name="P625"/>
      <text:p text:style-name="P626"><text:span text:style-name="T626_1">echo</text:span><text:span text:style-name="T626_2"><text:s/>3.1.2<text:s/></text:span><text:span text:style-name="T626_3">TRY</text:span><text:span text:style-name="T626_4"><text:s/></text:span><text:span text:style-name="T626_5">TO</text:span><text:span text:style-name="T626_6"><text:s/></text:span><text:span text:style-name="T626_7">MAKE</text:span><text:span text:style-name="T626_8"><text:s/></text:span><text:span text:style-name="T626_9">CHAIN</text:span><text:span text:style-name="T626_10"><text:s/></text:span><text:span text:style-name="T626_11">USING</text:span><text:span text:style-name="T626_12"><text:s/></text:span><text:span text:style-name="T626_13">FACTOID</text:span><text:span text:style-name="T626_14"><text:s/></text:span><text:span text:style-name="T626_15">WALLET</text:span><text:span text:style-name="T626_16"><text:s/></text:span><text:span text:style-name="T626_17">ADDRESS</text:span><text:span text:style-name="T626_18"><text:s/></text:span><text:span text:style-name="T626_19">RATHER</text:span><text:span text:style-name="T626_20"><text:s/></text:span><text:span text:style-name="T626_21">THAN</text:span><text:span text:style-name="T626_22"><text:s/></text:span><text:span text:style-name="T626_23">ENTRY</text:span><text:span text:style-name="T626_24"><text:s/></text:span><text:span text:style-name="T626_25">CREDIT</text:span><text:span text:style-name="T626_26"><text:s/></text:span><text:span text:style-name="T626_27">WALLET</text:span><text:span text:style-name="T626_28"><text:s/></text:span><text:span text:style-name="T626_29">ADDRESS</text:span></text:p>
      <text:p text:style-name="P627"><text:span text:style-name="T627_1">echo</text:span></text:p>
      <text:p text:style-name="P628"><text:span text:style-name="T628_1">MAKE</text:span><text:span text:style-name="T628_2">-</text:span><text:span text:style-name="T628_3">CHAIN</text:span><text:span text:style-name="T628_4"><text:s/>2<text:s/>-</text:span><text:span text:style-name="T628_5">e</text:span><text:span text:style-name="T628_6"><text:s/>2<text:s/></text:span><text:span text:style-name="T628_7">factoid</text:span><text:span text:style-name="T628_8">-</text:span><text:span text:style-name="T628_9">wallet</text:span><text:span text:style-name="T628_10">-</text:span><text:span text:style-name="T628_11">address</text:span><text:span text:style-name="T628_12">-</text:span><text:span text:style-name="T628_13">name</text:span><text:span text:style-name="T628_14">03<text:s/>~/</text:span><text:span text:style-name="T628_15">robertubuntu</text:span><text:span text:style-name="T628_16">/</text:span><text:span text:style-name="T628_17">testing</text:span><text:span text:style-name="T628_18">/</text:span><text:span text:style-name="T628_19">test</text:span><text:span text:style-name="T628_20">-</text:span><text:span text:style-name="T628_21">plans</text:span><text:span text:style-name="T628_22">-</text:span><text:span text:style-name="T628_23">and</text:span><text:span text:style-name="T628_24">-</text:span><text:span text:style-name="T628_25">scripts</text:span><text:span text:style-name="T628_26">/</text:span><text:span text:style-name="T628_27">Robert</text:span><text:span text:style-name="T628_28">-</text:span><text:span text:style-name="T628_29">API</text:span><text:span text:style-name="T628_30">/</text:span><text:span text:style-name="T628_31">entries</text:span><text:span text:style-name="T628_32">/1024-8</text:span><text:span text:style-name="T628_33">byte</text:span><text:span text:style-name="T628_34">-</text:span><text:span text:style-name="T628_35">entry</text:span></text:p>
      <text:p text:style-name="P629"><text:span text:style-name="T629_1">echo</text:span></text:p>
      <text:p text:style-name="P630"/>
      <text:p text:style-name="P631"><text:span text:style-name="T631_1">echo</text:span><text:span text:style-name="T631_2"><text:s/>3.1.3<text:s/></text:span><text:span text:style-name="T631_3">MAKE</text:span><text:span text:style-name="T631_4"><text:s/></text:span><text:span text:style-name="T631_5">CHAIN</text:span><text:span text:style-name="T631_6"><text:s/></text:span><text:span text:style-name="T631_7">WITH</text:span><text:span text:style-name="T631_8"><text:s/></text:span><text:span text:style-name="T631_9">ENTRY</text:span><text:span text:style-name="T631_10"><text:s/>\(</text:span><text:span text:style-name="T631_11">INCLUDING</text:span><text:span text:style-name="T631_12"><text:s/></text:span><text:span text:style-name="T631_13">EXTERNAL</text:span><text:span text:style-name="T631_14"><text:s/></text:span><text:span text:style-name="T631_15">IDs</text:span><text:span text:style-name="T631_16">\)<text:s/>=<text:s/>1<text:s/></text:span><text:span text:style-name="T631_17">byte</text:span><text:span text:style-name="T631_18"><text:s/></text:span></text:p>
      <text:p text:style-name="P632"><text:span text:style-name="T632_1">echo</text:span><text:span text:style-name="T632_2"><text:s/></text:span><text:span text:style-name="T632_3">Proposed</text:span><text:span text:style-name="T632_4"><text:s/></text:span><text:span text:style-name="T632_5">New</text:span><text:span text:style-name="T632_6"><text:s/></text:span><text:span text:style-name="T632_7">Chain</text:span><text:span text:style-name="T632_8"><text:s/></text:span><text:span text:style-name="T632_9">ID</text:span></text:p>
      <text:p text:style-name="P633"><text:span text:style-name="T633_1">CHAINID</text:span><text:span text:style-name="T633_2">=$(</text:span><text:span text:style-name="T633_3">echo</text:span><text:span text:style-name="T633_4"><text:s/>1<text:s/>|<text:s/></text:span><text:span text:style-name="T633_5">factom</text:span><text:span text:style-name="T633_6">-</text:span><text:span text:style-name="T633_7">cli</text:span><text:span text:style-name="T633_8"><text:s/></text:span><text:span text:style-name="T633_9">mkchain</text:span><text:span text:style-name="T633_10"><text:s/></text:span><text:span text:style-name="T633_11">ec</text:span><text:span text:style-name="T633_12">-</text:span><text:span text:style-name="T633_13">wallet</text:span><text:span text:style-name="T633_14">-</text:span><text:span text:style-name="T633_15">address</text:span><text:span text:style-name="T633_16">-</text:span><text:span text:style-name="T633_17">name</text:span><text:span text:style-name="T633_18">01<text:s/>|<text:s/></text:span><text:span text:style-name="T633_19">awk</text:span><text:span text:style-name="T633_20"><text:s/>'{</text:span><text:span text:style-name="T633_21">print</text:span><text:span text:style-name="T633_22"><text:s/>$3}')</text:span></text:p>
      <text:p text:style-name="P634"><text:span text:style-name="T634_1">echo</text:span><text:span text:style-name="T634_2"><text:s/></text:span><text:span text:style-name="T634_3">CHAINID</text:span><text:span text:style-name="T634_4">=$</text:span><text:span text:style-name="T634_5">CHAINID</text:span></text:p>
      <text:p text:style-name="P635"><text:span text:style-name="T635_1">GET</text:span><text:span text:style-name="T635_2">-</text:span><text:span text:style-name="T635_3">ENTRY</text:span><text:span text:style-name="T635_4">-</text:span><text:span text:style-name="T635_5">BLOCK</text:span><text:span text:style-name="T635_6">-</text:span><text:span text:style-name="T635_7">CHAIN</text:span><text:span text:style-name="T635_8">-</text:span><text:span text:style-name="T635_9">HEAD</text:span><text:span text:style-name="T635_10"><text:s/>$</text:span><text:span text:style-name="T635_11">CHAINID</text:span></text:p>
      <text:p text:style-name="P636"><text:span text:style-name="T636_1">CHAINIDGOOD</text:span><text:span text:style-name="T636_2">=$</text:span><text:span text:style-name="T636_3">CHAINID</text:span></text:p>
      <text:p text:style-name="P637"><text:span text:style-name="T637_1">echo</text:span><text:span text:style-name="T637_2"><text:s/></text:span><text:span text:style-name="T637_3">CHAINIDGOOD</text:span><text:span text:style-name="T637_4">=$</text:span><text:span text:style-name="T637_5">CHAINIDGOOD</text:span></text:p>
      <text:p text:style-name="P638"><text:span text:style-name="T638_1">HEADGOOD</text:span><text:span text:style-name="T638_2">=$</text:span><text:span text:style-name="T638_3">HEAD</text:span></text:p>
      <text:p text:style-name="P639"><text:span text:style-name="T639_1">echo</text:span><text:span text:style-name="T639_2"><text:s/></text:span><text:span text:style-name="T639_3">HEADGOOD</text:span><text:span text:style-name="T639_4">=$</text:span><text:span text:style-name="T639_5">HEADGOOD</text:span></text:p>
      <text:p text:style-name="P640"><text:span text:style-name="T640_1">echo</text:span></text:p>
      <text:p text:style-name="P641"/>
      <text:p text:style-name="P642"><text:span text:style-name="T642_1">for</text:span><text:span text:style-name="T642_2"><text:s/>((</text:span><text:span text:style-name="T642_3">i</text:span><text:span text:style-name="T642_4">=1024;<text:s/></text:span><text:span text:style-name="T642_5">i</text:span><text:span text:style-name="T642_6"><text:s/>&lt;<text:s/>10241;<text:s/></text:span><text:span text:style-name="T642_7">i</text:span><text:span text:style-name="T642_8">+=1024));<text:s/></text:span><text:span text:style-name="T642_9">do</text:span></text:p>
      <text:p text:style-name="P643"><text:span text:style-name="T643_1"><text:s text:c="4"/></text:span><text:span text:style-name="T643_2">j</text:span><text:span text:style-name="T643_3">=$((<text:s/></text:span><text:span text:style-name="T643_4">i</text:span><text:span text:style-name="T643_5">/1024-1<text:s/>))</text:span></text:p>
      <text:p text:style-name="P644"><text:span text:style-name="T644_1"><text:s text:c="4"/></text:span><text:span text:style-name="T644_2">echo</text:span><text:span text:style-name="T644_3"><text:s/>3.1.$((</text:span><text:span text:style-name="T644_4">j</text:span><text:span text:style-name="T644_5">*2+4))<text:s/></text:span><text:span text:style-name="T644_6">ADD</text:span><text:span text:style-name="T644_7"><text:s/></text:span><text:span text:style-name="T644_8">ENTRY</text:span><text:span text:style-name="T644_9"><text:s/>$</text:span><text:span text:style-name="T644_10">i</text:span><text:span text:style-name="T644_11"><text:s/></text:span><text:span text:style-name="T644_12">BYTES</text:span><text:span text:style-name="T644_13"><text:s/>\(</text:span><text:span text:style-name="T644_14">INCLUDING</text:span><text:span text:style-name="T644_15"><text:s/></text:span><text:span text:style-name="T644_16">EXTERNAL</text:span><text:span text:style-name="T644_17"><text:s/></text:span><text:span text:style-name="T644_18">IDs</text:span><text:span text:style-name="T644_19">\)<text:s/></text:span><text:span text:style-name="T644_20">TO</text:span><text:span text:style-name="T644_21"><text:s/></text:span><text:span text:style-name="T644_22">CHAIN</text:span></text:p>
      <text:p text:style-name="P645"><text:span text:style-name="T645_1"><text:s text:c="4"/></text:span><text:span text:style-name="T645_2">factom</text:span><text:span text:style-name="T645_3">-</text:span><text:span text:style-name="T645_4">cli</text:span><text:span text:style-name="T645_5"><text:s/></text:span><text:span text:style-name="T645_6">mkchain</text:span><text:span text:style-name="T645_7"><text:s/>-</text:span><text:span text:style-name="T645_8">e</text:span><text:span text:style-name="T645_9"><text:s/>0$</text:span><text:span text:style-name="T645_10">j</text:span><text:span text:style-name="T645_11"><text:s/>-</text:span><text:span text:style-name="T645_12">e</text:span><text:span text:style-name="T645_13"><text:s/>0$</text:span><text:span text:style-name="T645_14">j</text:span><text:span text:style-name="T645_15"><text:s/></text:span><text:span text:style-name="T645_16">ec</text:span><text:span text:style-name="T645_17">-</text:span><text:span text:style-name="T645_18">wallet</text:span><text:span text:style-name="T645_19">-</text:span><text:span text:style-name="T645_20">address</text:span><text:span text:style-name="T645_21">-</text:span><text:span text:style-name="T645_22">name</text:span><text:span text:style-name="T645_23">01<text:s/>&lt;~/</text:span><text:span text:style-name="T645_24">robertubuntu</text:span><text:span text:style-name="T645_25">/</text:span><text:span text:style-name="T645_26">testing</text:span><text:span text:style-name="T645_27">/</text:span><text:span text:style-name="T645_28">test</text:span><text:span text:style-name="T645_29">-</text:span><text:span text:style-name="T645_30">plans</text:span><text:span text:style-name="T645_31">-</text:span><text:span text:style-name="T645_32">and</text:span><text:span text:style-name="T645_33">-</text:span><text:span text:style-name="T645_34">scripts</text:span><text:span text:style-name="T645_35">/</text:span><text:span text:style-name="T645_36">Robert</text:span><text:span text:style-name="T645_37">-</text:span><text:span text:style-name="T645_38">API</text:span><text:span text:style-name="T645_39">/</text:span><text:span text:style-name="T645_40">entries</text:span><text:span text:style-name="T645_41">/$</text:span><text:span text:style-name="T645_42">i</text:span><text:span text:style-name="T645_43">-8</text:span><text:span text:style-name="T645_44">byte</text:span><text:span text:style-name="T645_45">-</text:span><text:span text:style-name="T645_46">entry</text:span><text:span text:style-name="T645_47"><text:s/></text:span></text:p>
      <text:p text:style-name="P646"><text:span text:style-name="T646_1"><text:s text:c="4"/></text:span><text:span text:style-name="T646_2">factom</text:span><text:span text:style-name="T646_3">-</text:span><text:span text:style-name="T646_4">cli</text:span><text:span text:style-name="T646_5"><text:s/></text:span><text:span text:style-name="T646_6">getaddresses</text:span></text:p>
      <text:p text:style-name="P647"><text:span text:style-name="T647_1"><text:s text:c="4"/></text:span><text:span text:style-name="T647_2">echo</text:span><text:span text:style-name="T647_3"><text:s/>3.1.$((</text:span><text:span text:style-name="T647_4">j</text:span><text:span text:style-name="T647_5">*2+5))<text:s/></text:span><text:span text:style-name="T647_6">ADD</text:span><text:span text:style-name="T647_7"><text:s/></text:span><text:span text:style-name="T647_8">ENTRY</text:span><text:span text:style-name="T647_9"><text:s/>$((</text:span><text:span text:style-name="T647_10">i</text:span><text:span text:style-name="T647_11">+1))<text:s/></text:span><text:span text:style-name="T647_12">bytes</text:span><text:span text:style-name="T647_13"><text:s/>\(</text:span><text:span text:style-name="T647_14">INCLUDING</text:span><text:span text:style-name="T647_15"><text:s/></text:span><text:span text:style-name="T647_16">EXTERNAL</text:span><text:span text:style-name="T647_17"><text:s/></text:span><text:span text:style-name="T647_18">IDs</text:span><text:span text:style-name="T647_19">\)<text:s/></text:span><text:span text:style-name="T647_20">TO</text:span><text:span text:style-name="T647_21"><text:s/></text:span><text:span text:style-name="T647_22">CHAIN</text:span></text:p>
      <text:p text:style-name="P648"><text:span text:style-name="T648_1"><text:s text:c="4"/></text:span><text:span text:style-name="T648_2">factom</text:span><text:span text:style-name="T648_3">-</text:span><text:span text:style-name="T648_4">cli</text:span><text:span text:style-name="T648_5"><text:s/></text:span><text:span text:style-name="T648_6">mkchain</text:span><text:span text:style-name="T648_7"><text:s/>-</text:span><text:span text:style-name="T648_8">e</text:span><text:span text:style-name="T648_9"><text:s/>01$</text:span><text:span text:style-name="T648_10">j</text:span><text:span text:style-name="T648_11"><text:s/>-</text:span><text:span text:style-name="T648_12">e</text:span><text:span text:style-name="T648_13"><text:s/>1$</text:span><text:span text:style-name="T648_14">j</text:span><text:span text:style-name="T648_15"><text:s/></text:span><text:span text:style-name="T648_16">ec</text:span><text:span text:style-name="T648_17">-</text:span><text:span text:style-name="T648_18">wallet</text:span><text:span text:style-name="T648_19">-</text:span><text:span text:style-name="T648_20">address</text:span><text:span text:style-name="T648_21">-</text:span><text:span text:style-name="T648_22">name</text:span><text:span text:style-name="T648_23">01<text:s/>&lt;~/</text:span><text:span text:style-name="T648_24">robertubuntu</text:span><text:span text:style-name="T648_25">/</text:span><text:span text:style-name="T648_26">testing</text:span><text:span text:style-name="T648_27">/</text:span><text:span text:style-name="T648_28">test</text:span><text:span text:style-name="T648_29">-</text:span><text:span text:style-name="T648_30">plans</text:span><text:span text:style-name="T648_31">-</text:span><text:span text:style-name="T648_32">and</text:span><text:span text:style-name="T648_33">-</text:span><text:span text:style-name="T648_34">scripts</text:span><text:span text:style-name="T648_35">/</text:span><text:span text:style-name="T648_36">Robert</text:span><text:span text:style-name="T648_37">-</text:span><text:span text:style-name="T648_38">API</text:span><text:span text:style-name="T648_39">/</text:span><text:span text:style-name="T648_40">entries</text:span><text:span text:style-name="T648_41">/$</text:span><text:span text:style-name="T648_42">i</text:span><text:span text:style-name="T648_43">-8</text:span><text:span text:style-name="T648_44">byte</text:span><text:span text:style-name="T648_45">-</text:span><text:span text:style-name="T648_46">entry</text:span><text:span text:style-name="T648_47"><text:s/></text:span></text:p>
      <text:p text:style-name="P649"><text:span text:style-name="T649_1"><text:s text:c="4"/></text:span><text:span text:style-name="T649_2">factom</text:span><text:span text:style-name="T649_3">-</text:span><text:span text:style-name="T649_4">cli</text:span><text:span text:style-name="T649_5"><text:s/></text:span><text:span text:style-name="T649_6">getaddresses</text:span></text:p>
      <text:p text:style-name="P650"><text:span text:style-name="T650_1"><text:s text:c="3"/></text:span><text:span text:style-name="T650_2">echo</text:span></text:p>
      <text:p text:style-name="P651"><text:span text:style-name="T651_1">done</text:span></text:p>
      <text:p text:style-name="P652"><text:span text:style-name="T652_1">echo</text:span><text:span text:style-name="T652_2"><text:s/></text:span></text:p>
      <text:p text:style-name="P653"/>
      <text:p text:style-name="P654"><text:span text:style-name="T654_1">echo</text:span><text:span text:style-name="T654_2"><text:s/>3.1.24<text:s/></text:span><text:span text:style-name="T654_3">MAKE</text:span><text:span text:style-name="T654_4"><text:s/></text:span><text:span text:style-name="T654_5">CHAIN</text:span><text:span text:style-name="T654_6"><text:s/></text:span><text:span text:style-name="T654_7">THAT</text:span><text:span text:style-name="T654_8"><text:s/></text:span><text:span text:style-name="T654_9">ALREADY</text:span><text:span text:style-name="T654_10"><text:s/></text:span><text:span text:style-name="T654_11">EXISTS</text:span></text:p>
      <text:p text:style-name="P655"><text:span text:style-name="T655_1">echo</text:span></text:p>
      <text:p text:style-name="P656"><text:span text:style-name="T656_1">echo</text:span><text:span text:style-name="T656_2"><text:s/>2<text:s/>|<text:s/></text:span><text:span text:style-name="T656_3">factom</text:span><text:span text:style-name="T656_4">-</text:span><text:span text:style-name="T656_5">cli</text:span><text:span text:style-name="T656_6"><text:s/></text:span><text:span text:style-name="T656_7">mkchain</text:span><text:span text:style-name="T656_8"><text:s/></text:span><text:span text:style-name="T656_9">ec</text:span><text:span text:style-name="T656_10">-</text:span><text:span text:style-name="T656_11">wallet</text:span><text:span text:style-name="T656_12">-</text:span><text:span text:style-name="T656_13">address</text:span><text:span text:style-name="T656_14">-</text:span><text:span text:style-name="T656_15">name</text:span><text:span text:style-name="T656_16">01</text:span></text:p>
      <text:p text:style-name="P657"><text:span text:style-name="T657_1">factom</text:span><text:span text:style-name="T657_2">-</text:span><text:span text:style-name="T657_3">cli</text:span><text:span text:style-name="T657_4"><text:s/></text:span><text:span text:style-name="T657_5">getaddresses</text:span></text:p>
      <text:p text:style-name="P658"><text:span text:style-name="T658_1">echo</text:span></text:p>
      <text:p text:style-name="P659"/>
      <text:p text:style-name="P660"><text:span text:style-name="T660_1">echo</text:span><text:span text:style-name="T660_2"><text:s/>3.1.25<text:s/></text:span><text:span text:style-name="T660_3">TRY</text:span><text:span text:style-name="T660_4"><text:s/></text:span><text:span text:style-name="T660_5">TO</text:span><text:span text:style-name="T660_6"><text:s/></text:span><text:span text:style-name="T660_7">MAKE</text:span><text:span text:style-name="T660_8"><text:s/></text:span><text:span text:style-name="T660_9">SAME</text:span><text:span text:style-name="T660_10"><text:s/></text:span><text:span text:style-name="T660_11">CHAIN</text:span><text:span text:style-name="T660_12"><text:s/></text:span><text:span text:style-name="T660_13">USING</text:span><text:span text:style-name="T660_14"><text:s/></text:span><text:span text:style-name="T660_15">DIFFERENT</text:span><text:span text:style-name="T660_16"><text:s/></text:span><text:span text:style-name="T660_17">INITIAL</text:span><text:span text:style-name="T660_18"><text:s/></text:span><text:span text:style-name="T660_19">ENTRY</text:span></text:p>
      <text:p text:style-name="P661"><text:span text:style-name="T661_1">factom</text:span><text:span text:style-name="T661_2">-</text:span><text:span text:style-name="T661_3">cli</text:span><text:span text:style-name="T661_4"><text:s/></text:span><text:span text:style-name="T661_5">mkchain</text:span><text:span text:style-name="T661_6"><text:s/>$</text:span><text:span text:style-name="T661_7">ECWALLETADDRESSKEY</text:span><text:span text:style-name="T661_8">01<text:s/>&lt;~/</text:span><text:span text:style-name="T661_9">robertubuntu</text:span><text:span text:style-name="T661_10">/</text:span><text:span text:style-name="T661_11">testing</text:span><text:span text:style-name="T661_12">/</text:span><text:span text:style-name="T661_13">test</text:span><text:span text:style-name="T661_14">-</text:span><text:span text:style-name="T661_15">plans</text:span><text:span text:style-name="T661_16">-</text:span><text:span text:style-name="T661_17">and</text:span><text:span text:style-name="T661_18">-</text:span><text:span text:style-name="T661_19">scripts</text:span><text:span text:style-name="T661_20">/</text:span><text:span text:style-name="T661_21">Robert</text:span><text:span text:style-name="T661_22">-</text:span><text:span text:style-name="T661_23">API</text:span><text:span text:style-name="T661_24">/</text:span><text:span text:style-name="T661_25">entries</text:span><text:span text:style-name="T661_26">/1024-8</text:span><text:span text:style-name="T661_27">byte</text:span><text:span text:style-name="T661_28">-</text:span><text:span text:style-name="T661_29">entry</text:span></text:p>
      <text:p text:style-name="P662"><text:span text:style-name="T662_1">factom</text:span><text:span text:style-name="T662_2">-</text:span><text:span text:style-name="T662_3">cli</text:span><text:span text:style-name="T662_4"><text:s/></text:span><text:span text:style-name="T662_5">getaddresses</text:span></text:p>
      <text:p text:style-name="P663"><text:span text:style-name="T663_1">echo</text:span></text:p>
      <text:p text:style-name="P664"/>
      <text:p text:style-name="P665"><text:span text:style-name="T665_1">echo</text:span><text:span text:style-name="T665_2"><text:s/>3.2<text:s/></text:span><text:span text:style-name="T665_3">ENTRY</text:span><text:span text:style-name="T665_4"><text:s/></text:span><text:span text:style-name="T665_5">BLOCK</text:span><text:span text:style-name="T665_6"><text:s/></text:span><text:span text:style-name="T665_7">CHAIN</text:span></text:p>
      <text:p text:style-name="P666"><text:span text:style-name="T666_1">echo</text:span></text:p>
      <text:p text:style-name="P667"><text:span text:style-name="T667_1">echo</text:span><text:span text:style-name="T667_2"><text:s/>3.2.1<text:s/></text:span><text:span text:style-name="T667_3">SHOW</text:span><text:span text:style-name="T667_4"><text:s/></text:span><text:span text:style-name="T667_5">ENTRY</text:span><text:span text:style-name="T667_6"><text:s/></text:span><text:span text:style-name="T667_7">BLOCK</text:span><text:span text:style-name="T667_8"><text:s/></text:span><text:span text:style-name="T667_9">CHAIN</text:span></text:p>
      <text:p text:style-name="P668"><text:span text:style-name="T668_1">echo</text:span></text:p>
      <text:p text:style-name="P669"><text:span text:style-name="T669_1">TRACE</text:span><text:span text:style-name="T669_2">-</text:span><text:span text:style-name="T669_3">ENTRY</text:span><text:span text:style-name="T669_4">-</text:span><text:span text:style-name="T669_5">BLOCK</text:span><text:span text:style-name="T669_6">-</text:span><text:span text:style-name="T669_7">CHAIN</text:span><text:span text:style-name="T669_8"><text:s/>$</text:span><text:span text:style-name="T669_9">HEADGOOD</text:span></text:p>
      <text:p text:style-name="P670"/>
      <text:p text:style-name="P671"><text:span text:style-name="T671_1">echo</text:span><text:span text:style-name="T671_2"><text:s/>3.2.2<text:s/></text:span><text:span text:style-name="T671_3">TRY</text:span><text:span text:style-name="T671_4"><text:s/></text:span><text:span text:style-name="T671_5">TO</text:span><text:span text:style-name="T671_6"><text:s/></text:span><text:span text:style-name="T671_7">ADD</text:span><text:span text:style-name="T671_8"><text:s/></text:span><text:span text:style-name="T671_9">ENTRY</text:span><text:span text:style-name="T671_10"><text:s/></text:span><text:span text:style-name="T671_11">TO</text:span><text:span text:style-name="T671_12"><text:s/></text:span><text:span text:style-name="T671_13">CHAIN</text:span><text:span text:style-name="T671_14"><text:s/></text:span><text:span text:style-name="T671_15">USING</text:span><text:span text:style-name="T671_16"><text:s/></text:span><text:span text:style-name="T671_17">FACTOID</text:span><text:span text:style-name="T671_18"><text:s/></text:span><text:span text:style-name="T671_19">WALLET</text:span><text:span text:style-name="T671_20"><text:s/></text:span><text:span text:style-name="T671_21">ADDRESS</text:span><text:span text:style-name="T671_22"><text:s/></text:span><text:span text:style-name="T671_23">RATHER</text:span><text:span text:style-name="T671_24"><text:s/></text:span><text:span text:style-name="T671_25">THAN</text:span><text:span text:style-name="T671_26"><text:s/></text:span><text:span text:style-name="T671_27">ENTRY</text:span><text:span text:style-name="T671_28"><text:s/></text:span><text:span text:style-name="T671_29">CREDIT</text:span><text:span text:style-name="T671_30"><text:s/></text:span><text:span text:style-name="T671_31">WALLET</text:span><text:span text:style-name="T671_32"><text:s/></text:span><text:span text:style-name="T671_33">ADDRESS</text:span></text:p>
      <text:p text:style-name="P672"><text:span text:style-name="T672_1">echo</text:span><text:span text:style-name="T672_2"><text:s/>3.2.2.1<text:s/></text:span><text:span text:style-name="T672_3">ADD</text:span><text:span text:style-name="T672_4"><text:s/></text:span><text:span text:style-name="T672_5">ENTRY</text:span><text:span text:style-name="T672_6"><text:s/></text:span><text:span text:style-name="T672_7">TO</text:span><text:span text:style-name="T672_8"><text:s/></text:span><text:span text:style-name="T672_9">CHAIN</text:span></text:p>
      <text:p text:style-name="P673"><text:span text:style-name="T673_1">factom</text:span><text:span text:style-name="T673_2">-</text:span><text:span text:style-name="T673_3">cli</text:span><text:span text:style-name="T673_4"><text:s/></text:span><text:span text:style-name="T673_5">put</text:span><text:span text:style-name="T673_6"><text:s/>-</text:span><text:span text:style-name="T673_7">e</text:span><text:span text:style-name="T673_8"><text:s/>05<text:s/>-</text:span><text:span text:style-name="T673_9">e</text:span><text:span text:style-name="T673_10"><text:s/>05<text:s/>-</text:span><text:span text:style-name="T673_11">c</text:span><text:span text:style-name="T673_12"><text:s/>$</text:span><text:span text:style-name="T673_13">CHAINIDGOOD</text:span><text:span text:style-name="T673_14"><text:s/>$</text:span><text:span text:style-name="T673_15">FACTOIDWALLETADDRESSKEY</text:span><text:span text:style-name="T673_16">01<text:s/>&lt;~/</text:span><text:span text:style-name="T673_17">robertubuntu</text:span><text:span text:style-name="T673_18">/</text:span><text:span text:style-name="T673_19">testing</text:span><text:span text:style-name="T673_20">/</text:span><text:span text:style-name="T673_21">test</text:span><text:span text:style-name="T673_22">-</text:span><text:span text:style-name="T673_23">plans</text:span><text:span text:style-name="T673_24">-</text:span><text:span text:style-name="T673_25">and</text:span><text:span text:style-name="T673_26">-</text:span><text:span text:style-name="T673_27">scripts</text:span><text:span text:style-name="T673_28">/</text:span><text:span text:style-name="T673_29">Robert</text:span><text:span text:style-name="T673_30">-</text:span><text:span text:style-name="T673_31">API</text:span><text:span text:style-name="T673_32">/</text:span><text:span text:style-name="T673_33">entries</text:span><text:span text:style-name="T673_34">/1024-8</text:span><text:span text:style-name="T673_35">byte</text:span><text:span text:style-name="T673_36">-</text:span><text:span text:style-name="T673_37">entry</text:span></text:p>
      <text:p text:style-name="P674"><text:span text:style-name="T674_1">echo</text:span></text:p>
      <text:p text:style-name="P675"><text:span text:style-name="T675_1">echo</text:span><text:span text:style-name="T675_2"><text:s/>3.2.2.2<text:s/></text:span><text:span text:style-name="T675_3">TRACE</text:span><text:span text:style-name="T675_4"><text:s/></text:span><text:span text:style-name="T675_5">ENTRY</text:span><text:span text:style-name="T675_6"><text:s/></text:span><text:span text:style-name="T675_7">BLOCK</text:span><text:span text:style-name="T675_8"><text:s/></text:span><text:span text:style-name="T675_9">CHAIN</text:span></text:p>
      <text:p text:style-name="P676"><text:span text:style-name="T676_1">TRACE</text:span><text:span text:style-name="T676_2">-</text:span><text:span text:style-name="T676_3">UPDATED</text:span><text:span text:style-name="T676_4">-</text:span><text:span text:style-name="T676_5">ENTRY</text:span><text:span text:style-name="T676_6">-</text:span><text:span text:style-name="T676_7">BLOCK</text:span><text:span text:style-name="T676_8">-</text:span><text:span text:style-name="T676_9">CHAIN</text:span></text:p>
      <text:p text:style-name="P677"/>
      <text:p text:style-name="P678"><text:span text:style-name="T678_1">echo</text:span><text:span text:style-name="T678_2"><text:s/>3.2.3<text:s/></text:span><text:span text:style-name="T678_3">MAKE</text:span><text:span text:style-name="T678_4"><text:s/></text:span><text:span text:style-name="T678_5">ENTRY</text:span><text:span text:style-name="T678_6"><text:s/>\(</text:span><text:span text:style-name="T678_7">INCLUDING</text:span><text:span text:style-name="T678_8"><text:s/></text:span><text:span text:style-name="T678_9">EXTERNAL</text:span><text:span text:style-name="T678_10"><text:s/></text:span><text:span text:style-name="T678_11">IDs</text:span><text:span text:style-name="T678_12">\)<text:s/>=<text:s/>1<text:s/></text:span><text:span text:style-name="T678_13">byte</text:span></text:p>
      <text:p text:style-name="P679"><text:span text:style-name="T679_1">echo</text:span><text:span text:style-name="T679_2"><text:s/>3<text:s/>|<text:s/></text:span><text:span text:style-name="T679_3">factom</text:span><text:span text:style-name="T679_4">-</text:span><text:span text:style-name="T679_5">cli</text:span><text:span text:style-name="T679_6"><text:s/></text:span><text:span text:style-name="T679_7">put</text:span><text:span text:style-name="T679_8"><text:s/>-</text:span><text:span text:style-name="T679_9">e</text:span><text:span text:style-name="T679_10"><text:s/>06<text:s/>-</text:span><text:span text:style-name="T679_11">e</text:span><text:span text:style-name="T679_12"><text:s/>06<text:s/>-</text:span><text:span text:style-name="T679_13">c</text:span><text:span text:style-name="T679_14"><text:s/>$</text:span><text:span text:style-name="T679_15">CHAINIDGOOD</text:span><text:span text:style-name="T679_16"><text:s/></text:span><text:span text:style-name="T679_17">ec</text:span><text:span text:style-name="T679_18">-</text:span><text:span text:style-name="T679_19">wallet</text:span><text:span text:style-name="T679_20">-</text:span><text:span text:style-name="T679_21">address</text:span><text:span text:style-name="T679_22">-</text:span><text:span text:style-name="T679_23">name</text:span><text:span text:style-name="T679_24">01<text:s/></text:span></text:p>
      <text:p text:style-name="P680"><text:span text:style-name="T680_1">factom</text:span><text:span text:style-name="T680_2">-</text:span><text:span text:style-name="T680_3">cli</text:span><text:span text:style-name="T680_4"><text:s/></text:span><text:span text:style-name="T680_5">getaddresses</text:span></text:p>
      <text:p text:style-name="P681"><text:span text:style-name="T681_1">echo</text:span></text:p>
      <text:p text:style-name="P682"/>
      <text:p text:style-name="P683"><text:span text:style-name="T683_1">for</text:span><text:span text:style-name="T683_2"><text:s/>((</text:span><text:span text:style-name="T683_3">i</text:span><text:span text:style-name="T683_4">=1024;<text:s/></text:span><text:span text:style-name="T683_5">i</text:span><text:span text:style-name="T683_6"><text:s/>&lt;<text:s/>10241;<text:s/></text:span><text:span text:style-name="T683_7">i</text:span><text:span text:style-name="T683_8">+=1024));<text:s/></text:span><text:span text:style-name="T683_9">do</text:span></text:p>
      <text:p text:style-name="P684"><text:span text:style-name="T684_1"><text:s text:c="4"/></text:span><text:span text:style-name="T684_2">j</text:span><text:span text:style-name="T684_3">=$((<text:s/></text:span><text:span text:style-name="T684_4">i</text:span><text:span text:style-name="T684_5">/1024-1<text:s/>))</text:span></text:p>
      <text:p text:style-name="P685"><text:span text:style-name="T685_1"><text:s text:c="4"/></text:span><text:span text:style-name="T685_2">echo</text:span><text:span text:style-name="T685_3"><text:s/>3.2.$((</text:span><text:span text:style-name="T685_4">j</text:span><text:span text:style-name="T685_5">*2+4))<text:s/>"</text:span><text:span text:style-name="T685_6">ADD</text:span><text:span text:style-name="T685_7"><text:s/></text:span><text:span text:style-name="T685_8">ENTRY</text:span><text:span text:style-name="T685_9">"<text:s/>$</text:span><text:span text:style-name="T685_10">i</text:span><text:span text:style-name="T685_11"><text:s/>"</text:span><text:span text:style-name="T685_12">bytes</text:span><text:span text:style-name="T685_13"><text:s/>\(</text:span><text:span text:style-name="T685_14">INCLUDING</text:span><text:span text:style-name="T685_15"><text:s/></text:span><text:span text:style-name="T685_16">EXTERNAL</text:span><text:span text:style-name="T685_17"><text:s/></text:span><text:span text:style-name="T685_18">IDs</text:span><text:span text:style-name="T685_19">\)<text:s/></text:span><text:span text:style-name="T685_20">TO</text:span><text:span text:style-name="T685_21"><text:s/></text:span><text:span text:style-name="T685_22">CHAIN</text:span><text:span text:style-name="T685_23">"</text:span></text:p>
      <text:p text:style-name="P686"><text:span text:style-name="T686_1"><text:s text:c="4"/></text:span><text:span text:style-name="T686_2">factom</text:span><text:span text:style-name="T686_3">-</text:span><text:span text:style-name="T686_4">cli</text:span><text:span text:style-name="T686_5"><text:s/></text:span><text:span text:style-name="T686_6">put</text:span><text:span text:style-name="T686_7"><text:s/>-</text:span><text:span text:style-name="T686_8">e</text:span><text:span text:style-name="T686_9"><text:s/>0$</text:span><text:span text:style-name="T686_10">j</text:span><text:span text:style-name="T686_11"><text:s/>-</text:span><text:span text:style-name="T686_12">e</text:span><text:span text:style-name="T686_13"><text:s/>0$</text:span><text:span text:style-name="T686_14">j</text:span><text:span text:style-name="T686_15"><text:s/>-</text:span><text:span text:style-name="T686_16">c</text:span><text:span text:style-name="T686_17"><text:s/>$</text:span><text:span text:style-name="T686_18">CHAINIDGOOD</text:span><text:span text:style-name="T686_19"><text:s/></text:span><text:span text:style-name="T686_20">ec</text:span><text:span text:style-name="T686_21">-</text:span><text:span text:style-name="T686_22">wallet</text:span><text:span text:style-name="T686_23">-</text:span><text:span text:style-name="T686_24">address</text:span><text:span text:style-name="T686_25">-</text:span><text:span text:style-name="T686_26">name</text:span><text:span text:style-name="T686_27">01<text:s/>&lt;~/</text:span><text:span text:style-name="T686_28">robertubuntu</text:span><text:span text:style-name="T686_29">/</text:span><text:span text:style-name="T686_30">testing</text:span><text:span text:style-name="T686_31">/</text:span><text:span text:style-name="T686_32">test</text:span><text:span text:style-name="T686_33">-</text:span><text:span text:style-name="T686_34">plans</text:span><text:span text:style-name="T686_35">-</text:span><text:span text:style-name="T686_36">and</text:span><text:span text:style-name="T686_37">-</text:span><text:span text:style-name="T686_38">scripts</text:span><text:span text:style-name="T686_39">/</text:span><text:span text:style-name="T686_40">Robert</text:span><text:span text:style-name="T686_41">-</text:span><text:span text:style-name="T686_42">API</text:span><text:span text:style-name="T686_43">/</text:span><text:span text:style-name="T686_44">entries</text:span><text:span text:style-name="T686_45">/$</text:span><text:span text:style-name="T686_46">i</text:span><text:span text:style-name="T686_47">"-8</text:span><text:span text:style-name="T686_48">byte</text:span><text:span text:style-name="T686_49">-</text:span><text:span text:style-name="T686_50">entry</text:span><text:span text:style-name="T686_51">"<text:s/></text:span></text:p>
      <text:p text:style-name="P687"><text:span text:style-name="T687_1"><text:s text:c="4"/></text:span><text:span text:style-name="T687_2">factom</text:span><text:span text:style-name="T687_3">-</text:span><text:span text:style-name="T687_4">cli</text:span><text:span text:style-name="T687_5"><text:s/></text:span><text:span text:style-name="T687_6">getaddresses</text:span></text:p>
      <text:p text:style-name="P688"><text:span text:style-name="T688_1"><text:s text:c="4"/></text:span><text:span text:style-name="T688_2">echo</text:span><text:span text:style-name="T688_3"><text:s/>3.2.$((</text:span><text:span text:style-name="T688_4">j</text:span><text:span text:style-name="T688_5">*2+5))<text:s/>"</text:span><text:span text:style-name="T688_6">ADD</text:span><text:span text:style-name="T688_7"><text:s/></text:span><text:span text:style-name="T688_8">ENTRY</text:span><text:span text:style-name="T688_9">"<text:s/>$((</text:span><text:span text:style-name="T688_10">i</text:span><text:span text:style-name="T688_11">+1))<text:s/>"</text:span><text:span text:style-name="T688_12">bytes</text:span><text:span text:style-name="T688_13"><text:s/>\(</text:span><text:span text:style-name="T688_14">INCLUDING</text:span><text:span text:style-name="T688_15"><text:s/></text:span><text:span text:style-name="T688_16">EXTERNAL</text:span><text:span text:style-name="T688_17"><text:s/></text:span><text:span text:style-name="T688_18">IDs</text:span><text:span text:style-name="T688_19">\)<text:s/></text:span><text:span text:style-name="T688_20">TO</text:span><text:span text:style-name="T688_21"><text:s/></text:span><text:span text:style-name="T688_22">CHAIN</text:span><text:span text:style-name="T688_23">"</text:span></text:p>
      <text:p text:style-name="P689"><text:span text:style-name="T689_1"><text:s text:c="4"/></text:span><text:span text:style-name="T689_2">factom</text:span><text:span text:style-name="T689_3">-</text:span><text:span text:style-name="T689_4">cli</text:span><text:span text:style-name="T689_5"><text:s/></text:span><text:span text:style-name="T689_6">put</text:span><text:span text:style-name="T689_7"><text:s/>-</text:span><text:span text:style-name="T689_8">e</text:span><text:span text:style-name="T689_9"><text:s/>01$</text:span><text:span text:style-name="T689_10">j</text:span><text:span text:style-name="T689_11"><text:s/>-</text:span><text:span text:style-name="T689_12">e</text:span><text:span text:style-name="T689_13"><text:s/>0$</text:span><text:span text:style-name="T689_14">j</text:span><text:span text:style-name="T689_15"><text:s/>-</text:span><text:span text:style-name="T689_16">c</text:span><text:span text:style-name="T689_17"><text:s/>$</text:span><text:span text:style-name="T689_18">CHAINIDGOOD</text:span><text:span text:style-name="T689_19"><text:s/></text:span><text:span text:style-name="T689_20">ec</text:span><text:span text:style-name="T689_21">-</text:span><text:span text:style-name="T689_22">wallet</text:span><text:span text:style-name="T689_23">-</text:span><text:span text:style-name="T689_24">address</text:span><text:span text:style-name="T689_25">-</text:span><text:span text:style-name="T689_26">name</text:span><text:span text:style-name="T689_27">01<text:s/>&lt;~/</text:span><text:span text:style-name="T689_28">robertubuntu</text:span><text:span text:style-name="T689_29">/</text:span><text:span text:style-name="T689_30">testing</text:span><text:span text:style-name="T689_31">/</text:span><text:span text:style-name="T689_32">test</text:span><text:span text:style-name="T689_33">-</text:span><text:span text:style-name="T689_34">plans</text:span><text:span text:style-name="T689_35">-</text:span><text:span text:style-name="T689_36">and</text:span><text:span text:style-name="T689_37">-</text:span><text:span text:style-name="T689_38">scripts</text:span><text:span text:style-name="T689_39">/</text:span><text:span text:style-name="T689_40">Robert</text:span><text:span text:style-name="T689_41">-</text:span><text:span text:style-name="T689_42">API</text:span><text:span text:style-name="T689_43">/</text:span><text:span text:style-name="T689_44">entries</text:span><text:span text:style-name="T689_45">/$</text:span><text:span text:style-name="T689_46">i</text:span><text:span text:style-name="T689_47">"-8</text:span><text:span text:style-name="T689_48">byte</text:span><text:span text:style-name="T689_49">-</text:span><text:span text:style-name="T689_50">entry</text:span><text:span text:style-name="T689_51">"<text:s/></text:span></text:p>
      <text:p text:style-name="P690"><text:span text:style-name="T690_1"><text:s text:c="4"/></text:span><text:span text:style-name="T690_2">factom</text:span><text:span text:style-name="T690_3">-</text:span><text:span text:style-name="T690_4">cli</text:span><text:span text:style-name="T690_5"><text:s/></text:span><text:span text:style-name="T690_6">getaddresses</text:span></text:p>
      <text:p text:style-name="P691"><text:span text:style-name="T691_1"><text:s text:c="3"/></text:span><text:span text:style-name="T691_2">echo</text:span></text:p>
      <text:p text:style-name="P692"><text:span text:style-name="T692_1">done</text:span></text:p>
      <text:p text:style-name="P693"><text:span text:style-name="T693_1">echo</text:span><text:span text:style-name="T693_2"><text:s/></text:span></text:p>
      <text:p text:style-name="P694"/>
      <text:p text:style-name="P695"><text:span text:style-name="T695_1">echo</text:span><text:span text:style-name="T695_2"><text:s/>3.2.24<text:s/></text:span><text:span text:style-name="T695_3">TRACE</text:span><text:span text:style-name="T695_4"><text:s/></text:span><text:span text:style-name="T695_5">ENTRY</text:span><text:span text:style-name="T695_6"><text:s/></text:span><text:span text:style-name="T695_7">BLOCK</text:span><text:span text:style-name="T695_8"><text:s/></text:span><text:span text:style-name="T695_9">CHAIN</text:span></text:p>
      <text:p text:style-name="P696"><text:span text:style-name="T696_1">TRACE</text:span><text:span text:style-name="T696_2">-</text:span><text:span text:style-name="T696_3">UPDATED</text:span><text:span text:style-name="T696_4">-</text:span><text:span text:style-name="T696_5">ENTRY</text:span><text:span text:style-name="T696_6">-</text:span><text:span text:style-name="T696_7">BLOCK</text:span><text:span text:style-name="T696_8">-</text:span><text:span text:style-name="T696_9">CHAIN</text:span></text:p>
      <text:p text:style-name="P697"/>
      <text:p text:style-name="P698"><text:span text:style-name="T698_1">:<text:s/>&lt;&lt;'</text:span><text:span text:style-name="T698_2">EOF</text:span><text:span text:style-name="T698_3">1'</text:span></text:p>
      <text:p text:style-name="P699"/>
      <text:p text:style-name="P700"><text:span text:style-name="T700_1">echo</text:span><text:span text:style-name="T700_2"><text:s/>3.2.25<text:s/></text:span><text:span text:style-name="T700_3">MAKE</text:span><text:span text:style-name="T700_4"><text:s/></text:span><text:span text:style-name="T700_5">MANY</text:span><text:span text:style-name="T700_6"><text:s/></text:span><text:span text:style-name="T700_7">ENTRIES</text:span></text:p>
      <text:p text:style-name="P701"><text:span text:style-name="T701_1">echo</text:span></text:p>
      <text:p text:style-name="P702"><text:span text:style-name="T702_1">echo</text:span><text:span text:style-name="T702_2"><text:s/>3.2.4.1<text:s/></text:span><text:span text:style-name="T702_3">ACQUIRE</text:span><text:span text:style-name="T702_4"><text:s/></text:span><text:span text:style-name="T702_5">MANY</text:span><text:span text:style-name="T702_6"><text:s/></text:span><text:span text:style-name="T702_7">ENTRY</text:span><text:span text:style-name="T702_8"><text:s/></text:span><text:span text:style-name="T702_9">CREDITS</text:span></text:p>
      <text:p text:style-name="P703"><text:span text:style-name="T703_1">factom</text:span><text:span text:style-name="T703_2">-</text:span><text:span text:style-name="T703_3">cli</text:span><text:span text:style-name="T703_4"><text:s/></text:span><text:span text:style-name="T703_5">newtransaction</text:span><text:span text:style-name="T703_6"><text:s/></text:span><text:span text:style-name="T703_7">transfertransaction</text:span><text:span text:style-name="T703_8">01</text:span></text:p>
      <text:p text:style-name="P704"><text:span text:style-name="T704_1">factom</text:span><text:span text:style-name="T704_2">-</text:span><text:span text:style-name="T704_3">cli</text:span><text:span text:style-name="T704_4"><text:s/></text:span><text:span text:style-name="T704_5">addinput</text:span><text:span text:style-name="T704_6"><text:s/></text:span><text:span text:style-name="T704_7">transfertransaction</text:span><text:span text:style-name="T704_8">01<text:s/></text:span><text:span text:style-name="T704_9">dummy</text:span><text:span text:style-name="T704_10">4<text:s/>200</text:span></text:p>
      <text:p text:style-name="P705"><text:span text:style-name="T705_1">factom</text:span><text:span text:style-name="T705_2">-</text:span><text:span text:style-name="T705_3">cli</text:span><text:span text:style-name="T705_4"><text:s/></text:span><text:span text:style-name="T705_5">addecoutput</text:span><text:span text:style-name="T705_6"><text:s/></text:span><text:span text:style-name="T705_7">transfertransaction</text:span><text:span text:style-name="T705_8">01<text:s/></text:span><text:span text:style-name="T705_9">ec</text:span><text:span text:style-name="T705_10">-</text:span><text:span text:style-name="T705_11">wallet</text:span><text:span text:style-name="T705_12">-</text:span><text:span text:style-name="T705_13">address</text:span><text:span text:style-name="T705_14">-</text:span><text:span text:style-name="T705_15">name</text:span><text:span text:style-name="T705_16">01<text:s/>199</text:span></text:p>
      <text:p text:style-name="P706"><text:span text:style-name="T706_1">factom</text:span><text:span text:style-name="T706_2">-</text:span><text:span text:style-name="T706_3">cli</text:span><text:span text:style-name="T706_4"><text:s/></text:span><text:span text:style-name="T706_5">sign</text:span><text:span text:style-name="T706_6"><text:s/></text:span><text:span text:style-name="T706_7">transfertransaction</text:span><text:span text:style-name="T706_8">01</text:span></text:p>
      <text:p text:style-name="P707"><text:span text:style-name="T707_1">factom</text:span><text:span text:style-name="T707_2">-</text:span><text:span text:style-name="T707_3">cli</text:span><text:span text:style-name="T707_4"><text:s/></text:span><text:span text:style-name="T707_5">submit</text:span><text:span text:style-name="T707_6"><text:s/></text:span><text:span text:style-name="T707_7">transfertransaction</text:span><text:span text:style-name="T707_8">01</text:span></text:p>
      <text:p text:style-name="P708"><text:span text:style-name="T708_1">factom</text:span><text:span text:style-name="T708_2">-</text:span><text:span text:style-name="T708_3">cli</text:span><text:span text:style-name="T708_4"><text:s/></text:span><text:span text:style-name="T708_5">getaddresses</text:span></text:p>
      <text:p text:style-name="P709"><text:span text:style-name="T709_1">echo</text:span></text:p>
      <text:p text:style-name="P710"/>
      <text:p text:style-name="P711"><text:span text:style-name="T711_1">EOF</text:span><text:span text:style-name="T711_2">1</text:span></text:p>
      <text:p text:style-name="P712"/>
      <text:p text:style-name="P713"><text:span text:style-name="T713_1">echo</text:span><text:span text:style-name="T713_2"><text:s/>3.2.25<text:s/></text:span><text:span text:style-name="T713_3">CREATE</text:span><text:span text:style-name="T713_4"><text:s/>10<text:s/></text:span><text:span text:style-name="T713_5">ENTRIES</text:span></text:p>
      <text:p text:style-name="P714"><text:span text:style-name="T714_1">for</text:span><text:span text:style-name="T714_2"><text:s/>((</text:span><text:span text:style-name="T714_3">i</text:span><text:span text:style-name="T714_4">=1;<text:s/></text:span><text:span text:style-name="T714_5">i</text:span><text:span text:style-name="T714_6"><text:s/>&lt;<text:s/>11;<text:s/></text:span><text:span text:style-name="T714_7">i</text:span><text:span text:style-name="T714_8">++));<text:s/></text:span><text:span text:style-name="T714_9">do</text:span></text:p>
      <text:p text:style-name="P715"><text:span text:style-name="T715_1"><text:s text:c="4"/></text:span><text:span text:style-name="T715_2">echo</text:span><text:span text:style-name="T715_3"><text:s/>$</text:span><text:span text:style-name="T715_4">i</text:span><text:span text:style-name="T715_5"><text:s/>|<text:s/></text:span><text:span text:style-name="T715_6">factom</text:span><text:span text:style-name="T715_7">-</text:span><text:span text:style-name="T715_8">cli</text:span><text:span text:style-name="T715_9"><text:s/></text:span><text:span text:style-name="T715_10">put</text:span><text:span text:style-name="T715_11"><text:s/>-</text:span><text:span text:style-name="T715_12">e</text:span><text:span text:style-name="T715_13"><text:s/>$</text:span><text:span text:style-name="T715_14">i</text:span><text:span text:style-name="T715_15"><text:s/>-</text:span><text:span text:style-name="T715_16">c</text:span><text:span text:style-name="T715_17"><text:s/>$</text:span><text:span text:style-name="T715_18">CHAINIDGOOD</text:span><text:span text:style-name="T715_19"><text:s/></text:span><text:span text:style-name="T715_20">ec</text:span><text:span text:style-name="T715_21">-</text:span><text:span text:style-name="T715_22">wallet</text:span><text:span text:style-name="T715_23">-</text:span><text:span text:style-name="T715_24">address</text:span><text:span text:style-name="T715_25">-</text:span><text:span text:style-name="T715_26">name</text:span><text:span text:style-name="T715_27">01<text:s/>&amp;</text:span></text:p>
      <text:p text:style-name="P716"><text:span text:style-name="T716_1"><text:s text:c="4"/></text:span><text:span text:style-name="T716_2">sleep</text:span><text:span text:style-name="T716_3"><text:s/>1</text:span></text:p>
      <text:p text:style-name="P717"><text:span text:style-name="T717_1">done</text:span></text:p>
      <text:p text:style-name="P718"><text:span text:style-name="T718_1">echo</text:span></text:p>
      <text:p text:style-name="P719"/>
      <text:p text:style-name="P720"><text:span text:style-name="T720_1">echo</text:span><text:span text:style-name="T720_2"><text:s/>3.2.26<text:s/></text:span><text:span text:style-name="T720_3">TRACE</text:span><text:span text:style-name="T720_4"><text:s/></text:span><text:span text:style-name="T720_5">ENTRY</text:span><text:span text:style-name="T720_6"><text:s/></text:span><text:span text:style-name="T720_7">BLOCK</text:span><text:span text:style-name="T720_8"><text:s/></text:span><text:span text:style-name="T720_9">CHAIN</text:span></text:p>
      <text:p text:style-name="P721"><text:span text:style-name="T721_1">TRACE</text:span><text:span text:style-name="T721_2">-</text:span><text:span text:style-name="T721_3">UPDATED</text:span><text:span text:style-name="T721_4">-</text:span><text:span text:style-name="T721_5">ENTRY</text:span><text:span text:style-name="T721_6">-</text:span><text:span text:style-name="T721_7">BLOCK</text:span><text:span text:style-name="T721_8">-</text:span><text:span text:style-name="T721_9">CHAIN</text:span></text:p>
      <text:p text:style-name="P722"/>
      <text:p text:style-name="P723"><text:span text:style-name="T723_1">echo</text:span><text:span text:style-name="T723_2"><text:s/>3.2.26.1<text:s/></text:span><text:span text:style-name="T723_3">CHECK</text:span><text:span text:style-name="T723_4"><text:s/></text:span><text:span text:style-name="T723_5">THAT</text:span><text:span text:style-name="T723_6"><text:s/></text:span><text:span text:style-name="T723_7">ENTRY</text:span><text:span text:style-name="T723_8"><text:s/></text:span><text:span text:style-name="T723_9">CREDIT</text:span><text:span text:style-name="T723_10"><text:s/></text:span><text:span text:style-name="T723_11">TIMESTAMPS</text:span><text:span text:style-name="T723_12"><text:s/></text:span><text:span text:style-name="T723_13">ARE</text:span><text:span text:style-name="T723_14"><text:s/></text:span><text:span text:style-name="T723_15">DIFFERENT</text:span><text:span text:style-name="T723_16"><text:s/></text:span><text:span text:style-name="T723_17">FROM</text:span><text:span text:style-name="T723_18"><text:s/></text:span><text:span text:style-name="T723_19">ENTRY</text:span><text:span text:style-name="T723_20"><text:s/></text:span><text:span text:style-name="T723_21">BLOCK</text:span><text:span text:style-name="T723_22"><text:s/></text:span><text:span text:style-name="T723_23">TIMESTAMP</text:span></text:p>
      <text:p text:style-name="P724"/>
      <text:p text:style-name="P725"><text:span text:style-name="T725_1">:<text:s/>&lt;&lt;'</text:span><text:span text:style-name="T725_2">EOF</text:span><text:span text:style-name="T725_3">'</text:span></text:p>
      <text:p text:style-name="P726"/>
      <text:p text:style-name="P727"><text:span text:style-name="T727_1">for</text:span><text:span text:style-name="T727_2"><text:s/>((</text:span><text:span text:style-name="T727_3">i</text:span><text:span text:style-name="T727_4">=1;<text:s/></text:span><text:span text:style-name="T727_5">i</text:span><text:span text:style-name="T727_6"><text:s/>&lt;<text:s/>41;<text:s/></text:span><text:span text:style-name="T727_7">i</text:span><text:span text:style-name="T727_8">++));<text:s/></text:span><text:span text:style-name="T727_9">do</text:span></text:p>
      <text:p text:style-name="P728"><text:span text:style-name="T728_1"><text:s text:c="4"/></text:span><text:span text:style-name="T728_2">for</text:span><text:span text:style-name="T728_3"><text:s/>((</text:span><text:span text:style-name="T728_4">j</text:span><text:span text:style-name="T728_5">=1;<text:s/></text:span><text:span text:style-name="T728_6">j</text:span><text:span text:style-name="T728_7"><text:s/>&lt;<text:s/>501;<text:s/></text:span><text:span text:style-name="T728_8">j</text:span><text:span text:style-name="T728_9">++));<text:s/></text:span><text:span text:style-name="T728_10">do</text:span></text:p>
      <text:p text:style-name="P729"><text:span text:style-name="T729_1"><text:s text:c="4"/></text:span><text:span text:style-name="T729_2">echo</text:span><text:span text:style-name="T729_3"><text:s/>$</text:span><text:span text:style-name="T729_4">i</text:span><text:span text:style-name="T729_5"><text:s/>$</text:span><text:span text:style-name="T729_6">j</text:span><text:span text:style-name="T729_7"><text:s/>|<text:s/></text:span><text:span text:style-name="T729_8">factom</text:span><text:span text:style-name="T729_9">-</text:span><text:span text:style-name="T729_10">cli</text:span><text:span text:style-name="T729_11"><text:s/></text:span><text:span text:style-name="T729_12">put</text:span><text:span text:style-name="T729_13"><text:s/>-</text:span><text:span text:style-name="T729_14">c</text:span><text:span text:style-name="T729_15"><text:s/>$</text:span><text:span text:style-name="T729_16">CHAINIDGOOD</text:span><text:span text:style-name="T729_17"><text:s/>-</text:span><text:span text:style-name="T729_18">e</text:span><text:span text:style-name="T729_19"><text:s/>$</text:span><text:span text:style-name="T729_20">i</text:span><text:span text:style-name="T729_21"><text:s/>-</text:span><text:span text:style-name="T729_22">e</text:span><text:span text:style-name="T729_23"><text:s/>$</text:span><text:span text:style-name="T729_24">j</text:span><text:span text:style-name="T729_25"><text:s/></text:span><text:span text:style-name="T729_26">ec</text:span><text:span text:style-name="T729_27">-</text:span><text:span text:style-name="T729_28">wallet</text:span><text:span text:style-name="T729_29">-</text:span><text:span text:style-name="T729_30">address</text:span><text:span text:style-name="T729_31">-</text:span><text:span text:style-name="T729_32">name</text:span><text:span text:style-name="T729_33">02<text:s/>&amp;</text:span></text:p>
      <text:p text:style-name="P730"><text:span text:style-name="T730_1"><text:s text:c="4"/></text:span><text:span text:style-name="T730_2">done</text:span></text:p>
      <text:p text:style-name="P731"><text:span text:style-name="T731_1">echo</text:span><text:span text:style-name="T731_2"><text:s/>$</text:span><text:span text:style-name="T731_3">i</text:span><text:span text:style-name="T731_4"><text:s/></text:span><text:span text:style-name="T731_5">of</text:span><text:span text:style-name="T731_6"><text:s/>40<text:s/></text:span><text:span text:style-name="T731_7">groups</text:span><text:span text:style-name="T731_8"><text:s/></text:span><text:span text:style-name="T731_9">of</text:span><text:span text:style-name="T731_10"><text:s/>500<text:s/></text:span><text:span text:style-name="T731_11">finished</text:span></text:p>
      <text:p text:style-name="P732"><text:span text:style-name="T732_1">sleep</text:span><text:span text:style-name="T732_2"><text:s/>1</text:span></text:p>
      <text:p text:style-name="P733"><text:span text:style-name="T733_1">done</text:span></text:p>
      <text:p text:style-name="P734"/>
      <text:p text:style-name="P735"><text:span text:style-name="T735_1">EOF</text:span></text:p>
      <text:p text:style-name="P736"/>
      <text:p text:style-name="P737"><text:span text:style-name="T737_1">echo</text:span><text:span text:style-name="T737_2"><text:s/>3.3<text:s/></text:span><text:span text:style-name="T737_3">DIRECTORY</text:span><text:span text:style-name="T737_4"><text:s/></text:span><text:span text:style-name="T737_5">BLOCK</text:span><text:span text:style-name="T737_6"><text:s/></text:span><text:span text:style-name="T737_7">CHAIN</text:span></text:p>
      <text:p text:style-name="P738"><text:span text:style-name="T738_1">echo</text:span></text:p>
      <text:p text:style-name="P739"><text:span text:style-name="T739_1">echo</text:span><text:span text:style-name="T739_2"><text:s/>3.3.1<text:s/></text:span><text:span text:style-name="T739_3">TRACE</text:span><text:span text:style-name="T739_4"><text:s/></text:span><text:span text:style-name="T739_5">DIRECTORY</text:span><text:span text:style-name="T739_6"><text:s/></text:span><text:span text:style-name="T739_7">BLOCK</text:span><text:span text:style-name="T739_8"><text:s/></text:span><text:span text:style-name="T739_9">CHAIN</text:span></text:p>
      <text:p text:style-name="P740"><text:span text:style-name="T740_1">#'</text:span><text:span text:style-name="T740_2">s</text:span><text:span text:style-name="T740_3">/[{}]//</text:span><text:span text:style-name="T740_4">g</text:span><text:span text:style-name="T740_5">'<text:s text:c="2"/>|<text:s/></text:span><text:span text:style-name="T740_6">sed</text:span><text:span text:style-name="T740_7"><text:s/>'</text:span><text:span text:style-name="T740_8">s</text:span><text:span text:style-name="T740_9">/^.//'<text:s text:c="2"/>|<text:s/></text:span><text:span text:style-name="T740_10">sed</text:span><text:span text:style-name="T740_11"><text:s/>'</text:span><text:span text:style-name="T740_12">s</text:span><text:span text:style-name="T740_13">/.$//'</text:span></text:p>
      <text:p text:style-name="P741"><text:span text:style-name="T741_1">HEAD</text:span><text:span text:style-name="T741_2">=$(</text:span><text:span text:style-name="T741_3">factom</text:span><text:span text:style-name="T741_4">-</text:span><text:span text:style-name="T741_5">cli</text:span><text:span text:style-name="T741_6"><text:s/></text:span><text:span text:style-name="T741_7">get</text:span><text:span text:style-name="T741_8"><text:s/></text:span><text:span text:style-name="T741_9">head</text:span><text:span text:style-name="T741_10">)</text:span></text:p>
      <text:p text:style-name="P742"><text:span text:style-name="T742_1">echo</text:span><text:span text:style-name="T742_2"><text:s/>$</text:span><text:span text:style-name="T742_3">HEAD</text:span></text:p>
      <text:p text:style-name="P743"><text:span text:style-name="T743_1">DIRECTORYKEYMERKELROOT</text:span><text:span text:style-name="T743_2">=$</text:span><text:span text:style-name="T743_3">HEAD</text:span></text:p>
      <text:p text:style-name="P744"><text:span text:style-name="T744_1">until</text:span><text:span text:style-name="T744_2"><text:s/>[<text:s/>"$</text:span><text:span text:style-name="T744_3">DIRECTORYKEYMERKELROOT</text:span><text:span text:style-name="T744_4">"<text:s/>=<text:s/>"0000000000000000000000000000000000000000000000000000000000000000"<text:s/>-</text:span><text:span text:style-name="T744_5">o</text:span><text:span text:style-name="T744_6"><text:s/>"$</text:span><text:span text:style-name="T744_7">DIRECTORYKEYMERKELROOT</text:span><text:span text:style-name="T744_8">"<text:s/>=<text:s/>""<text:s/>];<text:s/></text:span><text:span text:style-name="T744_9">do</text:span></text:p>
      <text:p text:style-name="P745"><text:span text:style-name="T745_1"><text:s text:c="4"/></text:span><text:span text:style-name="T745_2">RESULT</text:span><text:span text:style-name="T745_3">=$(</text:span><text:span text:style-name="T745_4">factom</text:span><text:span text:style-name="T745_5">-</text:span><text:span text:style-name="T745_6">cli</text:span><text:span text:style-name="T745_7"><text:s/></text:span><text:span text:style-name="T745_8">get</text:span><text:span text:style-name="T745_9"><text:s/></text:span><text:span text:style-name="T745_10">dblock</text:span><text:span text:style-name="T745_11"><text:s/>$</text:span><text:span text:style-name="T745_12">DIRECTORYKEYMERKELROOT</text:span><text:span text:style-name="T745_13">)</text:span></text:p>
      <text:p text:style-name="P746"><text:span text:style-name="T746_1">#<text:s text:c="3"/></text:span><text:span text:style-name="T746_2">echo</text:span><text:span text:style-name="T746_3"><text:s/>$</text:span><text:span text:style-name="T746_4">RESULT</text:span></text:p>
      <text:p text:style-name="P747"><text:span text:style-name="T747_1"><text:s text:c="4"/></text:span><text:span text:style-name="T747_2">DIRECTORYKEYMERKELROOT</text:span><text:span text:style-name="T747_3">=$(</text:span><text:span text:style-name="T747_4">echo</text:span><text:span text:style-name="T747_5"><text:s/>$</text:span><text:span text:style-name="T747_6">RESULT</text:span><text:span text:style-name="T747_7"><text:s/>|<text:s/></text:span><text:span text:style-name="T747_8">awk</text:span><text:span text:style-name="T747_9"><text:s/>'{</text:span><text:span text:style-name="T747_10">printf</text:span><text:span text:style-name="T747_11"><text:s/>$2}')</text:span></text:p>
      <text:p text:style-name="P748"><text:span text:style-name="T748_1"><text:s text:c="4"/></text:span><text:span text:style-name="T748_2">TIMESTAMP</text:span><text:span text:style-name="T748_3">=$(</text:span><text:span text:style-name="T748_4">echo</text:span><text:span text:style-name="T748_5"><text:s/>$</text:span><text:span text:style-name="T748_6">RESULT</text:span><text:span text:style-name="T748_7"><text:s/>|<text:s/></text:span><text:span text:style-name="T748_8">awk</text:span><text:span text:style-name="T748_9"><text:s/>'{</text:span><text:span text:style-name="T748_10">printf</text:span><text:span text:style-name="T748_11"><text:s/>$4}')<text:s text:c="4"/></text:span></text:p>
      <text:p text:style-name="P749"><text:span text:style-name="T749_1"><text:s text:c="4"/></text:span><text:span text:style-name="T749_2">SEQNO</text:span><text:span text:style-name="T749_3">=$(</text:span><text:span text:style-name="T749_4">echo</text:span><text:span text:style-name="T749_5"><text:s/>$</text:span><text:span text:style-name="T749_6">RESULT</text:span><text:span text:style-name="T749_7"><text:s/>|<text:s/></text:span><text:span text:style-name="T749_8">awk</text:span><text:span text:style-name="T749_9"><text:s/>'{</text:span><text:span text:style-name="T749_10">printf</text:span><text:span text:style-name="T749_11"><text:s/>$6}')</text:span></text:p>
      <text:p text:style-name="P750"><text:span text:style-name="T750_1"><text:s text:c="4"/></text:span><text:span text:style-name="T750_2">echo</text:span><text:span text:style-name="T750_3"><text:s/></text:span><text:span text:style-name="T750_4">DIRECTORY</text:span><text:span text:style-name="T750_5"><text:s/></text:span><text:span text:style-name="T750_6">BLOCK</text:span></text:p>
      <text:p text:style-name="P751"><text:span text:style-name="T751_1"><text:s text:c="4"/></text:span><text:span text:style-name="T751_2">echo</text:span><text:span text:style-name="T751_3"><text:s/>---------------</text:span></text:p>
      <text:p text:style-name="P752"><text:span text:style-name="T752_1"><text:s text:c="4"/></text:span><text:span text:style-name="T752_2">echo</text:span><text:span text:style-name="T752_3"><text:s/></text:span><text:span text:style-name="T752_4">Previous</text:span><text:span text:style-name="T752_5"><text:s/></text:span><text:span text:style-name="T752_6">Directory</text:span><text:span text:style-name="T752_7"><text:s/></text:span><text:span text:style-name="T752_8">Block</text:span><text:span text:style-name="T752_9"><text:s/></text:span><text:span text:style-name="T752_10">Key</text:span><text:span text:style-name="T752_11"><text:s/></text:span><text:span text:style-name="T752_12">Merkel</text:span><text:span text:style-name="T752_13"><text:s/></text:span><text:span text:style-name="T752_14">Root</text:span><text:span text:style-name="T752_15"><text:s/>-<text:s/></text:span><text:span text:style-name="T752_16">Time</text:span><text:span text:style-name="T752_17"><text:s/></text:span><text:span text:style-name="T752_18">Stamp</text:span><text:span text:style-name="T752_19"><text:s/>-<text:s/></text:span><text:span text:style-name="T752_20">Sequence</text:span><text:span text:style-name="T752_21"><text:s/></text:span><text:span text:style-name="T752_22">Number</text:span></text:p>
      <text:p text:style-name="P753"><text:span text:style-name="T753_1"><text:s text:c="4"/></text:span><text:span text:style-name="T753_2">echo</text:span><text:span text:style-name="T753_3"><text:s/>$</text:span><text:span text:style-name="T753_4">DIRECTORYKEYMERKELROOT</text:span><text:span text:style-name="T753_5"><text:s/>$</text:span><text:span text:style-name="T753_6">TIMESTAMP</text:span><text:span text:style-name="T753_7"><text:s/>$</text:span><text:span text:style-name="T753_8">SEQNO</text:span></text:p>
      <text:p text:style-name="P754"><text:span text:style-name="T754_1"><text:s text:c="4"/></text:span><text:span text:style-name="T754_2">echo</text:span></text:p>
      <text:p text:style-name="P755"><text:span text:style-name="T755_1"><text:s text:c="4"/></text:span><text:span text:style-name="T755_2">EBCHAINIDINDEX</text:span><text:span text:style-name="T755_3">=10</text:span></text:p>
      <text:p text:style-name="P756"><text:span text:style-name="T756_1"><text:s text:c="4"/></text:span><text:span text:style-name="T756_2">EBCHAINID</text:span><text:span text:style-name="T756_3">=$(</text:span><text:span text:style-name="T756_4">echo</text:span><text:span text:style-name="T756_5"><text:s/>$</text:span><text:span text:style-name="T756_6">RESULT</text:span><text:span text:style-name="T756_7"><text:s/>|<text:s/></text:span><text:span text:style-name="T756_8">awk</text:span><text:span text:style-name="T756_9"><text:s/>'{</text:span><text:span text:style-name="T756_10">printf</text:span><text:span text:style-name="T756_11"><text:s/>$10}')</text:span></text:p>
      <text:p text:style-name="P757"><text:span text:style-name="T757_1"><text:s text:c="4"/></text:span><text:span text:style-name="T757_2">until</text:span><text:span text:style-name="T757_3"><text:s/>[<text:s/>"$</text:span><text:span text:style-name="T757_4">EBCHAINID</text:span><text:span text:style-name="T757_5">"<text:s/>=<text:s/>""<text:s/>];<text:s/></text:span><text:span text:style-name="T757_6">do</text:span></text:p>
      <text:p text:style-name="P758"><text:span text:style-name="T758_1"><text:s text:c="8"/></text:span><text:span text:style-name="T758_2">EBKEYMERKELROOT</text:span><text:span text:style-name="T758_3">=$(</text:span><text:span text:style-name="T758_4">echo</text:span><text:span text:style-name="T758_5"><text:s/>$</text:span><text:span text:style-name="T758_6">RESULT</text:span><text:span text:style-name="T758_7"><text:s/>|<text:s/></text:span><text:span text:style-name="T758_8">awk</text:span><text:span text:style-name="T758_9"><text:s/>-</text:span><text:span text:style-name="T758_10">v</text:span><text:span text:style-name="T758_11"><text:s/></text:span><text:span text:style-name="T758_12">INDEX</text:span><text:span text:style-name="T758_13">="$(($</text:span><text:span text:style-name="T758_14">EBCHAINIDINDEX</text:span><text:span text:style-name="T758_15"><text:s/>+<text:s/>2))"<text:s/>'{</text:span><text:span text:style-name="T758_16">printf</text:span><text:span text:style-name="T758_17"><text:s/>$</text:span><text:span text:style-name="T758_18">INDEX</text:span><text:span text:style-name="T758_19">}')</text:span></text:p>
      <text:p text:style-name="P759"><text:span text:style-name="T759_1"><text:s text:c="8"/></text:span><text:span text:style-name="T759_2">echo</text:span><text:span text:style-name="T759_3"><text:s/>"<text:s text:c="4"/>"</text:span><text:span text:style-name="T759_4">ENTRY</text:span><text:span text:style-name="T759_5"><text:s/></text:span><text:span text:style-name="T759_6">BLOCK</text:span></text:p>
      <text:p text:style-name="P760"><text:span text:style-name="T760_1"><text:s text:c="8"/></text:span><text:span text:style-name="T760_2">echo</text:span><text:span text:style-name="T760_3"><text:s/>"<text:s text:c="4"/>"-----------</text:span></text:p>
      <text:p text:style-name="P761"><text:span text:style-name="T761_1"><text:s text:c="8"/></text:span><text:span text:style-name="T761_2">echo</text:span><text:span text:style-name="T761_3"><text:s/>"<text:s text:c="4"/>"</text:span><text:span text:style-name="T761_4">Entry</text:span><text:span text:style-name="T761_5"><text:s/></text:span><text:span text:style-name="T761_6">Block</text:span><text:span text:style-name="T761_7"><text:s/></text:span><text:span text:style-name="T761_8">Chain</text:span><text:span text:style-name="T761_9"><text:s/></text:span><text:span text:style-name="T761_10">ID</text:span></text:p>
      <text:p text:style-name="P762"><text:span text:style-name="T762_1"><text:s text:c="8"/></text:span><text:span text:style-name="T762_2">echo</text:span><text:span text:style-name="T762_3"><text:s/>"<text:s text:c="4"/>"$</text:span><text:span text:style-name="T762_4">EBCHAINID</text:span></text:p>
      <text:p text:style-name="P763"><text:span text:style-name="T763_1"><text:s text:c="8"/></text:span><text:span text:style-name="T763_2">echo</text:span><text:span text:style-name="T763_3"><text:s/>"<text:s text:c="4"/>"</text:span><text:span text:style-name="T763_4">Entry</text:span><text:span text:style-name="T763_5"><text:s/></text:span><text:span text:style-name="T763_6">Block</text:span><text:span text:style-name="T763_7"><text:s/></text:span><text:span text:style-name="T763_8">Key</text:span><text:span text:style-name="T763_9"><text:s/></text:span><text:span text:style-name="T763_10">Merkel</text:span><text:span text:style-name="T763_11"><text:s/></text:span><text:span text:style-name="T763_12">Root</text:span></text:p>
      <text:p text:style-name="P764"><text:span text:style-name="T764_1"><text:s text:c="8"/></text:span><text:span text:style-name="T764_2">echo</text:span><text:span text:style-name="T764_3"><text:s/>"<text:s text:c="4"/>"$</text:span><text:span text:style-name="T764_4">EBKEYMERKELROOT</text:span></text:p>
      <text:p text:style-name="P765"><text:span text:style-name="T765_1"><text:s text:c="8"/>((</text:span><text:span text:style-name="T765_2">EBCHAINIDINDEX</text:span><text:span text:style-name="T765_3">+=7))</text:span></text:p>
      <text:p text:style-name="P766"><text:span text:style-name="T766_1"><text:s text:c="8"/></text:span><text:span text:style-name="T766_2">EBCHAINID</text:span><text:span text:style-name="T766_3">=$(</text:span><text:span text:style-name="T766_4">echo</text:span><text:span text:style-name="T766_5"><text:s/>$</text:span><text:span text:style-name="T766_6">RESULT</text:span><text:span text:style-name="T766_7"><text:s/>|<text:s/></text:span><text:span text:style-name="T766_8">awk</text:span><text:span text:style-name="T766_9"><text:s/>-</text:span><text:span text:style-name="T766_10">v</text:span><text:span text:style-name="T766_11"><text:s/></text:span><text:span text:style-name="T766_12">INDEX</text:span><text:span text:style-name="T766_13">="$</text:span><text:span text:style-name="T766_14">EBCHAINIDINDEX</text:span><text:span text:style-name="T766_15">"<text:s/>'{</text:span><text:span text:style-name="T766_16">printf</text:span><text:span text:style-name="T766_17"><text:s/>$</text:span><text:span text:style-name="T766_18">INDEX</text:span><text:span text:style-name="T766_19">}')</text:span></text:p>
      <text:p text:style-name="P767"><text:span text:style-name="T767_1"><text:s text:c="4"/></text:span><text:span text:style-name="T767_2">echo</text:span></text:p>
      <text:p text:style-name="P768"><text:span text:style-name="T768_1"><text:s text:c="4"/></text:span><text:span text:style-name="T768_2">done</text:span></text:p>
      <text:p text:style-name="P769"><text:span text:style-name="T769_1">done</text:span></text:p>
      <text:p text:style-name="P770"><text:span text:style-name="T770_1">echo</text:span></text:p>
      <text:p text:style-name="P771"/>
      <text:p text:style-name="P772"><text:span text:style-name="T772_1">echo</text:span><text:span text:style-name="T772_2"><text:s/>4<text:s/></text:span><text:span text:style-name="T772_3">SYSTEM</text:span></text:p>
      <text:p text:style-name="P773"><text:span text:style-name="T773_1">echo</text:span></text:p>
      <text:p text:style-name="P774"><text:span text:style-name="T774_1">echo</text:span><text:span text:style-name="T774_2"><text:s/>4.1<text:s/></text:span><text:span text:style-name="T774_3">SYSTEM</text:span><text:span text:style-name="T774_4"><text:s/></text:span><text:span text:style-name="T774_5">PROPERTIES</text:span></text:p>
      <text:p text:style-name="P775"><text:span text:style-name="T775_1">factom</text:span><text:span text:style-name="T775_2">-</text:span><text:span text:style-name="T775_3">cli</text:span><text:span text:style-name="T775_4"><text:s/></text:span><text:span text:style-name="T775_5">properties</text:span></text:p>
      <text:p text:style-name="P776"><text:span text:style-name="T776_1">echo</text:span></text:p>
      <text:p text:style-name="P777"><text:span text:style-name="T777_1">echo</text:span><text:span text:style-name="T777_2"><text:s/>4.2<text:s/></text:span><text:span text:style-name="T777_3">LIST</text:span><text:span text:style-name="T777_4"><text:s/></text:span><text:span text:style-name="T777_5">ALL</text:span><text:span text:style-name="T777_6"><text:s/></text:span><text:span text:style-name="T777_7">COMPLETED</text:span><text:span text:style-name="T777_8"><text:s/></text:span><text:span text:style-name="T777_9">TRANSACTIONS</text:span><text:span text:style-name="T777_10"><text:s/></text:span><text:span text:style-name="T777_11">IN</text:span><text:span text:style-name="T777_12"><text:s/></text:span><text:span text:style-name="T777_13">SYSTEM</text:span><text:span text:style-name="T777_14"><text:s text:c="9"/></text:span></text:p>
      <text:p text:style-name="P778"><text:span text:style-name="T778_1">factom</text:span><text:span text:style-name="T778_2">-</text:span><text:span text:style-name="T778_3">cli</text:span><text:span text:style-name="T778_4"><text:s/></text:span><text:span text:style-name="T778_5">list</text:span><text:span text:style-name="T778_6"><text:s/></text:span><text:span text:style-name="T778_7">all</text:span></text:p>
      <text:p text:style-name="P779"><text:span text:style-name="T779_1">echo</text:span></text:p>
      <text:p text:style-name="P780"/>
      <text:p text:style-name="P781"/>
      <text:p text:style-name="P782"/>
      <text:p text:style-name="P783"/>
      <text:p text:style-name="P784"/>
      <text:p text:style-name="P785"/>
      <text:p text:style-name="P78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